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535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2.01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 style:font-name-asian="DejaVu Sans" style:font-name-complex="DejaVu San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69">
      <style:text-properties fo:language="en" fo:country="US"/>
    </style:style>
    <style:style style:name="ce8" style:family="table-cell" style:parent-style-name="Default" style:data-style-name="N60">
      <style:text-properties fo:language="en" fo:country="US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8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ERRORTYPE([.$A1])=ERRORTYPE([.A1]);[.$A1]=[.A1])))" style:apply-style-name="Warning" style:base-cell-address="Sheet1.A1"/>
    </style:style>
    <style:style style:name="ce20" style:family="table-cell" style:parent-style-name="Default"/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99">
      <style:text-properties fo:language="en" fo:country="US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2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ИСТИНА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style-name="ce17"/>
          <table:table-cell/>
          <table:table-cell table:style-name="ce22"/>
          <table:table-cell table:style-name="ce20" table:formula="oooc:=IF(ISBLANK([.M2]);[.A2];[.M2])" office:value-type="float" office:value="5">
            <text:p>5</text:p>
          </table:table-cell>
          <table:table-cell table:style-name="ce20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]);[.A3];[.M3])" office:value-type="float" office:value="4">
            <text:p>4</text:p>
          </table:table-cell>
          <table:table-cell table:style-name="ce20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]);[.A4];[.M4])" office:value-type="float" office:value="2">
            <text:p>2</text:p>
          </table:table-cell>
          <table:table-cell table:style-name="ce20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]);[.A5];[.M5])" office:value-type="float" office:value="1">
            <text:p>1</text:p>
          </table:table-cell>
          <table:table-cell table:style-name="ce20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]);[.A7];[.M7])" office:value-type="float" office:value="5">
            <text:p>5</text:p>
          </table:table-cell>
          <table:table-cell table:style-name="ce20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]);[.A8];[.M8])" office:value-type="float" office:value="1">
            <text:p>1</text:p>
          </table:table-cell>
          <table:table-cell table:style-name="ce20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]);[.A9];[.M9])" office:value-type="float" office:value="2">
            <text:p>2</text:p>
          </table:table-cell>
          <table:table-cell table:style-name="ce20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]);[.A10];[.M10])" office:value-type="float" office:value="3">
            <text:p>3</text:p>
          </table:table-cell>
          <table:table-cell table:style-name="ce20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]);[.A11];[.M11])" office:value-type="float" office:value="5">
            <text:p>5</text:p>
          </table:table-cell>
          <table:table-cell table:style-name="ce20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]);[.A13];[.M13])" office:value-type="float" office:value="1">
            <text:p>1</text:p>
          </table:table-cell>
          <table:table-cell table:style-name="ce20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7"/>
          <table:table-cell/>
          <table:table-cell/>
          <table:table-cell table:style-name="ce20" table:formula="oooc:=IF(ISBLANK([.M15]);[.A15];[.M15])" office:value-type="float" office:value="0">
            <text:p>0</text:p>
          </table:table-cell>
          <table:table-cell table:style-name="ce20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6]);[.A16];[.M16])" office:value-type="float" office:value="0">
            <text:p>0</text:p>
          </table:table-cell>
          <table:table-cell table:style-name="ce20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8]);[.A18];[.M18])" office:value-type="float" office:value="0.25">
            <text:p>0,25</text:p>
          </table:table-cell>
          <table:table-cell table:style-name="ce20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9]);[.A19];[.M19])" office:value-type="float" office:value="0.25">
            <text:p>0,25</text:p>
          </table:table-cell>
          <table:table-cell table:style-name="ce20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1]);[.A21];[.M21])" office:value-type="float" office:value="4.64">
            <text:p>4,64</text:p>
          </table:table-cell>
          <table:table-cell table:style-name="ce20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2]);[.A22];[.M22])" office:value-type="float" office:value="2">
            <text:p>2</text:p>
          </table:table-cell>
          <table:table-cell table:style-name="ce20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7"/>
          <table:table-cell/>
          <table:table-cell/>
          <table:table-cell table:style-name="ce20" table:formula="oooc:=IF(ISBLANK([.M24]);[.A24];[.M24])" office:value-type="float" office:value="0.5">
            <text:p>0,5</text:p>
          </table:table-cell>
          <table:table-cell table:style-name="ce20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5]);[.A25];[.M25])" office:value-type="float" office:value="0.5">
            <text:p>0,5</text:p>
          </table:table-cell>
          <table:table-cell table:style-name="ce20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]);[.A27];[.M27])" office:value-type="float" office:value="5.8">
            <text:p>5,8</text:p>
          </table:table-cell>
          <table:table-cell table:style-name="ce20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8]);[.A28];[.M28])" office:value-type="float" office:value="2.5">
            <text:p>2,5</text:p>
          </table:table-cell>
          <table:table-cell table:style-name="ce20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7"/>
          <table:table-cell/>
          <table:table-cell/>
          <table:table-cell table:style-name="ce20" table:formula="oooc:=IF(ISBLANK([.M30]);[.A30];[.M30])" office:value-type="float" office:value="2.82842712474619">
            <text:p>2,82843</text:p>
          </table:table-cell>
          <table:table-cell table:style-name="ce20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3.554cm" svg:height="1.986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]);[.A31];[.M31])" office:value-type="float" office:value="2.08166599946613">
            <text:p>2,08167</text:p>
          </table:table-cell>
          <table:table-cell table:style-name="ce20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]);[.A33];[.M33])" office:value-type="float" office:value="40.6887182796177">
            <text:p>40,68872</text:p>
          </table:table-cell>
          <table:table-cell table:style-name="ce20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86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]);[.A34];[.M34])" office:value-type="float" office:value="4.15187851918806">
            <text:p>4,15188</text:p>
          </table:table-cell>
          <table:table-cell table:style-name="ce20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7"/>
          <table:table-cell/>
          <table:table-cell/>
          <table:table-cell table:style-name="ce20" table:formula="oooc:=IF(ISBLANK([.M36]);[.A36];[.M36])" office:value-type="float" office:value="0">
            <text:p>0</text:p>
          </table:table-cell>
          <table:table-cell table:style-name="ce20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]);[.A37];[.M37])" office:value-type="float" office:value="1.5">
            <text:p>1,5</text:p>
          </table:table-cell>
          <table:table-cell table:style-name="ce20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office:annotation draw:style-name="gr2" draw:text-style-name="P3" svg:width="3.554cm" svg:height="1.987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]);[.A38];[.M38])" office:value-type="float" office:value="2.05480466765633">
            <text:p>2,0548</text:p>
          </table:table-cell>
          <table:table-cell table:style-name="ce20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]);[.A40];[.M40])" office:value-type="float" office:value="37.6704332172529">
            <text:p>37,67043</text:p>
          </table:table-cell>
          <table:table-cell table:style-name="ce20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87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87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1]);[.A41];[.M41])" office:value-type="float" office:value="3.8438925848782">
            <text:p>3,84389</text:p>
          </table:table-cell>
          <table:table-cell table:style-name="ce20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7"/>
          <table:table-cell/>
          <table:table-cell/>
          <table:table-cell table:style-name="ce20" table:formula="oooc:=IF(ISBLANK([.M43]);[.A43];[.M43])" office:value-type="float" office:value="0">
            <text:p>0</text:p>
          </table:table-cell>
          <table:table-cell table:style-name="ce20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4]);[.A44];[.M44])" office:value-type="float" office:value="2">
            <text:p>2</text:p>
          </table:table-cell>
          <table:table-cell table:style-name="ce20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3.554cm" svg:height="1.987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5]);[.A45];[.M45])" office:value-type="float" office:value="1.55555555555556">
            <text:p>1,55556</text:p>
          </table:table-cell>
          <table:table-cell table:style-name="ce20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7]);[.A47];[.M47])" office:value-type="float" office:value="26.0926530612245">
            <text:p>26,09265</text:p>
          </table:table-cell>
          <table:table-cell table:style-name="ce20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87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]);[.A48];[.M48])" office:value-type="float" office:value="2.69387755102041">
            <text:p>2,69388</text:p>
          </table:table-cell>
          <table:table-cell table:style-name="ce20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7"/>
          <table:table-cell/>
          <table:table-cell/>
          <table:table-cell table:style-name="ce20" table:formula="oooc:=IF(ISBLANK([.M50]);[.A50];[.M50])" office:value-type="float" office:value="0">
            <text:p>0</text:p>
          </table:table-cell>
          <table:table-cell table:style-name="ce20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1]);[.A51];[.M51])" office:value-type="float" office:value="8">
            <text:p>8</text:p>
          </table:table-cell>
          <table:table-cell table:style-name="ce20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3.554cm" svg:height="1.986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86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ce20" table:formula="oooc:=IF(ISBLANK([.M52]);[.A52];[.M52])" office:value-type="float" office:value="8.66666666666667">
            <text:p>8,66667</text:p>
          </table:table-cell>
          <table:table-cell table:style-name="ce20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59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54]);[.A54];[.M54])" office:value-type="float" office:value="9933.43077142857">
            <text:p>9933,43077</text:p>
          </table:table-cell>
          <table:table-cell table:style-name="ce20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51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51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55]);[.A55];[.M55])" office:value-type="float" office:value="103.428571428571">
            <text:p>103,42857</text:p>
          </table:table-cell>
          <table:table-cell table:style-name="ce20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7"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7"/>
          <table:table-cell office:value-type="string">
            <office:annotation draw:style-name="gr2" draw:text-style-name="P3" svg:width="3.554cm" svg:height="1.96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57]);[.A57];[.M57])" office:value-type="float" office:value="0.935219529582824">
            <text:p>0,93522</text:p>
          </table:table-cell>
          <table:table-cell table:style-name="ce20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9]);[.A59];[.M59])" office:value-type="float" office:value="-2.53270664350413">
            <text:p>-2,53271</text:p>
          </table:table-cell>
          <table:table-cell table:style-name="ce20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52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0]);[.A60];[.M60])" office:value-type="float" office:value="-1.84912637275325">
            <text:p>-1,84913</text:p>
          </table:table-cell>
          <table:table-cell table:style-name="ce20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7"/>
          <table:table-cell office:value-type="string">
            <office:annotation draw:style-name="gr2" draw:text-style-name="P3" svg:width="3.554cm" svg:height="1.96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62]);[.A62];[.M62])" office:value-type="float" office:value="0.390532544378699">
            <text:p>0,39053</text:p>
          </table:table-cell>
          <table:table-cell table:style-name="ce20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,45</text:p>
          </table:table-cell>
          <table:table-cell table:style-name="ce9" office:value-type="float" office:value="7.62">
            <text:p>7,62</text:p>
          </table:table-cell>
          <table:table-cell table:style-name="ce9" office:value-type="float" office:value="12.7">
            <text:p>12,7</text:p>
          </table:table-cell>
          <table:table-cell table:style-name="ce9" office:value-type="float" office:value="14.5">
            <text:p>14,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59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64]);[.A64];[.M64])" office:value-type="float" office:value="6.5478454980828">
            <text:p>6,54785</text:p>
          </table:table-cell>
          <table:table-cell table:style-name="ce20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3.554cm" svg:height="1.986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86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65]);[.A65];[.M65])" office:value-type="float" office:value="4.23807576081316">
            <text:p>4,23808</text:p>
          </table:table-cell>
          <table:table-cell table:style-name="ce20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00000793328152282058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 table:style-name="ce17"/>
          <table:table-cell office:value-type="string">
            <office:annotation draw:style-name="gr2" draw:text-style-name="P3" svg:width="3.554cm" svg:height="2.005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67]);[.A67];[.M67])" office:value-type="float" office:value="0.000000793328152282058">
            <text:p>0</text:p>
          </table:table-cell>
          <table:table-cell table:style-name="ce20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8]);[.A68];[.M68])" office:value-type="float" office:value="0.00003167124183312">
            <text:p>0,00003</text:p>
          </table:table-cell>
          <table:table-cell table:style-name="ce20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687137937915805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9]);[.A69];[.M69])" office:value-type="float" office:value="0.000687137937915805">
            <text:p>0,00069</text:p>
          </table:table-cell>
          <table:table-cell table:style-name="ce20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819753592459615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0]);[.A70];[.M70])" office:value-type="float" office:value="0.00819753592459615">
            <text:p>0,0082</text:p>
          </table:table-cell>
          <table:table-cell table:style-name="ce20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]);[.A71];[.M71])" office:value-type="float" office:value="0.054799291699558">
            <text:p>0,0548</text:p>
          </table:table-cell>
          <table:table-cell table:style-name="ce20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0139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]);[.A72];[.M72])" office:value-type="float" office:value="0.211855398580139">
            <text:p>0,21186</text:p>
          </table:table-cell>
          <table:table-cell table:style-name="ce20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]);[.A73];[.M73])" office:value-type="float" office:value="0.5">
            <text:p>0,5</text:p>
          </table:table-cell>
          <table:table-cell table:style-name="ce20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9861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4]);[.A74];[.M74])" office:value-type="float" office:value="0.788144601419861">
            <text:p>0,78814</text:p>
          </table:table-cell>
          <table:table-cell table:style-name="ce20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5]);[.A75];[.M75])" office:value-type="float" office:value="0.945200708300442">
            <text:p>0,9452</text:p>
          </table:table-cell>
          <table:table-cell table:style-name="ce20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]);[.A76];[.M76])" office:value-type="float" office:value="0.991802464075404">
            <text:p>0,9918</text:p>
          </table:table-cell>
          <table:table-cell table:style-name="ce20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7]);[.A77];[.M77])" office:value-type="float" office:value="0.999312862062084">
            <text:p>0,99931</text:p>
          </table:table-cell>
          <table:table-cell table:style-name="ce20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]);[.A78];[.M78])" office:value-type="float" office:value="0.999968328758167">
            <text:p>0,99997</text:p>
          </table:table-cell>
          <table:table-cell table:style-name="ce20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206671848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79]);[.A79];[.M79])" office:value-type="float" office:value="0.999999206671848">
            <text:p>1</text:p>
          </table:table-cell>
          <table:table-cell table:style-name="ce20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0]);[.A80];[.M80])" office:value-type="float" office:value="0.344578258389676">
            <text:p>0,34458</text:p>
          </table:table-cell>
          <table:table-cell table:style-name="ce20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]);[.A81];[.M81])" office:value-type="float" office:value="0.369441340181764">
            <text:p>0,36944</text:p>
          </table:table-cell>
          <table:table-cell table:style-name="ce20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]);[.A82];[.M82])" office:value-type="float" office:value="0.00000158451963641283">
            <text:p>0</text:p>
          </table:table-cell>
          <table:table-cell table:style-name="ce20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3]);[.A83];[.M83])" office:value-type="float" office:value="0.0000535320903059541">
            <text:p>0,00005</text:p>
          </table:table-cell>
          <table:table-cell table:style-name="ce20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84]);[.A84];[.M84])" office:value-type="float" office:value="0.000953635280585937">
            <text:p>0,00095</text:p>
          </table:table-cell>
          <table:table-cell table:style-name="ce20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]);[.A85];[.M85])" office:value-type="float" office:value="0.00895781211793716">
            <text:p>0,00896</text:p>
          </table:table-cell>
          <table:table-cell table:style-name="ce20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]);[.A86];[.M86])" office:value-type="float" office:value="0.0443683338717822">
            <text:p>0,04437</text:p>
          </table:table-cell>
          <table:table-cell table:style-name="ce20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]);[.A87];[.M87])" office:value-type="float" office:value="0.115876621104593">
            <text:p>0,11588</text:p>
          </table:table-cell>
          <table:table-cell table:style-name="ce20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]);[.A88];[.M88])" office:value-type="float" office:value="0.159576912160573">
            <text:p>0,15958</text:p>
          </table:table-cell>
          <table:table-cell table:style-name="ce20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]);[.A89];[.M89])" office:value-type="float" office:value="0.115876621104593">
            <text:p>0,11588</text:p>
          </table:table-cell>
          <table:table-cell table:style-name="ce20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]);[.A90];[.M90])" office:value-type="float" office:value="0.0443683338717822">
            <text:p>0,04437</text:p>
          </table:table-cell>
          <table:table-cell table:style-name="ce20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]);[.A91];[.M91])" office:value-type="float" office:value="0.00895781211793716">
            <text:p>0,00896</text:p>
          </table:table-cell>
          <table:table-cell table:style-name="ce20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92]);[.A92];[.M92])" office:value-type="float" office:value="0.000953635280585937">
            <text:p>0,00095</text:p>
          </table:table-cell>
          <table:table-cell table:style-name="ce20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3]);[.A93];[.M93])" office:value-type="float" office:value="0.0000535320903059541">
            <text:p>0,00005</text:p>
          </table:table-cell>
          <table:table-cell table:style-name="ce20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4]);[.A94];[.M94])" office:value-type="float" office:value="0.00000158451963641283">
            <text:p>0</text:p>
          </table:table-cell>
          <table:table-cell table:style-name="ce20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2.5">
            <text:p>2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5]);[.A95];[.M95])" office:value-type="float" office:value="0.147308056121329">
            <text:p>0,14731</text:p>
          </table:table-cell>
          <table:table-cell table:style-name="ce20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6]);[.A96];[.M96])" office:value-type="float" office:value="0.125794409230998">
            <text:p>0,12579</text:p>
          </table:table-cell>
          <table:table-cell table:style-name="ce20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97]);[.A97];[.M97])" office:value-type="string" office:string-value="Err:532">
            <text:p>Err:532</text:p>
          </table:table-cell>
          <table:table-cell table:style-name="ce20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98]);[.A98];[.M98])" office:value-type="string" office:string-value="Err:502">
            <text:p>Err:502</text:p>
          </table:table-cell>
          <table:table-cell table:style-name="ce20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99]);[.A99];[.M99])" office:value-type="string" office:string-value="Err:532">
            <text:p>Err:532</text:p>
          </table:table-cell>
          <table:table-cell table:style-name="ce20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table:style-name="ce9" office:value-type="float" office:value="-3.5">
            <text:p>-3,5</text:p>
          </table:table-cell>
          <table:table-cell table:style-name="ce9" office:value-type="float" office:value="-2.5">
            <text:p>-2,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100]);[.A100];[.M100])" office:value-type="string" office:string-value="Err:502">
            <text:p>Err:502</text:p>
          </table:table-cell>
          <table:table-cell table:style-name="ce20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0000000000127980959163665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table:style-name="ce9" office:value-type="float" office:value="-7">
            <text:p>-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style-name="ce17"/>
          <table:table-cell/>
          <table:table-cell/>
          <table:table-cell table:style-name="ce20" table:formula="oooc:=IF(ISBLANK([.M102]);[.A102];[.M102])" office:value-type="float" office:value="0.00000000000127980959163665">
            <text:p>0</text:p>
          </table:table-cell>
          <table:table-cell table:style-name="ce20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000986599857366599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table:style-name="ce9" office:value-type="float" office:value="-6">
            <text:p>-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3]);[.A103];[.M103])" office:value-type="float" office:value="0.000000000986599857366599">
            <text:p>0</text:p>
          </table:table-cell>
          <table:table-cell table:style-name="ce20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8667187346176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table:style-name="ce9" office:value-type="float" office:value="-5">
            <text:p>-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4]);[.A104];[.M104])" office:value-type="float" office:value="0.000000286671873461763">
            <text:p>0</text:p>
          </table:table-cell>
          <table:table-cell table:style-name="ce20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table:style-name="ce9" office:value-type="float" office:value="-4">
            <text:p>-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5]);[.A105];[.M105])" office:value-type="float" office:value="0.00003167124183312">
            <text:p>0,00003</text:p>
          </table:table-cell>
          <table:table-cell table:style-name="ce20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134989803162705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6]);[.A106];[.M106])" office:value-type="float" office:value="0.00134989803162705">
            <text:p>0,00135</text:p>
          </table:table-cell>
          <table:table-cell table:style-name="ce20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27501319481792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07]);[.A107];[.M107])" office:value-type="float" office:value="0.0227501319481792">
            <text:p>0,02275</text:p>
          </table:table-cell>
          <table:table-cell table:style-name="ce20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08]);[.A108];[.M108])" office:value-type="float" office:value="0.158655253931457">
            <text:p>0,15866</text:p>
          </table:table-cell>
          <table:table-cell table:style-name="ce20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84060125316228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table:style-name="ce9" office:value-type="float" office:value="-0.9">
            <text:p>-0,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09]);[.A109];[.M109])" office:value-type="float" office:value="0.184060125316228">
            <text:p>0,18406</text:p>
          </table:table-cell>
          <table:table-cell table:style-name="ce20"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0139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table:style-name="ce9" office:value-type="float" office:value="-0.8">
            <text:p>-0,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0]);[.A110];[.M110])" office:value-type="float" office:value="0.211855398580139">
            <text:p>0,21186</text:p>
          </table:table-cell>
          <table:table-cell table:style-name="ce20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41963652222815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table:style-name="ce9" office:value-type="float" office:value="-0.7">
            <text:p>-0,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1]);[.A111];[.M111])" office:value-type="float" office:value="0.241963652222815">
            <text:p>0,24196</text:p>
          </table:table-cell>
          <table:table-cell table:style-name="ce20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7425311775006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table:style-name="ce9" office:value-type="float" office:value="-0.6">
            <text:p>-0,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12]);[.A112];[.M112])" office:value-type="float" office:value="0.27425311775006">
            <text:p>0,27425</text:p>
          </table:table-cell>
          <table:table-cell table:style-name="ce20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08537538725986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table:style-name="ce9" office:value-type="float" office:value="-0.5">
            <text:p>-0,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3]);[.A113];[.M113])" office:value-type="float" office:value="0.308537538725986">
            <text:p>0,30854</text:p>
          </table:table-cell>
          <table:table-cell table:style-name="ce20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table:style-name="ce9" office:value-type="float" office:value="-0.4">
            <text:p>-0,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4]);[.A114];[.M114])" office:value-type="float" office:value="0.344578258389676">
            <text:p>0,34458</text:p>
          </table:table-cell>
          <table:table-cell table:style-name="ce20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table:style-name="ce9" office:value-type="float" office:value="-0.3">
            <text:p>-0,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5]);[.A115];[.M115])" office:value-type="float" office:value="0.382088577811047">
            <text:p>0,38209</text:p>
          </table:table-cell>
          <table:table-cell table:style-name="ce20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table:style-name="ce9" office:value-type="float" office:value="-0.2">
            <text:p>-0,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6]);[.A116];[.M116])" office:value-type="float" office:value="0.420740290560897">
            <text:p>0,42074</text:p>
          </table:table-cell>
          <table:table-cell table:style-name="ce20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table:style-name="ce9" office:value-type="float" office:value="-0.1">
            <text:p>-0,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7]);[.A117];[.M117])" office:value-type="float" office:value="0.460172162722971">
            <text:p>0,46017</text:p>
          </table:table-cell>
          <table:table-cell table:style-name="ce20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8]);[.A118];[.M118])" office:value-type="float" office:value="0.5">
            <text:p>0,5</text:p>
          </table:table-cell>
          <table:table-cell table:style-name="ce20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table:style-name="ce9" office:value-type="float" office:value="0.1">
            <text:p>0,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19]);[.A119];[.M119])" office:value-type="float" office:value="0.539827837277029">
            <text:p>0,53983</text:p>
          </table:table-cell>
          <table:table-cell table:style-name="ce20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0]);[.A120];[.M120])" office:value-type="float" office:value="0.579259709439103">
            <text:p>0,57926</text:p>
          </table:table-cell>
          <table:table-cell table:style-name="ce20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1]);[.A121];[.M121])" office:value-type="float" office:value="0.617911422188953">
            <text:p>0,61791</text:p>
          </table:table-cell>
          <table:table-cell table:style-name="ce20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table:style-name="ce9" office:value-type="float" office:value="0.4">
            <text:p>0,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2]);[.A122];[.M122])" office:value-type="float" office:value="0.655421741610324">
            <text:p>0,65542</text:p>
          </table:table-cell>
          <table:table-cell table:style-name="ce20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91462461274014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3]);[.A123];[.M123])" office:value-type="float" office:value="0.691462461274014">
            <text:p>0,69146</text:p>
          </table:table-cell>
          <table:table-cell table:style-name="ce20"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2574688224994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table:style-name="ce9" office:value-type="float" office:value="0.6">
            <text:p>0,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24]);[.A124];[.M124])" office:value-type="float" office:value="0.72574688224994">
            <text:p>0,72575</text:p>
          </table:table-cell>
          <table:table-cell table:style-name="ce20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58036347777185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table:style-name="ce9" office:value-type="float" office:value="0.7">
            <text:p>0,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5]);[.A125];[.M125])" office:value-type="float" office:value="0.758036347777185">
            <text:p>0,75804</text:p>
          </table:table-cell>
          <table:table-cell table:style-name="ce20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9861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6]);[.A126];[.M126])" office:value-type="float" office:value="0.788144601419861">
            <text:p>0,78814</text:p>
          </table:table-cell>
          <table:table-cell table:style-name="ce20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15939874683772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table:style-name="ce9" office:value-type="float" office:value="0.9">
            <text:p>0,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27]);[.A127];[.M127])" office:value-type="float" office:value="0.815939874683772">
            <text:p>0,81594</text:p>
          </table:table-cell>
          <table:table-cell table:style-name="ce20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28]);[.A128];[.M128])" office:value-type="float" office:value="0.841344746068543">
            <text:p>0,84134</text:p>
          </table:table-cell>
          <table:table-cell table:style-name="ce20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29]);[.A129];[.M129])" office:value-type="float" office:value="0.977249868051821">
            <text:p>0,97725</text:p>
          </table:table-cell>
          <table:table-cell table:style-name="ce20"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8650101968373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0]);[.A130];[.M130])" office:value-type="float" office:value="0.998650101968373">
            <text:p>0,99865</text:p>
          </table:table-cell>
          <table:table-cell table:style-name="ce20"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1]);[.A131];[.M131])" office:value-type="float" office:value="0.999968328758167">
            <text:p>0,99997</text:p>
          </table:table-cell>
          <table:table-cell table:style-name="ce20"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713328127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2]);[.A132];[.M132])" office:value-type="float" office:value="0.999999713328127">
            <text:p>1</text:p>
          </table:table-cell>
          <table:table-cell table:style-name="ce20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0134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3]);[.A133];[.M133])" office:value-type="float" office:value="0.9999999990134">
            <text:p>1</text:p>
          </table:table-cell>
          <table:table-cell table:style-name="ce20"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4]);[.A134];[.M134])" office:value-type="float" office:value="0.99999999999872">
            <text:p>1</text:p>
          </table:table-cell>
          <table:table-cell table:style-name="ce20" table:formula="oooc:=IF(ISBLANK([.O134]);IF(ISERROR([.B134]);&quot;Err:&quot;&amp;ERRORTYPE([.B134])=[.M134];OR([.P134]=[.B134];AND(ISNUMBER([.P134]);ISNUMBER([.B134]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0286274257644015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 table:style-name="ce17"/>
          <table:table-cell office:value-type="string">
            <office:annotation draw:style-name="gr2" draw:text-style-name="P3" svg:width="3.554cm" svg:height="2.006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36]);[.A136];[.M136])" office:value-type="float" office:value="0.00286274257644015">
            <text:p>0,00286</text:p>
          </table:table-cell>
          <table:table-cell table:style-name="ce20"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table:style-name="ce9" office:value-type="float" office:value="0.01">
            <text:p>0,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7]);[.A137];[.M137])" office:value-type="float" office:value="0.0327325964909624">
            <text:p>0,03273</text:p>
          </table:table-cell>
          <table:table-cell table:style-name="ce20" table:formula="oooc:=IF(ISBLANK([.O137]);IF(ISERROR([.B137]);&quot;Err:&quot;&amp;ERRORTYPE([.B137])=[.M137];OR([.P137]=[.B137];AND(ISNUMBER([.P137]);ISNUMBER([.B137]);OR(AND([.P137]=0;ABS([.B137])&lt;1E-307);&quot;&quot;&amp;[.B137]=&quot;&quot;&amp;[.P137]))));[.O1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78516328332587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8]);[.A138];[.M138])" office:value-type="float" office:value="0.178516328332587">
            <text:p>0,17852</text:p>
          </table:table-cell>
          <table:table-cell table:style-name="ce20"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9860620214081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39]);[.A139];[.M139])" office:value-type="float" office:value="0.259860620214081">
            <text:p>0,25986</text:p>
          </table:table-cell>
          <table:table-cell table:style-name="ce20"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0]);[.A140];[.M140])" office:value-type="float" office:value="0.390790668619114">
            <text:p>0,39079</text:p>
          </table:table-cell>
          <table:table-cell table:style-name="ce20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1]);[.A141];[.M141])" office:value-type="float" office:value="0.5">
            <text:p>0,5</text:p>
          </table:table-cell>
          <table:table-cell table:style-name="ce20"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2]);[.A142];[.M142])" office:value-type="float" office:value="0.609209331380886">
            <text:p>0,60921</text:p>
          </table:table-cell>
          <table:table-cell table:style-name="ce20" table:formula="oooc:=IF(ISBLANK([.O142]);IF(ISERROR([.B142]);&quot;Err:&quot;&amp;ERRORTYPE([.B142])=[.M142];OR([.P142]=[.B142];AND(ISNUMBER([.P142]);ISNUMBER([.B142]);OR(AND([.P142]=0;ABS([.B142])&lt;1E-307);&quot;&quot;&amp;[.B142]=&quot;&quot;&amp;[.P142]))));[.O1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40139379785919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3]);[.A143];[.M143])" office:value-type="float" office:value="0.740139379785919">
            <text:p>0,74014</text:p>
          </table:table-cell>
          <table:table-cell table:style-name="ce20" table:formula="oooc:=IF(ISBLANK([.O143]);IF(ISERROR([.B143]);&quot;Err:&quot;&amp;ERRORTYPE([.B143])=[.M143];OR([.P143]=[.B143];AND(ISNUMBER([.P143]);ISNUMBER([.B143]);OR(AND([.P143]=0;ABS([.B143])&lt;1E-307);&quot;&quot;&amp;[.B143]=&quot;&quot;&amp;[.P143]))));[.O1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21483671667413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4]);[.A144];[.M144])" office:value-type="float" office:value="0.821483671667413">
            <text:p>0,82148</text:p>
          </table:table-cell>
          <table:table-cell table:style-name="ce20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5]);[.A145];[.M145])" office:value-type="float" office:value="0.967267403509038">
            <text:p>0,96727</text:p>
          </table:table-cell>
          <table:table-cell table:style-name="ce20" table:formula="oooc:=IF(ISBLANK([.O145]);IF(ISERROR([.B145]);&quot;Err:&quot;&amp;ERRORTYPE([.B145])=[.M145];OR([.P145]=[.B145];AND(ISNUMBER([.P145]);ISNUMBER([.B145]);OR(AND([.P145]=0;ABS([.B145])&lt;1E-307);&quot;&quot;&amp;[.B145]=&quot;&quot;&amp;[.P145]))));[.O1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46]);[.A146];[.M146])" office:value-type="float" office:value="0.99713725742356">
            <text:p>0,99714</text:p>
          </table:table-cell>
          <table:table-cell table:style-name="ce20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7]);[.A147];[.M147])" office:value-type="float" office:value="0.32860257279352">
            <text:p>0,3286</text:p>
          </table:table-cell>
          <table:table-cell table:style-name="ce20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4.5">
            <text:p>4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148]);[.A148];[.M148])" office:value-type="float" office:value="0.402631441656542">
            <text:p>0,40263</text:p>
          </table:table-cell>
          <table:table-cell table:style-name="ce20" table:formula="oooc:=IF(ISBLANK([.O148]);IF(ISERROR([.B148]);&quot;Err:&quot;&amp;ERRORTYPE([.B148])=[.M148];OR([.P148]=[.B148];AND(ISNUMBER([.P148]);ISNUMBER([.B148]);OR(AND([.P148]=0;ABS([.B148])&lt;1E-307);&quot;&quot;&amp;[.B148]=&quot;&quot;&amp;[.P148]))));[.O1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149]);[.A149];[.M149])" office:value-type="string" office:string-value="Err:502">
            <text:p>Err:502</text:p>
          </table:table-cell>
          <table:table-cell table:style-name="ce20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97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150]);[.A150];[.M150])" office:value-type="string" office:string-value="Err:502">
            <text:p>Err:502</text:p>
          </table:table-cell>
          <table:table-cell table:style-name="ce20" table:formula="oooc:=IF(ISBLANK([.O150]);IF(ISERROR([.B150]);&quot;Err:&quot;&amp;ERRORTYPE([.B150])=[.M150];OR([.P150]=[.B150];AND(ISNUMBER([.P150]);ISNUMBER([.B150]);OR(AND([.P150]=0;ABS([.B150])&lt;1E-307);&quot;&quot;&amp;[.B150]=&quot;&quot;&amp;[.P150]))));[.O1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151]);[.A151];[.M151])" office:value-type="string" office:string-value="Err:532">
            <text:p>Err:532</text:p>
          </table:table-cell>
          <table:table-cell table:style-name="ce20" table:formula="oooc:=IF(ISBLANK([.O151]);IF(ISERROR([.B151]);&quot;Err:&quot;&amp;ERRORTYPE([.B151])=[.M151];OR([.P151]=[.B151];AND(ISNUMBER([.P151]);ISNUMBER([.B151]);OR(AND([.P151]=0;ABS([.B151])&lt;1E-307);&quot;&quot;&amp;[.B151]=&quot;&quot;&amp;[.P151]))));[.O1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-0.5">
            <text:p>-0,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152]);[.A152];[.M152])" office:value-type="string" office:string-value="Err:502">
            <text:p>Err:502</text:p>
          </table:table-cell>
          <table:table-cell table:style-name="ce20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.37553195285604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table:style-name="ce9" office:value-type="float" office:value="0.0001">
            <text:p>0,000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 table:style-name="ce17"/>
          <table:table-cell office:value-type="string">
            <office:annotation draw:style-name="gr2" draw:text-style-name="P3" svg:width="3.554cm" svg:height="2.005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4]);[.A154];[.M154])" office:value-type="float" office:value="1.37553195285604">
            <text:p>1,37553</text:p>
          </table:table-cell>
          <table:table-cell table:style-name="ce20" table:formula="oooc:=IF(ISBLANK([.O154]);IF(ISERROR([.B154]);&quot;Err:&quot;&amp;ERRORTYPE([.B154])=[.M154];OR([.P154]=[.B154];AND(ISNUMBER([.P154]);ISNUMBER([.B154]);OR(AND([.P154]=0;ABS([.B154])&lt;1E-307);&quot;&quot;&amp;[.B154]=&quot;&quot;&amp;[.P154]))));[.O1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table:style-name="ce9" office:value-type="float" office:value="0.05">
            <text:p>0,0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5]);[.A155];[.M155])" office:value-type="float" office:value="0.692951912174839">
            <text:p>0,69295</text:p>
          </table:table-cell>
          <table:table-cell table:style-name="ce20" table:formula="oooc:=IF(ISBLANK([.O155]);IF(ISERROR([.B155]);&quot;Err:&quot;&amp;ERRORTYPE([.B155])=[.M155];OR([.P155]=[.B155];AND(ISNUMBER([.P155]);ISNUMBER([.B155]);OR(AND([.P155]=0;ABS([.B155])&lt;1E-307);&quot;&quot;&amp;[.B155]=&quot;&quot;&amp;[.P155]))));[.O1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6]);[.A156];[.M156])" office:value-type="float" office:value="0.581543576838337">
            <text:p>0,58154</text:p>
          </table:table-cell>
          <table:table-cell table:style-name="ce20" table:formula="oooc:=IF(ISBLANK([.O156]);IF(ISERROR([.B156]);&quot;Err:&quot;&amp;ERRORTYPE([.B156])=[.M156];OR([.P156]=[.B156];AND(ISNUMBER([.P156]);ISNUMBER([.B156]);OR(AND([.P156]=0;ABS([.B156])&lt;1E-307);&quot;&quot;&amp;[.B156]=&quot;&quot;&amp;[.P156]))));[.O1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table:style-name="ce9" office:value-type="float" office:value="0.15">
            <text:p>0,1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7]);[.A157];[.M157])" office:value-type="float" office:value="0.508951232416014">
            <text:p>0,50895</text:p>
          </table:table-cell>
          <table:table-cell table:style-name="ce20" table:formula="oooc:=IF(ISBLANK([.O157]);IF(ISERROR([.B157]);&quot;Err:&quot;&amp;ERRORTYPE([.B157])=[.M157];OR([.P157]=[.B157];AND(ISNUMBER([.P157]);ISNUMBER([.B157]);OR(AND([.P157]=0;ABS([.B157])&lt;1E-307);&quot;&quot;&amp;[.B157]=&quot;&quot;&amp;[.P157]))));[.O1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8]);[.A158];[.M158])" office:value-type="float" office:value="0.453096901218412">
            <text:p>0,4531</text:p>
          </table:table-cell>
          <table:table-cell table:style-name="ce20" table:formula="oooc:=IF(ISBLANK([.O158]);IF(ISERROR([.B158]);&quot;Err:&quot;&amp;ERRORTYPE([.B158])=[.M158];OR([.P158]=[.B158];AND(ISNUMBER([.P158]);ISNUMBER([.B158]);OR(AND([.P158]=0;ABS([.B158])&lt;1E-307);&quot;&quot;&amp;[.B158]=&quot;&quot;&amp;[.P158]))));[.O1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59]);[.A159];[.M159])" office:value-type="float" office:value="0.366434538979608">
            <text:p>0,36643</text:p>
          </table:table-cell>
          <table:table-cell table:style-name="ce20" table:formula="oooc:=IF(ISBLANK([.O159]);IF(ISERROR([.B159]);&quot;Err:&quot;&amp;ERRORTYPE([.B159])=[.M159];OR([.P159]=[.B159];AND(ISNUMBER([.P159]);ISNUMBER([.B159]);OR(AND([.P159]=0;ABS([.B159])&lt;1E-307);&quot;&quot;&amp;[.B159]=&quot;&quot;&amp;[.P159]))));[.O1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0]);[.A160];[.M160])" office:value-type="float" office:value="0.238468138102235">
            <text:p>0,23847</text:p>
          </table:table-cell>
          <table:table-cell table:style-name="ce20" table:formula="oooc:=IF(ISBLANK([.O160]);IF(ISERROR([.B160]);&quot;Err:&quot;&amp;ERRORTYPE([.B160])=[.M160];OR([.P160]=[.B160];AND(ISNUMBER([.P160]);ISNUMBER([.B160]);OR(AND([.P160]=0;ABS([.B160])&lt;1E-307);&quot;&quot;&amp;[.B160]=&quot;&quot;&amp;[.P160]))));[.O1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1]);[.A161];[.M161])" office:value-type="float" office:value="0.0895717273106458">
            <text:p>0,08957</text:p>
          </table:table-cell>
          <table:table-cell table:style-name="ce20" table:formula="oooc:=IF(ISBLANK([.O161]);IF(ISERROR([.B161]);&quot;Err:&quot;&amp;ERRORTYPE([.B161])=[.M161];OR([.P161]=[.B161];AND(ISNUMBER([.P161]);ISNUMBER([.B161]);OR(AND([.P161]=0;ABS([.B161])&lt;1E-307);&quot;&quot;&amp;[.B161]=&quot;&quot;&amp;[.P161]))));[.O1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444279952471289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2]);[.A162];[.M162])" office:value-type="float" office:value="0.0444279952471289">
            <text:p>0,04443</text:p>
          </table:table-cell>
          <table:table-cell table:style-name="ce20" table:formula="oooc:=IF(ISBLANK([.O162]);IF(ISERROR([.B162]);&quot;Err:&quot;&amp;ERRORTYPE([.B162])=[.M162];OR([.P162]=[.B162];AND(ISNUMBER([.P162]);ISNUMBER([.B162]);OR(AND([.P162]=0;ABS([.B162])&lt;1E-307);&quot;&quot;&amp;[.B162]=&quot;&quot;&amp;[.P162]))));[.O1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table:style-name="ce9" office:value-type="float" office:value="0.95">
            <text:p>0,9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3]);[.A163];[.M163])" office:value-type="float" office:value="0.0221701939550027">
            <text:p>0,02217</text:p>
          </table:table-cell>
          <table:table-cell table:style-name="ce20" table:formula="oooc:=IF(ISBLANK([.O163]);IF(ISERROR([.B163]);&quot;Err:&quot;&amp;ERRORTYPE([.B163])=[.M163];OR([.P163]=[.B163];AND(ISNUMBER([.P163]);ISNUMBER([.B163]);OR(AND([.P163]=0;ABS([.B163])&lt;1E-307);&quot;&quot;&amp;[.B163]=&quot;&quot;&amp;[.P163]))));[.O1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43113463886399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table:style-name="ce9" office:value-type="float" office:value="0.9999">
            <text:p>0,999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4]);[.A164];[.M164])" office:value-type="float" office:value="0.0000443113463886399">
            <text:p>0,00004</text:p>
          </table:table-cell>
          <table:table-cell table:style-name="ce20" table:formula="oooc:=IF(ISBLANK([.O164]);IF(ISERROR([.B164]);&quot;Err:&quot;&amp;ERRORTYPE([.B164])=[.M164];OR([.P164]=[.B164];AND(ISNUMBER([.P164]);ISNUMBER([.B164]);OR(AND([.P164]=0;ABS([.B164])&lt;1E-307);&quot;&quot;&amp;[.B164]=&quot;&quot;&amp;[.P164]))));[.O1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14161007573671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5]);[.A165];[.M165])" office:value-type="float" office:value="0.814161007573671">
            <text:p>0,81416</text:p>
          </table:table-cell>
          <table:table-cell table:style-name="ce20" table:formula="oooc:=IF(ISBLANK([.O165]);IF(ISERROR([.B165]);&quot;Err:&quot;&amp;ERRORTYPE([.B165])=[.M165];OR([.P165]=[.B165];AND(ISNUMBER([.P165]);ISNUMBER([.B165]);OR(AND([.P165]=0;ABS([.B165])&lt;1E-307);&quot;&quot;&amp;[.B165]=&quot;&quot;&amp;[.P165]))));[.O1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250">
            <text:p>2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6]);[.A166];[.M166])" office:value-type="float" office:value="0.260074193937779">
            <text:p>0,26007</text:p>
          </table:table-cell>
          <table:table-cell table:style-name="ce20" table:formula="oooc:=IF(ISBLANK([.O166]);IF(ISERROR([.B166]);&quot;Err:&quot;&amp;ERRORTYPE([.B166])=[.M166];OR([.P166]=[.B166];AND(ISNUMBER([.P166]);ISNUMBER([.B166]);OR(AND([.P166]=0;ABS([.B166])&lt;1E-307);&quot;&quot;&amp;[.B166]=&quot;&quot;&amp;[.P166]))));[.O1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250.9">
            <text:p>250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7]);[.A167];[.M167])" office:value-type="float" office:value="0.260074193937779">
            <text:p>0,26007</text:p>
          </table:table-cell>
          <table:table-cell table:style-name="ce20" table:formula="oooc:=IF(ISBLANK([.O167]);IF(ISERROR([.B167]);&quot;Err:&quot;&amp;ERRORTYPE([.B167])=[.M167];OR([.P167]=[.B167];AND(ISNUMBER([.P167]);ISNUMBER([.B167]);OR(AND([.P167]=0;ABS([.B167])&lt;1E-307);&quot;&quot;&amp;[.B167]=&quot;&quot;&amp;[.P167]))));[.O1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3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8]);[.A168];[.M168])" office:value-type="string" office:string-value="Err:502">
            <text:p>Err:502</text:p>
          </table:table-cell>
          <table:table-cell table:style-name="ce20" table:formula="oooc:=IF(ISBLANK([.O168]);IF(ISERROR([.B168]);&quot;Err:&quot;&amp;ERRORTYPE([.B168])=[.M168];OR([.P168]=[.B168];AND(ISNUMBER([.P168]);ISNUMBER([.B168]);OR(AND([.P168]=0;ABS([.B168])&lt;1E-307);&quot;&quot;&amp;[.B168]=&quot;&quot;&amp;[.P168]))));[.O1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2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69]);[.A169];[.M169])" office:value-type="string" office:string-value="Err:502">
            <text:p>Err:502</text:p>
          </table:table-cell>
          <table:table-cell table:style-name="ce20" table:formula="oooc:=IF(ISBLANK([.O169]);IF(ISERROR([.B169]);&quot;Err:&quot;&amp;ERRORTYPE([.B169])=[.M169];OR([.P169]=[.B169];AND(ISNUMBER([.P169]);ISNUMBER([.B169]);OR(AND([.P169]=0;ABS([.B169])&lt;1E-307);&quot;&quot;&amp;[.B169]=&quot;&quot;&amp;[.P169]))));[.O1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2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0]);[.A170];[.M170])" office:value-type="string" office:string-value="Err:502">
            <text:p>Err:502</text:p>
          </table:table-cell>
          <table:table-cell table:style-name="ce20" table:formula="oooc:=IF(ISBLANK([.O170]);IF(ISERROR([.B170]);&quot;Err:&quot;&amp;ERRORTYPE([.B170])=[.M170];OR([.P170]=[.B170];AND(ISNUMBER([.P170]);ISNUMBER([.B170]);OR(AND([.P170]=0;ABS([.B170])&lt;1E-307);&quot;&quot;&amp;[.B170]=&quot;&quot;&amp;[.P170]))));[.O1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97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1]);[.A171];[.M171])" office:value-type="string" office:string-value="Err:502">
            <text:p>Err:502</text:p>
          </table:table-cell>
          <table:table-cell table:style-name="ce20" table:formula="oooc:=IF(ISBLANK([.O171]);IF(ISERROR([.B171]);&quot;Err:&quot;&amp;ERRORTYPE([.B171])=[.M171];OR([.P171]=[.B171];AND(ISNUMBER([.P171]);ISNUMBER([.B171]);OR(AND([.P171]=0;ABS([.B171])&lt;1E-307);&quot;&quot;&amp;[.B171]=&quot;&quot;&amp;[.P171]))));[.O1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2]);[.A172];[.M172])" office:value-type="string" office:string-value="Err:502">
            <text:p>Err:502</text:p>
          </table:table-cell>
          <table:table-cell table:style-name="ce20" table:formula="oooc:=IF(ISBLANK([.O172]);IF(ISERROR([.B172]);&quot;Err:&quot;&amp;ERRORTYPE([.B172])=[.M172];OR([.P172]=[.B172];AND(ISNUMBER([.P172]);ISNUMBER([.B172]);OR(AND([.P172]=0;ABS([.B172])&lt;1E-307);&quot;&quot;&amp;[.B172]=&quot;&quot;&amp;[.P172]))));[.O1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3]);[.A173];[.M173])" office:value-type="string" office:string-value="Err:502">
            <text:p>Err:502</text:p>
          </table:table-cell>
          <table:table-cell table:style-name="ce20" table:formula="oooc:=IF(ISBLANK([.O173]);IF(ISERROR([.B173]);&quot;Err:&quot;&amp;ERRORTYPE([.B173])=[.M173];OR([.P173]=[.B173];AND(ISNUMBER([.P173]);ISNUMBER([.B173]);OR(AND([.P173]=0;ABS([.B173])&lt;1E-307);&quot;&quot;&amp;[.B173]=&quot;&quot;&amp;[.P173]))));[.O17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81.2024587863608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table:style-name="ce9" office:value-type="float" office:value="0.0001">
            <text:p>0,0001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 table:style-name="ce17"/>
          <table:table-cell office:value-type="string">
            <office:annotation draw:style-name="gr2" draw:text-style-name="P3" svg:width="3.554cm" svg:height="2.006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5]);[.A175];[.M175])" office:value-type="float" office:value="81.2024587863608">
            <text:p>81,20246</text:p>
          </table:table-cell>
          <table:table-cell table:style-name="ce20" table:formula="oooc:=IF(ISBLANK([.O175]);IF(ISERROR([.B175]);&quot;Err:&quot;&amp;ERRORTYPE([.B175])=[.M175];OR([.P175]=[.B175];AND(ISNUMBER([.P175]);ISNUMBER([.B175]);OR(AND([.P175]=0;ABS([.B175])&lt;1E-307);&quot;&quot;&amp;[.B175]=&quot;&quot;&amp;[.P175]))));[.O1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table:style-name="ce9" office:value-type="float" office:value="0.05">
            <text:p>0,05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6]);[.A176];[.M176])" office:value-type="float" office:value="86.3878659326213">
            <text:p>86,38787</text:p>
          </table:table-cell>
          <table:table-cell table:style-name="ce20" table:formula="oooc:=IF(ISBLANK([.O176]);IF(ISERROR([.B176]);&quot;Err:&quot;&amp;ERRORTYPE([.B176])=[.M176];OR([.P176]=[.B176];AND(ISNUMBER([.P176]);ISNUMBER([.B176]);OR(AND([.P176]=0;ABS([.B176])&lt;1E-307);&quot;&quot;&amp;[.B176]=&quot;&quot;&amp;[.P176]))));[.O1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7]);[.A177];[.M177])" office:value-type="float" office:value="87.2961210861385">
            <text:p>87,29612</text:p>
          </table:table-cell>
          <table:table-cell table:style-name="ce20" table:formula="oooc:=IF(ISBLANK([.O177]);IF(ISERROR([.B177]);&quot;Err:&quot;&amp;ERRORTYPE([.B177])=[.M177];OR([.P177]=[.B177];AND(ISNUMBER([.P177]);ISNUMBER([.B177]);OR(AND([.P177]=0;ABS([.B177])&lt;1E-307);&quot;&quot;&amp;[.B177]=&quot;&quot;&amp;[.P177]))));[.O1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8]);[.A178];[.M178])" office:value-type="float" office:value="88.3959469160677">
            <text:p>88,39595</text:p>
          </table:table-cell>
          <table:table-cell table:style-name="ce20" table:formula="oooc:=IF(ISBLANK([.O178]);IF(ISERROR([.B178]);&quot;Err:&quot;&amp;ERRORTYPE([.B178])=[.M178];OR([.P178]=[.B178];AND(ISNUMBER([.P178]);ISNUMBER([.B178]);OR(AND([.P178]=0;ABS([.B178])&lt;1E-307);&quot;&quot;&amp;[.B178]=&quot;&quot;&amp;[.P178]))));[.O1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79]);[.A179];[.M179])" office:value-type="float" office:value="90.5">
            <text:p>90,5</text:p>
          </table:table-cell>
          <table:table-cell table:style-name="ce20" table:formula="oooc:=IF(ISBLANK([.O179]);IF(ISERROR([.B179]);&quot;Err:&quot;&amp;ERRORTYPE([.B179])=[.M179];OR([.P179]=[.B179];AND(ISNUMBER([.P179]);ISNUMBER([.B179]);OR(AND([.P179]=0;ABS([.B179])&lt;1E-307);&quot;&quot;&amp;[.B179]=&quot;&quot;&amp;[.P179]))));[.O1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0]);[.A180];[.M180])" office:value-type="float" office:value="92.6040530839323">
            <text:p>92,60405</text:p>
          </table:table-cell>
          <table:table-cell table:style-name="ce20" table:formula="oooc:=IF(ISBLANK([.O180]);IF(ISERROR([.B180]);&quot;Err:&quot;&amp;ERRORTYPE([.B180])=[.M180];OR([.P180]=[.B180];AND(ISNUMBER([.P180]);ISNUMBER([.B180]);OR(AND([.P180]=0;ABS([.B180])&lt;1E-307);&quot;&quot;&amp;[.B180]=&quot;&quot;&amp;[.P180]))));[.O1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1]);[.A181];[.M181])" office:value-type="float" office:value="93.7038789138615">
            <text:p>93,70388</text:p>
          </table:table-cell>
          <table:table-cell table:style-name="ce20" table:formula="oooc:=IF(ISBLANK([.O181]);IF(ISERROR([.B181]);&quot;Err:&quot;&amp;ERRORTYPE([.B181])=[.M181];OR([.P181]=[.B181];AND(ISNUMBER([.P181]);ISNUMBER([.B181]);OR(AND([.P181]=0;ABS([.B181])&lt;1E-307);&quot;&quot;&amp;[.B181]=&quot;&quot;&amp;[.P181]))));[.O1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table:style-name="ce9" office:value-type="float" office:value="0.95">
            <text:p>0,95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2]);[.A182];[.M182])" office:value-type="float" office:value="94.6121340673787">
            <text:p>94,61213</text:p>
          </table:table-cell>
          <table:table-cell table:style-name="ce20" table:formula="oooc:=IF(ISBLANK([.O182]);IF(ISERROR([.B182]);&quot;Err:&quot;&amp;ERRORTYPE([.B182])=[.M182];OR([.P182]=[.B182];AND(ISNUMBER([.P182]);ISNUMBER([.B182]);OR(AND([.P182]=0;ABS([.B182])&lt;1E-307);&quot;&quot;&amp;[.B182]=&quot;&quot;&amp;[.P182]))));[.O1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9.797541213639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table:style-name="ce9" office:value-type="float" office:value="0.9999">
            <text:p>0,9999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3]);[.A183];[.M183])" office:value-type="float" office:value="99.7975412136393">
            <text:p>99,79754</text:p>
          </table:table-cell>
          <table:table-cell table:style-name="ce20" table:formula="oooc:=IF(ISBLANK([.O183]);IF(ISERROR([.B183]);&quot;Err:&quot;&amp;ERRORTYPE([.B183])=[.M183];OR([.P183]=[.B183];AND(ISNUMBER([.P183]);ISNUMBER([.B183]);OR(AND([.P183]=0;ABS([.B183])&lt;1E-307);&quot;&quot;&amp;[.B183]=&quot;&quot;&amp;[.P183]))));[.O1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-90.5">
            <text:p>-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4]);[.A184];[.M184])" office:value-type="float" office:value="-89.1889987182299">
            <text:p>-89,189</text:p>
          </table:table-cell>
          <table:table-cell table:style-name="ce20" table:formula="oooc:=IF(ISBLANK([.O184]);IF(ISERROR([.B184]);&quot;Err:&quot;&amp;ERRORTYPE([.B184])=[.M184];OR([.P184]=[.B184];AND(ISNUMBER([.P184]);ISNUMBER([.B184]);OR(AND([.P184]=0;ABS([.B184])&lt;1E-307);&quot;&quot;&amp;[.B184]=&quot;&quot;&amp;[.P184]))));[.O1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-90.5">
            <text:p>-90,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5]);[.A185];[.M185])" office:value-type="float" office:value="-87.8779974364598">
            <text:p>-87,878</text:p>
          </table:table-cell>
          <table:table-cell table:style-name="ce20" table:formula="oooc:=IF(ISBLANK([.O185]);IF(ISERROR([.B185]);&quot;Err:&quot;&amp;ERRORTYPE([.B185])=[.M185];OR([.P185]=[.B185];AND(ISNUMBER([.P185]);ISNUMBER([.B185]);OR(AND([.P185]=0;ABS([.B185])&lt;1E-307);&quot;&quot;&amp;[.B185]=&quot;&quot;&amp;[.P185]))));[.O1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3.554cm" svg:height="2.032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6]);[.A186];[.M186])" office:value-type="string" office:string-value="Err:519">
            <text:p>Err:519</text:p>
          </table:table-cell>
          <table:table-cell table:style-name="ce20" table:formula="oooc:=IF(ISBLANK([.O186]);IF(ISERROR([.B186]);&quot;Err:&quot;&amp;ERRORTYPE([.B186])=[.M186];OR([.P186]=[.B186];AND(ISNUMBER([.P186]);ISNUMBER([.B186]);OR(AND([.P186]=0;ABS([.B186])&lt;1E-307);&quot;&quot;&amp;[.B186]=&quot;&quot;&amp;[.P186]))));[.O1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2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7]);[.A187];[.M187])" office:value-type="string" office:string-value="Err:502">
            <text:p>Err:502</text:p>
          </table:table-cell>
          <table:table-cell table:style-name="ce20" table:formula="oooc:=IF(ISBLANK([.O187]);IF(ISERROR([.B187]);&quot;Err:&quot;&amp;ERRORTYPE([.B187])=[.M187];OR([.P187]=[.B187];AND(ISNUMBER([.P187]);ISNUMBER([.B187]);OR(AND([.P187]=0;ABS([.B187])&lt;1E-307);&quot;&quot;&amp;[.B187]=&quot;&quot;&amp;[.P187]))));[.O1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3.554cm" svg:height="1.997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8]);[.A188];[.M188])" office:value-type="string" office:string-value="Err:519">
            <text:p>Err:519</text:p>
          </table:table-cell>
          <table:table-cell table:style-name="ce20" table:formula="oooc:=IF(ISBLANK([.O188]);IF(ISERROR([.B188]);&quot;Err:&quot;&amp;ERRORTYPE([.B188])=[.M188];OR([.P188]=[.B188];AND(ISNUMBER([.P188]);ISNUMBER([.B188]);OR(AND([.P188]=0;ABS([.B188])&lt;1E-307);&quot;&quot;&amp;[.B188]=&quot;&quot;&amp;[.P188]))));[.O1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6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89]);[.A189];[.M189])" office:value-type="string" office:string-value="Err:502">
            <text:p>Err:502</text:p>
          </table:table-cell>
          <table:table-cell table:style-name="ce20" table:formula="oooc:=IF(ISBLANK([.O189]);IF(ISERROR([.B189]);&quot;Err:&quot;&amp;ERRORTYPE([.B189])=[.M189];OR([.P189]=[.B189];AND(ISNUMBER([.P189]);ISNUMBER([.B189]);OR(AND([.P189]=0;ABS([.B189])&lt;1E-307);&quot;&quot;&amp;[.B189]=&quot;&quot;&amp;[.P189]))));[.O1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90.5">
            <text:p>90,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6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0]);[.A190];[.M190])" office:value-type="string" office:string-value="Err:502">
            <text:p>Err:502</text:p>
          </table:table-cell>
          <table:table-cell table:style-name="ce20" table:formula="oooc:=IF(ISBLANK([.O190]);IF(ISERROR([.B190]);&quot;Err:&quot;&amp;ERRORTYPE([.B190])=[.M190];OR([.P190]=[.B190];AND(ISNUMBER([.P190]);ISNUMBER([.B190]);OR(AND([.P190]=0;ABS([.B190])&lt;1E-307);&quot;&quot;&amp;[.B190]=&quot;&quot;&amp;[.P190]))));[.O19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3.71901648545568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table:style-name="ce9" office:value-type="float" office:value="0.0001">
            <text:p>0,0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 table:style-name="ce17"/>
          <table:table-cell office:value-type="string">
            <office:annotation draw:style-name="gr2" draw:text-style-name="P3" svg:width="3.554cm" svg:height="2.005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2]);[.A192];[.M192])" office:value-type="float" office:value="-3.71901648545568">
            <text:p>-3,71902</text:p>
          </table:table-cell>
          <table:table-cell table:style-name="ce20" table:formula="oooc:=IF(ISBLANK([.O192]);IF(ISERROR([.B192]);&quot;Err:&quot;&amp;ERRORTYPE([.B192])=[.M192];OR([.P192]=[.B192];AND(ISNUMBER([.P192]);ISNUMBER([.B192]);OR(AND([.P192]=0;ABS([.B192])&lt;1E-307);&quot;&quot;&amp;[.B192]=&quot;&quot;&amp;[.P192]))));[.O1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09023230616781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table:style-name="ce9" office:value-type="float" office:value="0.001">
            <text:p>0,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3]);[.A193];[.M193])" office:value-type="float" office:value="-3.09023230616781">
            <text:p>-3,09023</text:p>
          </table:table-cell>
          <table:table-cell table:style-name="ce20" table:formula="oooc:=IF(ISBLANK([.O193]);IF(ISERROR([.B193]);&quot;Err:&quot;&amp;ERRORTYPE([.B193])=[.M193];OR([.P193]=[.B193];AND(ISNUMBER([.P193]);ISNUMBER([.B193]);OR(AND([.P193]=0;ABS([.B193])&lt;1E-307);&quot;&quot;&amp;[.B193]=&quot;&quot;&amp;[.P193]))));[.O1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.32634787404084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table:style-name="ce9" office:value-type="float" office:value="0.01">
            <text:p>0,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4]);[.A194];[.M194])" office:value-type="float" office:value="-2.32634787404084">
            <text:p>-2,32635</text:p>
          </table:table-cell>
          <table:table-cell table:style-name="ce20" table:formula="oooc:=IF(ISBLANK([.O194]);IF(ISERROR([.B194]);&quot;Err:&quot;&amp;ERRORTYPE([.B194])=[.M194];OR([.P194]=[.B194];AND(ISNUMBER([.P194]);ISNUMBER([.B194]);OR(AND([.P194]=0;ABS([.B194])&lt;1E-307);&quot;&quot;&amp;[.B194]=&quot;&quot;&amp;[.P194]))));[.O1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table:style-name="ce9" office:value-type="float" office:value="0.025">
            <text:p>0,0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5]);[.A195];[.M195])" office:value-type="float" office:value="-1.95996398454005">
            <text:p>-1,95996</text:p>
          </table:table-cell>
          <table:table-cell table:style-name="ce20" table:formula="oooc:=IF(ISBLANK([.O195]);IF(ISERROR([.B195]);&quot;Err:&quot;&amp;ERRORTYPE([.B195])=[.M195];OR([.P195]=[.B195];AND(ISNUMBER([.P195]);ISNUMBER([.B195]);OR(AND([.P195]=0;ABS([.B195])&lt;1E-307);&quot;&quot;&amp;[.B195]=&quot;&quot;&amp;[.P195]))));[.O1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table:style-name="ce9" office:value-type="float" office:value="0.05">
            <text:p>0,0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6]);[.A196];[.M196])" office:value-type="float" office:value="-1.64485362695147">
            <text:p>-1,64485</text:p>
          </table:table-cell>
          <table:table-cell table:style-name="ce20" table:formula="oooc:=IF(ISBLANK([.O196]);IF(ISERROR([.B196]);&quot;Err:&quot;&amp;ERRORTYPE([.B196])=[.M196];OR([.P196]=[.B196];AND(ISNUMBER([.P196]);ISNUMBER([.B196]);OR(AND([.P196]=0;ABS([.B196])&lt;1E-307);&quot;&quot;&amp;[.B196]=&quot;&quot;&amp;[.P196]))));[.O1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table:style-name="ce9" office:value-type="float" office:value="0.1">
            <text:p>0,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7]);[.A197];[.M197])" office:value-type="float" office:value="-1.2815515655446">
            <text:p>-1,28155</text:p>
          </table:table-cell>
          <table:table-cell table:style-name="ce20" table:formula="oooc:=IF(ISBLANK([.O197]);IF(ISERROR([.B197]);&quot;Err:&quot;&amp;ERRORTYPE([.B197])=[.M197];OR([.P197]=[.B197];AND(ISNUMBER([.P197]);ISNUMBER([.B197]);OR(AND([.P197]=0;ABS([.B197])&lt;1E-307);&quot;&quot;&amp;[.B197]=&quot;&quot;&amp;[.P197]))));[.O1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table:style-name="ce9" office:value-type="float" office:value="0.15">
            <text:p>0,1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8]);[.A198];[.M198])" office:value-type="float" office:value="-1.03643338949379">
            <text:p>-1,03643</text:p>
          </table:table-cell>
          <table:table-cell table:style-name="ce20" table:formula="oooc:=IF(ISBLANK([.O198]);IF(ISERROR([.B198]);&quot;Err:&quot;&amp;ERRORTYPE([.B198])=[.M198];OR([.P198]=[.B198];AND(ISNUMBER([.P198]);ISNUMBER([.B198]);OR(AND([.P198]=0;ABS([.B198])&lt;1E-307);&quot;&quot;&amp;[.B198]=&quot;&quot;&amp;[.P198]))));[.O1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199]);[.A199];[.M199])" office:value-type="float" office:value="-0.841621233572914">
            <text:p>-0,84162</text:p>
          </table:table-cell>
          <table:table-cell table:style-name="ce20" table:formula="oooc:=IF(ISBLANK([.O199]);IF(ISERROR([.B199]);&quot;Err:&quot;&amp;ERRORTYPE([.B199])=[.M199];OR([.P199]=[.B199];AND(ISNUMBER([.P199]);ISNUMBER([.B199]);OR(AND([.P199]=0;ABS([.B199])&lt;1E-307);&quot;&quot;&amp;[.B199]=&quot;&quot;&amp;[.P199]))));[.O1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table:style-name="ce9" office:value-type="float" office:value="0.25">
            <text:p>0,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0]);[.A200];[.M200])" office:value-type="float" office:value="-0.674489750196082">
            <text:p>-0,67449</text:p>
          </table:table-cell>
          <table:table-cell table:style-name="ce20" table:formula="oooc:=IF(ISBLANK([.O200]);IF(ISERROR([.B200]);&quot;Err:&quot;&amp;ERRORTYPE([.B200])=[.M200];OR([.P200]=[.B200];AND(ISNUMBER([.P200]);ISNUMBER([.B200]);OR(AND([.P200]=0;ABS([.B200])&lt;1E-307);&quot;&quot;&amp;[.B200]=&quot;&quot;&amp;[.P200]))));[.O2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1]);[.A201];[.M201])" office:value-type="float" office:value="-0.524400512708041">
            <text:p>-0,5244</text:p>
          </table:table-cell>
          <table:table-cell table:style-name="ce20" table:formula="oooc:=IF(ISBLANK([.O201]);IF(ISERROR([.B201]);&quot;Err:&quot;&amp;ERRORTYPE([.B201])=[.M201];OR([.P201]=[.B201];AND(ISNUMBER([.P201]);ISNUMBER([.B201]);OR(AND([.P201]=0;ABS([.B201])&lt;1E-307);&quot;&quot;&amp;[.B201]=&quot;&quot;&amp;[.P201]))));[.O2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385320466407567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table:style-name="ce9" office:value-type="float" office:value="0.35">
            <text:p>0,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2]);[.A202];[.M202])" office:value-type="float" office:value="-0.385320466407567">
            <text:p>-0,38532</text:p>
          </table:table-cell>
          <table:table-cell table:style-name="ce20" table:formula="oooc:=IF(ISBLANK([.O202]);IF(ISERROR([.B202]);&quot;Err:&quot;&amp;ERRORTYPE([.B202])=[.M202];OR([.P202]=[.B202];AND(ISNUMBER([.P202]);ISNUMBER([.B202]);OR(AND([.P202]=0;ABS([.B202])&lt;1E-307);&quot;&quot;&amp;[.B202]=&quot;&quot;&amp;[.P202]))));[.O2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table:style-name="ce9" office:value-type="float" office:value="0.4">
            <text:p>0,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3]);[.A203];[.M203])" office:value-type="float" office:value="-0.2533471031358">
            <text:p>-0,25335</text:p>
          </table:table-cell>
          <table:table-cell table:style-name="ce20" table:formula="oooc:=IF(ISBLANK([.O203]);IF(ISERROR([.B203]);&quot;Err:&quot;&amp;ERRORTYPE([.B203])=[.M203];OR([.P203]=[.B203];AND(ISNUMBER([.P203]);ISNUMBER([.B203]);OR(AND([.P203]=0;ABS([.B203])&lt;1E-307);&quot;&quot;&amp;[.B203]=&quot;&quot;&amp;[.P203]))));[.O2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table:style-name="ce9" office:value-type="float" office:value="0.45">
            <text:p>0,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4]);[.A204];[.M204])" office:value-type="float" office:value="-0.125661346855074">
            <text:p>-0,12566</text:p>
          </table:table-cell>
          <table:table-cell table:style-name="ce20" table:formula="oooc:=IF(ISBLANK([.O204]);IF(ISERROR([.B204]);&quot;Err:&quot;&amp;ERRORTYPE([.B204])=[.M204];OR([.P204]=[.B204];AND(ISNUMBER([.P204]);ISNUMBER([.B204]);OR(AND([.P204]=0;ABS([.B204])&lt;1E-307);&quot;&quot;&amp;[.B204]=&quot;&quot;&amp;[.P204]))));[.O2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NORMSINV([.C205])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5]);[.A205];[.M205])" office:value-type="float" office:value="0">
            <text:p>0</text:p>
          </table:table-cell>
          <table:table-cell table:style-name="ce20" table:formula="oooc:=IF(ISBLANK([.O205]);IF(ISERROR([.B205]);&quot;Err:&quot;&amp;ERRORTYPE([.B205])=[.M205];OR([.P205]=[.B205];AND(ISNUMBER([.P205]);ISNUMBER([.B205]);OR(AND([.P205]=0;ABS([.B205])&lt;1E-307);&quot;&quot;&amp;[.B205]=&quot;&quot;&amp;[.P205]))));[.O2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table:style-name="ce9" office:value-type="float" office:value="0.55">
            <text:p>0,5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6]);[.A206];[.M206])" office:value-type="float" office:value="0.125661346855074">
            <text:p>0,12566</text:p>
          </table:table-cell>
          <table:table-cell table:style-name="ce20" table:formula="oooc:=IF(ISBLANK([.O206]);IF(ISERROR([.B206]);&quot;Err:&quot;&amp;ERRORTYPE([.B206])=[.M206];OR([.P206]=[.B206];AND(ISNUMBER([.P206]);ISNUMBER([.B206]);OR(AND([.P206]=0;ABS([.B206])&lt;1E-307);&quot;&quot;&amp;[.B206]=&quot;&quot;&amp;[.P206]))));[.O2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table:style-name="ce9" office:value-type="float" office:value="0.6">
            <text:p>0,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7]);[.A207];[.M207])" office:value-type="float" office:value="0.2533471031358">
            <text:p>0,25335</text:p>
          </table:table-cell>
          <table:table-cell table:style-name="ce20" table:formula="oooc:=IF(ISBLANK([.O207]);IF(ISERROR([.B207]);&quot;Err:&quot;&amp;ERRORTYPE([.B207])=[.M207];OR([.P207]=[.B207];AND(ISNUMBER([.P207]);ISNUMBER([.B207]);OR(AND([.P207]=0;ABS([.B207])&lt;1E-307);&quot;&quot;&amp;[.B207]=&quot;&quot;&amp;[.P207]))));[.O2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table:style-name="ce9" office:value-type="float" office:value="0.65">
            <text:p>0,6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8]);[.A208];[.M208])" office:value-type="float" office:value="0.385320466407568">
            <text:p>0,38532</text:p>
          </table:table-cell>
          <table:table-cell table:style-name="ce20" table:formula="oooc:=IF(ISBLANK([.O208]);IF(ISERROR([.B208]);&quot;Err:&quot;&amp;ERRORTYPE([.B208])=[.M208];OR([.P208]=[.B208];AND(ISNUMBER([.P208]);ISNUMBER([.B208]);OR(AND([.P208]=0;ABS([.B208])&lt;1E-307);&quot;&quot;&amp;[.B208]=&quot;&quot;&amp;[.P208]))));[.O2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24400512708041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table:style-name="ce9" office:value-type="float" office:value="0.7">
            <text:p>0,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09]);[.A209];[.M209])" office:value-type="float" office:value="0.524400512708041">
            <text:p>0,5244</text:p>
          </table:table-cell>
          <table:table-cell table:style-name="ce20" table:formula="oooc:=IF(ISBLANK([.O209]);IF(ISERROR([.B209]);&quot;Err:&quot;&amp;ERRORTYPE([.B209])=[.M209];OR([.P209]=[.B209];AND(ISNUMBER([.P209]);ISNUMBER([.B209]);OR(AND([.P209]=0;ABS([.B209])&lt;1E-307);&quot;&quot;&amp;[.B209]=&quot;&quot;&amp;[.P209]))));[.O2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table:style-name="ce9" office:value-type="float" office:value="0.75">
            <text:p>0,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0]);[.A210];[.M210])" office:value-type="float" office:value="0.674489750196082">
            <text:p>0,67449</text:p>
          </table:table-cell>
          <table:table-cell table:style-name="ce20" table:formula="oooc:=IF(ISBLANK([.O210]);IF(ISERROR([.B210]);&quot;Err:&quot;&amp;ERRORTYPE([.B210])=[.M210];OR([.P210]=[.B210];AND(ISNUMBER([.P210]);ISNUMBER([.B210]);OR(AND([.P210]=0;ABS([.B210])&lt;1E-307);&quot;&quot;&amp;[.B210]=&quot;&quot;&amp;[.P210]))));[.O2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1]);[.A211];[.M211])" office:value-type="float" office:value="0.841621233572914">
            <text:p>0,84162</text:p>
          </table:table-cell>
          <table:table-cell table:style-name="ce20" table:formula="oooc:=IF(ISBLANK([.O211]);IF(ISERROR([.B211]);&quot;Err:&quot;&amp;ERRORTYPE([.B211])=[.M211];OR([.P211]=[.B211];AND(ISNUMBER([.P211]);ISNUMBER([.B211]);OR(AND([.P211]=0;ABS([.B211])&lt;1E-307);&quot;&quot;&amp;[.B211]=&quot;&quot;&amp;[.P211]))));[.O2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table:style-name="ce9" office:value-type="float" office:value="0.85">
            <text:p>0,8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2]);[.A212];[.M212])" office:value-type="float" office:value="1.03643338949379">
            <text:p>1,03643</text:p>
          </table:table-cell>
          <table:table-cell table:style-name="ce20" table:formula="oooc:=IF(ISBLANK([.O212]);IF(ISERROR([.B212]);&quot;Err:&quot;&amp;ERRORTYPE([.B212])=[.M212];OR([.P212]=[.B212];AND(ISNUMBER([.P212]);ISNUMBER([.B212]);OR(AND([.P212]=0;ABS([.B212])&lt;1E-307);&quot;&quot;&amp;[.B212]=&quot;&quot;&amp;[.P212]))));[.O2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table:style-name="ce9" office:value-type="float" office:value="0.9">
            <text:p>0,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3]);[.A213];[.M213])" office:value-type="float" office:value="1.2815515655446">
            <text:p>1,28155</text:p>
          </table:table-cell>
          <table:table-cell table:style-name="ce20" table:formula="oooc:=IF(ISBLANK([.O213]);IF(ISERROR([.B213]);&quot;Err:&quot;&amp;ERRORTYPE([.B213])=[.M213];OR([.P213]=[.B213];AND(ISNUMBER([.P213]);ISNUMBER([.B213]);OR(AND([.P213]=0;ABS([.B213])&lt;1E-307);&quot;&quot;&amp;[.B213]=&quot;&quot;&amp;[.P213]))));[.O2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table:style-name="ce9" office:value-type="float" office:value="0.95">
            <text:p>0,9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4]);[.A214];[.M214])" office:value-type="float" office:value="1.64485362695147">
            <text:p>1,64485</text:p>
          </table:table-cell>
          <table:table-cell table:style-name="ce20" table:formula="oooc:=IF(ISBLANK([.O214]);IF(ISERROR([.B214]);&quot;Err:&quot;&amp;ERRORTYPE([.B214])=[.M214];OR([.P214]=[.B214];AND(ISNUMBER([.P214]);ISNUMBER([.B214]);OR(AND([.P214]=0;ABS([.B214])&lt;1E-307);&quot;&quot;&amp;[.B214]=&quot;&quot;&amp;[.P214]))));[.O2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table:style-name="ce9" office:value-type="float" office:value="0.975">
            <text:p>0,9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5]);[.A215];[.M215])" office:value-type="float" office:value="1.95996398454005">
            <text:p>1,95996</text:p>
          </table:table-cell>
          <table:table-cell table:style-name="ce20" table:formula="oooc:=IF(ISBLANK([.O215]);IF(ISERROR([.B215]);&quot;Err:&quot;&amp;ERRORTYPE([.B215])=[.M215];OR([.P215]=[.B215];AND(ISNUMBER([.P215]);ISNUMBER([.B215]);OR(AND([.P215]=0;ABS([.B215])&lt;1E-307);&quot;&quot;&amp;[.B215]=&quot;&quot;&amp;[.P215]))));[.O2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table:style-name="ce9" office:value-type="float" office:value="0.99">
            <text:p>0,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6]);[.A216];[.M216])" office:value-type="float" office:value="2.32634787404084">
            <text:p>2,32635</text:p>
          </table:table-cell>
          <table:table-cell table:style-name="ce20" table:formula="oooc:=IF(ISBLANK([.O216]);IF(ISERROR([.B216]);&quot;Err:&quot;&amp;ERRORTYPE([.B216])=[.M216];OR([.P216]=[.B216];AND(ISNUMBER([.P216]);ISNUMBER([.B216]);OR(AND([.P216]=0;ABS([.B216])&lt;1E-307);&quot;&quot;&amp;[.B216]=&quot;&quot;&amp;[.P216]))));[.O2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09023230616781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table:style-name="ce9" office:value-type="float" office:value="0.999">
            <text:p>0,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7]);[.A217];[.M217])" office:value-type="float" office:value="3.09023230616781">
            <text:p>3,09023</text:p>
          </table:table-cell>
          <table:table-cell table:style-name="ce20" table:formula="oooc:=IF(ISBLANK([.O217]);IF(ISERROR([.B217]);&quot;Err:&quot;&amp;ERRORTYPE([.B217])=[.M217];OR([.P217]=[.B217];AND(ISNUMBER([.P217]);ISNUMBER([.B217]);OR(AND([.P217]=0;ABS([.B217])&lt;1E-307);&quot;&quot;&amp;[.B217]=&quot;&quot;&amp;[.P217]))));[.O2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7190164854557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table:style-name="ce9" office:value-type="float" office:value="0.9999">
            <text:p>0,9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8]);[.A218];[.M218])" office:value-type="float" office:value="3.71901648545571">
            <text:p>3,71902</text:p>
          </table:table-cell>
          <table:table-cell table:style-name="ce20" table:formula="oooc:=IF(ISBLANK([.O218]);IF(ISERROR([.B218]);&quot;Err:&quot;&amp;ERRORTYPE([.B218])=[.M218];OR([.P218]=[.B218];AND(ISNUMBER([.P218]);ISNUMBER([.B218]);OR(AND([.P218]=0;ABS([.B218])&lt;1E-307);&quot;&quot;&amp;[.B218]=&quot;&quot;&amp;[.P218]))));[.O2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3.554cm" svg:height="1.997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19]);[.A219];[.M219])" office:value-type="string" office:string-value="Err:519">
            <text:p>Err:519</text:p>
          </table:table-cell>
          <table:table-cell table:style-name="ce20" table:formula="oooc:=IF(ISBLANK([.O219]);IF(ISERROR([.B219]);&quot;Err:&quot;&amp;ERRORTYPE([.B219])=[.M219];OR([.P219]=[.B219];AND(ISNUMBER([.P219]);ISNUMBER([.B219]);OR(AND([.P219]=0;ABS([.B219])&lt;1E-307);&quot;&quot;&amp;[.B219]=&quot;&quot;&amp;[.P219]))));[.O2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6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0]);[.A220];[.M220])" office:value-type="string" office:string-value="Err:502">
            <text:p>Err:502</text:p>
          </table:table-cell>
          <table:table-cell table:style-name="ce20" table:formula="oooc:=IF(ISBLANK([.O220]);IF(ISERROR([.B220]);&quot;Err:&quot;&amp;ERRORTYPE([.B220])=[.M220];OR([.P220]=[.B220];AND(ISNUMBER([.P220]);ISNUMBER([.B220]);OR(AND([.P220]=0;ABS([.B220])&lt;1E-307);&quot;&quot;&amp;[.B220]=&quot;&quot;&amp;[.P220]))));[.O2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3.554cm" svg:height="1.986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1]);[.A221];[.M221])" office:value-type="string" office:string-value="Err:519">
            <text:p>Err:519</text:p>
          </table:table-cell>
          <table:table-cell table:style-name="ce20" table:formula="oooc:=IF(ISBLANK([.O221]);IF(ISERROR([.B221]);&quot;Err:&quot;&amp;ERRORTYPE([.B221])=[.M221];OR([.P221]=[.B221];AND(ISNUMBER([.P221]);ISNUMBER([.B221]);OR(AND([.P221]=0;ABS([.B221])&lt;1E-307);&quot;&quot;&amp;[.B221]=&quot;&quot;&amp;[.P221]))));[.O22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0197817462626412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 table:style-name="ce17"/>
          <table:table-cell office:value-type="string">
            <office:annotation draw:style-name="gr2" draw:text-style-name="P3" svg:width="3.554cm" svg:height="2.005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3]);[.A223];[.M223])" office:value-type="float" office:value="0.00197817462626412">
            <text:p>0,00198</text:p>
          </table:table-cell>
          <table:table-cell table:style-name="ce20" table:formula="oooc:=IF(ISBLANK([.O223]);IF(ISERROR([.B223]);&quot;Err:&quot;&amp;ERRORTYPE([.B223])=[.M223];OR([.P223]=[.B223];AND(ISNUMBER([.P223]);ISNUMBER([.B223]);OR(AND([.P223]=0;ABS([.B223])&lt;1E-307);&quot;&quot;&amp;[.B223]=&quot;&quot;&amp;[.P223]))));[.O2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733777834200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table:style-name="ce9" office:value-type="float" office:value="0.05">
            <text:p>0,0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4]);[.A224];[.M224])" office:value-type="float" office:value="0.073377783420067">
            <text:p>0,07338</text:p>
          </table:table-cell>
          <table:table-cell table:style-name="ce20" table:formula="oooc:=IF(ISBLANK([.O224]);IF(ISERROR([.B224]);&quot;Err:&quot;&amp;ERRORTYPE([.B224])=[.M224];OR([.P224]=[.B224];AND(ISNUMBER([.P224]);ISNUMBER([.B224]);OR(AND([.P224]=0;ABS([.B224])&lt;1E-307);&quot;&quot;&amp;[.B224]=&quot;&quot;&amp;[.P224]))));[.O2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5]);[.A225];[.M225])" office:value-type="float" office:value="0.181976282949439">
            <text:p>0,18198</text:p>
          </table:table-cell>
          <table:table-cell table:style-name="ce20" table:formula="oooc:=IF(ISBLANK([.O225]);IF(ISERROR([.B225]);&quot;Err:&quot;&amp;ERRORTYPE([.B225])=[.M225];OR([.P225]=[.B225];AND(ISNUMBER([.P225]);ISNUMBER([.B225]);OR(AND([.P225]=0;ABS([.B225])&lt;1E-307);&quot;&quot;&amp;[.B225]=&quot;&quot;&amp;[.P225]))));[.O2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6]);[.A226];[.M226])" office:value-type="float" office:value="0.546591758184583">
            <text:p>0,54659</text:p>
          </table:table-cell>
          <table:table-cell table:style-name="ce20" table:formula="oooc:=IF(ISBLANK([.O226]);IF(ISERROR([.B226]);&quot;Err:&quot;&amp;ERRORTYPE([.B226])=[.M226];OR([.P226]=[.B226];AND(ISNUMBER([.P226]);ISNUMBER([.B226]);OR(AND([.P226]=0;ABS([.B226])&lt;1E-307);&quot;&quot;&amp;[.B226]=&quot;&quot;&amp;[.P226]))));[.O2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7]);[.A227];[.M227])" office:value-type="float" office:value="4.48168907033806">
            <text:p>4,48169</text:p>
          </table:table-cell>
          <table:table-cell table:style-name="ce20" table:formula="oooc:=IF(ISBLANK([.O227]);IF(ISERROR([.B227]);&quot;Err:&quot;&amp;ERRORTYPE([.B227])=[.M227];OR([.P227]=[.B227];AND(ISNUMBER([.P227]);ISNUMBER([.B227]);OR(AND([.P227]=0;ABS([.B227])&lt;1E-307);&quot;&quot;&amp;[.B227]=&quot;&quot;&amp;[.P227]))));[.O2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8]);[.A228];[.M228])" office:value-type="float" office:value="36.7468711747476">
            <text:p>36,74687</text:p>
          </table:table-cell>
          <table:table-cell table:style-name="ce20" table:formula="oooc:=IF(ISBLANK([.O228]);IF(ISERROR([.B228]);&quot;Err:&quot;&amp;ERRORTYPE([.B228])=[.M228];OR([.P228]=[.B228];AND(ISNUMBER([.P228]);ISNUMBER([.B228]);OR(AND([.P228]=0;ABS([.B228])&lt;1E-307);&quot;&quot;&amp;[.B228]=&quot;&quot;&amp;[.P228]))));[.O2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29]);[.A229];[.M229])" office:value-type="float" office:value="110.374476264956">
            <text:p>110,37448</text:p>
          </table:table-cell>
          <table:table-cell table:style-name="ce20" table:formula="oooc:=IF(ISBLANK([.O229]);IF(ISERROR([.B229]);&quot;Err:&quot;&amp;ERRORTYPE([.B229])=[.M229];OR([.P229]=[.B229];AND(ISNUMBER([.P229]);ISNUMBER([.B229]);OR(AND([.P229]=0;ABS([.B229])&lt;1E-307);&quot;&quot;&amp;[.B229]=&quot;&quot;&amp;[.P229]))));[.O2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73.727768638141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table:style-name="ce9" office:value-type="float" office:value="0.95">
            <text:p>0,9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0]);[.A230];[.M230])" office:value-type="float" office:value="273.727768638141">
            <text:p>273,72777</text:p>
          </table:table-cell>
          <table:table-cell table:style-name="ce20" table:formula="oooc:=IF(ISBLANK([.O230]);IF(ISERROR([.B230]);&quot;Err:&quot;&amp;ERRORTYPE([.B230])=[.M230];OR([.P230]=[.B230];AND(ISNUMBER([.P230]);ISNUMBER([.B230]);OR(AND([.P230]=0;ABS([.B230])&lt;1E-307);&quot;&quot;&amp;[.B230]=&quot;&quot;&amp;[.P230]))));[.O2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153.5712047425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table:style-name="ce9" office:value-type="float" office:value="0.999">
            <text:p>0,999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1]);[.A231];[.M231])" office:value-type="float" office:value="10153.5712047425">
            <text:p>10153,5712</text:p>
          </table:table-cell>
          <table:table-cell table:style-name="ce20" table:formula="oooc:=IF(ISBLANK([.O231]);IF(ISERROR([.B231]);&quot;Err:&quot;&amp;ERRORTYPE([.B231])=[.M231];OR([.P231]=[.B231];AND(ISNUMBER([.P231]);ISNUMBER([.B231]);OR(AND([.P231]=0;ABS([.B231])&lt;1E-307);&quot;&quot;&amp;[.B231]=&quot;&quot;&amp;[.P231]))));[.O2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27787567727409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-1.5">
            <text:p>-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2]);[.A232];[.M232])" office:value-type="float" office:value="0.827787567727409">
            <text:p>0,82779</text:p>
          </table:table-cell>
          <table:table-cell table:style-name="ce20" table:formula="oooc:=IF(ISBLANK([.O232]);IF(ISERROR([.B232]);&quot;Err:&quot;&amp;ERRORTYPE([.B232])=[.M232];OR([.P232]=[.B232];AND(ISNUMBER([.P232]);ISNUMBER([.B232]);OR(AND([.P232]=0;ABS([.B232])&lt;1E-307);&quot;&quot;&amp;[.B232]=&quot;&quot;&amp;[.P232]))));[.O2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07099791811305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-1.5">
            <text:p>-1,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3]);[.A233];[.M233])" office:value-type="float" office:value="3.07099791811305">
            <text:p>3,071</text:p>
          </table:table-cell>
          <table:table-cell table:style-name="ce20" table:formula="oooc:=IF(ISBLANK([.O233]);IF(ISERROR([.B233]);&quot;Err:&quot;&amp;ERRORTYPE([.B233])=[.M233];OR([.P233]=[.B233];AND(ISNUMBER([.P233]);ISNUMBER([.B233]);OR(AND([.P233]=0;ABS([.B233])&lt;1E-307);&quot;&quot;&amp;[.B233]=&quot;&quot;&amp;[.P233]))));[.O2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3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4]);[.A234];[.M234])" office:value-type="string" office:string-value="Err:502">
            <text:p>Err:502</text:p>
          </table:table-cell>
          <table:table-cell table:style-name="ce20" table:formula="oooc:=IF(ISBLANK([.O234]);IF(ISERROR([.B234]);&quot;Err:&quot;&amp;ERRORTYPE([.B234])=[.M234];OR([.P234]=[.B234];AND(ISNUMBER([.P234]);ISNUMBER([.B234]);OR(AND([.P234]=0;ABS([.B234])&lt;1E-307);&quot;&quot;&amp;[.B234]=&quot;&quot;&amp;[.P234]))));[.O2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3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5]);[.A235];[.M235])" office:value-type="string" office:string-value="Err:502">
            <text:p>Err:502</text:p>
          </table:table-cell>
          <table:table-cell table:style-name="ce20" table:formula="oooc:=IF(ISBLANK([.O235]);IF(ISERROR([.B235]);&quot;Err:&quot;&amp;ERRORTYPE([.B235])=[.M235];OR([.P235]=[.B235];AND(ISNUMBER([.P235]);ISNUMBER([.B235]);OR(AND([.P235]=0;ABS([.B235])&lt;1E-307);&quot;&quot;&amp;[.B235]=&quot;&quot;&amp;[.P235]))));[.O2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97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6]);[.A236];[.M236])" office:value-type="string" office:string-value="Err:502">
            <text:p>Err:502</text:p>
          </table:table-cell>
          <table:table-cell table:style-name="ce20" table:formula="oooc:=IF(ISBLANK([.O236]);IF(ISERROR([.B236]);&quot;Err:&quot;&amp;ERRORTYPE([.B236])=[.M236];OR([.P236]=[.B236];AND(ISNUMBER([.P236]);ISNUMBER([.B236]);OR(AND([.P236]=0;ABS([.B236])&lt;1E-307);&quot;&quot;&amp;[.B236]=&quot;&quot;&amp;[.P236]))));[.O2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7]);[.A237];[.M237])" office:value-type="string" office:string-value="Err:502">
            <text:p>Err:502</text:p>
          </table:table-cell>
          <table:table-cell table:style-name="ce20" table:formula="oooc:=IF(ISBLANK([.O237]);IF(ISERROR([.B237]);&quot;Err:&quot;&amp;ERRORTYPE([.B237])=[.M237];OR([.P237]=[.B237];AND(ISNUMBER([.P237]);ISNUMBER([.B237]);OR(AND([.P237]=0;ABS([.B237])&lt;1E-307);&quot;&quot;&amp;[.B237]=&quot;&quot;&amp;[.P237]))));[.O2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238]);[.A238];[.M238])" office:value-type="string" office:string-value="Err:502">
            <text:p>Err:502</text:p>
          </table:table-cell>
          <table:table-cell table:style-name="ce20" table:formula="oooc:=IF(ISBLANK([.O238]);IF(ISERROR([.B238]);&quot;Err:&quot;&amp;ERRORTYPE([.B238])=[.M238];OR([.P238]=[.B238];AND(ISNUMBER([.P238]);ISNUMBER([.B238]);OR(AND([.P238]=0;ABS([.B238])&lt;1E-307);&quot;&quot;&amp;[.B238]=&quot;&quot;&amp;[.P238]))));[.O2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252215496181516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 table:style-name="ce17"/>
          <table:table-cell office:value-type="string">
            <office:annotation draw:style-name="gr2" draw:text-style-name="P3" svg:width="3.554cm" svg:height="2.006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40]);[.A240];[.M240])" office:value-type="float" office:value="0.252215496181516">
            <text:p>0,25222</text:p>
          </table:table-cell>
          <table:table-cell table:style-name="ce20" table:formula="oooc:=IF(ISBLANK([.O240]);IF(ISERROR([.B240]);&quot;Err:&quot;&amp;ERRORTYPE([.B240])=[.M240];OR([.P240]=[.B240];AND(ISNUMBER([.P240]);ISNUMBER([.B240]);OR(AND([.P240]=0;ABS([.B240])&lt;1E-307);&quot;&quot;&amp;[.B240]=&quot;&quot;&amp;[.P240]))));[.O2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41]);[.A241];[.M241])" office:value-type="float" office:value="0">
            <text:p>0</text:p>
          </table:table-cell>
          <table:table-cell table:style-name="ce20" table:formula="oooc:=IF(ISBLANK([.O241]);IF(ISERROR([.B241]);&quot;Err:&quot;&amp;ERRORTYPE([.B241])=[.M241];OR([.P241]=[.B241];AND(ISNUMBER([.P241]);ISNUMBER([.B241]);OR(AND([.P241]=0;ABS([.B241])&lt;1E-307);&quot;&quot;&amp;[.B241]=&quot;&quot;&amp;[.P241]))));[.O2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42]);[.A242];[.M242])" office:value-type="float" office:value="1">
            <text:p>1</text:p>
          </table:table-cell>
          <table:table-cell table:style-name="ce20" table:formula="oooc:=IF(ISBLANK([.O242]);IF(ISERROR([.B242]);&quot;Err:&quot;&amp;ERRORTYPE([.B242])=[.M242];OR([.P242]=[.B242];AND(ISNUMBER([.P242]);ISNUMBER([.B242]);OR(AND([.P242]=0;ABS([.B242])&lt;1E-307);&quot;&quot;&amp;[.B242]=&quot;&quot;&amp;[.P242]))));[.O2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table:style-name="ce9" office:value-type="float" office:value="-0.001">
            <text:p>-0,00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43]);[.A243];[.M243])" office:value-type="string" office:string-value="Err:502">
            <text:p>Err:502</text:p>
          </table:table-cell>
          <table:table-cell table:style-name="ce20" table:formula="oooc:=IF(ISBLANK([.O243]);IF(ISERROR([.B243]);&quot;Err:&quot;&amp;ERRORTYPE([.B243])=[.M243];OR([.P243]=[.B243];AND(ISNUMBER([.P243]);ISNUMBER([.B243]);OR(AND([.P243]=0;ABS([.B243])&lt;1E-307);&quot;&quot;&amp;[.B243]=&quot;&quot;&amp;[.P243]))));[.O2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table:style-name="ce9" office:value-type="float" office:value="1.001">
            <text:p>1,00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44]);[.A244];[.M244])" office:value-type="string" office:string-value="Err:502">
            <text:p>Err:502</text:p>
          </table:table-cell>
          <table:table-cell table:style-name="ce20" table:formula="oooc:=IF(ISBLANK([.O244]);IF(ISERROR([.B244]);&quot;Err:&quot;&amp;ERRORTYPE([.B244])=[.M244];OR([.P244]=[.B244];AND(ISNUMBER([.P244]);ISNUMBER([.B244]);OR(AND([.P244]=0;ABS([.B244])&lt;1E-307);&quot;&quot;&amp;[.B244]=&quot;&quot;&amp;[.P244]))));[.O2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45]);[.A245];[.M245])" office:value-type="string" office:string-value="Err:502">
            <text:p>Err:502</text:p>
          </table:table-cell>
          <table:table-cell table:style-name="ce20" table:formula="oooc:=IF(ISBLANK([.O245]);IF(ISERROR([.B245]);&quot;Err:&quot;&amp;ERRORTYPE([.B245])=[.M245];OR([.P245]=[.B245];AND(ISNUMBER([.P245]);ISNUMBER([.B245]);OR(AND([.P245]=0;ABS([.B245])&lt;1E-307);&quot;&quot;&amp;[.B245]=&quot;&quot;&amp;[.P245]))));[.O2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46]);[.A246];[.M246])" office:value-type="string" office:string-value="Err:502">
            <text:p>Err:502</text:p>
          </table:table-cell>
          <table:table-cell table:style-name="ce20" table:formula="oooc:=IF(ISBLANK([.O246]);IF(ISERROR([.B246]);&quot;Err:&quot;&amp;ERRORTYPE([.B246])=[.M246];OR([.P246]=[.B246];AND(ISNUMBER([.P246]);ISNUMBER([.B246]);OR(AND([.P246]=0;ABS([.B246])&lt;1E-307);&quot;&quot;&amp;[.B246]=&quot;&quot;&amp;[.P246]))));[.O24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269009172599102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table:style-name="ce9" office:value-type="float" office:value="-0.1">
            <text:p>-0,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0.3">
            <text:p>-0,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48]);[.A248];[.M248])" office:value-type="float" office:value="0.0269009172599102">
            <text:p>0,0269</text:p>
          </table:table-cell>
          <table:table-cell table:style-name="ce20" table:formula="oooc:=IF(ISBLANK([.O248]);IF(ISERROR([.B248]);&quot;Err:&quot;&amp;ERRORTYPE([.B248])=[.M248];OR([.P248]=[.B248];AND(ISNUMBER([.P248]);ISNUMBER([.B248]);OR(AND([.P248]=0;ABS([.B248])&lt;1E-307);&quot;&quot;&amp;[.B248]=&quot;&quot;&amp;[.P248]))));[.O2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0348969845113343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table:style-name="ce9" office:value-type="float" office:value="-0.1">
            <text:p>-0,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0.3">
            <text:p>-0,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05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0]);[.A250];[.M250])" office:value-type="float" office:value="0.0348969845113343">
            <text:p>0,0349</text:p>
          </table:table-cell>
          <table:table-cell table:style-name="ce20" table:formula="oooc:=IF(ISBLANK([.O250]);IF(ISERROR([.B250]);&quot;Err:&quot;&amp;ERRORTYPE([.B250])=[.M250];OR([.P250]=[.B250];AND(ISNUMBER([.P250]);ISNUMBER([.B250]);OR(AND([.P250]=0;ABS([.B250])&lt;1E-307);&quot;&quot;&amp;[.B250]=&quot;&quot;&amp;[.P250]))));[.O2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table:style-name="ce9" office:value-type="float" office:value="-0.3">
            <text:p>-0,3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0.3">
            <text:p>-0,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1]);[.A251];[.M251])" office:value-type="float" office:value="0">
            <text:p>0</text:p>
          </table:table-cell>
          <table:table-cell table:style-name="ce20" table:formula="oooc:=IF(ISBLANK([.O251]);IF(ISERROR([.B251]);&quot;Err:&quot;&amp;ERRORTYPE([.B251])=[.M251];OR([.P251]=[.B251];AND(ISNUMBER([.P251]);ISNUMBER([.B251]);OR(AND([.P251]=0;ABS([.B251])&lt;1E-307);&quot;&quot;&amp;[.B251]=&quot;&quot;&amp;[.P251]))));[.O2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0.3">
            <text:p>-0,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2]);[.A252];[.M252])" office:value-type="float" office:value="1">
            <text:p>1</text:p>
          </table:table-cell>
          <table:table-cell table:style-name="ce20" table:formula="oooc:=IF(ISBLANK([.O252]);IF(ISERROR([.B252]);&quot;Err:&quot;&amp;ERRORTYPE([.B252])=[.M252];OR([.P252]=[.B252];AND(ISNUMBER([.P252]);ISNUMBER([.B252]);OR(AND([.P252]=0;ABS([.B252])&lt;1E-307);&quot;&quot;&amp;[.B252]=&quot;&quot;&amp;[.P252]))));[.O2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98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3]);[.A253];[.M253])" office:value-type="string" office:string-value="Err:502">
            <text:p>Err:502</text:p>
          </table:table-cell>
          <table:table-cell table:style-name="ce20" table:formula="oooc:=IF(ISBLANK([.O253]);IF(ISERROR([.B253]);&quot;Err:&quot;&amp;ERRORTYPE([.B253])=[.M253];OR([.P253]=[.B253];AND(ISNUMBER([.P253]);ISNUMBER([.B253]);OR(AND([.P253]=0;ABS([.B253])&lt;1E-307);&quot;&quot;&amp;[.B253]=&quot;&quot;&amp;[.P253]))));[.O2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4]);[.A254];[.M254])" office:value-type="string" office:string-value="Err:502">
            <text:p>Err:502</text:p>
          </table:table-cell>
          <table:table-cell table:style-name="ce20" table:formula="oooc:=IF(ISBLANK([.O254]);IF(ISERROR([.B254]);&quot;Err:&quot;&amp;ERRORTYPE([.B254])=[.M254];OR([.P254]=[.B254];AND(ISNUMBER([.P254]);ISNUMBER([.B254]);OR(AND([.P254]=0;ABS([.B254])&lt;1E-307);&quot;&quot;&amp;[.B254]=&quot;&quot;&amp;[.P254]))));[.O2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number-columns-repeated="2" table:style-name="ce9" office:value-type="float" office:value="0.9">
            <text:p>0,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1.987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255]);[.A255];[.M255])" office:value-type="string" office:string-value="Err:502">
            <text:p>Err:502</text:p>
          </table:table-cell>
          <table:table-cell table:style-name="ce20" table:formula="oooc:=IF(ISBLANK([.O255]);IF(ISERROR([.B255]);&quot;Err:&quot;&amp;ERRORTYPE([.B255])=[.M255];OR([.P255]=[.B255];AND(ISNUMBER([.P255]);ISNUMBER([.B255]);OR(AND([.P255]=0;ABS([.B255])&lt;1E-307);&quot;&quot;&amp;[.B255]=&quot;&quot;&amp;[.P255]))));[.O2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style-name="ce17"/>
          <table:table-cell/>
          <table:table-cell/>
          <table:table-cell table:style-name="ce20" table:formula="oooc:=IF(ISBLANK([.M257]);[.A257];[.M257])" office:value-type="float" office:value="1">
            <text:p>1</text:p>
          </table:table-cell>
          <table:table-cell table:style-name="ce20" table:formula="oooc:=IF(ISBLANK([.O257]);IF(ISERROR([.B257]);&quot;Err:&quot;&amp;ERRORTYPE([.B257])=[.M257];OR([.P257]=[.B257];AND(ISNUMBER([.P257]);ISNUMBER([.B257]);OR(AND([.P257]=0;ABS([.B257])&lt;1E-307);&quot;&quot;&amp;[.B257]=&quot;&quot;&amp;[.P257]))));[.O2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58]);[.A258];[.M258])" office:value-type="float" office:value="0.512">
            <text:p>0,512</text:p>
          </table:table-cell>
          <table:table-cell table:style-name="ce20" table:formula="oooc:=IF(ISBLANK([.O258]);IF(ISERROR([.B258]);&quot;Err:&quot;&amp;ERRORTYPE([.B258])=[.M258];OR([.P258]=[.B258];AND(ISNUMBER([.P258]);ISNUMBER([.B258]);OR(AND([.P258]=0;ABS([.B258])&lt;1E-307);&quot;&quot;&amp;[.B258]=&quot;&quot;&amp;[.P258]))));[.O2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59]);[.A259];[.M259])" office:value-type="float" office:value="0.896">
            <text:p>0,896</text:p>
          </table:table-cell>
          <table:table-cell table:style-name="ce20" table:formula="oooc:=IF(ISBLANK([.O259]);IF(ISERROR([.B259]);&quot;Err:&quot;&amp;ERRORTYPE([.B259])=[.M259];OR([.P259]=[.B259];AND(ISNUMBER([.P259]);ISNUMBER([.B259]);OR(AND([.P259]=0;ABS([.B259])&lt;1E-307);&quot;&quot;&amp;[.B259]=&quot;&quot;&amp;[.P259]))));[.O2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0]);[.A260];[.M260])" office:value-type="float" office:value="0.992">
            <text:p>0,992</text:p>
          </table:table-cell>
          <table:table-cell table:style-name="ce20" table:formula="oooc:=IF(ISBLANK([.O260]);IF(ISERROR([.B260]);&quot;Err:&quot;&amp;ERRORTYPE([.B260])=[.M260];OR([.P260]=[.B260];AND(ISNUMBER([.P260]);ISNUMBER([.B260]);OR(AND([.P260]=0;ABS([.B260])&lt;1E-307);&quot;&quot;&amp;[.B260]=&quot;&quot;&amp;[.P260]))));[.O2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1]);[.A261];[.M261])" office:value-type="float" office:value="1">
            <text:p>1</text:p>
          </table:table-cell>
          <table:table-cell table:style-name="ce20" table:formula="oooc:=IF(ISBLANK([.O261]);IF(ISERROR([.B261]);&quot;Err:&quot;&amp;ERRORTYPE([.B261])=[.M261];OR([.P261]=[.B261];AND(ISNUMBER([.P261]);ISNUMBER([.B261]);OR(AND([.P261]=0;ABS([.B261])&lt;1E-307);&quot;&quot;&amp;[.B261]=&quot;&quot;&amp;[.P261]))));[.O2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62]);[.A262];[.M262])" office:value-type="float" office:value="0.64">
            <text:p>0,64</text:p>
          </table:table-cell>
          <table:table-cell table:style-name="ce20" table:formula="oooc:=IF(ISBLANK([.O262]);IF(ISERROR([.B262]);&quot;Err:&quot;&amp;ERRORTYPE([.B262])=[.M262];OR([.P262]=[.B262];AND(ISNUMBER([.P262]);ISNUMBER([.B262]);OR(AND([.P262]=0;ABS([.B262])&lt;1E-307);&quot;&quot;&amp;[.B262]=&quot;&quot;&amp;[.P262]))));[.O2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3]);[.A263];[.M263])" office:value-type="float" office:value="0.36">
            <text:p>0,36</text:p>
          </table:table-cell>
          <table:table-cell table:style-name="ce20" table:formula="oooc:=IF(ISBLANK([.O263]);IF(ISERROR([.B263]);&quot;Err:&quot;&amp;ERRORTYPE([.B263])=[.M263];OR([.P263]=[.B263];AND(ISNUMBER([.P263]);ISNUMBER([.B263]);OR(AND([.P263]=0;ABS([.B263])&lt;1E-307);&quot;&quot;&amp;[.B263]=&quot;&quot;&amp;[.P263]))));[.O2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4]);[.A264];[.M264])" office:value-type="float" office:value="1">
            <text:p>1</text:p>
          </table:table-cell>
          <table:table-cell table:style-name="ce20" table:formula="oooc:=IF(ISBLANK([.O264]);IF(ISERROR([.B264]);&quot;Err:&quot;&amp;ERRORTYPE([.B264])=[.M264];OR([.P264]=[.B264];AND(ISNUMBER([.P264]);ISNUMBER([.B264]);OR(AND([.P264]=0;ABS([.B264])&lt;1E-307);&quot;&quot;&amp;[.B264]=&quot;&quot;&amp;[.P264]))));[.O2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5]);[.A265];[.M265])" office:value-type="float" office:value="0">
            <text:p>0</text:p>
          </table:table-cell>
          <table:table-cell table:style-name="ce20" table:formula="oooc:=IF(ISBLANK([.O265]);IF(ISERROR([.B265]);&quot;Err:&quot;&amp;ERRORTYPE([.B265])=[.M265];OR([.P265]=[.B265];AND(ISNUMBER([.P265]);ISNUMBER([.B265]);OR(AND([.P265]=0;ABS([.B265])&lt;1E-307);&quot;&quot;&amp;[.B265]=&quot;&quot;&amp;[.P265]))));[.O2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66]);[.A266];[.M266])" office:value-type="float" office:value="1">
            <text:p>1</text:p>
          </table:table-cell>
          <table:table-cell table:style-name="ce20" table:formula="oooc:=IF(ISBLANK([.O266]);IF(ISERROR([.B266]);&quot;Err:&quot;&amp;ERRORTYPE([.B266])=[.M266];OR([.P266]=[.B266];AND(ISNUMBER([.P266]);ISNUMBER([.B266]);OR(AND([.P266]=0;ABS([.B266])&lt;1E-307);&quot;&quot;&amp;[.B266]=&quot;&quot;&amp;[.P266]))));[.O2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67]);[.A267];[.M267])" office:value-type="float" office:value="0.512">
            <text:p>0,512</text:p>
          </table:table-cell>
          <table:table-cell table:style-name="ce20" table:formula="oooc:=IF(ISBLANK([.O267]);IF(ISERROR([.B267]);&quot;Err:&quot;&amp;ERRORTYPE([.B267])=[.M267];OR([.P267]=[.B267];AND(ISNUMBER([.P267]);ISNUMBER([.B267]);OR(AND([.P267]=0;ABS([.B267])&lt;1E-307);&quot;&quot;&amp;[.B267]=&quot;&quot;&amp;[.P267]))));[.O2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68]);[.A268];[.M268])" office:value-type="float" office:value="0">
            <text:p>0</text:p>
          </table:table-cell>
          <table:table-cell table:style-name="ce20" table:formula="oooc:=IF(ISBLANK([.O268]);IF(ISERROR([.B268]);&quot;Err:&quot;&amp;ERRORTYPE([.B268])=[.M268];OR([.P268]=[.B268];AND(ISNUMBER([.P268]);ISNUMBER([.B268]);OR(AND([.P268]=0;ABS([.B268])&lt;1E-307);&quot;&quot;&amp;[.B268]=&quot;&quot;&amp;[.P268]))));[.O2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69]);[.A269];[.M269])" office:value-type="float" office:value="0.512">
            <text:p>0,512</text:p>
          </table:table-cell>
          <table:table-cell table:style-name="ce20" table:formula="oooc:=IF(ISBLANK([.O269]);IF(ISERROR([.B269]);&quot;Err:&quot;&amp;ERRORTYPE([.B269])=[.M269];OR([.P269]=[.B269];AND(ISNUMBER([.P269]);ISNUMBER([.B269]);OR(AND([.P269]=0;ABS([.B269])&lt;1E-307);&quot;&quot;&amp;[.B269]=&quot;&quot;&amp;[.P269]))));[.O2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0]);[.A270];[.M270])" office:value-type="float" office:value="0.384">
            <text:p>0,384</text:p>
          </table:table-cell>
          <table:table-cell table:style-name="ce20" table:formula="oooc:=IF(ISBLANK([.O270]);IF(ISERROR([.B270]);&quot;Err:&quot;&amp;ERRORTYPE([.B270])=[.M270];OR([.P270]=[.B270];AND(ISNUMBER([.P270]);ISNUMBER([.B270]);OR(AND([.P270]=0;ABS([.B270])&lt;1E-307);&quot;&quot;&amp;[.B270]=&quot;&quot;&amp;[.P270]))));[.O2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1]);[.A271];[.M271])" office:value-type="float" office:value="0.096">
            <text:p>0,096</text:p>
          </table:table-cell>
          <table:table-cell table:style-name="ce20" table:formula="oooc:=IF(ISBLANK([.O271]);IF(ISERROR([.B271]);&quot;Err:&quot;&amp;ERRORTYPE([.B271])=[.M271];OR([.P271]=[.B271];AND(ISNUMBER([.P271]);ISNUMBER([.B271]);OR(AND([.P271]=0;ABS([.B271])&lt;1E-307);&quot;&quot;&amp;[.B271]=&quot;&quot;&amp;[.P271]))));[.O2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2]);[.A272];[.M272])" office:value-type="float" office:value="0.008">
            <text:p>0,008</text:p>
          </table:table-cell>
          <table:table-cell table:style-name="ce20" table:formula="oooc:=IF(ISBLANK([.O272]);IF(ISERROR([.B272]);&quot;Err:&quot;&amp;ERRORTYPE([.B272])=[.M272];OR([.P272]=[.B272];AND(ISNUMBER([.P272]);ISNUMBER([.B272]);OR(AND([.P272]=0;ABS([.B272])&lt;1E-307);&quot;&quot;&amp;[.B272]=&quot;&quot;&amp;[.P272]))));[.O2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73]);[.A273];[.M273])" office:value-type="float" office:value="0.64">
            <text:p>0,64</text:p>
          </table:table-cell>
          <table:table-cell table:style-name="ce20" table:formula="oooc:=IF(ISBLANK([.O273]);IF(ISERROR([.B273]);&quot;Err:&quot;&amp;ERRORTYPE([.B273])=[.M273];OR([.P273]=[.B273];AND(ISNUMBER([.P273]);ISNUMBER([.B273]);OR(AND([.P273]=0;ABS([.B273])&lt;1E-307);&quot;&quot;&amp;[.B273]=&quot;&quot;&amp;[.P273]))));[.O2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4]);[.A274];[.M274])" office:value-type="float" office:value="0.32">
            <text:p>0,32</text:p>
          </table:table-cell>
          <table:table-cell table:style-name="ce20" table:formula="oooc:=IF(ISBLANK([.O274]);IF(ISERROR([.B274]);&quot;Err:&quot;&amp;ERRORTYPE([.B274])=[.M274];OR([.P274]=[.B274];AND(ISNUMBER([.P274]);ISNUMBER([.B274]);OR(AND([.P274]=0;ABS([.B274])&lt;1E-307);&quot;&quot;&amp;[.B274]=&quot;&quot;&amp;[.P274]))));[.O2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5]);[.A275];[.M275])" office:value-type="float" office:value="0.64">
            <text:p>0,64</text:p>
          </table:table-cell>
          <table:table-cell table:style-name="ce20" table:formula="oooc:=IF(ISBLANK([.O275]);IF(ISERROR([.B275]);&quot;Err:&quot;&amp;ERRORTYPE([.B275])=[.M275];OR([.P275]=[.B275];AND(ISNUMBER([.P275]);ISNUMBER([.B275]);OR(AND([.P275]=0;ABS([.B275])&lt;1E-307);&quot;&quot;&amp;[.B275]=&quot;&quot;&amp;[.P275]))));[.O2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6]);[.A276];[.M276])" office:value-type="float" office:value="0">
            <text:p>0</text:p>
          </table:table-cell>
          <table:table-cell table:style-name="ce20" table:formula="oooc:=IF(ISBLANK([.O276]);IF(ISERROR([.B276]);&quot;Err:&quot;&amp;ERRORTYPE([.B276])=[.M276];OR([.P276]=[.B276];AND(ISNUMBER([.P276]);ISNUMBER([.B276]);OR(AND([.P276]=0;ABS([.B276])&lt;1E-307);&quot;&quot;&amp;[.B276]=&quot;&quot;&amp;[.P276]))));[.O2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7]);[.A277];[.M277])" office:value-type="float" office:value="1">
            <text:p>1</text:p>
          </table:table-cell>
          <table:table-cell table:style-name="ce20" table:formula="oooc:=IF(ISBLANK([.O277]);IF(ISERROR([.B277]);&quot;Err:&quot;&amp;ERRORTYPE([.B277])=[.M277];OR([.P277]=[.B277];AND(ISNUMBER([.P277]);ISNUMBER([.B277]);OR(AND([.P277]=0;ABS([.B277])&lt;1E-307);&quot;&quot;&amp;[.B277]=&quot;&quot;&amp;[.P277]))));[.O2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table:style-name="ce9" office:value-type="float" office:value="2.9">
            <text:p>2,9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78]);[.A278];[.M278])" office:value-type="float" office:value="0.096">
            <text:p>0,096</text:p>
          </table:table-cell>
          <table:table-cell table:style-name="ce20" table:formula="oooc:=IF(ISBLANK([.O278]);IF(ISERROR([.B278]);&quot;Err:&quot;&amp;ERRORTYPE([.B278])=[.M278];OR([.P278]=[.B278];AND(ISNUMBER([.P278]);ISNUMBER([.B278]);OR(AND([.P278]=0;ABS([.B278])&lt;1E-307);&quot;&quot;&amp;[.B278]=&quot;&quot;&amp;[.P278]))));[.O2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79]);[.A279];[.M279])" office:value-type="string" office:string-value="Err:502">
            <text:p>Err:502</text:p>
          </table:table-cell>
          <table:table-cell table:style-name="ce20" table:formula="oooc:=IF(ISBLANK([.O279]);IF(ISERROR([.B279]);&quot;Err:&quot;&amp;ERRORTYPE([.B279])=[.M279];OR([.P279]=[.B279];AND(ISNUMBER([.P279]);ISNUMBER([.B279]);OR(AND([.P279]=0;ABS([.B279])&lt;1E-307);&quot;&quot;&amp;[.B279]=&quot;&quot;&amp;[.P279]))));[.O2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,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80]);[.A280];[.M280])" office:value-type="string" office:string-value="Err:502">
            <text:p>Err:502</text:p>
          </table:table-cell>
          <table:table-cell table:style-name="ce20" table:formula="oooc:=IF(ISBLANK([.O280]);IF(ISERROR([.B280]);&quot;Err:&quot;&amp;ERRORTYPE([.B280])=[.M280];OR([.P280]=[.B280];AND(ISNUMBER([.P280]);ISNUMBER([.B280]);OR(AND([.P280]=0;ABS([.B280])&lt;1E-307);&quot;&quot;&amp;[.B280]=&quot;&quot;&amp;[.P280]))));[.O2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0.001">
            <text:p>-0,00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81]);[.A281];[.M281])" office:value-type="string" office:string-value="Err:502">
            <text:p>Err:502</text:p>
          </table:table-cell>
          <table:table-cell table:style-name="ce20" table:formula="oooc:=IF(ISBLANK([.O281]);IF(ISERROR([.B281]);&quot;Err:&quot;&amp;ERRORTYPE([.B281])=[.M281];OR([.P281]=[.B281];AND(ISNUMBER([.P281]);ISNUMBER([.B281]);OR(AND([.P281]=0;ABS([.B281])&lt;1E-307);&quot;&quot;&amp;[.B281]=&quot;&quot;&amp;[.P281]))));[.O2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001">
            <text:p>1,00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282]);[.A282];[.M282])" office:value-type="string" office:string-value="Err:502">
            <text:p>Err:502</text:p>
          </table:table-cell>
          <table:table-cell table:style-name="ce20" table:formula="oooc:=IF(ISBLANK([.O282]);IF(ISERROR([.B282]);&quot;Err:&quot;&amp;ERRORTYPE([.B282])=[.M282];OR([.P282]=[.B282];AND(ISNUMBER([.P282]);ISNUMBER([.B282]);OR(AND([.P282]=0;ABS([.B282])&lt;1E-307);&quot;&quot;&amp;[.B282]=&quot;&quot;&amp;[.P282]))));[.O2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table:style-name="ce9" office:value-type="float" office:value="1000000000">
            <text:p>1000000000</text:p>
          </table:table-cell>
          <table:table-cell table:style-name="ce9" office:value-type="float" office:value="10000000000">
            <text:p>10000000000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283]);[.A283];[.M283])" office:value-type="string" office:string-value="Err:519">
            <text:p>Err:519</text:p>
          </table:table-cell>
          <table:table-cell table:style-name="ce20" table:formula="oooc:=IF(ISBLANK([.O283]);IF(ISERROR([.B283]);&quot;Err:&quot;&amp;ERRORTYPE([.B283])=[.M283];OR([.P283]=[.B283];AND(ISNUMBER([.P283]);ISNUMBER([.B283]);OR(AND([.P283]=0;ABS([.B283])&lt;1E-307);&quot;&quot;&amp;[.B283]=&quot;&quot;&amp;[.P283]))));[.O28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style-name="ce17"/>
          <table:table-cell/>
          <table:table-cell/>
          <table:table-cell table:style-name="ce20" table:formula="oooc:=IF(ISBLANK([.M285]);[.A285];[.M285])" office:value-type="float" office:value="0.8">
            <text:p>0,8</text:p>
          </table:table-cell>
          <table:table-cell table:style-name="ce20" table:formula="oooc:=IF(ISBLANK([.O285]);IF(ISERROR([.B285]);&quot;Err:&quot;&amp;ERRORTYPE([.B285])=[.M285];OR([.P285]=[.B285];AND(ISNUMBER([.P285]);ISNUMBER([.B285]);OR(AND([.P285]=0;ABS([.B285])&lt;1E-307);&quot;&quot;&amp;[.B285]=&quot;&quot;&amp;[.P285]))));[.O2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86]);[.A286];[.M286])" office:value-type="float" office:value="0.16">
            <text:p>0,16</text:p>
          </table:table-cell>
          <table:table-cell table:style-name="ce20" table:formula="oooc:=IF(ISBLANK([.O286]);IF(ISERROR([.B286]);&quot;Err:&quot;&amp;ERRORTYPE([.B286])=[.M286];OR([.P286]=[.B286];AND(ISNUMBER([.P286]);ISNUMBER([.B286]);OR(AND([.P286]=0;ABS([.B286])&lt;1E-307);&quot;&quot;&amp;[.B286]=&quot;&quot;&amp;[.P286]))));[.O2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87]);[.A287];[.M287])" office:value-type="float" office:value="0.032">
            <text:p>0,032</text:p>
          </table:table-cell>
          <table:table-cell table:style-name="ce20" table:formula="oooc:=IF(ISBLANK([.O287]);IF(ISERROR([.B287]);&quot;Err:&quot;&amp;ERRORTYPE([.B287])=[.M287];OR([.P287]=[.B287];AND(ISNUMBER([.P287]);ISNUMBER([.B287]);OR(AND([.P287]=0;ABS([.B287])&lt;1E-307);&quot;&quot;&amp;[.B287]=&quot;&quot;&amp;[.P287]))));[.O2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88]);[.A288];[.M288])" office:value-type="float" office:value="0.0064">
            <text:p>0,0064</text:p>
          </table:table-cell>
          <table:table-cell table:style-name="ce20" table:formula="oooc:=IF(ISBLANK([.O288]);IF(ISERROR([.B288]);&quot;Err:&quot;&amp;ERRORTYPE([.B288])=[.M288];OR([.P288]=[.B288];AND(ISNUMBER([.P288]);ISNUMBER([.B288]);OR(AND([.P288]=0;ABS([.B288])&lt;1E-307);&quot;&quot;&amp;[.B288]=&quot;&quot;&amp;[.P288]))));[.O2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89]);[.A289];[.M289])" office:value-type="float" office:value="0.64">
            <text:p>0,64</text:p>
          </table:table-cell>
          <table:table-cell table:style-name="ce20" table:formula="oooc:=IF(ISBLANK([.O289]);IF(ISERROR([.B289]);&quot;Err:&quot;&amp;ERRORTYPE([.B289])=[.M289];OR([.P289]=[.B289];AND(ISNUMBER([.P289]);ISNUMBER([.B289]);OR(AND([.P289]=0;ABS([.B289])&lt;1E-307);&quot;&quot;&amp;[.B289]=&quot;&quot;&amp;[.P289]))));[.O2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90]);[.A290];[.M290])" office:value-type="float" office:value="0.256">
            <text:p>0,256</text:p>
          </table:table-cell>
          <table:table-cell table:style-name="ce20" table:formula="oooc:=IF(ISBLANK([.O290]);IF(ISERROR([.B290]);&quot;Err:&quot;&amp;ERRORTYPE([.B290])=[.M290];OR([.P290]=[.B290];AND(ISNUMBER([.P290]);ISNUMBER([.B290]);OR(AND([.P290]=0;ABS([.B290])&lt;1E-307);&quot;&quot;&amp;[.B290]=&quot;&quot;&amp;[.P290]))));[.O2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1]);[.A291];[.M291])" office:value-type="float" office:value="0.0768">
            <text:p>0,0768</text:p>
          </table:table-cell>
          <table:table-cell table:style-name="ce20" table:formula="oooc:=IF(ISBLANK([.O291]);IF(ISERROR([.B291]);&quot;Err:&quot;&amp;ERRORTYPE([.B291])=[.M291];OR([.P291]=[.B291];AND(ISNUMBER([.P291]);ISNUMBER([.B291]);OR(AND([.P291]=0;ABS([.B291])&lt;1E-307);&quot;&quot;&amp;[.B291]=&quot;&quot;&amp;[.P291]))));[.O2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2]);[.A292];[.M292])" office:value-type="float" office:value="0.02048">
            <text:p>0,02048</text:p>
          </table:table-cell>
          <table:table-cell table:style-name="ce20" table:formula="oooc:=IF(ISBLANK([.O292]);IF(ISERROR([.B292]);&quot;Err:&quot;&amp;ERRORTYPE([.B292])=[.M292];OR([.P292]=[.B292];AND(ISNUMBER([.P292]);ISNUMBER([.B292]);OR(AND([.P292]=0;ABS([.B292])&lt;1E-307);&quot;&quot;&amp;[.B292]=&quot;&quot;&amp;[.P292]))));[.O2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3]);[.A293];[.M293])" office:value-type="float" office:value="0.512">
            <text:p>0,512</text:p>
          </table:table-cell>
          <table:table-cell table:style-name="ce20" table:formula="oooc:=IF(ISBLANK([.O293]);IF(ISERROR([.B293]);&quot;Err:&quot;&amp;ERRORTYPE([.B293])=[.M293];OR([.P293]=[.B293];AND(ISNUMBER([.P293]);ISNUMBER([.B293]);OR(AND([.P293]=0;ABS([.B293])&lt;1E-307);&quot;&quot;&amp;[.B293]=&quot;&quot;&amp;[.P293]))));[.O2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4]);[.A294];[.M294])" office:value-type="float" office:value="0.3072">
            <text:p>0,3072</text:p>
          </table:table-cell>
          <table:table-cell table:style-name="ce20" table:formula="oooc:=IF(ISBLANK([.O294]);IF(ISERROR([.B294]);&quot;Err:&quot;&amp;ERRORTYPE([.B294])=[.M294];OR([.P294]=[.B294];AND(ISNUMBER([.P294]);ISNUMBER([.B294]);OR(AND([.P294]=0;ABS([.B294])&lt;1E-307);&quot;&quot;&amp;[.B294]=&quot;&quot;&amp;[.P294]))));[.O2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95]);[.A295];[.M295])" office:value-type="float" office:value="0.12288">
            <text:p>0,12288</text:p>
          </table:table-cell>
          <table:table-cell table:style-name="ce20" table:formula="oooc:=IF(ISBLANK([.O295]);IF(ISERROR([.B295]);&quot;Err:&quot;&amp;ERRORTYPE([.B295])=[.M295];OR([.P295]=[.B295];AND(ISNUMBER([.P295]);ISNUMBER([.B295]);OR(AND([.P295]=0;ABS([.B295])&lt;1E-307);&quot;&quot;&amp;[.B295]=&quot;&quot;&amp;[.P295]))));[.O2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296]);[.A296];[.M296])" office:value-type="float" office:value="0.04096">
            <text:p>0,04096</text:p>
          </table:table-cell>
          <table:table-cell table:style-name="ce20" table:formula="oooc:=IF(ISBLANK([.O296]);IF(ISERROR([.B296]);&quot;Err:&quot;&amp;ERRORTYPE([.B296])=[.M296];OR([.P296]=[.B296];AND(ISNUMBER([.P296]);ISNUMBER([.B296]);OR(AND([.P296]=0;ABS([.B296])&lt;1E-307);&quot;&quot;&amp;[.B296]=&quot;&quot;&amp;[.P296]))));[.O2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7]);[.A297];[.M297])" office:value-type="float" office:value="0.04">
            <text:p>0,04</text:p>
          </table:table-cell>
          <table:table-cell table:style-name="ce20" table:formula="oooc:=IF(ISBLANK([.O297]);IF(ISERROR([.B297]);&quot;Err:&quot;&amp;ERRORTYPE([.B297])=[.M297];OR([.P297]=[.B297];AND(ISNUMBER([.P297]);ISNUMBER([.B297]);OR(AND([.P297]=0;ABS([.B297])&lt;1E-307);&quot;&quot;&amp;[.B297]=&quot;&quot;&amp;[.P297]))));[.O2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8]);[.A298];[.M298])" office:value-type="float" office:value="0.064">
            <text:p>0,064</text:p>
          </table:table-cell>
          <table:table-cell table:style-name="ce20" table:formula="oooc:=IF(ISBLANK([.O298]);IF(ISERROR([.B298]);&quot;Err:&quot;&amp;ERRORTYPE([.B298])=[.M298];OR([.P298]=[.B298];AND(ISNUMBER([.P298]);ISNUMBER([.B298]);OR(AND([.P298]=0;ABS([.B298])&lt;1E-307);&quot;&quot;&amp;[.B298]=&quot;&quot;&amp;[.P298]))));[.O2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299]);[.A299];[.M299])" office:value-type="float" office:value="0.0768">
            <text:p>0,0768</text:p>
          </table:table-cell>
          <table:table-cell table:style-name="ce20" table:formula="oooc:=IF(ISBLANK([.O299]);IF(ISERROR([.B299]);&quot;Err:&quot;&amp;ERRORTYPE([.B299])=[.M299];OR([.P299]=[.B299];AND(ISNUMBER([.P299]);ISNUMBER([.B299]);OR(AND([.P299]=0;ABS([.B299])&lt;1E-307);&quot;&quot;&amp;[.B299]=&quot;&quot;&amp;[.P299]))));[.O2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ce20" table:formula="oooc:=IF(ISBLANK([.M300]);[.A300];[.M300])" office:value-type="float" office:value="0.08192">
            <text:p>0,08192</text:p>
          </table:table-cell>
          <table:table-cell table:style-name="ce20" table:formula="oooc:=IF(ISBLANK([.O300]);IF(ISERROR([.B300]);&quot;Err:&quot;&amp;ERRORTYPE([.B300])=[.M300];OR([.P300]=[.B300];AND(ISNUMBER([.P300]);ISNUMBER([.B300]);OR(AND([.P300]=0;ABS([.B300])&lt;1E-307);&quot;&quot;&amp;[.B300]=&quot;&quot;&amp;[.P300]))));[.O3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2.9">
            <text:p>2,9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.0524380327282375">
            <text:p>0,05244</text:p>
          </table:table-cell>
          <table:table-cell/>
          <table:table-cell/>
          <table:table-cell table:style-name="ce20" table:formula="oooc:=IF(ISBLANK([.M301]);[.A301];[.M301])" office:value-type="float" office:value="0.0524380327282375">
            <text:p>0,05244</text:p>
          </table:table-cell>
          <table:table-cell table:style-name="ce20" table:formula="oooc:=IF(ISBLANK([.O301]);IF(ISERROR([.B301]);&quot;Err:&quot;&amp;ERRORTYPE([.B301])=[.M301];OR([.P301]=[.B301];AND(ISNUMBER([.P301]);ISNUMBER([.B301]);OR(AND([.P301]=0;ABS([.B301])&lt;1E-307);&quot;&quot;&amp;[.B301]=&quot;&quot;&amp;[.P301]))));[.O3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/>
          <table:table-cell/>
          <table:table-cell table:style-name="ce20" table:formula="oooc:=IF(ISBLANK([.M302]);[.A302];[.M302])" office:value-type="float" office:value="0">
            <text:p>0</text:p>
          </table:table-cell>
          <table:table-cell table:style-name="ce20" table:formula="oooc:=IF(ISBLANK([.O302]);IF(ISERROR([.B302]);&quot;Err:&quot;&amp;ERRORTYPE([.B302])=[.M302];OR([.P302]=[.B302];AND(ISNUMBER([.P302]);ISNUMBER([.B302]);OR(AND([.P302]=0;ABS([.B302])&lt;1E-307);&quot;&quot;&amp;[.B302]=&quot;&quot;&amp;[.P302]))));[.O3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0.1">
            <text:p>-0,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03]);[.A303];[.M303])" office:value-type="string" office:string-value="Err:502">
            <text:p>Err:502</text:p>
          </table:table-cell>
          <table:table-cell table:style-name="ce20" table:formula="oooc:=IF(ISBLANK([.O303]);IF(ISERROR([.B303]);&quot;Err:&quot;&amp;ERRORTYPE([.B303])=[.M303];OR([.P303]=[.B303];AND(ISNUMBER([.P303]);ISNUMBER([.B303]);OR(AND([.P303]=0;ABS([.B303])&lt;1E-307);&quot;&quot;&amp;[.B303]=&quot;&quot;&amp;[.P303]))));[.O3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ce20" table:formula="oooc:=IF(ISBLANK([.M304]);[.A304];[.M304])" office:value-type="float" office:value="0">
            <text:p>0</text:p>
          </table:table-cell>
          <table:table-cell table:style-name="ce20" table:formula="oooc:=IF(ISBLANK([.O304]);IF(ISERROR([.B304]);&quot;Err:&quot;&amp;ERRORTYPE([.B304])=[.M304];OR([.P304]=[.B304];AND(ISNUMBER([.P304]);ISNUMBER([.B304]);OR(AND([.P304]=0;ABS([.B304])&lt;1E-307);&quot;&quot;&amp;[.B304]=&quot;&quot;&amp;[.P304]))));[.O3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,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05]);[.A305];[.M305])" office:value-type="string" office:string-value="Err:502">
            <text:p>Err:502</text:p>
          </table:table-cell>
          <table:table-cell table:style-name="ce20" table:formula="oooc:=IF(ISBLANK([.O305]);IF(ISERROR([.B305]);&quot;Err:&quot;&amp;ERRORTYPE([.B305])=[.M305];OR([.P305]=[.B305];AND(ISNUMBER([.P305]);ISNUMBER([.B305]);OR(AND([.P305]=0;ABS([.B305])&lt;1E-307);&quot;&quot;&amp;[.B305]=&quot;&quot;&amp;[.P305]))));[.O3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06]);[.A306];[.M306])" office:value-type="string" office:string-value="Err:502">
            <text:p>Err:502</text:p>
          </table:table-cell>
          <table:table-cell table:style-name="ce20" table:formula="oooc:=IF(ISBLANK([.O306]);IF(ISERROR([.B306]);&quot;Err:&quot;&amp;ERRORTYPE([.B306])=[.M306];OR([.P306]=[.B306];AND(ISNUMBER([.P306]);ISNUMBER([.B306]);OR(AND([.P306]=0;ABS([.B306])&lt;1E-307);&quot;&quot;&amp;[.B306]=&quot;&quot;&amp;[.P306]))));[.O3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">
            <text:p>0,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ce20" table:formula="oooc:=IF(ISBLANK([.M307]);[.A307];[.M307])" office:value-type="float" office:value="0">
            <text:p>0</text:p>
          </table:table-cell>
          <table:table-cell table:style-name="ce20" table:formula="oooc:=IF(ISBLANK([.O307]);IF(ISERROR([.B307]);&quot;Err:&quot;&amp;ERRORTYPE([.B307])=[.M307];OR([.P307]=[.B307];AND(ISNUMBER([.P307]);ISNUMBER([.B307]);OR(AND([.P307]=0;ABS([.B307])&lt;1E-307);&quot;&quot;&amp;[.B307]=&quot;&quot;&amp;[.P307]))));[.O30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style-name="ce17"/>
          <table:table-cell/>
          <table:table-cell/>
          <table:table-cell table:style-name="ce20" table:formula="oooc:=IF(ISBLANK([.M309]);[.A309];[.M309])" office:value-type="float" office:value="1">
            <text:p>1</text:p>
          </table:table-cell>
          <table:table-cell table:style-name="ce20" table:formula="oooc:=IF(ISBLANK([.O309]);IF(ISERROR([.B309]);&quot;Err:&quot;&amp;ERRORTYPE([.B309])=[.M309];OR([.P309]=[.B309];AND(ISNUMBER([.P309]);ISNUMBER([.B309]);OR(AND([.P309]=0;ABS([.B309])&lt;1E-307);&quot;&quot;&amp;[.B309]=&quot;&quot;&amp;[.P309]))));[.O3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51829634047637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0]);[.A310];[.M310])" office:value-type="float" office:value="0.751829634047637">
            <text:p>0,75183</text:p>
          </table:table-cell>
          <table:table-cell table:style-name="ce20" table:formula="oooc:=IF(ISBLANK([.O310]);IF(ISERROR([.B310]);&quot;Err:&quot;&amp;ERRORTYPE([.B310])=[.M310];OR([.P310]=[.B310];AND(ISNUMBER([.P310]);ISNUMBER([.B310]);OR(AND([.P310]=0;ABS([.B310])&lt;1E-307);&quot;&quot;&amp;[.B310]=&quot;&quot;&amp;[.P310]))));[.O3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79500122188295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1]);[.A311];[.M311])" office:value-type="float" office:value="0.479500122188295">
            <text:p>0,4795</text:p>
          </table:table-cell>
          <table:table-cell table:style-name="ce20" table:formula="oooc:=IF(ISBLANK([.O311]);IF(ISERROR([.B311]);&quot;Err:&quot;&amp;ERRORTYPE([.B311])=[.M311];OR([.P311]=[.B311];AND(ISNUMBER([.P311]);ISNUMBER([.B311]);OR(AND([.P311]=0;ABS([.B311])&lt;1E-307);&quot;&quot;&amp;[.B311]=&quot;&quot;&amp;[.P311]))));[.O3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156540232817914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2]);[.A312];[.M312])" office:value-type="float" office:value="0.00156540232817914">
            <text:p>0,00157</text:p>
          </table:table-cell>
          <table:table-cell table:style-name="ce20" table:formula="oooc:=IF(ISBLANK([.O312]);IF(ISERROR([.B312]);&quot;Err:&quot;&amp;ERRORTYPE([.B312])=[.M312];OR([.P312]=[.B312];AND(ISNUMBER([.P312]);ISNUMBER([.B312]);OR(AND([.P312]=0;ABS([.B312])&lt;1E-307);&quot;&quot;&amp;[.B312]=&quot;&quot;&amp;[.P312]))));[.O3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3]);[.A313];[.M313])" office:value-type="float" office:value="1">
            <text:p>1</text:p>
          </table:table-cell>
          <table:table-cell table:style-name="ce20" table:formula="oooc:=IF(ISBLANK([.O313]);IF(ISERROR([.B313]);&quot;Err:&quot;&amp;ERRORTYPE([.B313])=[.M313];OR([.P313]=[.B313];AND(ISNUMBER([.P313]);ISNUMBER([.B313]);OR(AND([.P313]=0;ABS([.B313])&lt;1E-307);&quot;&quot;&amp;[.B313]=&quot;&quot;&amp;[.P313]))));[.O3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51229424500862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4]);[.A314];[.M314])" office:value-type="float" office:value="0.951229424500862">
            <text:p>0,95123</text:p>
          </table:table-cell>
          <table:table-cell table:style-name="ce20" table:formula="oooc:=IF(ISBLANK([.O314]);IF(ISERROR([.B314]);&quot;Err:&quot;&amp;ERRORTYPE([.B314])=[.M314];OR([.P314]=[.B314];AND(ISNUMBER([.P314]);ISNUMBER([.B314]);OR(AND([.P314]=0;ABS([.B314])&lt;1E-307);&quot;&quot;&amp;[.B314]=&quot;&quot;&amp;[.P314]))));[.O3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78800783079802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5]);[.A315];[.M315])" office:value-type="float" office:value="0.778800783079802">
            <text:p>0,7788</text:p>
          </table:table-cell>
          <table:table-cell table:style-name="ce20" table:formula="oooc:=IF(ISBLANK([.O315]);IF(ISERROR([.B315]);&quot;Err:&quot;&amp;ERRORTYPE([.B315])=[.M315];OR([.P315]=[.B315];AND(ISNUMBER([.P315]);ISNUMBER([.B315]);OR(AND([.P315]=0;ABS([.B315])&lt;1E-307);&quot;&quot;&amp;[.B315]=&quot;&quot;&amp;[.P315]))));[.O3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06530659720375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6]);[.A316];[.M316])" office:value-type="float" office:value="0.606530659720375">
            <text:p>0,60653</text:p>
          </table:table-cell>
          <table:table-cell table:style-name="ce20" table:formula="oooc:=IF(ISBLANK([.O316]);IF(ISERROR([.B316]);&quot;Err:&quot;&amp;ERRORTYPE([.B316])=[.M316];OR([.P316]=[.B316];AND(ISNUMBER([.P316]);ISNUMBER([.B316]);OR(AND([.P316]=0;ABS([.B316])&lt;1E-307);&quot;&quot;&amp;[.B316]=&quot;&quot;&amp;[.P316]))));[.O3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673794702958308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7]);[.A317];[.M317])" office:value-type="float" office:value="0.00673794702958308">
            <text:p>0,00674</text:p>
          </table:table-cell>
          <table:table-cell table:style-name="ce20" table:formula="oooc:=IF(ISBLANK([.O317]);IF(ISERROR([.B317]);&quot;Err:&quot;&amp;ERRORTYPE([.B317])=[.M317];OR([.P317]=[.B317];AND(ISNUMBER([.P317]);ISNUMBER([.B317]);OR(AND([.P317]=0;ABS([.B317])&lt;1E-307);&quot;&quot;&amp;[.B317]=&quot;&quot;&amp;[.P317]))));[.O3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8]);[.A318];[.M318])" office:value-type="float" office:value="1">
            <text:p>1</text:p>
          </table:table-cell>
          <table:table-cell table:style-name="ce20" table:formula="oooc:=IF(ISBLANK([.O318]);IF(ISERROR([.B318]);&quot;Err:&quot;&amp;ERRORTYPE([.B318])=[.M318];OR([.P318]=[.B318];AND(ISNUMBER([.P318]);ISNUMBER([.B318]);OR(AND([.P318]=0;ABS([.B318])&lt;1E-307);&quot;&quot;&amp;[.B318]=&quot;&quot;&amp;[.P318]))));[.O3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1837423731888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19]);[.A319];[.M319])" office:value-type="float" office:value="0.991837423731888">
            <text:p>0,99184</text:p>
          </table:table-cell>
          <table:table-cell table:style-name="ce20" table:formula="oooc:=IF(ISBLANK([.O319]);IF(ISERROR([.B319]);&quot;Err:&quot;&amp;ERRORTYPE([.B319])=[.M319];OR([.P319]=[.B319];AND(ISNUMBER([.P319]);ISNUMBER([.B319]);OR(AND([.P319]=0;ABS([.B319])&lt;1E-307);&quot;&quot;&amp;[.B319]=&quot;&quot;&amp;[.P319]))));[.O3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18891411656018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0]);[.A320];[.M320])" office:value-type="float" office:value="0.918891411656018">
            <text:p>0,91889</text:p>
          </table:table-cell>
          <table:table-cell table:style-name="ce20" table:formula="oooc:=IF(ISBLANK([.O320]);IF(ISERROR([.B320]);&quot;Err:&quot;&amp;ERRORTYPE([.B320])=[.M320];OR([.P320]=[.B320];AND(ISNUMBER([.P320]);ISNUMBER([.B320]);OR(AND([.P320]=0;ABS([.B320])&lt;1E-307);&quot;&quot;&amp;[.B320]=&quot;&quot;&amp;[.P320]))));[.O3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01251956902794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1]);[.A321];[.M321])" office:value-type="float" office:value="0.801251956902794">
            <text:p>0,80125</text:p>
          </table:table-cell>
          <table:table-cell table:style-name="ce20" table:formula="oooc:=IF(ISBLANK([.O321]);IF(ISERROR([.B321]);&quot;Err:&quot;&amp;ERRORTYPE([.B321])=[.M321];OR([.P321]=[.B321];AND(ISNUMBER([.P321]);ISNUMBER([.B321]);OR(AND([.P321]=0;ABS([.B321])&lt;1E-307);&quot;&quot;&amp;[.B321]=&quot;&quot;&amp;[.P321]))));[.O3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185661355332204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2]);[.A322];[.M322])" office:value-type="float" office:value="0.0185661355332204">
            <text:p>0,01857</text:p>
          </table:table-cell>
          <table:table-cell table:style-name="ce20" table:formula="oooc:=IF(ISBLANK([.O322]);IF(ISERROR([.B322]);&quot;Err:&quot;&amp;ERRORTYPE([.B322])=[.M322];OR([.P322]=[.B322];AND(ISNUMBER([.P322]);ISNUMBER([.B322]);OR(AND([.P322]=0;ABS([.B322])&lt;1E-307);&quot;&quot;&amp;[.B322]=&quot;&quot;&amp;[.P322]))));[.O3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3]);[.A323];[.M323])" office:value-type="float" office:value="1">
            <text:p>1</text:p>
          </table:table-cell>
          <table:table-cell table:style-name="ce20" table:formula="oooc:=IF(ISBLANK([.O323]);IF(ISERROR([.B323]);&quot;Err:&quot;&amp;ERRORTYPE([.B323])=[.M323];OR([.P323]=[.B323];AND(ISNUMBER([.P323]);ISNUMBER([.B323]);OR(AND([.P323]=0;ABS([.B323])&lt;1E-307);&quot;&quot;&amp;[.B323]=&quot;&quot;&amp;[.P323]))));[.O3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837683388089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4]);[.A324];[.M324])" office:value-type="float" office:value="0.999837683388089">
            <text:p>0,99984</text:p>
          </table:table-cell>
          <table:table-cell table:style-name="ce20" table:formula="oooc:=IF(ISBLANK([.O324]);IF(ISERROR([.B324]);&quot;Err:&quot;&amp;ERRORTYPE([.B324])=[.M324];OR([.P324]=[.B324];AND(ISNUMBER([.P324]);ISNUMBER([.B324]);OR(AND([.P324]=0;ABS([.B324])&lt;1E-307);&quot;&quot;&amp;[.B324]=&quot;&quot;&amp;[.P324]))));[.O3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21232932326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5]);[.A325];[.M325])" office:value-type="float" office:value="0.992123293232661">
            <text:p>0,99212</text:p>
          </table:table-cell>
          <table:table-cell table:style-name="ce20" table:formula="oooc:=IF(ISBLANK([.O325]);IF(ISERROR([.B325]);&quot;Err:&quot;&amp;ERRORTYPE([.B325])=[.M325];OR([.P325]=[.B325];AND(ISNUMBER([.P325]);ISNUMBER([.B325]);OR(AND([.P325]=0;ABS([.B325])&lt;1E-307);&quot;&quot;&amp;[.B325]=&quot;&quot;&amp;[.P325]))));[.O3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625657732488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6]);[.A326];[.M326])" office:value-type="float" office:value="0.96256577324889">
            <text:p>0,96257</text:p>
          </table:table-cell>
          <table:table-cell table:style-name="ce20" table:formula="oooc:=IF(ISBLANK([.O326]);IF(ISERROR([.B326]);&quot;Err:&quot;&amp;ERRORTYPE([.B326])=[.M326];OR([.P326]=[.B326];AND(ISNUMBER([.P326]);ISNUMBER([.B326]);OR(AND([.P326]=0;ABS([.B326])&lt;1E-307);&quot;&quot;&amp;[.B326]=&quot;&quot;&amp;[.P326]))));[.O3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752352462166888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7]);[.A327];[.M327])" office:value-type="float" office:value="0.0752352462166888">
            <text:p>0,07524</text:p>
          </table:table-cell>
          <table:table-cell table:style-name="ce20" table:formula="oooc:=IF(ISBLANK([.O327]);IF(ISERROR([.B327]);&quot;Err:&quot;&amp;ERRORTYPE([.B327])=[.M327];OR([.P327]=[.B327];AND(ISNUMBER([.P327]);ISNUMBER([.B327]);OR(AND([.P327]=0;ABS([.B327])&lt;1E-307);&quot;&quot;&amp;[.B327]=&quot;&quot;&amp;[.P327]))));[.O3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8]);[.A328];[.M328])" office:value-type="float" office:value="1">
            <text:p>1</text:p>
          </table:table-cell>
          <table:table-cell table:style-name="ce20" table:formula="oooc:=IF(ISBLANK([.O328]);IF(ISERROR([.B328]);&quot;Err:&quot;&amp;ERRORTYPE([.B328])=[.M328];OR([.P328]=[.B328];AND(ISNUMBER([.P328]);ISNUMBER([.B328]);OR(AND([.P328]=0;ABS([.B328])&lt;1E-307);&quot;&quot;&amp;[.B328]=&quot;&quot;&amp;[.P328]))));[.O3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29]);[.A329];[.M329])" office:value-type="float" office:value="0.999999997502049">
            <text:p>1</text:p>
          </table:table-cell>
          <table:table-cell table:style-name="ce20" table:formula="oooc:=IF(ISBLANK([.O329]);IF(ISERROR([.B329]);&quot;Err:&quot;&amp;ERRORTYPE([.B329])=[.M329];OR([.P329]=[.B329];AND(ISNUMBER([.P329]);ISNUMBER([.B329]);OR(AND([.P329]=0;ABS([.B329])&lt;1E-307);&quot;&quot;&amp;[.B329]=&quot;&quot;&amp;[.P329]))));[.O3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3388289439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0]);[.A330];[.M330])" office:value-type="float" office:value="0.999993388289439">
            <text:p>0,99999</text:p>
          </table:table-cell>
          <table:table-cell table:style-name="ce20" table:formula="oooc:=IF(ISBLANK([.O330]);IF(ISERROR([.B330]);&quot;Err:&quot;&amp;ERRORTYPE([.B330])=[.M330];OR([.P330]=[.B330];AND(ISNUMBER([.P330]);ISNUMBER([.B330]);OR(AND([.P330]=0;ABS([.B330])&lt;1E-307);&quot;&quot;&amp;[.B330]=&quot;&quot;&amp;[.P330]))));[.O3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827884370056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1]);[.A331];[.M331])" office:value-type="float" office:value="0.999827884370056">
            <text:p>0,99983</text:p>
          </table:table-cell>
          <table:table-cell table:style-name="ce20" table:formula="oooc:=IF(ISBLANK([.O331]);IF(ISERROR([.B331]);&quot;Err:&quot;&amp;ERRORTYPE([.B331])=[.M331];OR([.P331]=[.B331];AND(ISNUMBER([.P331]);ISNUMBER([.B331]);OR(AND([.P331]=0;ABS([.B331])&lt;1E-307);&quot;&quot;&amp;[.B331]=&quot;&quot;&amp;[.P331]))));[.O3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40493285095713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2]);[.A332];[.M332])" office:value-type="float" office:value="0.440493285095713">
            <text:p>0,44049</text:p>
          </table:table-cell>
          <table:table-cell table:style-name="ce20" table:formula="oooc:=IF(ISBLANK([.O332]);IF(ISERROR([.B332]);&quot;Err:&quot;&amp;ERRORTYPE([.B332])=[.M332];OR([.P332]=[.B332];AND(ISNUMBER([.P332]);ISNUMBER([.B332]);OR(AND([.P332]=0;ABS([.B332])&lt;1E-307);&quot;&quot;&amp;[.B332]=&quot;&quot;&amp;[.P332]))));[.O3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92526881215858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3]);[.A333];[.M333])" office:value-type="float" office:value="0.0292526881215858">
            <text:p>0,02925</text:p>
          </table:table-cell>
          <table:table-cell table:style-name="ce20" table:formula="oooc:=IF(ISBLANK([.O333]);IF(ISERROR([.B333]);&quot;Err:&quot;&amp;ERRORTYPE([.B333])=[.M333];OR([.P333]=[.B333];AND(ISNUMBER([.P333]);ISNUMBER([.B333]);OR(AND([.P333]=0;ABS([.B333])&lt;1E-307);&quot;&quot;&amp;[.B333]=&quot;&quot;&amp;[.P333]))));[.O3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43148881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4]);[.A334];[.M334])" office:value-type="float" office:value="0.000856641243148881">
            <text:p>0,00086</text:p>
          </table:table-cell>
          <table:table-cell table:style-name="ce20" table:formula="oooc:=IF(ISBLANK([.O334]);IF(ISERROR([.B334]);&quot;Err:&quot;&amp;ERRORTYPE([.B334])=[.M334];OR([.P334]=[.B334];AND(ISNUMBER([.P334]);ISNUMBER([.B334]);OR(AND([.P334]=0;ABS([.B334])&lt;1E-307);&quot;&quot;&amp;[.B334]=&quot;&quot;&amp;[.P334]))));[.O3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43148881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.9">
            <text:p>10,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35]);[.A335];[.M335])" office:value-type="float" office:value="0.000856641243148881">
            <text:p>0,00086</text:p>
          </table:table-cell>
          <table:table-cell table:style-name="ce20" table:formula="oooc:=IF(ISBLANK([.O335]);IF(ISERROR([.B335]);&quot;Err:&quot;&amp;ERRORTYPE([.B335])=[.M335];OR([.P335]=[.B335];AND(ISNUMBER([.P335]);ISNUMBER([.B335]);OR(AND([.P335]=0;ABS([.B335])&lt;1E-307);&quot;&quot;&amp;[.B335]=&quot;&quot;&amp;[.P335]))));[.O3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table:style-name="ce9" office:value-type="float" office:value="-0.1">
            <text:p>-0,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36]);[.A336];[.M336])" office:value-type="string" office:string-value="Err:502">
            <text:p>Err:502</text:p>
          </table:table-cell>
          <table:table-cell table:style-name="ce20" table:formula="oooc:=IF(ISBLANK([.O336]);IF(ISERROR([.B336]);&quot;Err:&quot;&amp;ERRORTYPE([.B336])=[.M336];OR([.P336]=[.B336];AND(ISNUMBER([.P336]);ISNUMBER([.B336]);OR(AND([.P336]=0;ABS([.B336])&lt;1E-307);&quot;&quot;&amp;[.B336]=&quot;&quot;&amp;[.P336]))));[.O3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37]);[.A337];[.M337])" office:value-type="string" office:string-value="Err:502">
            <text:p>Err:502</text:p>
          </table:table-cell>
          <table:table-cell table:style-name="ce20" table:formula="oooc:=IF(ISBLANK([.O337]);IF(ISERROR([.B337]);&quot;Err:&quot;&amp;ERRORTYPE([.B337])=[.M337];OR([.P337]=[.B337];AND(ISNUMBER([.P337]);ISNUMBER([.B337]);OR(AND([.P337]=0;ABS([.B337])&lt;1E-307);&quot;&quot;&amp;[.B337]=&quot;&quot;&amp;[.P337]))));[.O3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38]);[.A338];[.M338])" office:value-type="string" office:string-value="Err:502">
            <text:p>Err:502</text:p>
          </table:table-cell>
          <table:table-cell table:style-name="ce20" table:formula="oooc:=IF(ISBLANK([.O338]);IF(ISERROR([.B338]);&quot;Err:&quot;&amp;ERRORTYPE([.B338])=[.M338];OR([.P338]=[.B338];AND(ISNUMBER([.P338]);ISNUMBER([.B338]);OR(AND([.P338]=0;ABS([.B338])&lt;1E-307);&quot;&quot;&amp;[.B338]=&quot;&quot;&amp;[.P338]))));[.O3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style-name="ce17"/>
          <table:table-cell/>
          <table:table-cell/>
          <table:table-cell table:style-name="ce20" table:formula="oooc:=IF(ISBLANK([.M340]);[.A340];[.M340])" office:value-type="float" office:value="1">
            <text:p>1</text:p>
          </table:table-cell>
          <table:table-cell table:style-name="ce20" table:formula="oooc:=IF(ISBLANK([.O340]);IF(ISERROR([.B340]);&quot;Err:&quot;&amp;ERRORTYPE([.B340])=[.M340];OR([.P340]=[.B340];AND(ISNUMBER([.P340]);ISNUMBER([.B340]);OR(AND([.P340]=0;ABS([.B340])&lt;1E-307);&quot;&quot;&amp;[.B340]=&quot;&quot;&amp;[.P340]))));[.O3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1]);[.A341];[.M341])" office:value-type="float" office:value="1">
            <text:p>1</text:p>
          </table:table-cell>
          <table:table-cell table:style-name="ce20" table:formula="oooc:=IF(ISBLANK([.O341]);IF(ISERROR([.B341]);&quot;Err:&quot;&amp;ERRORTYPE([.B341])=[.M341];OR([.P341]=[.B341];AND(ISNUMBER([.P341]);ISNUMBER([.B341]);OR(AND([.P341]=0;ABS([.B341])&lt;1E-307);&quot;&quot;&amp;[.B341]=&quot;&quot;&amp;[.P341]))));[.O3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2]);[.A342];[.M342])" office:value-type="float" office:value="1">
            <text:p>1</text:p>
          </table:table-cell>
          <table:table-cell table:style-name="ce20" table:formula="oooc:=IF(ISBLANK([.O342]);IF(ISERROR([.B342]);&quot;Err:&quot;&amp;ERRORTYPE([.B342])=[.M342];OR([.P342]=[.B342];AND(ISNUMBER([.P342]);ISNUMBER([.B342]);OR(AND([.P342]=0;ABS([.B342])&lt;1E-307);&quot;&quot;&amp;[.B342]=&quot;&quot;&amp;[.P342]))));[.O3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05017770959589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table:style-name="ce9" office:value-type="float" office:value="0.1">
            <text:p>0,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3]);[.A343];[.M343])" office:value-type="float" office:value="0.805017770959589">
            <text:p>0,80502</text:p>
          </table:table-cell>
          <table:table-cell table:style-name="ce20" table:formula="oooc:=IF(ISBLANK([.O343]);IF(ISERROR([.B343]);&quot;Err:&quot;&amp;ERRORTYPE([.B343])=[.M343];OR([.P343]=[.B343];AND(ISNUMBER([.P343]);ISNUMBER([.B343]);OR(AND([.P343]=0;ABS([.B343])&lt;1E-307);&quot;&quot;&amp;[.B343]=&quot;&quot;&amp;[.P343]))));[.O3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81782109764008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344]);[.A344];[.M344])" office:value-type="float" office:value="0.781782109764008">
            <text:p>0,78178</text:p>
          </table:table-cell>
          <table:table-cell table:style-name="ce20" table:formula="oooc:=IF(ISBLANK([.O344]);IF(ISERROR([.B344]);&quot;Err:&quot;&amp;ERRORTYPE([.B344])=[.M344];OR([.P344]=[.B344];AND(ISNUMBER([.P344]);ISNUMBER([.B344]);OR(AND([.P344]=0;ABS([.B344])&lt;1E-307);&quot;&quot;&amp;[.B344]=&quot;&quot;&amp;[.P344]))));[.O3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12870929175277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5]);[.A345];[.M345])" office:value-type="float" office:value="0.912870929175277">
            <text:p>0,91287</text:p>
          </table:table-cell>
          <table:table-cell table:style-name="ce20" table:formula="oooc:=IF(ISBLANK([.O345]);IF(ISERROR([.B345]);&quot;Err:&quot;&amp;ERRORTYPE([.B345])=[.M345];OR([.P345]=[.B345];AND(ISNUMBER([.P345]);ISNUMBER([.B345]);OR(AND([.P345]=0;ABS([.B345])&lt;1E-307);&quot;&quot;&amp;[.B345]=&quot;&quot;&amp;[.P345]))));[.O3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634510348746345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ce20" table:formula="oooc:=IF(ISBLANK([.M346]);[.A346];[.M346])" office:value-type="float" office:value="0.0634510348746345">
            <text:p>0,06345</text:p>
          </table:table-cell>
          <table:table-cell table:style-name="ce20" table:formula="oooc:=IF(ISBLANK([.O346]);IF(ISERROR([.B346]);&quot;Err:&quot;&amp;ERRORTYPE([.B346])=[.M346];OR([.P346]=[.B346];AND(ISNUMBER([.P346]);ISNUMBER([.B346]);OR(AND([.P346]=0;ABS([.B346])&lt;1E-307);&quot;&quot;&amp;[.B346]=&quot;&quot;&amp;[.P346]))));[.O3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985245702332571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7]);[.A347];[.M347])" office:value-type="float" office:value="0.00985245702332571">
            <text:p>0,00985</text:p>
          </table:table-cell>
          <table:table-cell table:style-name="ce20" table:formula="oooc:=IF(ISBLANK([.O347]);IF(ISERROR([.B347]);&quot;Err:&quot;&amp;ERRORTYPE([.B347])=[.M347];OR([.P347]=[.B347];AND(ISNUMBER([.P347]);ISNUMBER([.B347]);OR(AND([.P347]=0;ABS([.B347])&lt;1E-307);&quot;&quot;&amp;[.B347]=&quot;&quot;&amp;[.P347]))));[.O3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705345615858598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348]);[.A348];[.M348])" office:value-type="float" office:value="0.0705345615858598">
            <text:p>0,07053</text:p>
          </table:table-cell>
          <table:table-cell table:style-name="ce20" table:formula="oooc:=IF(ISBLANK([.O348]);IF(ISERROR([.B348]);&quot;Err:&quot;&amp;ERRORTYPE([.B348])=[.M348];OR([.P348]=[.B348];AND(ISNUMBER([.P348]);ISNUMBER([.B348]);OR(AND([.P348]=0;ABS([.B348])&lt;1E-307);&quot;&quot;&amp;[.B348]=&quot;&quot;&amp;[.P348]))));[.O3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99009900990099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49]);[.A349];[.M349])" office:value-type="float" office:value="0.0099009900990099">
            <text:p>0,0099</text:p>
          </table:table-cell>
          <table:table-cell table:style-name="ce20" table:formula="oooc:=IF(ISBLANK([.O349]);IF(ISERROR([.B349]);&quot;Err:&quot;&amp;ERRORTYPE([.B349])=[.M349];OR([.P349]=[.B349];AND(ISNUMBER([.P349]);ISNUMBER([.B349]);OR(AND([.P349]=0;ABS([.B349])&lt;1E-307);&quot;&quot;&amp;[.B349]=&quot;&quot;&amp;[.P349]))));[.O3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94440897246008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50]);[.A350];[.M350])" office:value-type="float" office:value="0.0294440897246008">
            <text:p>0,02944</text:p>
          </table:table-cell>
          <table:table-cell table:style-name="ce20" table:formula="oooc:=IF(ISBLANK([.O350]);IF(ISERROR([.B350]);&quot;Err:&quot;&amp;ERRORTYPE([.B350])=[.M350];OR([.P350]=[.B350];AND(ISNUMBER([.P350]);ISNUMBER([.B350]);OR(AND([.P350]=0;ABS([.B350])&lt;1E-307);&quot;&quot;&amp;[.B350]=&quot;&quot;&amp;[.P350]))));[.O3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25630298083455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3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ce20" table:formula="oooc:=IF(ISBLANK([.M351]);[.A351];[.M351])" office:value-type="float" office:value="0.325630298083455">
            <text:p>0,32563</text:p>
          </table:table-cell>
          <table:table-cell table:style-name="ce20" table:formula="oooc:=IF(ISBLANK([.O351]);IF(ISERROR([.B351]);&quot;Err:&quot;&amp;ERRORTYPE([.B351])=[.M351];OR([.P351]=[.B351];AND(ISNUMBER([.P351]);ISNUMBER([.B351]);OR(AND([.P351]=0;ABS([.B351])&lt;1E-307);&quot;&quot;&amp;[.B351]=&quot;&quot;&amp;[.P351]))));[.O3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17831313225458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table:style-name="ce9" office:value-type="float" office:value="5.5">
            <text:p>5,5</text:p>
          </table:table-cell>
          <table:table-cell table:number-columns-repeated="2"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52]);[.A352];[.M352])" office:value-type="float" office:value="0.000178313132254587">
            <text:p>0,00018</text:p>
          </table:table-cell>
          <table:table-cell table:style-name="ce20" table:formula="oooc:=IF(ISBLANK([.O352]);IF(ISERROR([.B352]);&quot;Err:&quot;&amp;ERRORTYPE([.B352])=[.M352];OR([.P352]=[.B352];AND(ISNUMBER([.P352]);ISNUMBER([.B352]);OR(AND([.P352]=0;ABS([.B352])&lt;1E-307);&quot;&quot;&amp;[.B352]=&quot;&quot;&amp;[.P352]))));[.O3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423459019468895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20.9">
            <text:p>20,9</text:p>
          </table:table-cell>
          <table:table-cell table:style-name="ce9" office:value-type="float" office:value="10.9">
            <text:p>10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53]);[.A353];[.M353])" office:value-type="float" office:value="0.00423459019468895">
            <text:p>0,00423</text:p>
          </table:table-cell>
          <table:table-cell table:style-name="ce20" table:formula="oooc:=IF(ISBLANK([.O353]);IF(ISERROR([.B353]);&quot;Err:&quot;&amp;ERRORTYPE([.B353])=[.M353];OR([.P353]=[.B353];AND(ISNUMBER([.P353]);ISNUMBER([.B353]);OR(AND([.P353]=0;ABS([.B353])&lt;1E-307);&quot;&quot;&amp;[.B353]=&quot;&quot;&amp;[.P353]))));[.O3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54]);[.A354];[.M354])" office:value-type="string" office:string-value="Err:502">
            <text:p>Err:502</text:p>
          </table:table-cell>
          <table:table-cell table:style-name="ce20" table:formula="oooc:=IF(ISBLANK([.O354]);IF(ISERROR([.B354]);&quot;Err:&quot;&amp;ERRORTYPE([.B354])=[.M354];OR([.P354]=[.B354];AND(ISNUMBER([.P354]);ISNUMBER([.B354]);OR(AND([.P354]=0;ABS([.B354])&lt;1E-307);&quot;&quot;&amp;[.B354]=&quot;&quot;&amp;[.P354]))));[.O3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55]);[.A355];[.M355])" office:value-type="string" office:string-value="Err:502">
            <text:p>Err:502</text:p>
          </table:table-cell>
          <table:table-cell table:style-name="ce20" table:formula="oooc:=IF(ISBLANK([.O355]);IF(ISERROR([.B355]);&quot;Err:&quot;&amp;ERRORTYPE([.B355])=[.M355];OR([.P355]=[.B355];AND(ISNUMBER([.P355]);ISNUMBER([.B355]);OR(AND([.P355]=0;ABS([.B355])&lt;1E-307);&quot;&quot;&amp;[.B355]=&quot;&quot;&amp;[.P355]))));[.O3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56]);[.A356];[.M356])" office:value-type="string" office:string-value="Err:502">
            <text:p>Err:502</text:p>
          </table:table-cell>
          <table:table-cell table:style-name="ce20" table:formula="oooc:=IF(ISBLANK([.O356]);IF(ISERROR([.B356]);&quot;Err:&quot;&amp;ERRORTYPE([.B356])=[.M356];OR([.P356]=[.B356];AND(ISNUMBER([.P356]);ISNUMBER([.B356]);OR(AND([.P356]=0;ABS([.B356])&lt;1E-307);&quot;&quot;&amp;[.B356]=&quot;&quot;&amp;[.P356]))));[.O35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style-name="ce17"/>
          <table:table-cell/>
          <table:table-cell/>
          <table:table-cell table:style-name="ce20" table:formula="oooc:=IF(ISBLANK([.M358]);[.A358];[.M358])" office:value-type="float" office:value="0">
            <text:p>0</text:p>
          </table:table-cell>
          <table:table-cell table:style-name="ce20" table:formula="oooc:=IF(ISBLANK([.O358]);IF(ISERROR([.B358]);&quot;Err:&quot;&amp;ERRORTYPE([.B358])=[.M358];OR([.P358]=[.B358];AND(ISNUMBER([.P358]);ISNUMBER([.B358]);OR(AND([.P358]=0;ABS([.B358])&lt;1E-307);&quot;&quot;&amp;[.B358]=&quot;&quot;&amp;[.P358]))));[.O3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06365377274565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59]);[.A359];[.M359])" office:value-type="float" office:value="0.506365377274565">
            <text:p>0,50637</text:p>
          </table:table-cell>
          <table:table-cell table:style-name="ce20" table:formula="oooc:=IF(ISBLANK([.O359]);IF(ISERROR([.B359]);&quot;Err:&quot;&amp;ERRORTYPE([.B359])=[.M359];OR([.P359]=[.B359];AND(ISNUMBER([.P359]);ISNUMBER([.B359]);OR(AND([.P359]=0;ABS([.B359])&lt;1E-307);&quot;&quot;&amp;[.B359]=&quot;&quot;&amp;[.P359]))));[.O3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00924803417108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.5">
            <text:p>4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60]);[.A360];[.M360])" office:value-type="float" office:value="0.600924803417108">
            <text:p>0,60092</text:p>
          </table:table-cell>
          <table:table-cell table:style-name="ce20" table:formula="oooc:=IF(ISBLANK([.O360]);IF(ISERROR([.B360]);&quot;Err:&quot;&amp;ERRORTYPE([.B360])=[.M360];OR([.P360]=[.B360];AND(ISNUMBER([.P360]);ISNUMBER([.B360]);OR(AND([.P360]=0;ABS([.B360])&lt;1E-307);&quot;&quot;&amp;[.B360]=&quot;&quot;&amp;[.P360]))));[.O3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26361729816917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032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361]);[.A361];[.M361])" office:value-type="float" office:value="0.926361729816917">
            <text:p>0,92636</text:p>
          </table:table-cell>
          <table:table-cell table:style-name="ce20" table:formula="oooc:=IF(ISBLANK([.O361]);IF(ISERROR([.B361]);&quot;Err:&quot;&amp;ERRORTYPE([.B361])=[.M361];OR([.P361]=[.B361];AND(ISNUMBER([.P361]);ISNUMBER([.B361]);OR(AND([.P361]=0;ABS([.B361])&lt;1E-307);&quot;&quot;&amp;[.B361]=&quot;&quot;&amp;[.P361]))));[.O3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62]);[.A362];[.M362])" office:value-type="float" office:value="0">
            <text:p>0</text:p>
          </table:table-cell>
          <table:table-cell table:style-name="ce20" table:formula="oooc:=IF(ISBLANK([.O362]);IF(ISERROR([.B362]);&quot;Err:&quot;&amp;ERRORTYPE([.B362])=[.M362];OR([.P362]=[.B362];AND(ISNUMBER([.P362]);ISNUMBER([.B362]);OR(AND([.P362]=0;ABS([.B362])&lt;1E-307);&quot;&quot;&amp;[.B362]=&quot;&quot;&amp;[.P362]))));[.O3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44598744645186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63]);[.A363];[.M363])" office:value-type="float" office:value="0.744598744645186">
            <text:p>0,7446</text:p>
          </table:table-cell>
          <table:table-cell table:style-name="ce20" table:formula="oooc:=IF(ISBLANK([.O363]);IF(ISERROR([.B363]);&quot;Err:&quot;&amp;ERRORTYPE([.B363])=[.M363];OR([.P363]=[.B363];AND(ISNUMBER([.P363]);ISNUMBER([.B363]);OR(AND([.P363]=0;ABS([.B363])&lt;1E-307);&quot;&quot;&amp;[.B363]=&quot;&quot;&amp;[.P363]))));[.O3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4734757734861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.5">
            <text:p>4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64]);[.A364];[.M364])" office:value-type="float" office:value="0.14734757734861">
            <text:p>0,14735</text:p>
          </table:table-cell>
          <table:table-cell table:style-name="ce20" table:formula="oooc:=IF(ISBLANK([.O364]);IF(ISERROR([.B364]);&quot;Err:&quot;&amp;ERRORTYPE([.B364])=[.M364];OR([.P364]=[.B364];AND(ISNUMBER([.P364]);ISNUMBER([.B364]);OR(AND([.P364]=0;ABS([.B364])&lt;1E-307);&quot;&quot;&amp;[.B364]=&quot;&quot;&amp;[.P364]))));[.O3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00521116877985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65]);[.A365];[.M365])" office:value-type="float" office:value="0.0900521116877985">
            <text:p>0,09005</text:p>
          </table:table-cell>
          <table:table-cell table:style-name="ce20" table:formula="oooc:=IF(ISBLANK([.O365]);IF(ISERROR([.B365]);&quot;Err:&quot;&amp;ERRORTYPE([.B365])=[.M365];OR([.P365]=[.B365];AND(ISNUMBER([.P365]);ISNUMBER([.B365]);OR(AND([.P365]=0;ABS([.B365])&lt;1E-307);&quot;&quot;&amp;[.B365]=&quot;&quot;&amp;[.P365]))));[.O3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table:style-name="ce9" office:value-type="float" office:value="-0.1">
            <text:p>-0,1</text:p>
          </table:table-cell>
          <table:table-cell table:number-columns-repeated="2" table:style-name="ce9" office:value-type="float" office:value="0.5">
            <text:p>0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032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366]);[.A366];[.M366])" office:value-type="string" office:string-value="Err:502">
            <text:p>Err:502</text:p>
          </table:table-cell>
          <table:table-cell table:style-name="ce20" table:formula="oooc:=IF(ISBLANK([.O366]);IF(ISERROR([.B366]);&quot;Err:&quot;&amp;ERRORTYPE([.B366])=[.M366];OR([.P366]=[.B366];AND(ISNUMBER([.P366]);ISNUMBER([.B366]);OR(AND([.P366]=0;ABS([.B366])&lt;1E-307);&quot;&quot;&amp;[.B366]=&quot;&quot;&amp;[.P366]))));[.O3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67]);[.A367];[.M367])" office:value-type="string" office:string-value="Err:502">
            <text:p>Err:502</text:p>
          </table:table-cell>
          <table:table-cell table:style-name="ce20" table:formula="oooc:=IF(ISBLANK([.O367]);IF(ISERROR([.B367]);&quot;Err:&quot;&amp;ERRORTYPE([.B367])=[.M367];OR([.P367]=[.B367];AND(ISNUMBER([.P367]);ISNUMBER([.B367]);OR(AND([.P367]=0;ABS([.B367])&lt;1E-307);&quot;&quot;&amp;[.B367]=&quot;&quot;&amp;[.P367]))));[.O3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5">
            <text:p>0,5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68]);[.A368];[.M368])" office:value-type="string" office:string-value="Err:502">
            <text:p>Err:502</text:p>
          </table:table-cell>
          <table:table-cell table:style-name="ce20" table:formula="oooc:=IF(ISBLANK([.O368]);IF(ISERROR([.B368]);&quot;Err:&quot;&amp;ERRORTYPE([.B368])=[.M368];OR([.P368]=[.B368];AND(ISNUMBER([.P368]);ISNUMBER([.B368]);OR(AND([.P368]=0;ABS([.B368])&lt;1E-307);&quot;&quot;&amp;[.B368]=&quot;&quot;&amp;[.P368]))));[.O3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69]);[.A369];[.M369])" office:value-type="string" office:string-value="Err:502">
            <text:p>Err:502</text:p>
          </table:table-cell>
          <table:table-cell table:style-name="ce20" table:formula="oooc:=IF(ISBLANK([.O369]);IF(ISERROR([.B369]);&quot;Err:&quot;&amp;ERRORTYPE([.B369])=[.M369];OR([.P369]=[.B369];AND(ISNUMBER([.P369]);ISNUMBER([.B369]);OR(AND([.P369]=0;ABS([.B369])&lt;1E-307);&quot;&quot;&amp;[.B369]=&quot;&quot;&amp;[.P369]))));[.O3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370]);[.A370];[.M370])" office:value-type="string" office:string-value="Err:502">
            <text:p>Err:502</text:p>
          </table:table-cell>
          <table:table-cell table:style-name="ce20" table:formula="oooc:=IF(ISBLANK([.O370]);IF(ISERROR([.B370]);&quot;Err:&quot;&amp;ERRORTYPE([.B370])=[.M370];OR([.P370]=[.B370];AND(ISNUMBER([.P370]);ISNUMBER([.B370]);OR(AND([.P370]=0;ABS([.B370])&lt;1E-307);&quot;&quot;&amp;[.B370]=&quot;&quot;&amp;[.P370]))));[.O37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style-name="ce17"/>
          <table:table-cell/>
          <table:table-cell/>
          <table:table-cell table:style-name="ce20" table:formula="oooc:=IF(ISBLANK([.M372]);[.A372];[.M372])" office:value-type="float" office:value="1">
            <text:p>1</text:p>
          </table:table-cell>
          <table:table-cell table:style-name="ce20" table:formula="oooc:=IF(ISBLANK([.O372]);IF(ISERROR([.B372]);&quot;Err:&quot;&amp;ERRORTYPE([.B372])=[.M372];OR([.P372]=[.B372];AND(ISNUMBER([.P372]);ISNUMBER([.B372]);OR(AND([.P372]=0;ABS([.B372])&lt;1E-307);&quot;&quot;&amp;[.B372]=&quot;&quot;&amp;[.P372]))));[.O3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3]);[.A373];[.M373])" office:value-type="float" office:value="1">
            <text:p>1</text:p>
          </table:table-cell>
          <table:table-cell table:style-name="ce20" table:formula="oooc:=IF(ISBLANK([.O373]);IF(ISERROR([.B373]);&quot;Err:&quot;&amp;ERRORTYPE([.B373])=[.M373];OR([.P373]=[.B373];AND(ISNUMBER([.P373]);ISNUMBER([.B373]);OR(AND([.P373]=0;ABS([.B373])&lt;1E-307);&quot;&quot;&amp;[.B373]=&quot;&quot;&amp;[.P373]))));[.O3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4]);[.A374];[.M374])" office:value-type="float" office:value="1">
            <text:p>1</text:p>
          </table:table-cell>
          <table:table-cell table:style-name="ce20" table:formula="oooc:=IF(ISBLANK([.O374]);IF(ISERROR([.B374]);&quot;Err:&quot;&amp;ERRORTYPE([.B374])=[.M374];OR([.P374]=[.B374];AND(ISNUMBER([.P374]);ISNUMBER([.B374]);OR(AND([.P374]=0;ABS([.B374])&lt;1E-307);&quot;&quot;&amp;[.B374]=&quot;&quot;&amp;[.P374]))));[.O3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5]);[.A375];[.M375])" office:value-type="float" office:value="1">
            <text:p>1</text:p>
          </table:table-cell>
          <table:table-cell table:style-name="ce20" table:formula="oooc:=IF(ISBLANK([.O375]);IF(ISERROR([.B375]);&quot;Err:&quot;&amp;ERRORTYPE([.B375])=[.M375];OR([.P375]=[.B375];AND(ISNUMBER([.P375]);ISNUMBER([.B375]);OR(AND([.P375]=0;ABS([.B375])&lt;1E-307);&quot;&quot;&amp;[.B375]=&quot;&quot;&amp;[.P375]))));[.O3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6]);[.A376];[.M376])" office:value-type="float" office:value="0.367879441171442">
            <text:p>0,36788</text:p>
          </table:table-cell>
          <table:table-cell table:style-name="ce20" table:formula="oooc:=IF(ISBLANK([.O376]);IF(ISERROR([.B376]);&quot;Err:&quot;&amp;ERRORTYPE([.B376])=[.M376];OR([.P376]=[.B376];AND(ISNUMBER([.P376]);ISNUMBER([.B376]);OR(AND([.P376]=0;ABS([.B376])&lt;1E-307);&quot;&quot;&amp;[.B376]=&quot;&quot;&amp;[.P376]))));[.O3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35758882342885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7]);[.A377];[.M377])" office:value-type="float" office:value="0.735758882342885">
            <text:p>0,73576</text:p>
          </table:table-cell>
          <table:table-cell table:style-name="ce20" table:formula="oooc:=IF(ISBLANK([.O377]);IF(ISERROR([.B377]);&quot;Err:&quot;&amp;ERRORTYPE([.B377])=[.M377];OR([.P377]=[.B377];AND(ISNUMBER([.P377]);ISNUMBER([.B377]);OR(AND([.P377]=0;ABS([.B377])&lt;1E-307);&quot;&quot;&amp;[.B377]=&quot;&quot;&amp;[.P377]))));[.O3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19698602928606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8]);[.A378];[.M378])" office:value-type="float" office:value="0.919698602928606">
            <text:p>0,9197</text:p>
          </table:table-cell>
          <table:table-cell table:style-name="ce20" table:formula="oooc:=IF(ISBLANK([.O378]);IF(ISERROR([.B378]);&quot;Err:&quot;&amp;ERRORTYPE([.B378])=[.M378];OR([.P378]=[.B378];AND(ISNUMBER([.P378]);ISNUMBER([.B378]);OR(AND([.P378]=0;ABS([.B378])&lt;1E-307);&quot;&quot;&amp;[.B378]=&quot;&quot;&amp;[.P378]))));[.O3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81011843123846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79]);[.A379];[.M379])" office:value-type="float" office:value="0.981011843123846">
            <text:p>0,98101</text:p>
          </table:table-cell>
          <table:table-cell table:style-name="ce20" table:formula="oooc:=IF(ISBLANK([.O379]);IF(ISERROR([.B379]);&quot;Err:&quot;&amp;ERRORTYPE([.B379])=[.M379];OR([.P379]=[.B379];AND(ISNUMBER([.P379]);ISNUMBER([.B379]);OR(AND([.P379]=0;ABS([.B379])&lt;1E-307);&quot;&quot;&amp;[.B379]=&quot;&quot;&amp;[.P379]))));[.O3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0]);[.A380];[.M380])" office:value-type="float" office:value="0.135335283236613">
            <text:p>0,13534</text:p>
          </table:table-cell>
          <table:table-cell table:style-name="ce20" table:formula="oooc:=IF(ISBLANK([.O380]);IF(ISERROR([.B380]);&quot;Err:&quot;&amp;ERRORTYPE([.B380])=[.M380];OR([.P380]=[.B380];AND(ISNUMBER([.P380]);ISNUMBER([.B380]);OR(AND([.P380]=0;ABS([.B380])&lt;1E-307);&quot;&quot;&amp;[.B380]=&quot;&quot;&amp;[.P380]))));[.O3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06005849709838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1]);[.A381];[.M381])" office:value-type="float" office:value="0.406005849709838">
            <text:p>0,40601</text:p>
          </table:table-cell>
          <table:table-cell table:style-name="ce20" table:formula="oooc:=IF(ISBLANK([.O381]);IF(ISERROR([.B381]);&quot;Err:&quot;&amp;ERRORTYPE([.B381])=[.M381];OR([.P381]=[.B381];AND(ISNUMBER([.P381]);ISNUMBER([.B381]);OR(AND([.P381]=0;ABS([.B381])&lt;1E-307);&quot;&quot;&amp;[.B381]=&quot;&quot;&amp;[.P381]))));[.O3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76676416183063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2]);[.A382];[.M382])" office:value-type="float" office:value="0.676676416183063">
            <text:p>0,67668</text:p>
          </table:table-cell>
          <table:table-cell table:style-name="ce20" table:formula="oooc:=IF(ISBLANK([.O382]);IF(ISERROR([.B382]);&quot;Err:&quot;&amp;ERRORTYPE([.B382])=[.M382];OR([.P382]=[.B382];AND(ISNUMBER([.P382]);ISNUMBER([.B382]);OR(AND([.P382]=0;ABS([.B382])&lt;1E-307);&quot;&quot;&amp;[.B382]=&quot;&quot;&amp;[.P382]))));[.O3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57123460498547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3]);[.A383];[.M383])" office:value-type="float" office:value="0.857123460498547">
            <text:p>0,85712</text:p>
          </table:table-cell>
          <table:table-cell table:style-name="ce20" table:formula="oooc:=IF(ISBLANK([.O383]);IF(ISERROR([.B383]);&quot;Err:&quot;&amp;ERRORTYPE([.B383])=[.M383];OR([.P383]=[.B383];AND(ISNUMBER([.P383]);ISNUMBER([.B383]);OR(AND([.P383]=0;ABS([.B383])&lt;1E-307);&quot;&quot;&amp;[.B383]=&quot;&quot;&amp;[.P383]))));[.O3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4]);[.A384];[.M384])" office:value-type="float" office:value="0.0273237224472926">
            <text:p>0,02732</text:p>
          </table:table-cell>
          <table:table-cell table:style-name="ce20" table:formula="oooc:=IF(ISBLANK([.O384]);IF(ISERROR([.B384]);&quot;Err:&quot;&amp;ERRORTYPE([.B384])=[.M384];OR([.P384]=[.B384];AND(ISNUMBER([.P384]);ISNUMBER([.B384]);OR(AND([.P384]=0;ABS([.B384])&lt;1E-307);&quot;&quot;&amp;[.B384]=&quot;&quot;&amp;[.P384]))));[.O3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25689123257546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5]);[.A385];[.M385])" office:value-type="float" office:value="0.125689123257546">
            <text:p>0,12569</text:p>
          </table:table-cell>
          <table:table-cell table:style-name="ce20" table:formula="oooc:=IF(ISBLANK([.O385]);IF(ISERROR([.B385]);&quot;Err:&quot;&amp;ERRORTYPE([.B385])=[.M385];OR([.P385]=[.B385];AND(ISNUMBER([.P385]);ISNUMBER([.B385]);OR(AND([.P385]=0;ABS([.B385])&lt;1E-307);&quot;&quot;&amp;[.B385]=&quot;&quot;&amp;[.P385]))));[.O3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02746844716002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6]);[.A386];[.M386])" office:value-type="float" office:value="0.302746844716002">
            <text:p>0,30275</text:p>
          </table:table-cell>
          <table:table-cell table:style-name="ce20" table:formula="oooc:=IF(ISBLANK([.O386]);IF(ISERROR([.B386]);&quot;Err:&quot;&amp;ERRORTYPE([.B386])=[.M386];OR([.P386]=[.B386];AND(ISNUMBER([.P386]);ISNUMBER([.B386]);OR(AND([.P386]=0;ABS([.B386])&lt;1E-307);&quot;&quot;&amp;[.B386]=&quot;&quot;&amp;[.P386]))));[.O3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7]);[.A387];[.M387])" office:value-type="float" office:value="0.515216110466149">
            <text:p>0,51522</text:p>
          </table:table-cell>
          <table:table-cell table:style-name="ce20" table:formula="oooc:=IF(ISBLANK([.O387]);IF(ISERROR([.B387]);&quot;Err:&quot;&amp;ERRORTYPE([.B387])=[.M387];OR([.P387]=[.B387];AND(ISNUMBER([.P387]);ISNUMBER([.B387]);OR(AND([.P387]=0;ABS([.B387])&lt;1E-307);&quot;&quot;&amp;[.B387]=&quot;&quot;&amp;[.P387]))));[.O3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88]);[.A388];[.M388])" office:value-type="float" office:value="0.515216110466149">
            <text:p>0,51522</text:p>
          </table:table-cell>
          <table:table-cell table:style-name="ce20" table:formula="oooc:=IF(ISBLANK([.O388]);IF(ISERROR([.B388]);&quot;Err:&quot;&amp;ERRORTYPE([.B388])=[.M388];OR([.P388]=[.B388];AND(ISNUMBER([.P388]);ISNUMBER([.B388]);OR(AND([.P388]=0;ABS([.B388])&lt;1E-307);&quot;&quot;&amp;[.B388]=&quot;&quot;&amp;[.P388]))));[.O3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ce20" table:formula="oooc:=IF(ISBLANK([.M389]);[.A389];[.M389])" office:value-type="float" office:value="0">
            <text:p>0</text:p>
          </table:table-cell>
          <table:table-cell table:style-name="ce20" table:formula="oooc:=IF(ISBLANK([.O389]);IF(ISERROR([.B389]);&quot;Err:&quot;&amp;ERRORTYPE([.B389])=[.M389];OR([.P389]=[.B389];AND(ISNUMBER([.P389]);ISNUMBER([.B389]);OR(AND([.P389]=0;ABS([.B389])&lt;1E-307);&quot;&quot;&amp;[.B389]=&quot;&quot;&amp;[.P389]))));[.O3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0]);[.A390];[.M390])" office:value-type="float" office:value="0">
            <text:p>0</text:p>
          </table:table-cell>
          <table:table-cell table:style-name="ce20" table:formula="oooc:=IF(ISBLANK([.O390]);IF(ISERROR([.B390]);&quot;Err:&quot;&amp;ERRORTYPE([.B390])=[.M390];OR([.P390]=[.B390];AND(ISNUMBER([.P390]);ISNUMBER([.B390]);OR(AND([.P390]=0;ABS([.B390])&lt;1E-307);&quot;&quot;&amp;[.B390]=&quot;&quot;&amp;[.P390]))));[.O3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1]);[.A391];[.M391])" office:value-type="float" office:value="0">
            <text:p>0</text:p>
          </table:table-cell>
          <table:table-cell table:style-name="ce20" table:formula="oooc:=IF(ISBLANK([.O391]);IF(ISERROR([.B391]);&quot;Err:&quot;&amp;ERRORTYPE([.B391])=[.M391];OR([.P391]=[.B391];AND(ISNUMBER([.P391]);ISNUMBER([.B391]);OR(AND([.P391]=0;ABS([.B391])&lt;1E-307);&quot;&quot;&amp;[.B391]=&quot;&quot;&amp;[.P391]))));[.O3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2]);[.A392];[.M392])" office:value-type="float" office:value="0">
            <text:p>0</text:p>
          </table:table-cell>
          <table:table-cell table:style-name="ce20" table:formula="oooc:=IF(ISBLANK([.O392]);IF(ISERROR([.B392]);&quot;Err:&quot;&amp;ERRORTYPE([.B392])=[.M392];OR([.P392]=[.B392];AND(ISNUMBER([.P392]);ISNUMBER([.B392]);OR(AND([.P392]=0;ABS([.B392])&lt;1E-307);&quot;&quot;&amp;[.B392]=&quot;&quot;&amp;[.P392]))));[.O3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3]);[.A393];[.M393])" office:value-type="float" office:value="0.367879441171442">
            <text:p>0,36788</text:p>
          </table:table-cell>
          <table:table-cell table:style-name="ce20" table:formula="oooc:=IF(ISBLANK([.O393]);IF(ISERROR([.B393]);&quot;Err:&quot;&amp;ERRORTYPE([.B393])=[.M393];OR([.P393]=[.B393];AND(ISNUMBER([.P393]);ISNUMBER([.B393]);OR(AND([.P393]=0;ABS([.B393])&lt;1E-307);&quot;&quot;&amp;[.B393]=&quot;&quot;&amp;[.P393]))));[.O3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4]);[.A394];[.M394])" office:value-type="float" office:value="0.367879441171442">
            <text:p>0,36788</text:p>
          </table:table-cell>
          <table:table-cell table:style-name="ce20" table:formula="oooc:=IF(ISBLANK([.O394]);IF(ISERROR([.B394]);&quot;Err:&quot;&amp;ERRORTYPE([.B394])=[.M394];OR([.P394]=[.B394];AND(ISNUMBER([.P394]);ISNUMBER([.B394]);OR(AND([.P394]=0;ABS([.B394])&lt;1E-307);&quot;&quot;&amp;[.B394]=&quot;&quot;&amp;[.P394]))));[.O3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83939720585721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5]);[.A395];[.M395])" office:value-type="float" office:value="0.183939720585721">
            <text:p>0,18394</text:p>
          </table:table-cell>
          <table:table-cell table:style-name="ce20" table:formula="oooc:=IF(ISBLANK([.O395]);IF(ISERROR([.B395]);&quot;Err:&quot;&amp;ERRORTYPE([.B395])=[.M395];OR([.P395]=[.B395];AND(ISNUMBER([.P395]);ISNUMBER([.B395]);OR(AND([.P395]=0;ABS([.B395])&lt;1E-307);&quot;&quot;&amp;[.B395]=&quot;&quot;&amp;[.P395]))));[.O3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613132401952404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6]);[.A396];[.M396])" office:value-type="float" office:value="0.0613132401952404">
            <text:p>0,06131</text:p>
          </table:table-cell>
          <table:table-cell table:style-name="ce20" table:formula="oooc:=IF(ISBLANK([.O396]);IF(ISERROR([.B396]);&quot;Err:&quot;&amp;ERRORTYPE([.B396])=[.M396];OR([.P396]=[.B396];AND(ISNUMBER([.P396]);ISNUMBER([.B396]);OR(AND([.P396]=0;ABS([.B396])&lt;1E-307);&quot;&quot;&amp;[.B396]=&quot;&quot;&amp;[.P396]))));[.O3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7]);[.A397];[.M397])" office:value-type="float" office:value="0.135335283236613">
            <text:p>0,13534</text:p>
          </table:table-cell>
          <table:table-cell table:style-name="ce20" table:formula="oooc:=IF(ISBLANK([.O397]);IF(ISERROR([.B397]);&quot;Err:&quot;&amp;ERRORTYPE([.B397])=[.M397];OR([.P397]=[.B397];AND(ISNUMBER([.P397]);ISNUMBER([.B397]);OR(AND([.P397]=0;ABS([.B397])&lt;1E-307);&quot;&quot;&amp;[.B397]=&quot;&quot;&amp;[.P397]))));[.O3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8]);[.A398];[.M398])" office:value-type="float" office:value="0.270670566473225">
            <text:p>0,27067</text:p>
          </table:table-cell>
          <table:table-cell table:style-name="ce20" table:formula="oooc:=IF(ISBLANK([.O398]);IF(ISERROR([.B398]);&quot;Err:&quot;&amp;ERRORTYPE([.B398])=[.M398];OR([.P398]=[.B398];AND(ISNUMBER([.P398]);ISNUMBER([.B398]);OR(AND([.P398]=0;ABS([.B398])&lt;1E-307);&quot;&quot;&amp;[.B398]=&quot;&quot;&amp;[.P398]))));[.O3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399]);[.A399];[.M399])" office:value-type="float" office:value="0.270670566473225">
            <text:p>0,27067</text:p>
          </table:table-cell>
          <table:table-cell table:style-name="ce20" table:formula="oooc:=IF(ISBLANK([.O399]);IF(ISERROR([.B399]);&quot;Err:&quot;&amp;ERRORTYPE([.B399])=[.M399];OR([.P399]=[.B399];AND(ISNUMBER([.P399]);ISNUMBER([.B399]);OR(AND([.P399]=0;ABS([.B399])&lt;1E-307);&quot;&quot;&amp;[.B399]=&quot;&quot;&amp;[.P399]))));[.O3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80447044315484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0]);[.A400];[.M400])" office:value-type="float" office:value="0.180447044315484">
            <text:p>0,18045</text:p>
          </table:table-cell>
          <table:table-cell table:style-name="ce20" table:formula="oooc:=IF(ISBLANK([.O400]);IF(ISERROR([.B400]);&quot;Err:&quot;&amp;ERRORTYPE([.B400])=[.M400];OR([.P400]=[.B400];AND(ISNUMBER([.P400]);ISNUMBER([.B400]);OR(AND([.P400]=0;ABS([.B400])&lt;1E-307);&quot;&quot;&amp;[.B400]=&quot;&quot;&amp;[.P400]))));[.O4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1]);[.A401];[.M401])" office:value-type="float" office:value="0.0273237224472926">
            <text:p>0,02732</text:p>
          </table:table-cell>
          <table:table-cell table:style-name="ce20" table:formula="oooc:=IF(ISBLANK([.O401]);IF(ISERROR([.B401]);&quot;Err:&quot;&amp;ERRORTYPE([.B401])=[.M401];OR([.P401]=[.B401];AND(ISNUMBER([.P401]);ISNUMBER([.B401]);OR(AND([.P401]=0;ABS([.B401])&lt;1E-307);&quot;&quot;&amp;[.B401]=&quot;&quot;&amp;[.P401]))));[.O4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83654008102532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2]);[.A402];[.M402])" office:value-type="float" office:value="0.0983654008102532">
            <text:p>0,09837</text:p>
          </table:table-cell>
          <table:table-cell table:style-name="ce20" table:formula="oooc:=IF(ISBLANK([.O402]);IF(ISERROR([.B402]);&quot;Err:&quot;&amp;ERRORTYPE([.B402])=[.M402];OR([.P402]=[.B402];AND(ISNUMBER([.P402]);ISNUMBER([.B402]);OR(AND([.P402]=0;ABS([.B402])&lt;1E-307);&quot;&quot;&amp;[.B402]=&quot;&quot;&amp;[.P402]))));[.O4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7705772145845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3]);[.A403];[.M403])" office:value-type="float" office:value="0.177057721458456">
            <text:p>0,17706</text:p>
          </table:table-cell>
          <table:table-cell table:style-name="ce20" table:formula="oooc:=IF(ISBLANK([.O403]);IF(ISERROR([.B403]);&quot;Err:&quot;&amp;ERRORTYPE([.B403])=[.M403];OR([.P403]=[.B403];AND(ISNUMBER([.P403]);ISNUMBER([.B403]);OR(AND([.P403]=0;ABS([.B403])&lt;1E-307);&quot;&quot;&amp;[.B403]=&quot;&quot;&amp;[.P403]))));[.O4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4]);[.A404];[.M404])" office:value-type="float" office:value="0.212469265750147">
            <text:p>0,21247</text:p>
          </table:table-cell>
          <table:table-cell table:style-name="ce20" table:formula="oooc:=IF(ISBLANK([.O404]);IF(ISERROR([.B404]);&quot;Err:&quot;&amp;ERRORTYPE([.B404])=[.M404];OR([.P404]=[.B404];AND(ISNUMBER([.P404]);ISNUMBER([.B404]);OR(AND([.P404]=0;ABS([.B404])&lt;1E-307);&quot;&quot;&amp;[.B404]=&quot;&quot;&amp;[.P404]))));[.O4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.6">
            <text:p>3,6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05]);[.A405];[.M405])" office:value-type="float" office:value="0.212469265750147">
            <text:p>0,21247</text:p>
          </table:table-cell>
          <table:table-cell table:style-name="ce20" table:formula="oooc:=IF(ISBLANK([.O405]);IF(ISERROR([.B405]);&quot;Err:&quot;&amp;ERRORTYPE([.B405])=[.M405];OR([.P405]=[.B405];AND(ISNUMBER([.P405]);ISNUMBER([.B405]);OR(AND([.P405]=0;ABS([.B405])&lt;1E-307);&quot;&quot;&amp;[.B405]=&quot;&quot;&amp;[.P405]))));[.O4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06]);[.A406];[.M406])" office:value-type="string" office:string-value="Err:502">
            <text:p>Err:502</text:p>
          </table:table-cell>
          <table:table-cell table:style-name="ce20" table:formula="oooc:=IF(ISBLANK([.O406]);IF(ISERROR([.B406]);&quot;Err:&quot;&amp;ERRORTYPE([.B406])=[.M406];OR([.P406]=[.B406];AND(ISNUMBER([.P406]);ISNUMBER([.B406]);OR(AND([.P406]=0;ABS([.B406])&lt;1E-307);&quot;&quot;&amp;[.B406]=&quot;&quot;&amp;[.P406]))));[.O4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07]);[.A407];[.M407])" office:value-type="string" office:string-value="Err:502">
            <text:p>Err:502</text:p>
          </table:table-cell>
          <table:table-cell table:style-name="ce20" table:formula="oooc:=IF(ISBLANK([.O407]);IF(ISERROR([.B407]);&quot;Err:&quot;&amp;ERRORTYPE([.B407])=[.M407];OR([.P407]=[.B407];AND(ISNUMBER([.P407]);ISNUMBER([.B407]);OR(AND([.P407]=0;ABS([.B407])&lt;1E-307);&quot;&quot;&amp;[.B407]=&quot;&quot;&amp;[.P407]))));[.O4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ИСТИНА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08]);[.A408];[.M408])" office:value-type="string" office:string-value="Err:502">
            <text:p>Err:502</text:p>
          </table:table-cell>
          <table:table-cell table:style-name="ce20" table:formula="oooc:=IF(ISBLANK([.O408]);IF(ISERROR([.B408]);&quot;Err:&quot;&amp;ERRORTYPE([.B408])=[.M408];OR([.P408]=[.B408];AND(ISNUMBER([.P408]);ISNUMBER([.B408]);OR(AND([.P408]=0;ABS([.B408])&lt;1E-307);&quot;&quot;&amp;[.B408]=&quot;&quot;&amp;[.P408]))));[.O4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ЛОЖЬ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09]);[.A409];[.M409])" office:value-type="string" office:string-value="Err:502">
            <text:p>Err:502</text:p>
          </table:table-cell>
          <table:table-cell table:style-name="ce20" table:formula="oooc:=IF(ISBLANK([.O409]);IF(ISERROR([.B409]);&quot;Err:&quot;&amp;ERRORTYPE([.B409])=[.M409];OR([.P409]=[.B409];AND(ISNUMBER([.P409]);ISNUMBER([.B409]);OR(AND([.P409]=0;ABS([.B409])&lt;1E-307);&quot;&quot;&amp;[.B409]=&quot;&quot;&amp;[.P409]))));[.O409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style-name="ce17"/>
          <table:table-cell/>
          <table:table-cell/>
          <table:table-cell table:style-name="ce20" table:formula="oooc:=IF(ISBLANK([.M412]);[.A412];[.M412])" office:value-type="float" office:value="0.5">
            <text:p>0,5</text:p>
          </table:table-cell>
          <table:table-cell table:style-name="ce20" table:formula="oooc:=IF(ISBLANK([.O412]);IF(ISERROR([.B412]);&quot;Err:&quot;&amp;ERRORTYPE([.B412])=[.M412];OR([.P412]=[.B412];AND(ISNUMBER([.P412]);ISNUMBER([.B412]);OR(AND([.P412]=0;ABS([.B412])&lt;1E-307);&quot;&quot;&amp;[.B412]=&quot;&quot;&amp;[.P412]))));[.O4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3]);[.A413];[.M413])" office:value-type="float" office:value="1">
            <text:p>1</text:p>
          </table:table-cell>
          <table:table-cell table:style-name="ce20" table:formula="oooc:=IF(ISBLANK([.O413]);IF(ISERROR([.B413]);&quot;Err:&quot;&amp;ERRORTYPE([.B413])=[.M413];OR([.P413]=[.B413];AND(ISNUMBER([.P413]);ISNUMBER([.B413]);OR(AND([.P413]=0;ABS([.B413])&lt;1E-307);&quot;&quot;&amp;[.B413]=&quot;&quot;&amp;[.P413]))));[.O4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4]);[.A414];[.M414])" office:value-type="float" office:value="0.5">
            <text:p>0,5</text:p>
          </table:table-cell>
          <table:table-cell table:style-name="ce20" table:formula="oooc:=IF(ISBLANK([.O414]);IF(ISERROR([.B414]);&quot;Err:&quot;&amp;ERRORTYPE([.B414])=[.M414];OR([.P414]=[.B414];AND(ISNUMBER([.P414]);ISNUMBER([.B414]);OR(AND([.P414]=0;ABS([.B414])&lt;1E-307);&quot;&quot;&amp;[.B414]=&quot;&quot;&amp;[.P414]))));[.O4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68274482562683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table:style-name="ce9" office:value-type="float" office:value="0.1">
            <text:p>0,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5]);[.A415];[.M415])" office:value-type="float" office:value="0.468274482562683">
            <text:p>0,46827</text:p>
          </table:table-cell>
          <table:table-cell table:style-name="ce20" table:formula="oooc:=IF(ISBLANK([.O415]);IF(ISERROR([.B415]);&quot;Err:&quot;&amp;ERRORTYPE([.B415])=[.M415];OR([.P415]=[.B415];AND(ISNUMBER([.P415]);ISNUMBER([.B415]);OR(AND([.P415]=0;ABS([.B415])&lt;1E-307);&quot;&quot;&amp;[.B415]=&quot;&quot;&amp;[.P415]))));[.O4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36548965125365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6]);[.A416];[.M416])" office:value-type="float" office:value="0.936548965125365">
            <text:p>0,93655</text:p>
          </table:table-cell>
          <table:table-cell table:style-name="ce20" table:formula="oooc:=IF(ISBLANK([.O416]);IF(ISERROR([.B416]);&quot;Err:&quot;&amp;ERRORTYPE([.B416])=[.M416];OR([.P416]=[.B416];AND(ISNUMBER([.P416]);ISNUMBER([.B416]);OR(AND([.P416]=0;ABS([.B416])&lt;1E-307);&quot;&quot;&amp;[.B416]=&quot;&quot;&amp;[.P416]))));[.O4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64732719207071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7]);[.A417];[.M417])" office:value-type="float" office:value="0.464732719207071">
            <text:p>0,46473</text:p>
          </table:table-cell>
          <table:table-cell table:style-name="ce20" table:formula="oooc:=IF(ISBLANK([.O417]);IF(ISERROR([.B417]);&quot;Err:&quot;&amp;ERRORTYPE([.B417])=[.M417];OR([.P417]=[.B417];AND(ISNUMBER([.P417]);ISNUMBER([.B417]);OR(AND([.P417]=0;ABS([.B417])&lt;1E-307);&quot;&quot;&amp;[.B417]=&quot;&quot;&amp;[.P417]))));[.O4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60272265544712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8]);[.A418];[.M418])" office:value-type="float" office:value="0.460272265544712">
            <text:p>0,46027</text:p>
          </table:table-cell>
          <table:table-cell table:style-name="ce20" table:formula="oooc:=IF(ISBLANK([.O418]);IF(ISERROR([.B418]);&quot;Err:&quot;&amp;ERRORTYPE([.B418])=[.M418];OR([.P418]=[.B418];AND(ISNUMBER([.P418]);ISNUMBER([.B418]);OR(AND([.P418]=0;ABS([.B418])&lt;1E-307);&quot;&quot;&amp;[.B418]=&quot;&quot;&amp;[.P418]))));[.O4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31829927629391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19]);[.A419];[.M419])" office:value-type="float" office:value="0.0031829927629391">
            <text:p>0,00318</text:p>
          </table:table-cell>
          <table:table-cell table:style-name="ce20" table:formula="oooc:=IF(ISBLANK([.O419]);IF(ISERROR([.B419]);&quot;Err:&quot;&amp;ERRORTYPE([.B419])=[.M419];OR([.P419]=[.B419];AND(ISNUMBER([.P419]);ISNUMBER([.B419]);OR(AND([.P419]=0;ABS([.B419])&lt;1E-307);&quot;&quot;&amp;[.B419]=&quot;&quot;&amp;[.P419]))));[.O4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99925012497626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0]);[.A420];[.M420])" office:value-type="float" office:value="0.0000499925012497626">
            <text:p>0,00005</text:p>
          </table:table-cell>
          <table:table-cell table:style-name="ce20" table:formula="oooc:=IF(ISBLANK([.O420]);IF(ISERROR([.B420]);&quot;Err:&quot;&amp;ERRORTYPE([.B420])=[.M420];OR([.P420]=[.B420];AND(ISNUMBER([.P420]);ISNUMBER([.B420]);OR(AND([.P420]=0;ABS([.B420])&lt;1E-307);&quot;&quot;&amp;[.B420]=&quot;&quot;&amp;[.P420]))));[.O4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572491466910142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table:style-name="ce9" office:value-type="float" office:value="5.5">
            <text:p>5,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1]);[.A421];[.M421])" office:value-type="float" office:value="0.0572491466910142">
            <text:p>0,05725</text:p>
          </table:table-cell>
          <table:table-cell table:style-name="ce20" table:formula="oooc:=IF(ISBLANK([.O421]);IF(ISERROR([.B421]);&quot;Err:&quot;&amp;ERRORTYPE([.B421])=[.M421];OR([.P421]=[.B421];AND(ISNUMBER([.P421]);ISNUMBER([.B421]);OR(AND([.P421]=0;ABS([.B421])&lt;1E-307);&quot;&quot;&amp;[.B421]=&quot;&quot;&amp;[.P421]))));[.O4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157520015209069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2]);[.A422];[.M422])" office:value-type="float" office:value="0.0157520015209069">
            <text:p>0,01575</text:p>
          </table:table-cell>
          <table:table-cell table:style-name="ce20" table:formula="oooc:=IF(ISBLANK([.O422]);IF(ISERROR([.B422]);&quot;Err:&quot;&amp;ERRORTYPE([.B422])=[.M422];OR([.P422]=[.B422];AND(ISNUMBER([.P422]);ISNUMBER([.B422]);OR(AND([.P422]=0;ABS([.B422])&lt;1E-307);&quot;&quot;&amp;[.B422]=&quot;&quot;&amp;[.P422]))));[.O4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22924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3]);[.A423];[.M423])" office:value-type="float" office:value="0.000000146171072122924">
            <text:p>0</text:p>
          </table:table-cell>
          <table:table-cell table:style-name="ce20" table:formula="oooc:=IF(ISBLANK([.O423]);IF(ISERROR([.B423]);&quot;Err:&quot;&amp;ERRORTYPE([.B423])=[.M423];OR([.P423]=[.B423];AND(ISNUMBER([.P423]);ISNUMBER([.B423]);OR(AND([.P423]=0;ABS([.B423])&lt;1E-307);&quot;&quot;&amp;[.B423]=&quot;&quot;&amp;[.P423]))));[.O4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22924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0.9">
            <text:p>100,9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4]);[.A424];[.M424])" office:value-type="float" office:value="0.000000146171072122924">
            <text:p>0</text:p>
          </table:table-cell>
          <table:table-cell table:style-name="ce20" table:formula="oooc:=IF(ISBLANK([.O424]);IF(ISERROR([.B424]);&quot;Err:&quot;&amp;ERRORTYPE([.B424])=[.M424];OR([.P424]=[.B424];AND(ISNUMBER([.P424]);ISNUMBER([.B424]);OR(AND([.P424]=0;ABS([.B424])&lt;1E-307);&quot;&quot;&amp;[.B424]=&quot;&quot;&amp;[.P424]))));[.O4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22924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.9">
            <text:p>1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5]);[.A425];[.M425])" office:value-type="float" office:value="0.000000146171072122924">
            <text:p>0</text:p>
          </table:table-cell>
          <table:table-cell table:style-name="ce20" table:formula="oooc:=IF(ISBLANK([.O425]);IF(ISERROR([.B425]);&quot;Err:&quot;&amp;ERRORTYPE([.B425])=[.M425];OR([.P425]=[.B425];AND(ISNUMBER([.P425]);ISNUMBER([.B425]);OR(AND([.P425]=0;ABS([.B425])&lt;1E-307);&quot;&quot;&amp;[.B425]=&quot;&quot;&amp;[.P425]))));[.O4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92342144245848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.9">
            <text:p>2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26]);[.A426];[.M426])" office:value-type="float" office:value="0.000000292342144245848">
            <text:p>0</text:p>
          </table:table-cell>
          <table:table-cell table:style-name="ce20" table:formula="oooc:=IF(ISBLANK([.O426]);IF(ISERROR([.B426]);&quot;Err:&quot;&amp;ERRORTYPE([.B426])=[.M426];OR([.P426]=[.B426];AND(ISNUMBER([.P426]);ISNUMBER([.B426]);OR(AND([.P426]=0;ABS([.B426])&lt;1E-307);&quot;&quot;&amp;[.B426]=&quot;&quot;&amp;[.P426]))));[.O4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27]);[.A427];[.M427])" office:value-type="string" office:string-value="Err:502">
            <text:p>Err:502</text:p>
          </table:table-cell>
          <table:table-cell table:style-name="ce20" table:formula="oooc:=IF(ISBLANK([.O427]);IF(ISERROR([.B427]);&quot;Err:&quot;&amp;ERRORTYPE([.B427])=[.M427];OR([.P427]=[.B427];AND(ISNUMBER([.P427]);ISNUMBER([.B427]);OR(AND([.P427]=0;ABS([.B427])&lt;1E-307);&quot;&quot;&amp;[.B427]=&quot;&quot;&amp;[.P427]))));[.O4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28]);[.A428];[.M428])" office:value-type="string" office:string-value="Err:502">
            <text:p>Err:502</text:p>
          </table:table-cell>
          <table:table-cell table:style-name="ce20" table:formula="oooc:=IF(ISBLANK([.O428]);IF(ISERROR([.B428]);&quot;Err:&quot;&amp;ERRORTYPE([.B428])=[.M428];OR([.P428]=[.B428];AND(ISNUMBER([.P428]);ISNUMBER([.B428]);OR(AND([.P428]=0;ABS([.B428])&lt;1E-307);&quot;&quot;&amp;[.B428]=&quot;&quot;&amp;[.P428]))));[.O4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29]);[.A429];[.M429])" office:value-type="string" office:string-value="Err:502">
            <text:p>Err:502</text:p>
          </table:table-cell>
          <table:table-cell table:style-name="ce20" table:formula="oooc:=IF(ISBLANK([.O429]);IF(ISERROR([.B429]);&quot;Err:&quot;&amp;ERRORTYPE([.B429])=[.M429];OR([.P429]=[.B429];AND(ISNUMBER([.P429]);ISNUMBER([.B429]);OR(AND([.P429]=0;ABS([.B429])&lt;1E-307);&quot;&quot;&amp;[.B429]=&quot;&quot;&amp;[.P429]))));[.O4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30]);[.A430];[.M430])" office:value-type="string" office:string-value="Err:502">
            <text:p>Err:502</text:p>
          </table:table-cell>
          <table:table-cell table:style-name="ce20" table:formula="oooc:=IF(ISBLANK([.O430]);IF(ISERROR([.B430]);&quot;Err:&quot;&amp;ERRORTYPE([.B430])=[.M430];OR([.P430]=[.B430];AND(ISNUMBER([.P430]);ISNUMBER([.B430]);OR(AND([.P430]=0;ABS([.B430])&lt;1E-307);&quot;&quot;&amp;[.B430]=&quot;&quot;&amp;[.P430]))));[.O43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418159093409111">
            <text:p>0,41816</text:p>
          </table:table-cell>
          <table:table-cell table:formula="oooc:=BETAINV([.C432];[.D432];[.E432])" office:value-type="float" office:value="0.418159093409111">
            <text:p>0,41816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 table:style-name="ce18"/>
          <table:table-cell table:style-name="ce20"/>
          <table:table-cell table:style-name="ce21"/>
          <table:table-cell table:style-name="ce20" table:formula="oooc:=IF(ISBLANK([.M432]);[.A432];[.M432])" office:value-type="float" office:value="0.418159093409111">
            <text:p>0,41816</text:p>
          </table:table-cell>
          <table:table-cell table:style-name="ce20" table:formula="oooc:=IF(ISBLANK([.O432]);IF(ISERROR([.B432]);&quot;Err:&quot;&amp;ERRORTYPE([.B432])=[.M432];OR([.P432]=[.B432];AND(ISNUMBER([.P432]);ISNUMBER([.B432]);OR(AND([.P432]=0;ABS([.B432])&lt;1E-307);&quot;&quot;&amp;[.B432]=&quot;&quot;&amp;[.P432]))));[.O432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941094712337745">
            <text:p>0,94109</text:p>
          </table:table-cell>
          <table:table-cell table:formula="oooc:=BETAINV([.C433];[.D433];[.E433])" office:value-type="float" office:value="0.941094712337745">
            <text:p>0,94109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3]);[.A433];[.M433])" office:value-type="float" office:value="0.941094712337745">
            <text:p>0,94109</text:p>
          </table:table-cell>
          <table:table-cell table:style-name="ce20" table:formula="oooc:=IF(ISBLANK([.O433]);IF(ISERROR([.B433]);&quot;Err:&quot;&amp;ERRORTYPE([.B433])=[.M433];OR([.P433]=[.B433];AND(ISNUMBER([.P433]);ISNUMBER([.B433]);OR(AND([.P433]=0;ABS([.B433])&lt;1E-307);&quot;&quot;&amp;[.B433]=&quot;&quot;&amp;[.P433]))));[.O433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84613">
            <text:p>0,8978</text:p>
          </table:table-cell>
          <table:table-cell table:formula="oooc:=BETAINV([.C434];[.D434];[.E434])" office:value-type="float" office:value="0.897797338684613">
            <text:p>0,8978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4]);[.A434];[.M434])" office:value-type="float" office:value="0.897797338684613">
            <text:p>0,8978</text:p>
          </table:table-cell>
          <table:table-cell table:style-name="ce20" table:formula="oooc:=IF(ISBLANK([.O434]);IF(ISERROR([.B434]);&quot;Err:&quot;&amp;ERRORTYPE([.B434])=[.M434];OR([.P434]=[.B434];AND(ISNUMBER([.P434]);ISNUMBER([.B434]);OR(AND([.P434]=0;ABS([.B434])&lt;1E-307);&quot;&quot;&amp;[.B434]=&quot;&quot;&amp;[.P434]))));[.O434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84613">
            <text:p>0,8978</text:p>
          </table:table-cell>
          <table:table-cell table:formula="oooc:=BETAINV([.C435];[.D435];[.E435];[.F435])" office:value-type="float" office:value="0.897797338684613">
            <text:p>0,8978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5]);[.A435];[.M435])" office:value-type="float" office:value="0.897797338684613">
            <text:p>0,8978</text:p>
          </table:table-cell>
          <table:table-cell table:style-name="ce20" table:formula="oooc:=IF(ISBLANK([.O435]);IF(ISERROR([.B435]);&quot;Err:&quot;&amp;ERRORTYPE([.B435])=[.M435];OR([.P435]=[.B435];AND(ISNUMBER([.P435]);ISNUMBER([.B435]);OR(AND([.P435]=0;ABS([.B435])&lt;1E-307);&quot;&quot;&amp;[.B435]=&quot;&quot;&amp;[.P435]))));[.O435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84613">
            <text:p>0,8978</text:p>
          </table:table-cell>
          <table:table-cell table:formula="oooc:=BETAINV([.C436];[.D436];[.E436];0;[.F436])" office:value-type="float" office:value="0.897797338684613">
            <text:p>0,8978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6]);[.A436];[.M436])" office:value-type="float" office:value="0.897797338684613">
            <text:p>0,8978</text:p>
          </table:table-cell>
          <table:table-cell table:style-name="ce20" table:formula="oooc:=IF(ISBLANK([.O436]);IF(ISERROR([.B436]);&quot;Err:&quot;&amp;ERRORTYPE([.B436])=[.M436];OR([.P436]=[.B436];AND(ISNUMBER([.P436]);ISNUMBER([.B436]);OR(AND([.P436]=0;ABS([.B436])&lt;1E-307);&quot;&quot;&amp;[.B436]=&quot;&quot;&amp;[.P436]))));[.O436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84613">
            <text:p>0,8978</text:p>
          </table:table-cell>
          <table:table-cell table:formula="oooc:=BETAINV([.C437];[.D437];[.E437];[.F437];[.G437])" office:value-type="float" office:value="0.897797338684613">
            <text:p>0,8978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7]);[.A437];[.M437])" office:value-type="float" office:value="0.897797338684613">
            <text:p>0,8978</text:p>
          </table:table-cell>
          <table:table-cell table:style-name="ce20" table:formula="oooc:=IF(ISBLANK([.O437]);IF(ISERROR([.B437]);&quot;Err:&quot;&amp;ERRORTYPE([.B437])=[.M437];OR([.P437]=[.B437];AND(ISNUMBER([.P437]);ISNUMBER([.B437]);OR(AND([.P437]=0;ABS([.B437])&lt;1E-307);&quot;&quot;&amp;[.B437]=&quot;&quot;&amp;[.P437]))));[.O437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947691">
            <text:p>0,91824</text:p>
          </table:table-cell>
          <table:table-cell table:formula="oooc:=BETAINV([.C438];[.D438];[.E438];[.F438])" office:value-type="float" office:value="0.918237870947691">
            <text:p>0,91824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8]);[.A438];[.M438])" office:value-type="float" office:value="0.918237870947691">
            <text:p>0,91824</text:p>
          </table:table-cell>
          <table:table-cell table:style-name="ce20" table:formula="oooc:=IF(ISBLANK([.O438]);IF(ISERROR([.B438]);&quot;Err:&quot;&amp;ERRORTYPE([.B438])=[.M438];OR([.P438]=[.B438];AND(ISNUMBER([.P438]);ISNUMBER([.B438]);OR(AND([.P438]=0;ABS([.B438])&lt;1E-307);&quot;&quot;&amp;[.B438]=&quot;&quot;&amp;[.P438]))));[.O438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947691">
            <text:p>0,91824</text:p>
          </table:table-cell>
          <table:table-cell table:formula="oooc:=BETAINV([.C439];[.D439];[.E439];[.F439];[.G439])" office:value-type="float" office:value="0.918237870947691">
            <text:p>0,91824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ce20"/>
          <table:table-cell table:style-name="ce21"/>
          <table:table-cell table:style-name="ce20" table:formula="oooc:=IF(ISBLANK([.M439]);[.A439];[.M439])" office:value-type="float" office:value="0.918237870947691">
            <text:p>0,91824</text:p>
          </table:table-cell>
          <table:table-cell table:style-name="ce20" table:formula="oooc:=IF(ISBLANK([.O439]);IF(ISERROR([.B439]);&quot;Err:&quot;&amp;ERRORTYPE([.B439])=[.M439];OR([.P439]=[.B439];AND(ISNUMBER([.P439]);ISNUMBER([.B439]);OR(AND([.P439]=0;ABS([.B439])&lt;1E-307);&quot;&quot;&amp;[.B439]=&quot;&quot;&amp;[.P439]))));[.O439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269339201605384">
            <text:p>0,26934</text:p>
          </table:table-cell>
          <table:table-cell table:formula="oooc:=BETAINV([.C440];[.D440];[.E440];0;[.F440])" office:value-type="float" office:value="0.269339201605384">
            <text:p>0,26934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ce20"/>
          <table:table-cell/>
          <table:table-cell table:style-name="ce20" table:formula="oooc:=IF(ISBLANK([.M440]);[.A440];[.M440])" office:value-type="float" office:value="0.269339201605384">
            <text:p>0,26934</text:p>
          </table:table-cell>
          <table:table-cell table:style-name="ce20" table:formula="oooc:=IF(ISBLANK([.O440]);IF(ISERROR([.B440]);&quot;Err:&quot;&amp;ERRORTYPE([.B440])=[.M440];OR([.P440]=[.B440];AND(ISNUMBER([.P440]);ISNUMBER([.B440]);OR(AND([.P440]=0;ABS([.B440])&lt;1E-307);&quot;&quot;&amp;[.B440]=&quot;&quot;&amp;[.P440]))));[.O44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69339201605384">
            <text:p>0,26934</text:p>
          </table:table-cell>
          <table:table-cell table:formula="oooc:=BETAINV([.C441];[.D441];[.E441];[.F441];[.G441])" office:value-type="float" office:value="0.269339201605384">
            <text:p>0,26934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ce20"/>
          <table:table-cell/>
          <table:table-cell table:style-name="ce20" table:formula="oooc:=IF(ISBLANK([.M441]);[.A441];[.M441])" office:value-type="float" office:value="0.269339201605384">
            <text:p>0,26934</text:p>
          </table:table-cell>
          <table:table-cell table:style-name="ce20" table:formula="oooc:=IF(ISBLANK([.O441]);IF(ISERROR([.B441]);&quot;Err:&quot;&amp;ERRORTYPE([.B441])=[.M441];OR([.P441]=[.B441];AND(ISNUMBER([.P441]);ISNUMBER([.B441]);OR(AND([.P441]=0;ABS([.B441])&lt;1E-307);&quot;&quot;&amp;[.B441]=&quot;&quot;&amp;[.P441]))));[.O44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89779733868461">
            <text:p>0,28978</text:p>
          </table:table-cell>
          <table:table-cell table:formula="oooc:=BETAINV([.C442];[.D442];[.E442];[.F442];[.G442])" office:value-type="float" office:value="0.289779733868461">
            <text:p>0,28978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ce20"/>
          <table:table-cell/>
          <table:table-cell table:style-name="ce20" table:formula="oooc:=IF(ISBLANK([.M442]);[.A442];[.M442])" office:value-type="float" office:value="0.289779733868461">
            <text:p>0,28978</text:p>
          </table:table-cell>
          <table:table-cell table:style-name="ce20" table:formula="oooc:=IF(ISBLANK([.O442]);IF(ISERROR([.B442]);&quot;Err:&quot;&amp;ERRORTYPE([.B442])=[.M442];OR([.P442]=[.B442];AND(ISNUMBER([.P442]);ISNUMBER([.B442]);OR(AND([.P442]=0;ABS([.B442])&lt;1E-307);&quot;&quot;&amp;[.B442]=&quot;&quot;&amp;[.P442]))));[.O44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3];[.D443];[.E443];[.F443];[.G44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ce20"/>
          <table:table-cell/>
          <table:table-cell table:style-name="ce20" table:formula="oooc:=IF(ISBLANK([.M443]);[.A443];[.M443])" office:value-type="float" office:value="0">
            <text:p>0</text:p>
          </table:table-cell>
          <table:table-cell table:style-name="ce20" table:formula="oooc:=IF(ISBLANK([.O443]);IF(ISERROR([.B443]);&quot;Err:&quot;&amp;ERRORTYPE([.B443])=[.M443];OR([.P443]=[.B443];AND(ISNUMBER([.P443]);ISNUMBER([.B443]);OR(AND([.P443]=0;ABS([.B443])&lt;1E-307);&quot;&quot;&amp;[.B443]=&quot;&quot;&amp;[.P443]))));[.O44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4];[.D444];[.E444];[.F444];[.G444])" office:value-type="float" office:value="0">
            <text:p>Err:502</text:p>
          </table:table-cell>
          <table:table-cell table:style-name="ce9" office:value-type="float" office:value="-0.001">
            <text:p>-0,00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/>
          <table:table-cell table:style-name="ce20" table:formula="oooc:=IF(ISBLANK([.M444]);[.A444];[.M444])" office:value-type="string" office:string-value="Err:502">
            <text:p>Err:502</text:p>
          </table:table-cell>
          <table:table-cell table:style-name="ce20" table:formula="oooc:=IF(ISBLANK([.O444]);IF(ISERROR([.B444]);&quot;Err:&quot;&amp;ERRORTYPE([.B444])=[.M444];OR([.P444]=[.B444];AND(ISNUMBER([.P444]);ISNUMBER([.B444]);OR(AND([.P444]=0;ABS([.B444])&lt;1E-307);&quot;&quot;&amp;[.B444]=&quot;&quot;&amp;[.P444]))));[.O44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5];[.D445];[.E445];[.F445];[.G44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/>
          <table:table-cell table:style-name="ce20" table:formula="oooc:=IF(ISBLANK([.M445]);[.A445];[.M445])" office:value-type="string" office:string-value="Err:502">
            <text:p>Err:502</text:p>
          </table:table-cell>
          <table:table-cell table:style-name="ce20" table:formula="oooc:=IF(ISBLANK([.O445]);IF(ISERROR([.B445]);&quot;Err:&quot;&amp;ERRORTYPE([.B445])=[.M445];OR([.P445]=[.B445];AND(ISNUMBER([.P445]);ISNUMBER([.B445]);OR(AND([.P445]=0;ABS([.B445])&lt;1E-307);&quot;&quot;&amp;[.B445]=&quot;&quot;&amp;[.P445]))));[.O44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6];[.D446];[.E446];[.F446];[.G446])" office:value-type="float" office:value="0">
            <text:p>Err:50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/>
          <table:table-cell table:style-name="ce20" table:formula="oooc:=IF(ISBLANK([.M446]);[.A446];[.M446])" office:value-type="string" office:string-value="Err:502">
            <text:p>Err:502</text:p>
          </table:table-cell>
          <table:table-cell table:style-name="ce20" table:formula="oooc:=IF(ISBLANK([.O446]);IF(ISERROR([.B446]);&quot;Err:&quot;&amp;ERRORTYPE([.B446])=[.M446];OR([.P446]=[.B446];AND(ISNUMBER([.P446]);ISNUMBER([.B446]);OR(AND([.P446]=0;ABS([.B446])&lt;1E-307);&quot;&quot;&amp;[.B446]=&quot;&quot;&amp;[.P446]))));[.O44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7];[.D447];[.E447];[.F447];[.G447])" office:value-type="float" office:value="0">
            <text:p>Err:50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/>
          <table:table-cell table:style-name="ce20" table:formula="oooc:=IF(ISBLANK([.M447]);[.A447];[.M447])" office:value-type="string" office:string-value="Err:502">
            <text:p>Err:502</text:p>
          </table:table-cell>
          <table:table-cell table:style-name="ce20" table:formula="oooc:=IF(ISBLANK([.O447]);IF(ISERROR([.B447]);&quot;Err:&quot;&amp;ERRORTYPE([.B447])=[.M447];OR([.P447]=[.B447];AND(ISNUMBER([.P447]);ISNUMBER([.B447]);OR(AND([.P447]=0;ABS([.B447])&lt;1E-307);&quot;&quot;&amp;[.B447]=&quot;&quot;&amp;[.P447]))));[.O44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8];[.D448];[.E448];[.F448];[.G448])" office:value-type="float" office:value="0">
            <text:p>Err:50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number-columns-repeated="2" table:style-name="ce9" office:value-type="float" office:value="0.3">
            <text:p>0,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/>
          <table:table-cell table:style-name="ce20" table:formula="oooc:=IF(ISBLANK([.M448]);[.A448];[.M448])" office:value-type="string" office:string-value="Err:502">
            <text:p>Err:502</text:p>
          </table:table-cell>
          <table:table-cell table:style-name="ce20" table:formula="oooc:=IF(ISBLANK([.O448]);IF(ISERROR([.B448]);&quot;Err:&quot;&amp;ERRORTYPE([.B448])=[.M448];OR([.P448]=[.B448];AND(ISNUMBER([.P448]);ISNUMBER([.B448]);OR(AND([.P448]=0;ABS([.B448])&lt;1E-307);&quot;&quot;&amp;[.B448]=&quot;&quot;&amp;[.P448]))));[.O44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BETAINV([.C449];[.D449];[.E449];[.F449];[.G449])" office:value-type="float" office:value="0.210220266131539">
            <text:p>0,21022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.210220266131539">
            <text:p>0,21022</text:p>
          </table:table-cell>
          <table:table-cell table:style-name="ce20"/>
          <table:table-cell table:style-name="ce21"/>
          <table:table-cell table:style-name="ce20" table:formula="oooc:=IF(ISBLANK([.M449]);[.A449];[.M449])" office:value-type="float" office:value="0.210220266131539">
            <text:p>0,21022</text:p>
          </table:table-cell>
          <table:table-cell table:style-name="ce20" table:formula="oooc:=IF(ISBLANK([.O449]);IF(ISERROR([.B449]);&quot;Err:&quot;&amp;ERRORTYPE([.B449])=[.M449];OR([.P449]=[.B449];AND(ISNUMBER([.P449]);ISNUMBER([.B449]);OR(AND([.P449]=0;ABS([.B449])&lt;1E-307);&quot;&quot;&amp;[.B449]=&quot;&quot;&amp;[.P449]))));[.O449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/>
          <table:table-cell table:style-name="ce21"/>
          <table:table-cell table:style-name="ce20" table:number-columns-repeated="2"/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3.21887582508208">
            <text:p>3,21888</text:p>
          </table:table-cell>
          <table:table-cell table:formula="oooc:=CHIINV([.C451];[.D451])" office:value-type="float" office:value="3.21887582508208">
            <text:p>3,21888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2.4">
            <text:p>2,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style-name="ce17"/>
          <table:table-cell/>
          <table:table-cell/>
          <table:table-cell table:style-name="ce20" table:formula="oooc:=IF(ISBLANK([.M451]);[.A451];[.M451])" office:value-type="float" office:value="3.21887582508208">
            <text:p>3,21888</text:p>
          </table:table-cell>
          <table:table-cell table:style-name="ce20" table:formula="oooc:=IF(ISBLANK([.O451]);IF(ISERROR([.B451]);&quot;Err:&quot;&amp;ERRORTYPE([.B451])=[.M451];OR([.P451]=[.B451];AND(ISNUMBER([.P451]);ISNUMBER([.B451]);OR(AND([.P451]=0;ABS([.B451])&lt;1E-307);&quot;&quot;&amp;[.B451]=&quot;&quot;&amp;[.P451]))));[.O451])" office:value-type="boolean" office:boolean-value="true">
            <text:p>ИСТИНА</text:p>
          </table:table-cell>
          <table:table-cell table:style-name="ce21" table:number-columns-repeated="12"/>
          <table:table-cell table:number-columns-repeated="227"/>
        </table:table-row>
        <table:table-row table:style-name="ro2">
          <table:table-cell table:style-name="ce2" office:value-type="float" office:value="0.413893310661325">
            <text:p>0,41389</text:p>
          </table:table-cell>
          <table:table-cell table:formula="oooc:=CHIINV([.C452];[.D452])" office:value-type="float" office:value="0.413893310661325">
            <text:p>0,41389</text:p>
          </table:table-cell>
          <table:table-cell table:style-name="ce9" office:value-type="float" office:value="0.52">
            <text:p>0,52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52]);[.A452];[.M452])" office:value-type="float" office:value="0.413893310661325">
            <text:p>0,41389</text:p>
          </table:table-cell>
          <table:table-cell table:style-name="ce20" table:formula="oooc:=IF(ISBLANK([.O452]);IF(ISERROR([.B452]);&quot;Err:&quot;&amp;ERRORTYPE([.B452])=[.M452];OR([.P452]=[.B452];AND(ISNUMBER([.P452]);ISNUMBER([.B452]);OR(AND([.P452]=0;ABS([.B452])&lt;1E-307);&quot;&quot;&amp;[.B452]=&quot;&quot;&amp;[.P452]))));[.O45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2.80511844935356">
            <text:p>2,80512</text:p>
          </table:table-cell>
          <table:table-cell table:formula="oooc:=CHIINV([.C453];[.D453])" office:value-type="float" office:value="2.80511844935356">
            <text:p>2,80512</text:p>
          </table:table-cell>
          <table:table-cell table:style-name="ce9" office:value-type="float" office:value="0.73">
            <text:p>0,73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91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3]);[.A453];[.M453])" office:value-type="float" office:value="2.80511844935356">
            <text:p>2,80512</text:p>
          </table:table-cell>
          <table:table-cell table:style-name="ce20" table:formula="oooc:=IF(ISBLANK([.O453]);IF(ISERROR([.B453]);&quot;Err:&quot;&amp;ERRORTYPE([.B453])=[.M453];OR([.P453]=[.B453];AND(ISNUMBER([.P453]);ISNUMBER([.B453]);OR(AND([.P453]=0;ABS([.B453])&lt;1E-307);&quot;&quot;&amp;[.B453]=&quot;&quot;&amp;[.P453]))));[.O45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2.80511844935356">
            <text:p>2,80512</text:p>
          </table:table-cell>
          <table:table-cell table:formula="oooc:=CHIINV([.C454];[.D454])" office:value-type="float" office:value="2.80511844935356">
            <text:p>2,80512</text:p>
          </table:table-cell>
          <table:table-cell table:style-name="ce9" office:value-type="float" office:value="0.73">
            <text:p>0,73</text:p>
          </table:table-cell>
          <table:table-cell table:style-name="ce9" office:value-type="float" office:value="5.42">
            <text:p>5,4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864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4]);[.A454];[.M454])" office:value-type="float" office:value="2.80511844935356">
            <text:p>2,80512</text:p>
          </table:table-cell>
          <table:table-cell table:style-name="ce20" table:formula="oooc:=IF(ISBLANK([.O454]);IF(ISERROR([.B454]);&quot;Err:&quot;&amp;ERRORTYPE([.B454])=[.M454];OR([.P454]=[.B454];AND(ISNUMBER([.P454]);ISNUMBER([.B454]);OR(AND([.P454]=0;ABS([.B454])&lt;1E-307);&quot;&quot;&amp;[.B454]=&quot;&quot;&amp;[.P454]))));[.O45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5.74940965904783">
            <text:p>5,74941</text:p>
          </table:table-cell>
          <table:table-cell table:formula="oooc:=CHIINV([.C455];[.D455])" office:value-type="float" office:value="5.74940965904783">
            <text:p>5,74941</text:p>
          </table:table-cell>
          <table:table-cell table:style-name="ce9" office:value-type="float" office:value="0.9999">
            <text:p>0,9999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864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5]);[.A455];[.M455])" office:value-type="float" office:value="5.74940965904783">
            <text:p>5,74941</text:p>
          </table:table-cell>
          <table:table-cell table:style-name="ce20" table:formula="oooc:=IF(ISBLANK([.O455]);IF(ISERROR([.B455]);&quot;Err:&quot;&amp;ERRORTYPE([.B455])=[.M455];OR([.P455]=[.B455];AND(ISNUMBER([.P455]);ISNUMBER([.B455]);OR(AND([.P455]=0;ABS([.B455])&lt;1E-307);&quot;&quot;&amp;[.B455]=&quot;&quot;&amp;[.P455]))));[.O45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32.0068996840299">
            <text:p>32,0069</text:p>
          </table:table-cell>
          <table:table-cell table:formula="oooc:=CHIINV([.C456];[.D456])" office:value-type="float" office:value="32.0068996840299">
            <text:p>32,0069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865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6]);[.A456];[.M456])" office:value-type="float" office:value="32.0068996840299">
            <text:p>32,0069</text:p>
          </table:table-cell>
          <table:table-cell table:style-name="ce20" table:formula="oooc:=IF(ISBLANK([.O456]);IF(ISERROR([.B456]);&quot;Err:&quot;&amp;ERRORTYPE([.B456])=[.M456];OR([.P456]=[.B456];AND(ISNUMBER([.P456]);ISNUMBER([.B456]);OR(AND([.P456]=0;ABS([.B456])&lt;1E-307);&quot;&quot;&amp;[.B456]=&quot;&quot;&amp;[.P456]))));[.O45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35.9973622419138">
            <text:p>35,99736</text:p>
          </table:table-cell>
          <table:table-cell table:formula="oooc:=CHIINV([.C457];[.D457])" office:value-type="float" office:value="35.9973622419138">
            <text:p>35,99736</text:p>
          </table:table-cell>
          <table:table-cell table:style-name="ce9" office:value-type="float" office:value="0.33">
            <text:p>0,33</text:p>
          </table:table-cell>
          <table:table-cell table:style-name="ce9" office:value-type="float" office:value="33">
            <text:p>3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865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7]);[.A457];[.M457])" office:value-type="float" office:value="35.9973622419138">
            <text:p>35,99736</text:p>
          </table:table-cell>
          <table:table-cell table:style-name="ce20" table:formula="oooc:=IF(ISBLANK([.O457]);IF(ISERROR([.B457]);&quot;Err:&quot;&amp;ERRORTYPE([.B457])=[.M457];OR([.P457]=[.B457];AND(ISNUMBER([.P457]);ISNUMBER([.B457]);OR(AND([.P457]=0;ABS([.B457])&lt;1E-307);&quot;&quot;&amp;[.B457]=&quot;&quot;&amp;[.P457]))));[.O45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78.7495246048055">
            <text:p>78,74952</text:p>
          </table:table-cell>
          <table:table-cell table:formula="oooc:=CHIINV([.C458];[.D458])" office:value-type="float" office:value="78.7495246048055">
            <text:p>78,74952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44">
            <text:p>4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865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58]);[.A458];[.M458])" office:value-type="float" office:value="78.7495246048055">
            <text:p>78,74952</text:p>
          </table:table-cell>
          <table:table-cell table:style-name="ce20" table:formula="oooc:=IF(ISBLANK([.O458]);IF(ISERROR([.B458]);&quot;Err:&quot;&amp;ERRORTYPE([.B458])=[.M458];OR([.P458]=[.B458];AND(ISNUMBER([.P458]);ISNUMBER([.B458]);OR(AND([.P458]=0;ABS([.B458])&lt;1E-307);&quot;&quot;&amp;[.B458]=&quot;&quot;&amp;[.P458]))));[.O45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2.40794560898715">
            <text:p>2,40795</text:p>
          </table:table-cell>
          <table:table-cell table:formula="oooc:=CHIINV([.C459];[.D459])" office:value-type="float" office:value="2.40794560898715">
            <text:p>2,40795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2.4">
            <text:p>2,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59]);[.A459];[.M459])" office:value-type="float" office:value="2.40794560898715">
            <text:p>2,40795</text:p>
          </table:table-cell>
          <table:table-cell table:style-name="ce20" table:formula="oooc:=IF(ISBLANK([.O459]);IF(ISERROR([.B459]);&quot;Err:&quot;&amp;ERRORTYPE([.B459])=[.M459];OR([.P459]=[.B459];AND(ISNUMBER([.P459]);ISNUMBER([.B459]);OR(AND([.P459]=0;ABS([.B459])&lt;1E-307);&quot;&quot;&amp;[.B459]=&quot;&quot;&amp;[.P459]))));[.O45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3.8155107053109">
            <text:p>13,81551</text:p>
          </table:table-cell>
          <table:table-cell table:formula="oooc:=CHIINV([.C460];[.D460])" office:value-type="float" office:value="13.8155107053109">
            <text:p>13,81551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60]);[.A460];[.M460])" office:value-type="float" office:value="13.8155107053109">
            <text:p>13,81551</text:p>
          </table:table-cell>
          <table:table-cell table:style-name="ce20" table:formula="oooc:=IF(ISBLANK([.O460]);IF(ISERROR([.B460]);&quot;Err:&quot;&amp;ERRORTYPE([.B460])=[.M460];OR([.P460]=[.B460];AND(ISNUMBER([.P460]);ISNUMBER([.B460]);OR(AND([.P460]=0;ABS([.B460])&lt;1E-307);&quot;&quot;&amp;[.B460]=&quot;&quot;&amp;[.P460]))));[.O46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INV([.C461];[.D461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61]);[.A461];[.M461])" office:value-type="string" office:string-value="Err:502">
            <text:p>Err:502</text:p>
          </table:table-cell>
          <table:table-cell table:style-name="ce20" table:formula="oooc:=IF(ISBLANK([.O461]);IF(ISERROR([.B461]);&quot;Err:&quot;&amp;ERRORTYPE([.B461])=[.M461];OR([.P461]=[.B461];AND(ISNUMBER([.P461]);ISNUMBER([.B461]);OR(AND([.P461]=0;ABS([.B461])&lt;1E-307);&quot;&quot;&amp;[.B461]=&quot;&quot;&amp;[.P461]))));[.O46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INV([.C462];[.D462])" office:value-type="float" office:value="0">
            <text:p>Err:502</text:p>
          </table:table-cell>
          <table:table-cell table:style-name="ce9" office:value-type="float" office:value="1.001">
            <text:p>1,0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62]);[.A462];[.M462])" office:value-type="string" office:string-value="Err:502">
            <text:p>Err:502</text:p>
          </table:table-cell>
          <table:table-cell table:style-name="ce20" table:formula="oooc:=IF(ISBLANK([.O462]);IF(ISERROR([.B462]);&quot;Err:&quot;&amp;ERRORTYPE([.B462])=[.M462];OR([.P462]=[.B462];AND(ISNUMBER([.P462]);ISNUMBER([.B462]);OR(AND([.P462]=0;ABS([.B462])&lt;1E-307);&quot;&quot;&amp;[.B462]=&quot;&quot;&amp;[.P462]))));[.O46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INV([.C463];[.D463])" office:value-type="float" office:value="0">
            <text:p>Err:50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99">
            <text:p>0,9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63]);[.A463];[.M463])" office:value-type="string" office:string-value="Err:502">
            <text:p>Err:502</text:p>
          </table:table-cell>
          <table:table-cell table:style-name="ce20" table:formula="oooc:=IF(ISBLANK([.O463]);IF(ISERROR([.B463]);&quot;Err:&quot;&amp;ERRORTYPE([.B463])=[.M463];OR([.P463]=[.B463];AND(ISNUMBER([.P463]);ISNUMBER([.B463]);OR(AND([.P463]=0;ABS([.B463])&lt;1E-307);&quot;&quot;&amp;[.B463]=&quot;&quot;&amp;[.P463]))));[.O46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IINV([.C464];[.D464])" office:value-type="float" office:value="0">
            <text:p>Err:502</text:p>
          </table:table-cell>
          <table:table-cell table:style-name="ce9" office:value-type="float" office:value="0.2">
            <text:p>0,2</text:p>
          </table:table-cell>
          <table:table-cell table:style-name="ce13" office:value-type="float" office:value="100000000000">
            <text:p>1,00E+1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64]);[.A464];[.M464])" office:value-type="string" office:string-value="Err:502">
            <text:p>Err:502</text:p>
          </table:table-cell>
          <table:table-cell table:style-name="ce20" table:formula="oooc:=IF(ISBLANK([.O464]);IF(ISERROR([.B464]);&quot;Err:&quot;&amp;ERRORTYPE([.B464])=[.M464];OR([.P464]=[.B464];AND(ISNUMBER([.P464]);ISNUMBER([.B464]);OR(AND([.P464]=0;ABS([.B464])&lt;1E-307);&quot;&quot;&amp;[.B464]=&quot;&quot;&amp;[.P464]))));[.O46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666666666666675">
            <text:p>0,66667</text:p>
          </table:table-cell>
          <table:table-cell table:formula="oooc:=FINV([.C466];[.D466];[.E466])" office:value-type="float" office:value="0.666666666666675">
            <text:p>0,66667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9">
            <text:p>1,9</text:p>
          </table:table-cell>
          <table:table-cell table:style-name="ce9" office:value-type="float" office:value="2.4">
            <text:p>2,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466]);[.A466];[.M466])" office:value-type="float" office:value="0.666666666666675">
            <text:p>0,66667</text:p>
          </table:table-cell>
          <table:table-cell table:style-name="ce20" table:formula="oooc:=IF(ISBLANK([.O466]);IF(ISERROR([.B466]);&quot;Err:&quot;&amp;ERRORTYPE([.B466])=[.M466];OR([.P466]=[.B466];AND(ISNUMBER([.P466]);ISNUMBER([.B466]);OR(AND([.P466]=0;ABS([.B466])&lt;1E-307);&quot;&quot;&amp;[.B466]=&quot;&quot;&amp;[.P466]))));[.O46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INV([.C467];[.D467];[.E467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4">
            <text:p>2,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67]);[.A467];[.M467])" office:value-type="float" office:value="0">
            <text:p>0</text:p>
          </table:table-cell>
          <table:table-cell table:style-name="ce20" table:formula="oooc:=IF(ISBLANK([.O467]);IF(ISERROR([.B467]);&quot;Err:&quot;&amp;ERRORTYPE([.B467])=[.M467];OR([.P467]=[.B467];AND(ISNUMBER([.P467]);ISNUMBER([.B467]);OR(AND([.P467]=0;ABS([.B467])&lt;1E-307);&quot;&quot;&amp;[.B467]=&quot;&quot;&amp;[.P467]))));[.O46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000000000">
            <text:p>1000000000</text:p>
          </table:table-cell>
          <table:table-cell table:formula="oooc:=FINV([.C468];[.D468];[.E4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68]);[.A468];[.M468])" office:value-type="string" office:string-value="Err:502">
            <text:p>Err:502</text:p>
          </table:table-cell>
          <table:table-cell table:style-name="ce20" table:formula="oooc:=IF(ISBLANK([.O468]);IF(ISERROR([.B468]);&quot;Err:&quot;&amp;ERRORTYPE([.B468])=[.M468];OR([.P468]=[.B468];AND(ISNUMBER([.P468]);ISNUMBER([.B468]);OR(AND([.P468]=0;ABS([.B468])&lt;1E-307);&quot;&quot;&amp;[.B468]=&quot;&quot;&amp;[.P468]))));[.O46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8.45128506362876">
            <text:p>8,45129</text:p>
          </table:table-cell>
          <table:table-cell table:formula="oooc:=FINV([.C469];[.D469];[.E469])" office:value-type="float" office:value="8.45128506362876">
            <text:p>8,45129</text:p>
          </table:table-cell>
          <table:table-cell table:style-name="ce9" office:value-type="float" office:value="0.01">
            <text:p>0,01</text:p>
          </table:table-cell>
          <table:table-cell table:style-name="ce9" office:value-type="float" office:value="3.6">
            <text:p>3,6</text:p>
          </table:table-cell>
          <table:table-cell table:style-name="ce9" office:value-type="float" office:value="7.9">
            <text:p>7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69]);[.A469];[.M469])" office:value-type="float" office:value="8.45128506362876">
            <text:p>8,45129</text:p>
          </table:table-cell>
          <table:table-cell table:style-name="ce20" table:formula="oooc:=IF(ISBLANK([.O469]);IF(ISERROR([.B469]);&quot;Err:&quot;&amp;ERRORTYPE([.B469])=[.M469];OR([.P469]=[.B469];AND(ISNUMBER([.P469]);ISNUMBER([.B469]);OR(AND([.P469]=0;ABS([.B469])&lt;1E-307);&quot;&quot;&amp;[.B469]=&quot;&quot;&amp;[.P469]))));[.O46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623235136644912">
            <text:p>0,62324</text:p>
          </table:table-cell>
          <table:table-cell table:formula="oooc:=FINV([.C470];[.D470];[.E470])" office:value-type="float" office:value="0.623235136644912">
            <text:p>0,62324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92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70]);[.A470];[.M470])" office:value-type="float" office:value="0.623235136644912">
            <text:p>0,62324</text:p>
          </table:table-cell>
          <table:table-cell table:style-name="ce20" table:formula="oooc:=IF(ISBLANK([.O470]);IF(ISERROR([.B470]);&quot;Err:&quot;&amp;ERRORTYPE([.B470])=[.M470];OR([.P470]=[.B470];AND(ISNUMBER([.P470]);ISNUMBER([.B470]);OR(AND([.P470]=0;ABS([.B470])&lt;1E-307);&quot;&quot;&amp;[.B470]=&quot;&quot;&amp;[.P470]))));[.O47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8.7722698167798">
            <text:p>18,77227</text:p>
          </table:table-cell>
          <table:table-cell table:formula="oooc:=FINV([.C471];[.D471];[.E471])" office:value-type="float" office:value="18.7722698167798">
            <text:p>18,77227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3.6">
            <text:p>3,6</text:p>
          </table:table-cell>
          <table:table-cell table:style-name="ce9" office:value-type="float" office:value="7.9">
            <text:p>7,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71]);[.A471];[.M471])" office:value-type="float" office:value="18.7722698167798">
            <text:p>18,77227</text:p>
          </table:table-cell>
          <table:table-cell table:style-name="ce20" table:formula="oooc:=IF(ISBLANK([.O471]);IF(ISERROR([.B471]);&quot;Err:&quot;&amp;ERRORTYPE([.B471])=[.M471];OR([.P471]=[.B471];AND(ISNUMBER([.P471]);ISNUMBER([.B471]);OR(AND([.P471]=0;ABS([.B471])&lt;1E-307);&quot;&quot;&amp;[.B471]=&quot;&quot;&amp;[.P471]))));[.O47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V([.C472];[.D472];[.E472])" office:value-type="float" office:value="0">
            <text:p>Err:502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1.9">
            <text:p>1,9</text:p>
          </table:table-cell>
          <table:table-cell table:style-name="ce9" office:value-type="float" office:value="2.4">
            <text:p>2,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72]);[.A472];[.M472])" office:value-type="string" office:string-value="Err:502">
            <text:p>Err:502</text:p>
          </table:table-cell>
          <table:table-cell table:style-name="ce20" table:formula="oooc:=IF(ISBLANK([.O472]);IF(ISERROR([.B472]);&quot;Err:&quot;&amp;ERRORTYPE([.B472])=[.M472];OR([.P472]=[.B472];AND(ISNUMBER([.P472]);ISNUMBER([.B472]);OR(AND([.P472]=0;ABS([.B472])&lt;1E-307);&quot;&quot;&amp;[.B472]=&quot;&quot;&amp;[.P472]))));[.O47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V([.C473];[.D473];[.E473])" office:value-type="float" office:value="0">
            <text:p>Err:502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1.9">
            <text:p>1,9</text:p>
          </table:table-cell>
          <table:table-cell table:style-name="ce9" office:value-type="float" office:value="2.4">
            <text:p>2,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73]);[.A473];[.M473])" office:value-type="string" office:string-value="Err:502">
            <text:p>Err:502</text:p>
          </table:table-cell>
          <table:table-cell table:style-name="ce20" table:formula="oooc:=IF(ISBLANK([.O473]);IF(ISERROR([.B473]);&quot;Err:&quot;&amp;ERRORTYPE([.B473])=[.M473];OR([.P473]=[.B473];AND(ISNUMBER([.P473]);ISNUMBER([.B473]);OR(AND([.P473]=0;ABS([.B473])&lt;1E-307);&quot;&quot;&amp;[.B473]=&quot;&quot;&amp;[.P473]))));[.O47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V([.C474];[.D474];[.E474])" office:value-type="float" office:value="0">
            <text:p>Err:502</text:p>
          </table:table-cell>
          <table:table-cell table:style-name="ce9" office:value-type="float" office:value="0.4">
            <text:p>0,4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2.4">
            <text:p>2,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74]);[.A474];[.M474])" office:value-type="string" office:string-value="Err:502">
            <text:p>Err:502</text:p>
          </table:table-cell>
          <table:table-cell table:style-name="ce20" table:formula="oooc:=IF(ISBLANK([.O474]);IF(ISERROR([.B474]);&quot;Err:&quot;&amp;ERRORTYPE([.B474])=[.M474];OR([.P474]=[.B474];AND(ISNUMBER([.P474]);ISNUMBER([.B474]);OR(AND([.P474]=0;ABS([.B474])&lt;1E-307);&quot;&quot;&amp;[.B474]=&quot;&quot;&amp;[.P474]))));[.O47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V([.C475];[.D475];[.E475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13" office:value-type="float" office:value="100000000000">
            <text:p>1,00E+11</text:p>
          </table:table-cell>
          <table:table-cell table:style-name="ce9" office:value-type="float" office:value="2.4">
            <text:p>2,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75]);[.A475];[.M475])" office:value-type="string" office:string-value="Err:502">
            <text:p>Err:502</text:p>
          </table:table-cell>
          <table:table-cell table:style-name="ce20" table:formula="oooc:=IF(ISBLANK([.O475]);IF(ISERROR([.B475]);&quot;Err:&quot;&amp;ERRORTYPE([.B475])=[.M475];OR([.P475]=[.B475];AND(ISNUMBER([.P475]);ISNUMBER([.B475]);OR(AND([.P475]=0;ABS([.B475])&lt;1E-307);&quot;&quot;&amp;[.B475]=&quot;&quot;&amp;[.P475]))));[.O47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V([.C476];[.D476];[.E476])" office:value-type="float" office:value="0">
            <text:p>Err:502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9">
            <text:p>1,9</text:p>
          </table:table-cell>
          <table:table-cell table:style-name="ce13" office:value-type="float" office:value="100000000000">
            <text:p>1,00E+1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76]);[.A476];[.M476])" office:value-type="string" office:string-value="Err:502">
            <text:p>Err:502</text:p>
          </table:table-cell>
          <table:table-cell table:style-name="ce20" table:formula="oooc:=IF(ISBLANK([.O476]);IF(ISERROR([.B476]);&quot;Err:&quot;&amp;ERRORTYPE([.B476])=[.M476];OR([.P476]=[.B476];AND(ISNUMBER([.P476]);ISNUMBER([.B476]);OR(AND([.P476]=0;ABS([.B476])&lt;1E-307);&quot;&quot;&amp;[.B476]=&quot;&quot;&amp;[.P476]))));[.O47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604367777117164">
            <text:p>0,60437</text:p>
          </table:table-cell>
          <table:table-cell table:formula="oooc:=FISHERINV([.C478])" office:value-type="float" office:value="0.604367777117164">
            <text:p>0,60437</text:p>
          </table:table-cell>
          <table:table-cell table:style-name="ce9" office:value-type="float" office:value="0.7">
            <text:p>0,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style-name="ce17"/>
          <table:table-cell/>
          <table:table-cell/>
          <table:table-cell table:style-name="ce20" table:formula="oooc:=IF(ISBLANK([.M478]);[.A478];[.M478])" office:value-type="float" office:value="0.604367777117164">
            <text:p>0,60437</text:p>
          </table:table-cell>
          <table:table-cell table:style-name="ce20" table:formula="oooc:=IF(ISBLANK([.O478]);IF(ISERROR([.B478]);&quot;Err:&quot;&amp;ERRORTYPE([.B478])=[.M478];OR([.P478]=[.B478];AND(ISNUMBER([.P478]);ISNUMBER([.B478]);OR(AND([.P478]=0;ABS([.B478])&lt;1E-307);&quot;&quot;&amp;[.B478]=&quot;&quot;&amp;[.P478]))));[.O47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ISHERINV([.C479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79]);[.A479];[.M479])" office:value-type="float" office:value="0">
            <text:p>0</text:p>
          </table:table-cell>
          <table:table-cell table:style-name="ce20" table:formula="oooc:=IF(ISBLANK([.O479]);IF(ISERROR([.B479]);&quot;Err:&quot;&amp;ERRORTYPE([.B479])=[.M479];OR([.P479]=[.B479];AND(ISNUMBER([.P479]);ISNUMBER([.B479]);OR(AND([.P479]=0;ABS([.B479])&lt;1E-307);&quot;&quot;&amp;[.B479]=&quot;&quot;&amp;[.P479]))));[.O47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76117386166057">
            <text:p>0,76117</text:p>
          </table:table-cell>
          <table:table-cell table:formula="oooc:=FISHERINV([.C480])" office:value-type="float" office:value="0.76117386166057">
            <text:p>0,76117</text:p>
          </table:table-cell>
          <table:table-cell table:style-name="ce9" office:value-type="float" office:value="0.999">
            <text:p>0,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0]);[.A480];[.M480])" office:value-type="float" office:value="0.76117386166057">
            <text:p>0,76117</text:p>
          </table:table-cell>
          <table:table-cell table:style-name="ce20" table:formula="oooc:=IF(ISBLANK([.O480]);IF(ISERROR([.B480]);&quot;Err:&quot;&amp;ERRORTYPE([.B480])=[.M480];OR([.P480]=[.B480];AND(ISNUMBER([.P480]);ISNUMBER([.B480]);OR(AND([.P480]=0;ABS([.B480])&lt;1E-307);&quot;&quot;&amp;[.B480]=&quot;&quot;&amp;[.P480]))));[.O48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999966667999944">
            <text:p>0,01</text:p>
          </table:table-cell>
          <table:table-cell table:formula="oooc:=FISHERINV([.C481])" office:value-type="float" office:value="0.00999966667999944">
            <text:p>0,01</text:p>
          </table:table-cell>
          <table:table-cell table:style-name="ce9" office:value-type="float" office:value="0.01">
            <text:p>0,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1]);[.A481];[.M481])" office:value-type="float" office:value="0.00999966667999944">
            <text:p>0,01</text:p>
          </table:table-cell>
          <table:table-cell table:style-name="ce20" table:formula="oooc:=IF(ISBLANK([.O481]);IF(ISERROR([.B481]);&quot;Err:&quot;&amp;ERRORTYPE([.B481])=[.M481];OR([.P481]=[.B481];AND(ISNUMBER([.P481]);ISNUMBER([.B481]);OR(AND([.P481]=0;ABS([.B481])&lt;1E-307);&quot;&quot;&amp;[.B481]=&quot;&quot;&amp;[.P481]))));[.O48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6211715726001">
            <text:p>0,46212</text:p>
          </table:table-cell>
          <table:table-cell table:formula="oooc:=FISHERINV([.C482])" office:value-type="float" office:value="0.46211715726001">
            <text:p>0,46212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2]);[.A482];[.M482])" office:value-type="float" office:value="0.46211715726001">
            <text:p>0,46212</text:p>
          </table:table-cell>
          <table:table-cell table:style-name="ce20" table:formula="oooc:=IF(ISBLANK([.O482]);IF(ISERROR([.B482]);&quot;Err:&quot;&amp;ERRORTYPE([.B482])=[.M482];OR([.P482]=[.B482];AND(ISNUMBER([.P482]);ISNUMBER([.B482]);OR(AND([.P482]=0;ABS([.B482])&lt;1E-307);&quot;&quot;&amp;[.B482]=&quot;&quot;&amp;[.P482]))));[.O48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46211715726001">
            <text:p>-0,46212</text:p>
          </table:table-cell>
          <table:table-cell table:formula="oooc:=FISHERINV([.C483])" office:value-type="float" office:value="-0.46211715726001">
            <text:p>-0,46212</text:p>
          </table:table-cell>
          <table:table-cell table:style-name="ce9" office:value-type="float" office:value="-0.5">
            <text:p>-0,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3]);[.A483];[.M483])" office:value-type="float" office:value="-0.46211715726001">
            <text:p>-0,46212</text:p>
          </table:table-cell>
          <table:table-cell table:style-name="ce20" table:formula="oooc:=IF(ISBLANK([.O483]);IF(ISERROR([.B483]);&quot;Err:&quot;&amp;ERRORTYPE([.B483])=[.M483];OR([.P483]=[.B483];AND(ISNUMBER([.P483]);ISNUMBER([.B483]);OR(AND([.P483]=0;ABS([.B483])&lt;1E-307);&quot;&quot;&amp;[.B483]=&quot;&quot;&amp;[.P483]))));[.O48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29820548214317">
            <text:p>0,22982</text:p>
          </table:table-cell>
          <table:table-cell table:formula="oooc:=FISHERINV([.C484])" office:value-type="float" office:value="0.229820548214317">
            <text:p>0,22982</text:p>
          </table:table-cell>
          <table:table-cell table:style-name="ce9" office:value-type="float" office:value="0.234">
            <text:p>0,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4]);[.A484];[.M484])" office:value-type="float" office:value="0.229820548214317">
            <text:p>0,22982</text:p>
          </table:table-cell>
          <table:table-cell table:style-name="ce20" table:formula="oooc:=IF(ISBLANK([.O484]);IF(ISERROR([.B484]);&quot;Err:&quot;&amp;ERRORTYPE([.B484])=[.M484];OR([.P484]=[.B484];AND(ISNUMBER([.P484]);ISNUMBER([.B484]);OR(AND([.P484]=0;ABS([.B484])&lt;1E-307);&quot;&quot;&amp;[.B484]=&quot;&quot;&amp;[.P484]))));[.O48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99909204262595">
            <text:p>0,99991</text:p>
          </table:table-cell>
          <table:table-cell table:formula="oooc:=FISHERINV([.C485])" office:value-type="float" office:value="0.999909204262595">
            <text:p>0,99991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5]);[.A485];[.M485])" office:value-type="float" office:value="0.999909204262595">
            <text:p>0,99991</text:p>
          </table:table-cell>
          <table:table-cell table:style-name="ce20" table:formula="oooc:=IF(ISBLANK([.O485]);IF(ISERROR([.B485]);&quot;Err:&quot;&amp;ERRORTYPE([.B485])=[.M485];OR([.P485]=[.B485];AND(ISNUMBER([.P485]);ISNUMBER([.B485]);OR(AND([.P485]=0;ABS([.B485])&lt;1E-307);&quot;&quot;&amp;[.B485]=&quot;&quot;&amp;[.P485]))));[.O48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99999999442106">
            <text:p>1</text:p>
          </table:table-cell>
          <table:table-cell table:formula="oooc:=FISHERINV([.C486])" office:value-type="float" office:value="0.999999999442106">
            <text:p>1</text:p>
          </table:table-cell>
          <table:table-cell table:style-name="ce9" office:value-type="float" office:value="11">
            <text:p>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ce20" table:formula="oooc:=IF(ISBLANK([.M486]);[.A486];[.M486])" office:value-type="float" office:value="0.999999999442106">
            <text:p>1</text:p>
          </table:table-cell>
          <table:table-cell table:style-name="ce20" table:formula="oooc:=IF(ISBLANK([.O486]);IF(ISERROR([.B486]);&quot;Err:&quot;&amp;ERRORTYPE([.B486])=[.M486];OR([.P486]=[.B486];AND(ISNUMBER([.P486]);ISNUMBER([.B486]);OR(AND([.P486]=0;ABS([.B486])&lt;1E-307);&quot;&quot;&amp;[.B486]=&quot;&quot;&amp;[.P486]))));[.O48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999999999442106">
            <text:p>-1</text:p>
          </table:table-cell>
          <table:table-cell table:formula="oooc:=FISHERINV([.C487])" office:value-type="float" office:value="-0.999999999442106">
            <text:p>-1</text:p>
          </table:table-cell>
          <table:table-cell table:style-name="ce9" office:value-type="float" office:value="-11">
            <text:p>-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87]);[.A487];[.M487])" office:value-type="float" office:value="-0.999999999442106">
            <text:p>-1</text:p>
          </table:table-cell>
          <table:table-cell table:style-name="ce20" table:formula="oooc:=IF(ISBLANK([.O487]);IF(ISERROR([.B487]);&quot;Err:&quot;&amp;ERRORTYPE([.B487])=[.M487];OR([.P487]=[.B487];AND(ISNUMBER([.P487]);ISNUMBER([.B487]);OR(AND([.P487]=0;ABS([.B487])&lt;1E-307);&quot;&quot;&amp;[.B487]=&quot;&quot;&amp;[.P487]))));[.O48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4.95191549585255">
            <text:p>4,95192</text:p>
          </table:table-cell>
          <table:table-cell table:formula="oooc:=GAMMAINV([.C489];[.D489];[.E489])" office:value-type="float" office:value="4.95191549585255">
            <text:p>4,95192</text:p>
          </table:table-cell>
          <table:table-cell table:style-name="ce9" office:value-type="float" office:value="0.065">
            <text:p>0,06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 table:style-name="ce17"/>
          <table:table-cell office:value-type="string">
            <office:annotation draw:style-name="gr2" draw:text-style-name="P3" svg:width="3.554cm" svg:height="5.883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89]);[.A489];[.M489])" office:value-type="float" office:value="4.95191549585255">
            <text:p>4,95192</text:p>
          </table:table-cell>
          <table:table-cell table:style-name="ce20" table:formula="oooc:=IF(ISBLANK([.O489]);IF(ISERROR([.B489]);&quot;Err:&quot;&amp;ERRORTYPE([.B489])=[.M489];OR([.P489]=[.B489];AND(ISNUMBER([.P489]);ISNUMBER([.B489]);OR(AND([.P489]=0;ABS([.B489])&lt;1E-307);&quot;&quot;&amp;[.B489]=&quot;&quot;&amp;[.P489]))));[.O48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.5141277326698">
            <text:p>1,51413</text:p>
          </table:table-cell>
          <table:table-cell table:formula="oooc:=GAMMAINV([.C490];[.D490];[.E490])" office:value-type="float" office:value="1.5141277326698">
            <text:p>1,51413</text:p>
          </table:table-cell>
          <table:table-cell table:style-name="ce9" office:value-type="float" office:value="0.78">
            <text:p>0,7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90]);[.A490];[.M490])" office:value-type="float" office:value="1.5141277326698">
            <text:p>1,51413</text:p>
          </table:table-cell>
          <table:table-cell table:style-name="ce20" table:formula="oooc:=IF(ISBLANK([.O490]);IF(ISERROR([.B490]);&quot;Err:&quot;&amp;ERRORTYPE([.B490])=[.M490];OR([.P490]=[.B490];AND(ISNUMBER([.P490]);ISNUMBER([.B490]);OR(AND([.P490]=0;ABS([.B490])&lt;1E-307);&quot;&quot;&amp;[.B490]=&quot;&quot;&amp;[.P490]))));[.O49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GAMMAINV([.C491];[.D491];[.E49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91]);[.A491];[.M491])" office:value-type="float" office:value="0">
            <text:p>0</text:p>
          </table:table-cell>
          <table:table-cell table:style-name="ce20" table:formula="oooc:=IF(ISBLANK([.O491]);IF(ISERROR([.B491]);&quot;Err:&quot;&amp;ERRORTYPE([.B491])=[.M491];OR([.P491]=[.B491];AND(ISNUMBER([.P491]);ISNUMBER([.B491]);OR(AND([.P491]=0;ABS([.B491])&lt;1E-307);&quot;&quot;&amp;[.B491]=&quot;&quot;&amp;[.P491]))));[.O49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8.4178943925575">
            <text:p>18,41789</text:p>
          </table:table-cell>
          <table:table-cell table:formula="oooc:=GAMMAINV([.C492];[.D492];[.E492])" office:value-type="float" office:value="18.4178943925575">
            <text:p>18,41789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92]);[.A492];[.M492])" office:value-type="float" office:value="18.4178943925575">
            <text:p>18,41789</text:p>
          </table:table-cell>
          <table:table-cell table:style-name="ce20" table:formula="oooc:=IF(ISBLANK([.O492]);IF(ISERROR([.B492]);&quot;Err:&quot;&amp;ERRORTYPE([.B492])=[.M492];OR([.P492]=[.B492];AND(ISNUMBER([.P492]);ISNUMBER([.B492]);OR(AND([.P492]=0;ABS([.B492])&lt;1E-307);&quot;&quot;&amp;[.B492]=&quot;&quot;&amp;[.P492]))));[.O49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3.01548041266443">
            <text:p>3,01548</text:p>
          </table:table-cell>
          <table:table-cell table:formula="oooc:=GAMMAINV([.C493];[.D493];[.E493])" office:value-type="float" office:value="3.01548041266443">
            <text:p>3,01548</text:p>
          </table:table-cell>
          <table:table-cell table:style-name="ce9" office:value-type="float" office:value="0.35">
            <text:p>0,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671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93]);[.A493];[.M493])" office:value-type="float" office:value="3.01548041266443">
            <text:p>3,01548</text:p>
          </table:table-cell>
          <table:table-cell table:style-name="ce20" table:formula="oooc:=IF(ISBLANK([.O493]);IF(ISERROR([.B493]);&quot;Err:&quot;&amp;ERRORTYPE([.B493])=[.M493];OR([.P493]=[.B493];AND(ISNUMBER([.P493]);ISNUMBER([.B493]);OR(AND([.P493]=0;ABS([.B493])&lt;1E-307);&quot;&quot;&amp;[.B493]=&quot;&quot;&amp;[.P493]))));[.O49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80.8654023436016">
            <text:p>80,8654</text:p>
          </table:table-cell>
          <table:table-cell table:formula="oooc:=GAMMAINV([.C494];[.D494];[.E494])" office:value-type="float" office:value="80.8654023436016">
            <text:p>80,8654</text:p>
          </table:table-cell>
          <table:table-cell table:style-name="ce9" office:value-type="float" office:value="0.98">
            <text:p>0,9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494]);[.A494];[.M494])" office:value-type="float" office:value="80.8654023436016">
            <text:p>80,8654</text:p>
          </table:table-cell>
          <table:table-cell table:style-name="ce20" table:formula="oooc:=IF(ISBLANK([.O494]);IF(ISERROR([.B494]);&quot;Err:&quot;&amp;ERRORTYPE([.B494])=[.M494];OR([.P494]=[.B494];AND(ISNUMBER([.P494]);ISNUMBER([.B494]);OR(AND([.P494]=0;ABS([.B494])&lt;1E-307);&quot;&quot;&amp;[.B494]=&quot;&quot;&amp;[.P494]))));[.O49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34.793137862145">
            <text:p>134,79314</text:p>
          </table:table-cell>
          <table:table-cell table:formula="oooc:=GAMMAINV([.C495];[.D495];[.E495])" office:value-type="float" office:value="134.793137862145">
            <text:p>134,79314</text:p>
          </table:table-cell>
          <table:table-cell table:style-name="ce9" office:value-type="float" office:value="0.99">
            <text:p>0,99</text:p>
          </table:table-cell>
          <table:table-cell table:style-name="ce9" office:value-type="float" office:value="23.2">
            <text:p>23,2</text:p>
          </table:table-cell>
          <table:table-cell table:style-name="ce9" office:value-type="float" office:value="3.76">
            <text:p>3,76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5.2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495]);[.A495];[.M495])" office:value-type="float" office:value="134.793137862145">
            <text:p>134,79314</text:p>
          </table:table-cell>
          <table:table-cell table:style-name="ce20" table:formula="oooc:=IF(ISBLANK([.O495]);IF(ISERROR([.B495]);&quot;Err:&quot;&amp;ERRORTYPE([.B495])=[.M495];OR([.P495]=[.B495];AND(ISNUMBER([.P495]);ISNUMBER([.B495]);OR(AND([.P495]=0;ABS([.B495])&lt;1E-307);&quot;&quot;&amp;[.B495]=&quot;&quot;&amp;[.P495]))));[.O49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INV([.C496];[.D496];[.E496])" office:value-type="float" office:value="0">
            <text:p>Err:502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96]);[.A496];[.M496])" office:value-type="string" office:string-value="Err:502">
            <text:p>Err:502</text:p>
          </table:table-cell>
          <table:table-cell table:style-name="ce20" table:formula="oooc:=IF(ISBLANK([.O496]);IF(ISERROR([.B496]);&quot;Err:&quot;&amp;ERRORTYPE([.B496])=[.M496];OR([.P496]=[.B496];AND(ISNUMBER([.P496]);ISNUMBER([.B496]);OR(AND([.P496]=0;ABS([.B496])&lt;1E-307);&quot;&quot;&amp;[.B496]=&quot;&quot;&amp;[.P496]))));[.O49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INV([.C497];[.D497];[.E497])" office:value-type="float" office:value="0">
            <text:p>Err:502</text:p>
          </table:table-cell>
          <table:table-cell table:style-name="ce9" office:value-type="float" office:value="1.01">
            <text:p>1,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97]);[.A497];[.M497])" office:value-type="string" office:string-value="Err:502">
            <text:p>Err:502</text:p>
          </table:table-cell>
          <table:table-cell table:style-name="ce20" table:formula="oooc:=IF(ISBLANK([.O497]);IF(ISERROR([.B497]);&quot;Err:&quot;&amp;ERRORTYPE([.B497])=[.M497];OR([.P497]=[.B497];AND(ISNUMBER([.P497]);ISNUMBER([.B497]);OR(AND([.P497]=0;ABS([.B497])&lt;1E-307);&quot;&quot;&amp;[.B497]=&quot;&quot;&amp;[.P497]))));[.O49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INV([.C498];[.D498];[.E498])" office:value-type="float" office:value="0">
            <text:p>Err:502</text:p>
          </table:table-cell>
          <table:table-cell table:style-name="ce9" office:value-type="float" office:value="0.77">
            <text:p>0,7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98]);[.A498];[.M498])" office:value-type="string" office:string-value="Err:502">
            <text:p>Err:502</text:p>
          </table:table-cell>
          <table:table-cell table:style-name="ce20" table:formula="oooc:=IF(ISBLANK([.O498]);IF(ISERROR([.B498]);&quot;Err:&quot;&amp;ERRORTYPE([.B498])=[.M498];OR([.P498]=[.B498];AND(ISNUMBER([.P498]);ISNUMBER([.B498]);OR(AND([.P498]=0;ABS([.B498])&lt;1E-307);&quot;&quot;&amp;[.B498]=&quot;&quot;&amp;[.P498]))));[.O49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INV([.C499];[.D499];[.E499])" office:value-type="float" office:value="0">
            <text:p>Err:502</text:p>
          </table:table-cell>
          <table:table-cell table:style-name="ce9" office:value-type="float" office:value="0.35">
            <text:p>0,35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499]);[.A499];[.M499])" office:value-type="string" office:string-value="Err:502">
            <text:p>Err:502</text:p>
          </table:table-cell>
          <table:table-cell table:style-name="ce20" table:formula="oooc:=IF(ISBLANK([.O499]);IF(ISERROR([.B499]);&quot;Err:&quot;&amp;ERRORTYPE([.B499])=[.M499];OR([.P499]=[.B499];AND(ISNUMBER([.P499]);ISNUMBER([.B499]);OR(AND([.P499]=0;ABS([.B499])&lt;1E-307);&quot;&quot;&amp;[.B499]=&quot;&quot;&amp;[.P499]))));[.O49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INV([.C500];[.D500];[.E500])" office:value-type="float" office:value="0">
            <text:p>Err:502</text:p>
          </table:table-cell>
          <table:table-cell table:style-name="ce9" office:value-type="float" office:value="0.35">
            <text:p>0,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00]);[.A500];[.M500])" office:value-type="string" office:string-value="Err:502">
            <text:p>Err:502</text:p>
          </table:table-cell>
          <table:table-cell table:style-name="ce20" table:formula="oooc:=IF(ISBLANK([.O500]);IF(ISERROR([.B500]);&quot;Err:&quot;&amp;ERRORTYPE([.B500])=[.M500];OR([.P500]=[.B500];AND(ISNUMBER([.P500]);ISNUMBER([.B500]);OR(AND([.P500]=0;ABS([.B500])&lt;1E-307);&quot;&quot;&amp;[.B500]=&quot;&quot;&amp;[.P500]))));[.O50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.87975109845939">
            <text:p>1,87975</text:p>
          </table:table-cell>
          <table:table-cell table:formula="oooc:=TINV([.C502];[.D502])" office:value-type="float" office:value="1.87975109845939">
            <text:p>1,87975</text:p>
          </table:table-cell>
          <table:table-cell table:style-name="ce9" office:value-type="float" office:value="0.065">
            <text:p>0,065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 table:style-name="ce17"/>
          <table:table-cell office:value-type="string">
            <office:annotation draw:style-name="gr2" draw:text-style-name="P3" svg:width="3.554cm" svg:height="2.864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502]);[.A502];[.M502])" office:value-type="float" office:value="1.87975109845939">
            <text:p>1,87975</text:p>
          </table:table-cell>
          <table:table-cell table:style-name="ce20" table:formula="oooc:=IF(ISBLANK([.O502]);IF(ISERROR([.B502]);&quot;Err:&quot;&amp;ERRORTYPE([.B502])=[.M502];OR([.P502]=[.B502];AND(ISNUMBER([.P502]);ISNUMBER([.B502]);OR(AND([.P502]=0;ABS([.B502])&lt;1E-307);&quot;&quot;&amp;[.B502]=&quot;&quot;&amp;[.P502]))));[.O50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INV([.C503];[.D503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91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503]);[.A503];[.M503])" office:value-type="float" office:value="0">
            <text:p>0</text:p>
          </table:table-cell>
          <table:table-cell table:style-name="ce20" table:formula="oooc:=IF(ISBLANK([.O503]);IF(ISERROR([.B503]);&quot;Err:&quot;&amp;ERRORTYPE([.B503])=[.M503];OR([.P503]=[.B503];AND(ISNUMBER([.P503]);ISNUMBER([.B503]);OR(AND([.P503]=0;ABS([.B503])&lt;1E-307);&quot;&quot;&amp;[.B503]=&quot;&quot;&amp;[.P503]))));[.O50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99999998754596">
            <text:p>1</text:p>
          </table:table-cell>
          <table:table-cell table:formula="oooc:=TINV([.C504];[.D504])" office:value-type="float" office:value="0.999999998754596">
            <text:p>1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04]);[.A504];[.M504])" office:value-type="float" office:value="0.999999998754596">
            <text:p>1</text:p>
          </table:table-cell>
          <table:table-cell table:style-name="ce20" table:formula="oooc:=IF(ISBLANK([.O504]);IF(ISERROR([.B504]);&quot;Err:&quot;&amp;ERRORTYPE([.B504])=[.M504];OR([.P504]=[.B504];AND(ISNUMBER([.P504]);ISNUMBER([.B504]);OR(AND([.P504]=0;ABS([.B504])&lt;1E-307);&quot;&quot;&amp;[.B504]=&quot;&quot;&amp;[.P504]))));[.O50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16496580927727">
            <text:p>0,8165</text:p>
          </table:table-cell>
          <table:table-cell table:formula="oooc:=TINV([.C505];[.D505])" office:value-type="float" office:value="0.816496580927727">
            <text:p>0,816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05]);[.A505];[.M505])" office:value-type="float" office:value="0.816496580927727">
            <text:p>0,8165</text:p>
          </table:table-cell>
          <table:table-cell table:style-name="ce20" table:formula="oooc:=IF(ISBLANK([.O505]);IF(ISERROR([.B505]);&quot;Err:&quot;&amp;ERRORTYPE([.B505])=[.M505];OR([.P505]=[.B505];AND(ISNUMBER([.P505]);ISNUMBER([.B505]);OR(AND([.P505]=0;ABS([.B505])&lt;1E-307);&quot;&quot;&amp;[.B505]=&quot;&quot;&amp;[.P505]))));[.O50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509525449446798">
            <text:p>0,50953</text:p>
          </table:table-cell>
          <table:table-cell table:formula="oooc:=TINV([.C506];[.D506])" office:value-type="float" office:value="0.509525449446798">
            <text:p>0,50953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06]);[.A506];[.M506])" office:value-type="float" office:value="0.509525449446798">
            <text:p>0,50953</text:p>
          </table:table-cell>
          <table:table-cell table:style-name="ce20" table:formula="oooc:=IF(ISBLANK([.O506]);IF(ISERROR([.B506]);&quot;Err:&quot;&amp;ERRORTYPE([.B506])=[.M506];OR([.P506]=[.B506];AND(ISNUMBER([.P506]);ISNUMBER([.B506]);OR(AND([.P506]=0;ABS([.B506])&lt;1E-307);&quot;&quot;&amp;[.B506]=&quot;&quot;&amp;[.P506]))));[.O50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2.94671288291026">
            <text:p>2,94671</text:p>
          </table:table-cell>
          <table:table-cell table:formula="oooc:=TINV([.C507];[.D507])" office:value-type="float" office:value="2.94671288291026">
            <text:p>2,94671</text:p>
          </table:table-cell>
          <table:table-cell table:style-name="ce9" office:value-type="float" office:value="0.01">
            <text:p>0,01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507]);[.A507];[.M507])" office:value-type="float" office:value="2.94671288291026">
            <text:p>2,94671</text:p>
          </table:table-cell>
          <table:table-cell table:style-name="ce20" table:formula="oooc:=IF(ISBLANK([.O507]);IF(ISERROR([.B507]);&quot;Err:&quot;&amp;ERRORTYPE([.B507])=[.M507];OR([.P507]=[.B507];AND(ISNUMBER([.P507]);ISNUMBER([.B507]);OR(AND([.P507]=0;ABS([.B507])&lt;1E-307);&quot;&quot;&amp;[.B507]=&quot;&quot;&amp;[.P507]))));[.O50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INV([.C508];[.D508])" office:value-type="float" office:value="0">
            <text:p>Err:502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08]);[.A508];[.M508])" office:value-type="string" office:string-value="Err:502">
            <text:p>Err:502</text:p>
          </table:table-cell>
          <table:table-cell table:style-name="ce20" table:formula="oooc:=IF(ISBLANK([.O508]);IF(ISERROR([.B508]);&quot;Err:&quot;&amp;ERRORTYPE([.B508])=[.M508];OR([.P508]=[.B508];AND(ISNUMBER([.P508]);ISNUMBER([.B508]);OR(AND([.P508]=0;ABS([.B508])&lt;1E-307);&quot;&quot;&amp;[.B508]=&quot;&quot;&amp;[.P508]))));[.O50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INV([.C509];[.D509])" office:value-type="float" office:value="0">
            <text:p>Err:502</text:p>
          </table:table-cell>
          <table:table-cell table:style-name="ce9" office:value-type="float" office:value="0.065">
            <text:p>0,06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09]);[.A509];[.M509])" office:value-type="string" office:string-value="Err:502">
            <text:p>Err:502</text:p>
          </table:table-cell>
          <table:table-cell table:style-name="ce20" table:formula="oooc:=IF(ISBLANK([.O509]);IF(ISERROR([.B509]);&quot;Err:&quot;&amp;ERRORTYPE([.B509])=[.M509];OR([.P509]=[.B509];AND(ISNUMBER([.P509]);ISNUMBER([.B509]);OR(AND([.P509]=0;ABS([.B509])&lt;1E-307);&quot;&quot;&amp;[.B509]=&quot;&quot;&amp;[.P509]))));[.O50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INV([.C510];[.D510])" office:value-type="float" office:value="0">
            <text:p>Err:502</text:p>
          </table:table-cell>
          <table:table-cell table:style-name="ce9" office:value-type="float" office:value="0.065">
            <text:p>0,065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10]);[.A510];[.M510])" office:value-type="string" office:string-value="Err:502">
            <text:p>Err:502</text:p>
          </table:table-cell>
          <table:table-cell table:style-name="ce20" table:formula="oooc:=IF(ISBLANK([.O510]);IF(ISERROR([.B510]);&quot;Err:&quot;&amp;ERRORTYPE([.B510])=[.M510];OR([.P510]=[.B510];AND(ISNUMBER([.P510]);ISNUMBER([.B510]);OR(AND([.P510]=0;ABS([.B510])&lt;1E-307);&quot;&quot;&amp;[.B510]=&quot;&quot;&amp;[.P510]))));[.O51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INV([.C511];[.D511])" office:value-type="float" office:value="0">
            <text:p>Err:502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11]);[.A511];[.M511])" office:value-type="string" office:string-value="Err:502">
            <text:p>Err:502</text:p>
          </table:table-cell>
          <table:table-cell table:style-name="ce20" table:formula="oooc:=IF(ISBLANK([.O511]);IF(ISERROR([.B511]);&quot;Err:&quot;&amp;ERRORTYPE([.B511])=[.M511];OR([.P511]=[.B511];AND(ISNUMBER([.P511]);ISNUMBER([.B511]);OR(AND([.P511]=0;ABS([.B511])&lt;1E-307);&quot;&quot;&amp;[.B511]=&quot;&quot;&amp;[.P511]))));[.O51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INV([.C512];[.D512])" office:value-type="float" office:value="0">
            <text:p>Err:502</text:p>
          </table:table-cell>
          <table:table-cell table:style-name="ce9" office:value-type="float" office:value="1.01">
            <text:p>1,01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512]);[.A512];[.M512])" office:value-type="string" office:string-value="Err:502">
            <text:p>Err:502</text:p>
          </table:table-cell>
          <table:table-cell table:style-name="ce20" table:formula="oooc:=IF(ISBLANK([.O512]);IF(ISERROR([.B512]);&quot;Err:&quot;&amp;ERRORTYPE([.B512])=[.M512];OR([.P512]=[.B512];AND(ISNUMBER([.P512]);ISNUMBER([.B512]);OR(AND([.P512]=0;ABS([.B512])&lt;1E-307);&quot;&quot;&amp;[.B512]=&quot;&quot;&amp;[.P512]))));[.O51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4];[.D514];[.E514];[.F514])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514]);[.A514];[.M514])" office:value-type="float" office:value="1">
            <text:p>1</text:p>
          </table:table-cell>
          <table:table-cell table:style-name="ce20" table:formula="oooc:=IF(ISBLANK([.O514]);IF(ISERROR([.B514]);&quot;Err:&quot;&amp;ERRORTYPE([.B514])=[.M514];OR([.P514]=[.B514];AND(ISNUMBER([.P514]);ISNUMBER([.B514]);OR(AND([.P514]=0;ABS([.B514])&lt;1E-307);&quot;&quot;&amp;[.B514]=&quot;&quot;&amp;[.P514]))));[.O51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5];[.D515];[.E515];[.F515])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15]);[.A515];[.M515])" office:value-type="float" office:value="1">
            <text:p>1</text:p>
          </table:table-cell>
          <table:table-cell table:style-name="ce20" table:formula="oooc:=IF(ISBLANK([.O515]);IF(ISERROR([.B515]);&quot;Err:&quot;&amp;ERRORTYPE([.B515])=[.M515];OR([.P515]=[.B515];AND(ISNUMBER([.P515]);ISNUMBER([.B515]);OR(AND([.P515]=0;ABS([.B515])&lt;1E-307);&quot;&quot;&amp;[.B515]=&quot;&quot;&amp;[.P515]))));[.O51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6];[.D516];[.E516];[.F516])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16]);[.A516];[.M516])" office:value-type="float" office:value="1">
            <text:p>1</text:p>
          </table:table-cell>
          <table:table-cell table:style-name="ce20" table:formula="oooc:=IF(ISBLANK([.O516]);IF(ISERROR([.B516]);&quot;Err:&quot;&amp;ERRORTYPE([.B516])=[.M516];OR([.P516]=[.B516];AND(ISNUMBER([.P516]);ISNUMBER([.B516]);OR(AND([.P516]=0;ABS([.B516])&lt;1E-307);&quot;&quot;&amp;[.B516]=&quot;&quot;&amp;[.P516]))));[.O51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7];[.D517];[.E517];[.F517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17]);[.A517];[.M517])" office:value-type="float" office:value="1">
            <text:p>1</text:p>
          </table:table-cell>
          <table:table-cell table:style-name="ce20" table:formula="oooc:=IF(ISBLANK([.O517]);IF(ISERROR([.B517]);&quot;Err:&quot;&amp;ERRORTYPE([.B517])=[.M517];OR([.P517]=[.B517];AND(ISNUMBER([.P517]);ISNUMBER([.B517]);OR(AND([.P517]=0;ABS([.B517])&lt;1E-307);&quot;&quot;&amp;[.B517]=&quot;&quot;&amp;[.P517]))));[.O51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5">
            <text:p>0,5</text:p>
          </table:table-cell>
          <table:table-cell table:formula="oooc:=HYPGEOMDIST([.C518];[.D518];[.E518];[.F518])" office:value-type="float" office:value="0.5">
            <text:p>0,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18]);[.A518];[.M518])" office:value-type="float" office:value="0.5">
            <text:p>0,5</text:p>
          </table:table-cell>
          <table:table-cell table:style-name="ce20" table:formula="oooc:=IF(ISBLANK([.O518]);IF(ISERROR([.B518]);&quot;Err:&quot;&amp;ERRORTYPE([.B518])=[.M518];OR([.P518]=[.B518];AND(ISNUMBER([.P518]);ISNUMBER([.B518]);OR(AND([.P518]=0;ABS([.B518])&lt;1E-307);&quot;&quot;&amp;[.B518]=&quot;&quot;&amp;[.P518]))));[.O51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9];[.D519];[.E519];[.F519])" office:value-type="float" office:value="0.166666666666667">
            <text:p>0,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19]);[.A519];[.M519])" office:value-type="float" office:value="0.166666666666667">
            <text:p>0,16667</text:p>
          </table:table-cell>
          <table:table-cell table:style-name="ce20" table:formula="oooc:=IF(ISBLANK([.O519]);IF(ISERROR([.B519]);&quot;Err:&quot;&amp;ERRORTYPE([.B519])=[.M519];OR([.P519]=[.B519];AND(ISNUMBER([.P519]);ISNUMBER([.B519]);OR(AND([.P519]=0;ABS([.B519])&lt;1E-307);&quot;&quot;&amp;[.B519]=&quot;&quot;&amp;[.P519]))));[.O51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20];[.D520];[.E520];[.F520])" office:value-type="float" office:value="0.166666666666667">
            <text:p>0,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0]);[.A520];[.M520])" office:value-type="float" office:value="0.166666666666667">
            <text:p>0,16667</text:p>
          </table:table-cell>
          <table:table-cell table:style-name="ce20" table:formula="oooc:=IF(ISBLANK([.O520]);IF(ISERROR([.B520]);&quot;Err:&quot;&amp;ERRORTYPE([.B520])=[.M520];OR([.P520]=[.B520];AND(ISNUMBER([.P520]);ISNUMBER([.B520]);OR(AND([.P520]=0;ABS([.B520])&lt;1E-307);&quot;&quot;&amp;[.B520]=&quot;&quot;&amp;[.P520]))));[.O52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1];[.D521];[.E521];[.F521])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1]);[.A521];[.M521])" office:value-type="float" office:value="1">
            <text:p>1</text:p>
          </table:table-cell>
          <table:table-cell table:style-name="ce20" table:formula="oooc:=IF(ISBLANK([.O521]);IF(ISERROR([.B521]);&quot;Err:&quot;&amp;ERRORTYPE([.B521])=[.M521];OR([.P521]=[.B521];AND(ISNUMBER([.P521]);ISNUMBER([.B521]);OR(AND([.P521]=0;ABS([.B521])&lt;1E-307);&quot;&quot;&amp;[.B521]=&quot;&quot;&amp;[.P521]))));[.O521])" office:value-type="boolean" office:boolean-value="true">
            <text:p>ИСТИНА</text:p>
          </table:table-cell>
          <table:table-cell table:style-name="ce21" table:number-columns-repeated="2"/>
          <table:table-cell table:style-name="ce23"/>
          <table:table-cell table:style-name="ce21" table:number-columns-repeated="236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2];[.D522];[.E522];[.F522])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2]);[.A522];[.M522])" office:value-type="float" office:value="1">
            <text:p>1</text:p>
          </table:table-cell>
          <table:table-cell table:style-name="ce20" table:formula="oooc:=IF(ISBLANK([.O522]);IF(ISERROR([.B522]);&quot;Err:&quot;&amp;ERRORTYPE([.B522])=[.M522];OR([.P522]=[.B522];AND(ISNUMBER([.P522]);ISNUMBER([.B522]);OR(AND([.P522]=0;ABS([.B522])&lt;1E-307);&quot;&quot;&amp;[.B522]=&quot;&quot;&amp;[.P522]))));[.O52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3];[.D523];[.E523];[.F523])" office:value-type="float" office:value="0.4">
            <text:p>0,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3]);[.A523];[.M523])" office:value-type="float" office:value="0.4">
            <text:p>0,4</text:p>
          </table:table-cell>
          <table:table-cell table:style-name="ce20" table:formula="oooc:=IF(ISBLANK([.O523]);IF(ISERROR([.B523]);&quot;Err:&quot;&amp;ERRORTYPE([.B523])=[.M523];OR([.P523]=[.B523];AND(ISNUMBER([.P523]);ISNUMBER([.B523]);OR(AND([.P523]=0;ABS([.B523])&lt;1E-307);&quot;&quot;&amp;[.B523]=&quot;&quot;&amp;[.P523]))));[.O52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4];[.D524];[.E524];[.F524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4]);[.A524];[.M524])" office:value-type="float" office:value="1">
            <text:p>1</text:p>
          </table:table-cell>
          <table:table-cell table:style-name="ce20" table:formula="oooc:=IF(ISBLANK([.O524]);IF(ISERROR([.B524]);&quot;Err:&quot;&amp;ERRORTYPE([.B524])=[.M524];OR([.P524]=[.B524];AND(ISNUMBER([.P524]);ISNUMBER([.B524]);OR(AND([.P524]=0;ABS([.B524])&lt;1E-307);&quot;&quot;&amp;[.B524]=&quot;&quot;&amp;[.P524]))));[.O52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5];[.D525];[.E525];[.F525])" office:value-type="float" office:value="0.4">
            <text:p>0,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5]);[.A525];[.M525])" office:value-type="float" office:value="0.4">
            <text:p>0,4</text:p>
          </table:table-cell>
          <table:table-cell table:style-name="ce20" table:formula="oooc:=IF(ISBLANK([.O525]);IF(ISERROR([.B525]);&quot;Err:&quot;&amp;ERRORTYPE([.B525])=[.M525];OR([.P525]=[.B525];AND(ISNUMBER([.P525]);ISNUMBER([.B525]);OR(AND([.P525]=0;ABS([.B525])&lt;1E-307);&quot;&quot;&amp;[.B525]=&quot;&quot;&amp;[.P525]))));[.O52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6];[.D526];[.E526];[.F526])" office:value-type="float" office:value="1">
            <text:p>1</text:p>
          </table:table-cell>
          <table:table-cell table:number-columns-repeated="4" table:style-name="ce10" office:value-type="float" office:value="8">
            <text:p>8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6]);[.A526];[.M526])" office:value-type="float" office:value="1">
            <text:p>1</text:p>
          </table:table-cell>
          <table:table-cell table:style-name="ce20" table:formula="oooc:=IF(ISBLANK([.O526]);IF(ISERROR([.B526]);&quot;Err:&quot;&amp;ERRORTYPE([.B526])=[.M526];OR([.P526]=[.B526];AND(ISNUMBER([.P526]);ISNUMBER([.B526]);OR(AND([.P526]=0;ABS([.B526])&lt;1E-307);&quot;&quot;&amp;[.B526]=&quot;&quot;&amp;[.P526]))));[.O52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7];[.D527];[.E527];[.F527])" office:value-type="float" office:value="0.75">
            <text:p>0,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7]);[.A527];[.M527])" office:value-type="float" office:value="0.75">
            <text:p>0,75</text:p>
          </table:table-cell>
          <table:table-cell table:style-name="ce20" table:formula="oooc:=IF(ISBLANK([.O527]);IF(ISERROR([.B527]);&quot;Err:&quot;&amp;ERRORTYPE([.B527])=[.M527];OR([.P527]=[.B527];AND(ISNUMBER([.P527]);ISNUMBER([.B527]);OR(AND([.P527]=0;ABS([.B527])&lt;1E-307);&quot;&quot;&amp;[.B527]=&quot;&quot;&amp;[.P527]))));[.O52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681818181818182">
            <text:p>0,68182</text:p>
          </table:table-cell>
          <table:table-cell table:formula="oooc:=HYPGEOMDIST([.C528];[.D528];[.E528];[.F528])" office:value-type="float" office:value="0.681818181818182">
            <text:p>0,68182</text:p>
          </table:table-cell>
          <table:table-cell table:style-name="ce10" office:value-type="float" office:value="8">
            <text:p>8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8]);[.A528];[.M528])" office:value-type="float" office:value="0.681818181818182">
            <text:p>0,68182</text:p>
          </table:table-cell>
          <table:table-cell table:style-name="ce20" table:formula="oooc:=IF(ISBLANK([.O528]);IF(ISERROR([.B528]);&quot;Err:&quot;&amp;ERRORTYPE([.B528])=[.M528];OR([.P528]=[.B528];AND(ISNUMBER([.P528]);ISNUMBER([.B528]);OR(AND([.P528]=0;ABS([.B528])&lt;1E-307);&quot;&quot;&amp;[.B528]=&quot;&quot;&amp;[.P528]))));[.O52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9];[.D529];[.E529];[.F529])" office:value-type="float" office:value="0.75">
            <text:p>0,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29]);[.A529];[.M529])" office:value-type="float" office:value="0.75">
            <text:p>0,75</text:p>
          </table:table-cell>
          <table:table-cell table:style-name="ce20" table:formula="oooc:=IF(ISBLANK([.O529]);IF(ISERROR([.B529]);&quot;Err:&quot;&amp;ERRORTYPE([.B529])=[.M529];OR([.P529]=[.B529];AND(ISNUMBER([.P529]);ISNUMBER([.B529]);OR(AND([.P529]=0;ABS([.B529])&lt;1E-307);&quot;&quot;&amp;[.B529]=&quot;&quot;&amp;[.P529]))));[.O52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30];[.D530];[.E530];[.F530])" office:value-type="float" office:value="1">
            <text:p>1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2"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30]);[.A530];[.M530])" office:value-type="float" office:value="1">
            <text:p>1</text:p>
          </table:table-cell>
          <table:table-cell table:style-name="ce20" table:formula="oooc:=IF(ISBLANK([.O530]);IF(ISERROR([.B530]);&quot;Err:&quot;&amp;ERRORTYPE([.B530])=[.M530];OR([.P530]=[.B530];AND(ISNUMBER([.P530]);ISNUMBER([.B530]);OR(AND([.P530]=0;ABS([.B530])&lt;1E-307);&quot;&quot;&amp;[.B530]=&quot;&quot;&amp;[.P530]))));[.O53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31];[.D531];[.E531];[.F531]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31]);[.A531];[.M531])" office:value-type="float" office:value="1">
            <text:p>1</text:p>
          </table:table-cell>
          <table:table-cell table:style-name="ce20" table:formula="oooc:=IF(ISBLANK([.O531]);IF(ISERROR([.B531]);&quot;Err:&quot;&amp;ERRORTYPE([.B531])=[.M531];OR([.P531]=[.B531];AND(ISNUMBER([.P531]);ISNUMBER([.B531]);OR(AND([.P531]=0;ABS([.B531])&lt;1E-307);&quot;&quot;&amp;[.B531]=&quot;&quot;&amp;[.P531]))));[.O53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985">
            <text:p>0,985</text:p>
          </table:table-cell>
          <table:table-cell table:formula="oooc:=HYPGEOMDIST([.C532];[.D532];[.E532];[.F532])" office:value-type="float" office:value="0.985">
            <text:p>0,9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532]);[.A532];[.M532])" office:value-type="float" office:value="0.985">
            <text:p>0,985</text:p>
          </table:table-cell>
          <table:table-cell table:style-name="ce20" table:formula="oooc:=IF(ISBLANK([.O532]);IF(ISERROR([.B532]);&quot;Err:&quot;&amp;ERRORTYPE([.B532])=[.M532];OR([.P532]=[.B532];AND(ISNUMBER([.P532]);ISNUMBER([.B532]);OR(AND([.P532]=0;ABS([.B532])&lt;1E-307);&quot;&quot;&amp;[.B532]=&quot;&quot;&amp;[.P532]))));[.O53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135431073144994">
            <text:p>0,13543</text:p>
          </table:table-cell>
          <table:table-cell table:formula="oooc:=HYPGEOMDIST([.C533];[.D533];[.E533];[.F533])" office:value-type="float" office:value="0.135431073144994">
            <text:p>0,1354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2000">
            <text:p>2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533]);[.A533];[.M533])" office:value-type="float" office:value="0.135431073144994">
            <text:p>0,13543</text:p>
          </table:table-cell>
          <table:table-cell table:style-name="ce20" table:formula="oooc:=IF(ISBLANK([.O533]);IF(ISERROR([.B533]);&quot;Err:&quot;&amp;ERRORTYPE([.B533])=[.M533];OR([.P533]=[.B533];AND(ISNUMBER([.P533]);ISNUMBER([.B533]);OR(AND([.P533]=0;ABS([.B533])&lt;1E-307);&quot;&quot;&amp;[.B533]=&quot;&quot;&amp;[.P533]))));[.O53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0941079938290504">
            <text:p>0,09411</text:p>
          </table:table-cell>
          <table:table-cell table:formula="oooc:=HYPGEOMDIST([.C534];[.D534];[.E534];[.F534])" office:value-type="float" office:value="0.0941079938290504">
            <text:p>0,0941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000">
            <text:p>2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534]);[.A534];[.M534])" office:value-type="float" office:value="0.0941079938290504">
            <text:p>0,09411</text:p>
          </table:table-cell>
          <table:table-cell table:style-name="ce20" table:formula="oooc:=IF(ISBLANK([.O534]);IF(ISERROR([.B534]);&quot;Err:&quot;&amp;ERRORTYPE([.B534])=[.M534];OR([.P534]=[.B534];AND(ISNUMBER([.P534]);ISNUMBER([.B534]);OR(AND([.P534]=0;ABS([.B534])&lt;1E-307);&quot;&quot;&amp;[.B534]=&quot;&quot;&amp;[.P534]))));[.O53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35];[.D535];[.E535];[.F535])" office:value-type="float" office:value="0.75">
            <text:p>0,75</text:p>
          </table:table-cell>
          <table:table-cell table:style-name="ce10" office:value-type="float" office:value="8.5">
            <text:p>8,5</text:p>
          </table:table-cell>
          <table:table-cell table:style-name="ce10" office:value-type="float" office:value="9.5">
            <text:p>9,5</text:p>
          </table:table-cell>
          <table:table-cell table:style-name="ce10" office:value-type="float" office:value="11.5">
            <text:p>11,5</text:p>
          </table:table-cell>
          <table:table-cell table:style-name="ce10" office:value-type="float" office:value="12.5">
            <text:p>12,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535]);[.A535];[.M535])" office:value-type="float" office:value="0.75">
            <text:p>0,75</text:p>
          </table:table-cell>
          <table:table-cell table:style-name="ce20" table:formula="oooc:=IF(ISBLANK([.O535]);IF(ISERROR([.B535]);&quot;Err:&quot;&amp;ERRORTYPE([.B535])=[.M535];OR([.P535]=[.B535];AND(ISNUMBER([.P535]);ISNUMBER([.B535]);OR(AND([.P535]=0;ABS([.B535])&lt;1E-307);&quot;&quot;&amp;[.B535]=&quot;&quot;&amp;[.P535]))));[.O53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6];[.D536];[.E536];[.F53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">
            <text:p>2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36]);[.A536];[.M536])" office:value-type="string" office:string-value="Err:502">
            <text:p>Err:502</text:p>
          </table:table-cell>
          <table:table-cell table:style-name="ce20" table:formula="oooc:=IF(ISBLANK([.O536]);IF(ISERROR([.B536]);&quot;Err:&quot;&amp;ERRORTYPE([.B536])=[.M536];OR([.P536]=[.B536];AND(ISNUMBER([.P536]);ISNUMBER([.B536]);OR(AND([.P536]=0;ABS([.B536])&lt;1E-307);&quot;&quot;&amp;[.B536]=&quot;&quot;&amp;[.P536]))));[.O53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7];[.D537];[.E537];[.F537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37]);[.A537];[.M537])" office:value-type="string" office:string-value="Err:502">
            <text:p>Err:502</text:p>
          </table:table-cell>
          <table:table-cell table:style-name="ce20" table:formula="oooc:=IF(ISBLANK([.O537]);IF(ISERROR([.B537]);&quot;Err:&quot;&amp;ERRORTYPE([.B537])=[.M537];OR([.P537]=[.B537];AND(ISNUMBER([.P537]);ISNUMBER([.B537]);OR(AND([.P537]=0;ABS([.B537])&lt;1E-307);&quot;&quot;&amp;[.B537]=&quot;&quot;&amp;[.P537]))));[.O53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8];[.D538];[.E538];[.F538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38]);[.A538];[.M538])" office:value-type="string" office:string-value="Err:502">
            <text:p>Err:502</text:p>
          </table:table-cell>
          <table:table-cell table:style-name="ce20" table:formula="oooc:=IF(ISBLANK([.O538]);IF(ISERROR([.B538]);&quot;Err:&quot;&amp;ERRORTYPE([.B538])=[.M538];OR([.P538]=[.B538];AND(ISNUMBER([.P538]);ISNUMBER([.B538]);OR(AND([.P538]=0;ABS([.B538])&lt;1E-307);&quot;&quot;&amp;[.B538]=&quot;&quot;&amp;[.P538]))));[.O53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9];[.D539];[.E539];[.F539])" office:value-type="float" office:value="0">
            <text:p>Err:502</text:p>
          </table:table-cell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39]);[.A539];[.M539])" office:value-type="string" office:string-value="Err:502">
            <text:p>Err:502</text:p>
          </table:table-cell>
          <table:table-cell table:style-name="ce20" table:formula="oooc:=IF(ISBLANK([.O539]);IF(ISERROR([.B539]);&quot;Err:&quot;&amp;ERRORTYPE([.B539])=[.M539];OR([.P539]=[.B539];AND(ISNUMBER([.P539]);ISNUMBER([.B539]);OR(AND([.P539]=0;ABS([.B539])&lt;1E-307);&quot;&quot;&amp;[.B539]=&quot;&quot;&amp;[.P539]))));[.O53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0];[.D540];[.E540];[.F540])" office:value-type="float" office:value="0">
            <text:p>Err:502</text:p>
          </table:table-cell>
          <table:table-cell table:number-columns-repeated="3" table:style-name="ce10" office:value-type="float" office:value="15">
            <text:p>15</text:p>
          </table:table-cell>
          <table:table-cell table:style-name="ce10" office:value-type="float" office:value="14">
            <text:p>1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40]);[.A540];[.M540])" office:value-type="string" office:string-value="Err:502">
            <text:p>Err:502</text:p>
          </table:table-cell>
          <table:table-cell table:style-name="ce20" table:formula="oooc:=IF(ISBLANK([.O540]);IF(ISERROR([.B540]);&quot;Err:&quot;&amp;ERRORTYPE([.B540])=[.M540];OR([.P540]=[.B540];AND(ISNUMBER([.P540]);ISNUMBER([.B540]);OR(AND([.P540]=0;ABS([.B540])&lt;1E-307);&quot;&quot;&amp;[.B540]=&quot;&quot;&amp;[.P540]))));[.O54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1];[.D541];[.E541];[.F541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41]);[.A541];[.M541])" office:value-type="string" office:string-value="Err:502">
            <text:p>Err:502</text:p>
          </table:table-cell>
          <table:table-cell table:style-name="ce20" table:formula="oooc:=IF(ISBLANK([.O541]);IF(ISERROR([.B541]);&quot;Err:&quot;&amp;ERRORTYPE([.B541])=[.M541];OR([.P541]=[.B541];AND(ISNUMBER([.P541]);ISNUMBER([.B541]);OR(AND([.P541]=0;ABS([.B541])&lt;1E-307);&quot;&quot;&amp;[.B541]=&quot;&quot;&amp;[.P541]))));[.O54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2];[.D542];[.E542];[.F542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42]);[.A542];[.M542])" office:value-type="string" office:string-value="Err:502">
            <text:p>Err:502</text:p>
          </table:table-cell>
          <table:table-cell table:style-name="ce20" table:formula="oooc:=IF(ISBLANK([.O542]);IF(ISERROR([.B542]);&quot;Err:&quot;&amp;ERRORTYPE([.B542])=[.M542];OR([.P542]=[.B542];AND(ISNUMBER([.P542]);ISNUMBER([.B542]);OR(AND([.P542]=0;ABS([.B542])&lt;1E-307);&quot;&quot;&amp;[.B542]=&quot;&quot;&amp;[.P542]))));[.O54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3];[.D543];[.E543];[.F543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43]);[.A543];[.M543])" office:value-type="string" office:string-value="Err:502">
            <text:p>Err:502</text:p>
          </table:table-cell>
          <table:table-cell table:style-name="ce20" table:formula="oooc:=IF(ISBLANK([.O543]);IF(ISERROR([.B543]);&quot;Err:&quot;&amp;ERRORTYPE([.B543])=[.M543];OR([.P543]=[.B543];AND(ISNUMBER([.P543]);ISNUMBER([.B543]);OR(AND([.P543]=0;ABS([.B543])&lt;1E-307);&quot;&quot;&amp;[.B543]=&quot;&quot;&amp;[.P543]))));[.O54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 table:style-name="ce8"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3"/>
          <table:table-cell table:style-name="ce24"/>
          <table:table-cell table:style-name="ce21" table:number-columns-repeated="235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RSQ([.C545:.E545];[.F545:.H54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545]);[.A545];[.M545])" office:value-type="float" office:value="1">
            <text:p>1</text:p>
          </table:table-cell>
          <table:table-cell table:style-name="ce20" table:formula="oooc:=IF(ISBLANK([.O545]);IF(ISERROR([.B545]);&quot;Err:&quot;&amp;ERRORTYPE([.B545])=[.M545];OR([.P545]=[.B545];AND(ISNUMBER([.P545]);ISNUMBER([.B545]);OR(AND([.P545]=0;ABS([.B545])&lt;1E-307);&quot;&quot;&amp;[.B545]=&quot;&quot;&amp;[.P545]))));[.O54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RSQ([.C546:.E546];[.F546:.H54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46]);[.A546];[.M546])" office:value-type="float" office:value="0">
            <text:p>0</text:p>
          </table:table-cell>
          <table:table-cell table:style-name="ce20" table:formula="oooc:=IF(ISBLANK([.O546]);IF(ISERROR([.B546]);&quot;Err:&quot;&amp;ERRORTYPE([.B546])=[.M546];OR([.P546]=[.B546];AND(ISNUMBER([.P546]);ISNUMBER([.B546]);OR(AND([.P546]=0;ABS([.B546])&lt;1E-307);&quot;&quot;&amp;[.B546]=&quot;&quot;&amp;[.P546]))));[.O54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RSQ([.C547:.E547];[.F547:.H547])" office:value-type="float" office:value="0.25">
            <text:p>0,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47]);[.A547];[.M547])" office:value-type="float" office:value="0.25">
            <text:p>0,25</text:p>
          </table:table-cell>
          <table:table-cell table:style-name="ce20" table:formula="oooc:=IF(ISBLANK([.O547]);IF(ISERROR([.B547]);&quot;Err:&quot;&amp;ERRORTYPE([.B547])=[.M547];OR([.P547]=[.B547];AND(ISNUMBER([.P547]);ISNUMBER([.B547]);OR(AND([.P547]=0;ABS([.B547])&lt;1E-307);&quot;&quot;&amp;[.B547]=&quot;&quot;&amp;[.P547]))));[.O54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7335266209805">
            <text:p>0,87335</text:p>
          </table:table-cell>
          <table:table-cell table:formula="oooc:=RSQ([.C548:.E548];[.F548:.H548])" office:value-type="float" office:value="0.87335266209805">
            <text:p>0,8733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48]);[.A548];[.M548])" office:value-type="float" office:value="0.87335266209805">
            <text:p>0,87335</text:p>
          </table:table-cell>
          <table:table-cell table:style-name="ce20" table:formula="oooc:=IF(ISBLANK([.O548]);IF(ISERROR([.B548]);&quot;Err:&quot;&amp;ERRORTYPE([.B548])=[.M548];OR([.P548]=[.B548];AND(ISNUMBER([.P548]);ISNUMBER([.B548]);OR(AND([.P548]=0;ABS([.B548])&lt;1E-307);&quot;&quot;&amp;[.B548]=&quot;&quot;&amp;[.P548]))));[.O54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75">
            <text:p>0,75</text:p>
          </table:table-cell>
          <table:table-cell table:formula="oooc:=RSQ([.C549:.E549];[.F549:.H549])" office:value-type="float" office:value="0.75">
            <text:p>0,75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49]);[.A549];[.M549])" office:value-type="float" office:value="0.75">
            <text:p>0,75</text:p>
          </table:table-cell>
          <table:table-cell table:style-name="ce20" table:formula="oooc:=IF(ISBLANK([.O549]);IF(ISERROR([.B549]);&quot;Err:&quot;&amp;ERRORTYPE([.B549])=[.M549];OR([.P549]=[.B549];AND(ISNUMBER([.P549]);ISNUMBER([.B549]);OR(AND([.P549]=0;ABS([.B549])&lt;1E-307);&quot;&quot;&amp;[.B549]=&quot;&quot;&amp;[.P549]))));[.O54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16270820166765">
            <text:p>0,91627</text:p>
          </table:table-cell>
          <table:table-cell table:formula="oooc:=RSQ([.C550:.E550];[.F550:.H550])" office:value-type="float" office:value="0.916270820166765">
            <text:p>0,91627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8">
            <text:p>4,8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50]);[.A550];[.M550])" office:value-type="float" office:value="0.916270820166765">
            <text:p>0,91627</text:p>
          </table:table-cell>
          <table:table-cell table:style-name="ce20" table:formula="oooc:=IF(ISBLANK([.O550]);IF(ISERROR([.B550]);&quot;Err:&quot;&amp;ERRORTYPE([.B550])=[.M550];OR([.P550]=[.B550];AND(ISNUMBER([.P550]);ISNUMBER([.B550]);OR(AND([.P550]=0;ABS([.B550])&lt;1E-307);&quot;&quot;&amp;[.B550]=&quot;&quot;&amp;[.P550]))));[.O55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571428571428571">
            <text:p>0,57143</text:p>
          </table:table-cell>
          <table:table-cell table:formula="oooc:=RSQ([.C551:.E551];[.F551:.H551])" office:value-type="float" office:value="0.571428571428571">
            <text:p>0,5714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51]);[.A551];[.M551])" office:value-type="float" office:value="0.571428571428571">
            <text:p>0,57143</text:p>
          </table:table-cell>
          <table:table-cell table:style-name="ce20" table:formula="oooc:=IF(ISBLANK([.O551]);IF(ISERROR([.B551]);&quot;Err:&quot;&amp;ERRORTYPE([.B551])=[.M551];OR([.P551]=[.B551];AND(ISNUMBER([.P551]);ISNUMBER([.B551]);OR(AND([.P551]=0;ABS([.B551])&lt;1E-307);&quot;&quot;&amp;[.B551]=&quot;&quot;&amp;[.P551]))));[.O55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37755102040816">
            <text:p>0,13776</text:p>
          </table:table-cell>
          <table:table-cell table:formula="oooc:=RSQ([.C552:.E552];[.F552:.H552])" office:value-type="float" office:value="0.137755102040816">
            <text:p>0,1377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52]);[.A552];[.M552])" office:value-type="float" office:value="0.137755102040816">
            <text:p>0,13776</text:p>
          </table:table-cell>
          <table:table-cell table:style-name="ce20" table:formula="oooc:=IF(ISBLANK([.O552]);IF(ISERROR([.B552]);&quot;Err:&quot;&amp;ERRORTYPE([.B552])=[.M552];OR([.P552]=[.B552];AND(ISNUMBER([.P552]);ISNUMBER([.B552]);OR(AND([.P552]=0;ABS([.B552])&lt;1E-307);&quot;&quot;&amp;[.B552]=&quot;&quot;&amp;[.P552]))));[.O55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669477666273097">
            <text:p>0,66948</text:p>
          </table:table-cell>
          <table:table-cell table:formula="oooc:=RSQ([.C553:.E553];[.F553:.H553])" office:value-type="float" office:value="0.669477666273096">
            <text:p>0,6694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,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53]);[.A553];[.M553])" office:value-type="float" office:value="0.669477666273097">
            <text:p>0,66948</text:p>
          </table:table-cell>
          <table:table-cell table:style-name="ce20" table:formula="oooc:=IF(ISBLANK([.O553]);IF(ISERROR([.B553]);&quot;Err:&quot;&amp;ERRORTYPE([.B553])=[.M553];OR([.P553]=[.B553];AND(ISNUMBER([.P553]);ISNUMBER([.B553]);OR(AND([.P553]=0;ABS([.B553])&lt;1E-307);&quot;&quot;&amp;[.B553]=&quot;&quot;&amp;[.P553]))));[.O55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818437152874151">
            <text:p>0,08184</text:p>
          </table:table-cell>
          <table:table-cell table:formula="oooc:=RSQ([.C554:.E554];[.F554:.H554])" office:value-type="float" office:value="0.0818437152874151">
            <text:p>0,08184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312">
            <text:p>12312</text:p>
          </table:table-cell>
          <table:table-cell table:style-name="ce9" office:value-type="float" office:value="123123">
            <text:p>123123</text:p>
          </table:table-cell>
          <table:table-cell table:style-name="ce9" office:value-type="float" office:value="459">
            <text:p>459</text:p>
          </table:table-cell>
          <table:table-cell table:style-name="ce9" office:value-type="float" office:value="34232">
            <text:p>34232</text:p>
          </table:table-cell>
          <table:table-cell table:style-name="ce9" office:value-type="float" office:value="5657">
            <text:p>565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643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54]);[.A554];[.M554])" office:value-type="float" office:value="0.0818437152874151">
            <text:p>0,08184</text:p>
          </table:table-cell>
          <table:table-cell table:style-name="ce20" table:formula="oooc:=IF(ISBLANK([.O554]);IF(ISERROR([.B554]);&quot;Err:&quot;&amp;ERRORTYPE([.B554])=[.M554];OR([.P554]=[.B554];AND(ISNUMBER([.P554]);ISNUMBER([.B554]);OR(AND([.P554]=0;ABS([.B554])&lt;1E-307);&quot;&quot;&amp;[.B554]=&quot;&quot;&amp;[.P554]))));[.O55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RSQ([.C555:.E555];[.F555:.H555])" office:value-type="float" office:value="0">
            <text:p>#DIV/0!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1"/>
          <table:table-cell table:style-name="ce21"/>
          <table:table-cell table:style-name="ce20" table:formula="oooc:=IF(ISBLANK([.M555]);[.A555];[.M555])" office:value-type="string" office:string-value="Err:532">
            <text:p>Err:532</text:p>
          </table:table-cell>
          <table:table-cell table:style-name="ce20" table:formula="oooc:=IF(ISBLANK([.O555]);IF(ISERROR([.B555]);&quot;Err:&quot;&amp;ERRORTYPE([.B555])=[.M555];OR([.P555]=[.B555];AND(ISNUMBER([.P555]);ISNUMBER([.B555]);OR(AND([.P555]=0;ABS([.B555])&lt;1E-307);&quot;&quot;&amp;[.B555]=&quot;&quot;&amp;[.P555]))));[.O55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RSQ([.C557:.D557];[.E557:.F5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57]);[.A557];[.M557])" office:value-type="float" office:value="1">
            <text:p>1</text:p>
          </table:table-cell>
          <table:table-cell table:style-name="ce20" table:formula="oooc:=IF(ISBLANK([.O557]);IF(ISERROR([.B557]);&quot;Err:&quot;&amp;ERRORTYPE([.B557])=[.M557];OR([.P557]=[.B557];AND(ISNUMBER([.P557]);ISNUMBER([.B557]);OR(AND([.P557]=0;ABS([.B557])&lt;1E-307);&quot;&quot;&amp;[.B557]=&quot;&quot;&amp;[.P557]))));[.O55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RSQ([.C558:.E558];[.F558])" office:value-type="float" office:value="0">
            <text:p>Err:5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558]);[.A558];[.M558])" office:value-type="string" office:string-value="Err:504">
            <text:p>Err:504</text:p>
          </table:table-cell>
          <table:table-cell table:style-name="ce20" table:formula="oooc:=IF(ISBLANK([.O558]);IF(ISERROR([.B558]);&quot;Err:&quot;&amp;ERRORTYPE([.B558])=[.M558];OR([.P558]=[.B558];AND(ISNUMBER([.P558]);ISNUMBER([.B558]);OR(AND([.P558]=0;ABS([.B558])&lt;1E-307);&quot;&quot;&amp;[.B558]=&quot;&quot;&amp;[.P558]))));[.O55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PEARSON([.C560:.E560];[.F560:.H560])" office:value-type="float" office:value="0.5">
            <text:p>0,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560]);[.A560];[.M560])" office:value-type="float" office:value="0.5">
            <text:p>0,5</text:p>
          </table:table-cell>
          <table:table-cell table:style-name="ce20" table:formula="oooc:=IF(ISBLANK([.O560]);IF(ISERROR([.B560]);&quot;Err:&quot;&amp;ERRORTYPE([.B560])=[.M560];OR([.P560]=[.B560];AND(ISNUMBER([.P560]);ISNUMBER([.B560]);OR(AND([.P560]=0;ABS([.B560])&lt;1E-307);&quot;&quot;&amp;[.B560]=&quot;&quot;&amp;[.P560]))));[.O56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866025403784439">
            <text:p>-0,86603</text:p>
          </table:table-cell>
          <table:table-cell table:formula="oooc:=PEARSON([.C561:.E561];[.F561:.H561])" office:value-type="float" office:value="-0.866025403784439">
            <text:p>-0,866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1]);[.A561];[.M561])" office:value-type="float" office:value="-0.866025403784439">
            <text:p>-0,86603</text:p>
          </table:table-cell>
          <table:table-cell table:style-name="ce20" table:formula="oooc:=IF(ISBLANK([.O561]);IF(ISERROR([.B561]);&quot;Err:&quot;&amp;ERRORTYPE([.B561])=[.M561];OR([.P561]=[.B561];AND(ISNUMBER([.P561]);ISNUMBER([.B561]);OR(AND([.P561]=0;ABS([.B561])&lt;1E-307);&quot;&quot;&amp;[.B561]=&quot;&quot;&amp;[.P561]))));[.O56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18216148870881">
            <text:p>0,81822</text:p>
          </table:table-cell>
          <table:table-cell table:formula="oooc:=PEARSON([.C562:.E562];[.F562:.H562])" office:value-type="float" office:value="0.818216148870881">
            <text:p>0,8182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,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2]);[.A562];[.M562])" office:value-type="float" office:value="0.818216148870881">
            <text:p>0,81822</text:p>
          </table:table-cell>
          <table:table-cell table:style-name="ce20" table:formula="oooc:=IF(ISBLANK([.O562]);IF(ISERROR([.B562]);&quot;Err:&quot;&amp;ERRORTYPE([.B562])=[.M562];OR([.P562]=[.B562];AND(ISNUMBER([.P562]);ISNUMBER([.B562]);OR(AND([.P562]=0;ABS([.B562])&lt;1E-307);&quot;&quot;&amp;[.B562]=&quot;&quot;&amp;[.P562]))));[.O56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98206944360405">
            <text:p>0,99821</text:p>
          </table:table-cell>
          <table:table-cell table:formula="oooc:=PEARSON([.C563:.E563];[.F563:.H563])" office:value-type="float" office:value="0.998206944360405">
            <text:p>0,99821</text:p>
          </table:table-cell>
          <table:table-cell table:style-name="ce9" office:value-type="float" office:value="12332">
            <text:p>12332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2311">
            <text:p>232311</text:p>
          </table:table-cell>
          <table:table-cell table:style-name="ce9" office:value-type="float" office:value="3234">
            <text:p>3234</text:p>
          </table:table-cell>
          <table:table-cell table:style-name="ce9" office:value-type="float" office:value="3455">
            <text:p>3455</text:p>
          </table:table-cell>
          <table:table-cell table:style-name="ce9" office:value-type="float" office:value="12312">
            <text:p>1231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696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63]);[.A563];[.M563])" office:value-type="float" office:value="0.998206944360405">
            <text:p>0,99821</text:p>
          </table:table-cell>
          <table:table-cell table:style-name="ce20" table:formula="oooc:=IF(ISBLANK([.O563]);IF(ISERROR([.B563]);&quot;Err:&quot;&amp;ERRORTYPE([.B563])=[.M563];OR([.P563]=[.B563];AND(ISNUMBER([.P563]);ISNUMBER([.B563]);OR(AND([.P563]=0;ABS([.B563])&lt;1E-307);&quot;&quot;&amp;[.B563]=&quot;&quot;&amp;[.P563]))));[.O56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273002396328816">
            <text:p>-0,273</text:p>
          </table:table-cell>
          <table:table-cell table:formula="oooc:=PEARSON([.C564:.E564];[.F564:.H564])" office:value-type="float" office:value="-0.273002396328816">
            <text:p>-0,27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4]);[.A564];[.M564])" office:value-type="float" office:value="-0.273002396328816">
            <text:p>-0,273</text:p>
          </table:table-cell>
          <table:table-cell table:style-name="ce20" table:formula="oooc:=IF(ISBLANK([.O564]);IF(ISERROR([.B564]);&quot;Err:&quot;&amp;ERRORTYPE([.B564])=[.M564];OR([.P564]=[.B564];AND(ISNUMBER([.P564]);ISNUMBER([.B564]);OR(AND([.P564]=0;ABS([.B564])&lt;1E-307);&quot;&quot;&amp;[.B564]=&quot;&quot;&amp;[.P564]))));[.O56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14553889587727">
            <text:p>0,91455</text:p>
          </table:table-cell>
          <table:table-cell table:formula="oooc:=PEARSON([.C565:.E565];[.F565:.H565])" office:value-type="float" office:value="0.914553889587727">
            <text:p>0,91455</text:p>
          </table:table-cell>
          <table:table-cell table:style-name="ce9" office:value-type="float" office:value="2.345">
            <text:p>2,345</text:p>
          </table:table-cell>
          <table:table-cell table:style-name="ce9" office:value-type="float" office:value="3.45">
            <text:p>3,45</text:p>
          </table:table-cell>
          <table:table-cell table:style-name="ce9" office:value-type="float" office:value="1.87">
            <text:p>1,8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5]);[.A565];[.M565])" office:value-type="float" office:value="0.914553889587727">
            <text:p>0,91455</text:p>
          </table:table-cell>
          <table:table-cell table:style-name="ce20" table:formula="oooc:=IF(ISBLANK([.O565]);IF(ISERROR([.B565]);&quot;Err:&quot;&amp;ERRORTYPE([.B565])=[.M565];OR([.P565]=[.B565];AND(ISNUMBER([.P565]);ISNUMBER([.B565]);OR(AND([.P565]=0;ABS([.B565])&lt;1E-307);&quot;&quot;&amp;[.B565]=&quot;&quot;&amp;[.P565]))));[.O56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944911182523068">
            <text:p>-0,94491</text:p>
          </table:table-cell>
          <table:table-cell table:formula="oooc:=PEARSON([.C566:.E566];[.F566:.H566])" office:value-type="float" office:value="-0.944911182523068">
            <text:p>-0,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6]);[.A566];[.M566])" office:value-type="float" office:value="-0.944911182523068">
            <text:p>-0,94491</text:p>
          </table:table-cell>
          <table:table-cell table:style-name="ce20" table:formula="oooc:=IF(ISBLANK([.O566]);IF(ISERROR([.B566]);&quot;Err:&quot;&amp;ERRORTYPE([.B566])=[.M566];OR([.P566]=[.B566];AND(ISNUMBER([.P566]);ISNUMBER([.B566]);OR(AND([.P566]=0;ABS([.B566])&lt;1E-307);&quot;&quot;&amp;[.B566]=&quot;&quot;&amp;[.P566]))));[.O56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43468319832992">
            <text:p>0,24347</text:p>
          </table:table-cell>
          <table:table-cell table:formula="oooc:=PEARSON([.C567:.E567];[.F567:.H567])" office:value-type="float" office:value="0.243468319832992">
            <text:p>0,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7]);[.A567];[.M567])" office:value-type="float" office:value="0.243468319832992">
            <text:p>0,24347</text:p>
          </table:table-cell>
          <table:table-cell table:style-name="ce20" table:formula="oooc:=IF(ISBLANK([.O567]);IF(ISERROR([.B567]);&quot;Err:&quot;&amp;ERRORTYPE([.B567])=[.M567];OR([.P567]=[.B567];AND(ISNUMBER([.P567]);ISNUMBER([.B567]);OR(AND([.P567]=0;ABS([.B567])&lt;1E-307);&quot;&quot;&amp;[.B567]=&quot;&quot;&amp;[.P567]))));[.O56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944911182523068">
            <text:p>-0,94491</text:p>
          </table:table-cell>
          <table:table-cell table:formula="oooc:=PEARSON([.C568:.E568];[.F568:.H568])" office:value-type="float" office:value="-0.944911182523068">
            <text:p>-0,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8]);[.A568];[.M568])" office:value-type="float" office:value="-0.944911182523068">
            <text:p>-0,94491</text:p>
          </table:table-cell>
          <table:table-cell table:style-name="ce20" table:formula="oooc:=IF(ISBLANK([.O568]);IF(ISERROR([.B568]);&quot;Err:&quot;&amp;ERRORTYPE([.B568])=[.M568];OR([.P568]=[.B568];AND(ISNUMBER([.P568]);ISNUMBER([.B568]);OR(AND([.P568]=0;ABS([.B568])&lt;1E-307);&quot;&quot;&amp;[.B568]=&quot;&quot;&amp;[.P568]))));[.O56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944911182523068">
            <text:p>-0,94491</text:p>
          </table:table-cell>
          <table:table-cell table:formula="oooc:=PEARSON([.C569:.E569];[.F569:.H569])" office:value-type="float" office:value="-0.944911182523068">
            <text:p>-0,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69]);[.A569];[.M569])" office:value-type="float" office:value="-0.944911182523068">
            <text:p>-0,94491</text:p>
          </table:table-cell>
          <table:table-cell table:style-name="ce20" table:formula="oooc:=IF(ISBLANK([.O569]);IF(ISERROR([.B569]);&quot;Err:&quot;&amp;ERRORTYPE([.B569])=[.M569];OR([.P569]=[.B569];AND(ISNUMBER([.P569]);ISNUMBER([.B569]);OR(AND([.P569]=0;ABS([.B569])&lt;1E-307);&quot;&quot;&amp;[.B569]=&quot;&quot;&amp;[.P569]))));[.O56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43468319832992">
            <text:p>0,24347</text:p>
          </table:table-cell>
          <table:table-cell table:formula="oooc:=PEARSON([.C570:.E570];[.F570:.H570])" office:value-type="float" office:value="0.243468319832992">
            <text:p>0,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70]);[.A570];[.M570])" office:value-type="float" office:value="0.243468319832992">
            <text:p>0,24347</text:p>
          </table:table-cell>
          <table:table-cell table:style-name="ce20" table:formula="oooc:=IF(ISBLANK([.O570]);IF(ISERROR([.B570]);&quot;Err:&quot;&amp;ERRORTYPE([.B570])=[.M570];OR([.P570]=[.B570];AND(ISNUMBER([.P570]);ISNUMBER([.B570]);OR(AND([.P570]=0;ABS([.B570])&lt;1E-307);&quot;&quot;&amp;[.B570]=&quot;&quot;&amp;[.P570]))));[.O57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PEARSON([.C571:.E571];[.F571:.H571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1"/>
          <table:table-cell table:style-name="ce21"/>
          <table:table-cell table:style-name="ce20" table:formula="oooc:=IF(ISBLANK([.M571]);[.A571];[.M571])" office:value-type="string" office:string-value="Err:532">
            <text:p>Err:532</text:p>
          </table:table-cell>
          <table:table-cell table:style-name="ce20" table:formula="oooc:=IF(ISBLANK([.O571]);IF(ISERROR([.B571]);&quot;Err:&quot;&amp;ERRORTYPE([.B571])=[.M571];OR([.P571]=[.B571];AND(ISNUMBER([.P571]);ISNUMBER([.B571]);OR(AND([.P571]=0;ABS([.B571])&lt;1E-307);&quot;&quot;&amp;[.B571]=&quot;&quot;&amp;[.P571]))));[.O57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PEARSON([.C572:.E572];[.F572:.H572])" office:value-type="float" office:value="0">
            <text:p>#DIV/0!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1"/>
          <table:table-cell table:style-name="ce21"/>
          <table:table-cell table:style-name="ce20" table:formula="oooc:=IF(ISBLANK([.M572]);[.A572];[.M572])" office:value-type="string" office:string-value="Err:532">
            <text:p>Err:532</text:p>
          </table:table-cell>
          <table:table-cell table:style-name="ce20" table:formula="oooc:=IF(ISBLANK([.O572]);IF(ISERROR([.B572]);&quot;Err:&quot;&amp;ERRORTYPE([.B572])=[.M572];OR([.P572]=[.B572];AND(ISNUMBER([.P572]);ISNUMBER([.B572]);OR(AND([.P572]=0;ABS([.B572])&lt;1E-307);&quot;&quot;&amp;[.B572]=&quot;&quot;&amp;[.P572]))));[.O57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PEARSON([.C574:.E574];[.F574:.G574])" office:value-type="float" office:value="0">
            <text:p>Err:504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574]);[.A574];[.M574])" office:value-type="string" office:string-value="Err:504">
            <text:p>Err:504</text:p>
          </table:table-cell>
          <table:table-cell table:style-name="ce20" table:formula="oooc:=IF(ISBLANK([.O574]);IF(ISERROR([.B574]);&quot;Err:&quot;&amp;ERRORTYPE([.B574])=[.M574];OR([.P574]=[.B574];AND(ISNUMBER([.P574]);ISNUMBER([.B574]);OR(AND([.P574]=0;ABS([.B574])&lt;1E-307);&quot;&quot;&amp;[.B574]=&quot;&quot;&amp;[.P574]))));[.O57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174942795194232">
            <text:p>0,17494</text:p>
          </table:table-cell>
          <table:table-cell table:formula="oooc:=TTEST([.C576:.D576];[.E576:.F576];[.G576];[.H576])" office:value-type="float" office:value="0.174942795194232">
            <text:p>0,1749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576]);[.A576];[.M576])" office:value-type="float" office:value="0.174942795194232">
            <text:p>0,17494</text:p>
          </table:table-cell>
          <table:table-cell table:style-name="ce20" table:formula="oooc:=IF(ISBLANK([.O576]);IF(ISERROR([.B576]);&quot;Err:&quot;&amp;ERRORTYPE([.B576])=[.M576];OR([.P576]=[.B576];AND(ISNUMBER([.P576]);ISNUMBER([.B576]);OR(AND([.P576]=0;ABS([.B576])&lt;1E-307);&quot;&quot;&amp;[.B576]=&quot;&quot;&amp;[.P576]))));[.O57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0241638232505">
            <text:p>0,10242</text:p>
          </table:table-cell>
          <table:table-cell table:formula="oooc:=TTEST([.C577:.D577];[.E577:.F577];[.G577];[.H577])" office:value-type="float" office:value="0.10241638232505">
            <text:p>0,1024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77]);[.A577];[.M577])" office:value-type="float" office:value="0.10241638232505">
            <text:p>0,10242</text:p>
          </table:table-cell>
          <table:table-cell table:style-name="ce20" table:formula="oooc:=IF(ISBLANK([.O577]);IF(ISERROR([.B577]);&quot;Err:&quot;&amp;ERRORTYPE([.B577])=[.M577];OR([.P577]=[.B577];AND(ISNUMBER([.P577]);ISNUMBER([.B577]);OR(AND([.P577]=0;ABS([.B577])&lt;1E-307);&quot;&quot;&amp;[.B577]=&quot;&quot;&amp;[.P577]))));[.O57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55876399194157">
            <text:p>0,15588</text:p>
          </table:table-cell>
          <table:table-cell table:formula="oooc:=TTEST([.C578:.D578];[.E578:.F578];[.G578];[.H578])" office:value-type="float" office:value="0.155876399194157">
            <text:p>0,15588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78]);[.A578];[.M578])" office:value-type="float" office:value="0.155876399194157">
            <text:p>0,15588</text:p>
          </table:table-cell>
          <table:table-cell table:style-name="ce20" table:formula="oooc:=IF(ISBLANK([.O578]);IF(ISERROR([.B578]);&quot;Err:&quot;&amp;ERRORTYPE([.B578])=[.M578];OR([.P578]=[.B578];AND(ISNUMBER([.P578]);ISNUMBER([.B578]);OR(AND([.P578]=0;ABS([.B578])&lt;1E-307);&quot;&quot;&amp;[.B578]=&quot;&quot;&amp;[.P578]))));[.O57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21983473566101">
            <text:p>0,12198</text:p>
          </table:table-cell>
          <table:table-cell table:formula="oooc:=TTEST([.C579:.D579];[.E579:.F579];[.G579];[.H579])" office:value-type="float" office:value="0.121983473566101">
            <text:p>0,12198</text:p>
          </table:table-cell>
          <table:table-cell table:style-name="ce9" office:value-type="float" office:value="-11">
            <text:p>-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79]);[.A579];[.M579])" office:value-type="float" office:value="0.121983473566101">
            <text:p>0,12198</text:p>
          </table:table-cell>
          <table:table-cell table:style-name="ce20" table:formula="oooc:=IF(ISBLANK([.O579]);IF(ISERROR([.B579]);&quot;Err:&quot;&amp;ERRORTYPE([.B579])=[.M579];OR([.P579]=[.B579];AND(ISNUMBER([.P579]);ISNUMBER([.B579]);OR(AND([.P579]=0;ABS([.B579])&lt;1E-307);&quot;&quot;&amp;[.B579]=&quot;&quot;&amp;[.P579]))));[.O57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50188323008742">
            <text:p>0,15019</text:p>
          </table:table-cell>
          <table:table-cell table:formula="oooc:=TTEST([.C580:.D580];[.E580:.F580];[.G580];[.H580])" office:value-type="float" office:value="0.150188323008742">
            <text:p>0,150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80]);[.A580];[.M580])" office:value-type="float" office:value="0.150188323008742">
            <text:p>0,15019</text:p>
          </table:table-cell>
          <table:table-cell table:style-name="ce20" table:formula="oooc:=IF(ISBLANK([.O580]);IF(ISERROR([.B580]);&quot;Err:&quot;&amp;ERRORTYPE([.B580])=[.M580];OR([.P580]=[.B580];AND(ISNUMBER([.P580]);ISNUMBER([.B580]);OR(AND([.P580]=0;ABS([.B580])&lt;1E-307);&quot;&quot;&amp;[.B580]=&quot;&quot;&amp;[.P580]))));[.O58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42829927515755">
            <text:p>0,84283</text:p>
          </table:table-cell>
          <table:table-cell table:formula="oooc:=TTEST([.C581:.D581];[.E581:.F581];[.G581];[.H581])" office:value-type="float" office:value="0.842829927515755">
            <text:p>0,84283</text:p>
          </table:table-cell>
          <table:table-cell table:style-name="ce9" office:value-type="float" office:value="1002">
            <text:p>1002</text:p>
          </table:table-cell>
          <table:table-cell table:style-name="ce9" office:value-type="float" office:value="3456">
            <text:p>3456</text:p>
          </table:table-cell>
          <table:table-cell table:style-name="ce9" office:value-type="float" office:value="2342">
            <text:p>2342</text:p>
          </table:table-cell>
          <table:table-cell table:style-name="ce9" office:value-type="float" office:value="1213">
            <text:p>12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892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81]);[.A581];[.M581])" office:value-type="float" office:value="0.842829927515755">
            <text:p>0,84283</text:p>
          </table:table-cell>
          <table:table-cell table:style-name="ce20" table:formula="oooc:=IF(ISBLANK([.O581]);IF(ISERROR([.B581]);&quot;Err:&quot;&amp;ERRORTYPE([.B581])=[.M581];OR([.P581]=[.B581];AND(ISNUMBER([.P581]);ISNUMBER([.B581]);OR(AND([.P581]=0;ABS([.B581])&lt;1E-307);&quot;&quot;&amp;[.B581]=&quot;&quot;&amp;[.P581]))));[.O58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30266341165851">
            <text:p>0,00303</text:p>
          </table:table-cell>
          <table:table-cell table:formula="oooc:=TTEST([.C582:.D582];[.E582:.F582];[.G582];[.H582])" office:value-type="float" office:value="0.0030266341165851">
            <text:p>0,00303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892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82]);[.A582];[.M582])" office:value-type="float" office:value="0.0030266341165851">
            <text:p>0,00303</text:p>
          </table:table-cell>
          <table:table-cell table:style-name="ce20" table:formula="oooc:=IF(ISBLANK([.O582]);IF(ISERROR([.B582]);&quot;Err:&quot;&amp;ERRORTYPE([.B582])=[.M582];OR([.P582]=[.B582];AND(ISNUMBER([.P582]);ISNUMBER([.B582]);OR(AND([.P582]=0;ABS([.B582])&lt;1E-307);&quot;&quot;&amp;[.B582]=&quot;&quot;&amp;[.P582]))));[.O58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24921531554647">
            <text:p>0,22492</text:p>
          </table:table-cell>
          <table:table-cell table:formula="oooc:=TTEST([.C583:.D583];[.E583:.F583];[.G583];[.H583])" office:value-type="float" office:value="0.224921531554647">
            <text:p>0,22492</text:p>
          </table:table-cell>
          <table:table-cell table:style-name="ce9" office:value-type="float" office:value="-234">
            <text:p>-234</text:p>
          </table:table-cell>
          <table:table-cell table:style-name="ce9" office:value-type="float" office:value="546">
            <text:p>546</text:p>
          </table:table-cell>
          <table:table-cell table:style-name="ce9" office:value-type="float" office:value="5342">
            <text:p>53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892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83]);[.A583];[.M583])" office:value-type="float" office:value="0.224921531554647">
            <text:p>0,22492</text:p>
          </table:table-cell>
          <table:table-cell table:style-name="ce20" table:formula="oooc:=IF(ISBLANK([.O583]);IF(ISERROR([.B583]);&quot;Err:&quot;&amp;ERRORTYPE([.B583])=[.M583];OR([.P583]=[.B583];AND(ISNUMBER([.P583]);ISNUMBER([.B583]);OR(AND([.P583]=0;ABS([.B583])&lt;1E-307);&quot;&quot;&amp;[.B583]=&quot;&quot;&amp;[.P583]))));[.O58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09071216616395">
            <text:p>0,40907</text:p>
          </table:table-cell>
          <table:table-cell table:formula="oooc:=TTEST([.C584:.D584];[.E584:.F584];[.G584];[.H584])" office:value-type="float" office:value="0.409071216616395">
            <text:p>0,40907</text:p>
          </table:table-cell>
          <table:table-cell table:style-name="ce9" office:value-type="float" office:value="1.34">
            <text:p>1,34</text:p>
          </table:table-cell>
          <table:table-cell table:style-name="ce9" office:value-type="float" office:value="2.48">
            <text:p>2,48</text:p>
          </table:table-cell>
          <table:table-cell table:style-name="ce9" office:value-type="float" office:value="-2.25">
            <text:p>-2,25</text:p>
          </table:table-cell>
          <table:table-cell table:style-name="ce9" office:value-type="float" office:value="4.44">
            <text:p>4,4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84]);[.A584];[.M584])" office:value-type="float" office:value="0.409071216616395">
            <text:p>0,40907</text:p>
          </table:table-cell>
          <table:table-cell table:style-name="ce20" table:formula="oooc:=IF(ISBLANK([.O584]);IF(ISERROR([.B584]);&quot;Err:&quot;&amp;ERRORTYPE([.B584])=[.M584];OR([.P584]=[.B584];AND(ISNUMBER([.P584]);ISNUMBER([.B584]);OR(AND([.P584]=0;ABS([.B584])&lt;1E-307);&quot;&quot;&amp;[.B584]=&quot;&quot;&amp;[.P584]))));[.O58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16280608383871">
            <text:p>0,41628</text:p>
          </table:table-cell>
          <table:table-cell table:formula="oooc:=TTEST([.C585:.D585];[.E585:.F585];[.G585];[.H585])" office:value-type="float" office:value="0.416280608383871">
            <text:p>0,41628</text:p>
          </table:table-cell>
          <table:table-cell table:style-name="ce9" office:value-type="float" office:value="1.34">
            <text:p>1,34</text:p>
          </table:table-cell>
          <table:table-cell table:style-name="ce9" office:value-type="float" office:value="2.48">
            <text:p>2,48</text:p>
          </table:table-cell>
          <table:table-cell table:style-name="ce9" office:value-type="float" office:value="-2.25">
            <text:p>-2,25</text:p>
          </table:table-cell>
          <table:table-cell table:style-name="ce9" office:value-type="float" office:value="4.44">
            <text:p>4,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85]);[.A585];[.M585])" office:value-type="float" office:value="0.416280608383871">
            <text:p>0,41628</text:p>
          </table:table-cell>
          <table:table-cell table:style-name="ce20" table:formula="oooc:=IF(ISBLANK([.O585]);IF(ISERROR([.B585]);&quot;Err:&quot;&amp;ERRORTYPE([.B585])=[.M585];OR([.P585]=[.B585];AND(ISNUMBER([.P585]);ISNUMBER([.B585]);OR(AND([.P585]=0;ABS([.B585])&lt;1E-307);&quot;&quot;&amp;[.B585]=&quot;&quot;&amp;[.P585]))));[.O58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24124158214735">
            <text:p>0,42412</text:p>
          </table:table-cell>
          <table:table-cell table:formula="oooc:=TTEST([.C586:.D586];[.E586:.F586];[.G586];[.H586])" office:value-type="float" office:value="0.424124158214735">
            <text:p>0,42412</text:p>
          </table:table-cell>
          <table:table-cell table:style-name="ce9" office:value-type="float" office:value="1.34">
            <text:p>1,34</text:p>
          </table:table-cell>
          <table:table-cell table:style-name="ce9" office:value-type="float" office:value="2.48">
            <text:p>2,48</text:p>
          </table:table-cell>
          <table:table-cell table:style-name="ce9" office:value-type="float" office:value="-2.25">
            <text:p>-2,25</text:p>
          </table:table-cell>
          <table:table-cell table:style-name="ce9" office:value-type="float" office:value="4.44">
            <text:p>4,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586]);[.A586];[.M586])" office:value-type="float" office:value="0.424124158214735">
            <text:p>0,42412</text:p>
          </table:table-cell>
          <table:table-cell table:style-name="ce20" table:formula="oooc:=IF(ISBLANK([.O586]);IF(ISERROR([.B586]);&quot;Err:&quot;&amp;ERRORTYPE([.B586])=[.M586];OR([.P586]=[.B586];AND(ISNUMBER([.P586]);ISNUMBER([.B586]);OR(AND([.P586]=0;ABS([.B586])&lt;1E-307);&quot;&quot;&amp;[.B586]=&quot;&quot;&amp;[.P586]))));[.O58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100459105192951">
            <text:p>0,01005</text:p>
          </table:table-cell>
          <table:table-cell table:formula="oooc:=TTEST([.C587:.D587];[.E587:.F587];[.G587];[.H587])" office:value-type="float" office:value="0.0100459105192951">
            <text:p>0,01005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891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587]);[.A587];[.M587])" office:value-type="float" office:value="0.0100459105192951">
            <text:p>0,01005</text:p>
          </table:table-cell>
          <table:table-cell table:style-name="ce20" table:formula="oooc:=IF(ISBLANK([.O587]);IF(ISERROR([.B587]);&quot;Err:&quot;&amp;ERRORTYPE([.B587])=[.M587];OR([.P587]=[.B587];AND(ISNUMBER([.P587]);ISNUMBER([.B587]);OR(AND([.P587]=0;ABS([.B587])&lt;1E-307);&quot;&quot;&amp;[.B587]=&quot;&quot;&amp;[.P587]))));[.O58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TTEST([.C588:.D588];[.E588:.F588];[.G588];[.H588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 table:style-name="ce21"/>
          <table:table-cell table:style-name="ce20" table:formula="oooc:=IF(ISBLANK([.M588]);[.A588];[.M588])" office:value-type="float" office:value="0">
            <text:p>0</text:p>
          </table:table-cell>
          <table:table-cell table:style-name="ce20" table:formula="oooc:=IF(ISBLANK([.O588]);IF(ISERROR([.B588]);&quot;Err:&quot;&amp;ERRORTYPE([.B588])=[.M588];OR([.P588]=[.B588];AND(ISNUMBER([.P588]);ISNUMBER([.B588]);OR(AND([.P588]=0;ABS([.B588])&lt;1E-307);&quot;&quot;&amp;[.B588]=&quot;&quot;&amp;[.P588]))));[.O58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TTEST([.C589:.D589];[.E589:.F589];[.G589];[.H589])" office:value-type="float" office:value="0">
            <text:p>#VALUE!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1"/>
          <table:table-cell table:style-name="ce21"/>
          <table:table-cell table:style-name="ce20" table:formula="oooc:=IF(ISBLANK([.M589]);[.A589];[.M589])" office:value-type="string" office:string-value="Err:519">
            <text:p>Err:519</text:p>
          </table:table-cell>
          <table:table-cell table:style-name="ce20" table:formula="oooc:=IF(ISBLANK([.O589]);IF(ISERROR([.B589]);&quot;Err:&quot;&amp;ERRORTYPE([.B589])=[.M589];OR([.P589]=[.B589];AND(ISNUMBER([.P589]);ISNUMBER([.B589]);OR(AND([.P589]=0;ABS([.B589])&lt;1E-307);&quot;&quot;&amp;[.B589]=&quot;&quot;&amp;[.P589]))));[.O58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TTEST([.C590:.D590];[.E590:.F590];[.G590];[.H590])" office:value-type="float" office:value="0">
            <text:p>#VALUE!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 table:style-name="ce21"/>
          <table:table-cell table:style-name="ce20" table:formula="oooc:=IF(ISBLANK([.M590]);[.A590];[.M590])" office:value-type="string" office:string-value="Err:519">
            <text:p>Err:519</text:p>
          </table:table-cell>
          <table:table-cell table:style-name="ce20" table:formula="oooc:=IF(ISBLANK([.O590]);IF(ISERROR([.B590]);&quot;Err:&quot;&amp;ERRORTYPE([.B590])=[.M590];OR([.P590]=[.B590];AND(ISNUMBER([.P590]);ISNUMBER([.B590]);OR(AND([.P590]=0;ABS([.B590])&lt;1E-307);&quot;&quot;&amp;[.B590]=&quot;&quot;&amp;[.P590]))));[.O59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TEST([.C591:.D591];[.E591:.F591];[.G591];[.H59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 table:style-name="ce21"/>
          <table:table-cell table:style-name="ce20" table:formula="oooc:=IF(ISBLANK([.M591]);[.A591];[.M591])" office:value-type="string" office:string-value="Err:502">
            <text:p>Err:502</text:p>
          </table:table-cell>
          <table:table-cell table:style-name="ce20" table:formula="oooc:=IF(ISBLANK([.O591]);IF(ISERROR([.B591]);&quot;Err:&quot;&amp;ERRORTYPE([.B591])=[.M591];OR([.P591]=[.B591];AND(ISNUMBER([.P591]);ISNUMBER([.B591]);OR(AND([.P591]=0;ABS([.B591])&lt;1E-307);&quot;&quot;&amp;[.B591]=&quot;&quot;&amp;[.P591]))));[.O59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TEST([.C592:.D592];[.E592:.F592];[.G592];[.H59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92]);[.A592];[.M592])" office:value-type="string" office:string-value="Err:502">
            <text:p>Err:502</text:p>
          </table:table-cell>
          <table:table-cell table:style-name="ce20" table:formula="oooc:=IF(ISBLANK([.O592]);IF(ISERROR([.B592]);&quot;Err:&quot;&amp;ERRORTYPE([.B592])=[.M592];OR([.P592]=[.B592];AND(ISNUMBER([.P592]);ISNUMBER([.B592]);OR(AND([.P592]=0;ABS([.B592])&lt;1E-307);&quot;&quot;&amp;[.B592]=&quot;&quot;&amp;[.P592]))));[.O59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TTEST([.C594:.D594];[.E594:.G594];[.H594];[.I594])" office:value-type="float" office:value="0">
            <text:p>Err:50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594]);[.A594];[.M594])" office:value-type="string" office:string-value="Err:504">
            <text:p>Err:504</text:p>
          </table:table-cell>
          <table:table-cell table:style-name="ce20" table:formula="oooc:=IF(ISBLANK([.O594]);IF(ISERROR([.B594]);&quot;Err:&quot;&amp;ERRORTYPE([.B594])=[.M594];OR([.P594]=[.B594];AND(ISNUMBER([.P594]);ISNUMBER([.B594]);OR(AND([.P594]=0;ABS([.B594])&lt;1E-307);&quot;&quot;&amp;[.B594]=&quot;&quot;&amp;[.P594]))));[.O59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3" office:value-type="float" office:value="0.460172162722971">
            <text:p>0,46017</text:p>
          </table:table-cell>
          <table:table-cell table:formula="oooc:=ZTEST([.C596:.F596];[.G596];[.H596])" office:value-type="float" office:value="0.411531636879061">
            <text:p>0,41153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7" office:value-type="float" office:value="0.411531636879061">
            <text:p>0,41153</text:p>
          </table:table-cell>
          <table:table-cell table:style-name="ce21"/>
          <table:table-cell table:style-name="ce21"/>
          <table:table-cell table:style-name="ce20" table:formula="oooc:=IF(ISBLANK([.M596]);[.A596];[.M596])" office:value-type="float" office:value="0.411531636879061">
            <text:p>0,41153</text:p>
          </table:table-cell>
          <table:table-cell table:style-name="ce20" table:formula="oooc:=IF(ISBLANK([.O596]);IF(ISERROR([.B596]);&quot;Err:&quot;&amp;ERRORTYPE([.B596])=[.M596];OR([.P596]=[.B596];AND(ISNUMBER([.P596]);ISNUMBER([.B596]);OR(AND([.P596]=0;ABS([.B596])&lt;1E-307);&quot;&quot;&amp;[.B596]=&quot;&quot;&amp;[.P596]))));[.O59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884930329778292">
            <text:p>0,88493</text:p>
          </table:table-cell>
          <table:table-cell table:formula="oooc:=ZTEST([.C597:.F597];[.G597];[.H597])" office:value-type="float" office:value="0.996354820954232">
            <text:p>0,9963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.996354820954232">
            <text:p>0,99635</text:p>
          </table:table-cell>
          <table:table-cell table:style-name="ce21"/>
          <table:table-cell table:style-name="ce21"/>
          <table:table-cell table:style-name="ce20" table:formula="oooc:=IF(ISBLANK([.M597]);[.A597];[.M597])" office:value-type="float" office:value="0.996354820954232">
            <text:p>0,99635</text:p>
          </table:table-cell>
          <table:table-cell table:style-name="ce20" table:formula="oooc:=IF(ISBLANK([.O597]);IF(ISERROR([.B597]);&quot;Err:&quot;&amp;ERRORTYPE([.B597])=[.M597];OR([.P597]=[.B597];AND(ISNUMBER([.P597]);ISNUMBER([.B597]);OR(AND([.P597]=0;ABS([.B597])&lt;1E-307);&quot;&quot;&amp;[.B597]=&quot;&quot;&amp;[.P597]))));[.O59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ZTEST([.C598:.F598];[.G598];[.H598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98]);[.A598];[.M598])" office:value-type="string" office:string-value="Err:502">
            <text:p>Err:502</text:p>
          </table:table-cell>
          <table:table-cell table:style-name="ce20" table:formula="oooc:=IF(ISBLANK([.O598]);IF(ISERROR([.B598]);&quot;Err:&quot;&amp;ERRORTYPE([.B598])=[.M598];OR([.P598]=[.B598];AND(ISNUMBER([.P598]);ISNUMBER([.B598]);OR(AND([.P598]=0;ABS([.B598])&lt;1E-307);&quot;&quot;&amp;[.B598]=&quot;&quot;&amp;[.P598]))));[.O59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ZTEST([.C599:.F599];[.G599];[.H599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599]);[.A599];[.M599])" office:value-type="string" office:string-value="Err:502">
            <text:p>Err:502</text:p>
          </table:table-cell>
          <table:table-cell table:style-name="ce20" table:formula="oooc:=IF(ISBLANK([.O599]);IF(ISERROR([.B599]);&quot;Err:&quot;&amp;ERRORTYPE([.B599])=[.M599];OR([.P599]=[.B599];AND(ISNUMBER([.P599]);ISNUMBER([.B599]);OR(AND([.P599]=0;ABS([.B599])&lt;1E-307);&quot;&quot;&amp;[.B599]=&quot;&quot;&amp;[.P599]))));[.O59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96776725996109">
            <text:p>0,96777</text:p>
          </table:table-cell>
          <table:table-cell table:formula="oooc:=ZTEST([.C601:.F601];[.G601])" office:value-type="float" office:value="0.96776725996109">
            <text:p>0,96777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601]);[.A601];[.M601])" office:value-type="float" office:value="0.96776725996109">
            <text:p>0,96777</text:p>
          </table:table-cell>
          <table:table-cell table:style-name="ce20" table:formula="oooc:=IF(ISBLANK([.O601]);IF(ISERROR([.B601]);&quot;Err:&quot;&amp;ERRORTYPE([.B601])=[.M601];OR([.P601]=[.B601];AND(ISNUMBER([.P601]);ISNUMBER([.B601]);OR(AND([.P601]=0;ABS([.B601])&lt;1E-307);&quot;&quot;&amp;[.B601]=&quot;&quot;&amp;[.P601]))));[.O60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36660839146149">
            <text:p>0,13666</text:p>
          </table:table-cell>
          <table:table-cell table:formula="oooc:=ZTEST([.C602:.F602];[.G602])" office:value-type="float" office:value="0.136660839146149">
            <text:p>0,1366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602]);[.A602];[.M602])" office:value-type="float" office:value="0.136660839146149">
            <text:p>0,13666</text:p>
          </table:table-cell>
          <table:table-cell table:style-name="ce20" table:formula="oooc:=IF(ISBLANK([.O602]);IF(ISERROR([.B602]);&quot;Err:&quot;&amp;ERRORTYPE([.B602])=[.M602];OR([.P602]=[.B602];AND(ISNUMBER([.P602]);ISNUMBER([.B602]);OR(AND([.P602]=0;ABS([.B602])&lt;1E-307);&quot;&quot;&amp;[.B602]=&quot;&quot;&amp;[.P602]))));[.O60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3" office:value-type="float" office:value="0.617202758002118">
            <text:p>0,6172</text:p>
          </table:table-cell>
          <table:table-cell table:formula="oooc:=ZTEST([.C604:.G604];[.H604];[.I604])" office:value-type="float" office:value="0.697211691832328">
            <text:p>0,697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697211691832328">
            <text:p>0,69721</text:p>
          </table:table-cell>
          <table:table-cell table:style-name="ce21"/>
          <table:table-cell table:style-name="ce21"/>
          <table:table-cell table:style-name="ce20" table:formula="oooc:=IF(ISBLANK([.M604]);[.A604];[.M604])" office:value-type="float" office:value="0.697211691832328">
            <text:p>0,69721</text:p>
          </table:table-cell>
          <table:table-cell table:style-name="ce20" table:formula="oooc:=IF(ISBLANK([.O604]);IF(ISERROR([.B604]);&quot;Err:&quot;&amp;ERRORTYPE([.B604])=[.M604];OR([.P604]=[.B604];AND(ISNUMBER([.P604]);ISNUMBER([.B604]);OR(AND([.P604]=0;ABS([.B604])&lt;1E-307);&quot;&quot;&amp;[.B604]=&quot;&quot;&amp;[.P604]))));[.O60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9101437525605">
            <text:p>0,91014</text:p>
          </table:table-cell>
          <table:table-cell table:formula="oooc:=ZTEST([.C605:.G605];[.H605];[.I605])" office:value-type="float" office:value="0.971110214438201">
            <text:p>0,9711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971110214438201">
            <text:p>0,97111</text:p>
          </table:table-cell>
          <table:table-cell table:style-name="ce21"/>
          <table:table-cell table:style-name="ce21"/>
          <table:table-cell table:style-name="ce20" table:formula="oooc:=IF(ISBLANK([.M605]);[.A605];[.M605])" office:value-type="float" office:value="0.971110214438201">
            <text:p>0,97111</text:p>
          </table:table-cell>
          <table:table-cell table:style-name="ce20" table:formula="oooc:=IF(ISBLANK([.O605]);IF(ISERROR([.B605]);&quot;Err:&quot;&amp;ERRORTYPE([.B605])=[.M605];OR([.P605]=[.B605];AND(ISNUMBER([.P605]);ISNUMBER([.B605]);OR(AND([.P605]=0;ABS([.B605])&lt;1E-307);&quot;&quot;&amp;[.B605]=&quot;&quot;&amp;[.P605]))));[.O60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ZTEST([.C606:.G606];[.H606];[.I606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606]);[.A606];[.M606])" office:value-type="float" office:value="0">
            <text:p>0</text:p>
          </table:table-cell>
          <table:table-cell table:style-name="ce20" table:formula="oooc:=IF(ISBLANK([.O606]);IF(ISERROR([.B606]);&quot;Err:&quot;&amp;ERRORTYPE([.B606])=[.M606];OR([.P606]=[.B606];AND(ISNUMBER([.P606]);ISNUMBER([.B606]);OR(AND([.P606]=0;ABS([.B606])&lt;1E-307);&quot;&quot;&amp;[.B606]=&quot;&quot;&amp;[.P606]))));[.O60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0312037092843529">
            <text:p>0,0312</text:p>
          </table:table-cell>
          <table:table-cell table:formula="oooc:=ZTEST([.C607:.G607];[.H607];[.I607])" office:value-type="float" office:value="0.00000250516597821715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00000250516597821715">
            <text:p>0</text:p>
          </table:table-cell>
          <table:table-cell table:style-name="ce21"/>
          <table:table-cell table:style-name="ce21"/>
          <table:table-cell table:style-name="ce20" table:formula="oooc:=IF(ISBLANK([.M607]);[.A607];[.M607])" office:value-type="float" office:value="0.00000250516597821715">
            <text:p>0</text:p>
          </table:table-cell>
          <table:table-cell table:style-name="ce20" table:formula="oooc:=IF(ISBLANK([.O607]);IF(ISERROR([.B607]);&quot;Err:&quot;&amp;ERRORTYPE([.B607])=[.M607];OR([.P607]=[.B607];AND(ISNUMBER([.P607]);ISNUMBER([.B607]);OR(AND([.P607]=0;ABS([.B607])&lt;1E-307);&quot;&quot;&amp;[.B607]=&quot;&quot;&amp;[.P607]))));[.O60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352175393525007">
            <text:p>0,35218</text:p>
          </table:table-cell>
          <table:table-cell table:formula="oooc:=ZTEST([.C608:.G608];[.H608];[.I608])" office:value-type="float" office:value="0">
            <text:p>0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2231">
            <text:p>2231</text:p>
          </table:table-cell>
          <table:table-cell table:style-name="ce9" office:value-type="float" office:value="4565">
            <text:p>4565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12">
            <text:p>2312</text:p>
          </table:table-cell>
          <table:table-cell table:style-name="ce9" office:value-type="float" office:value="2324">
            <text:p>2324</text:p>
          </table:table-cell>
          <table:table-cell table:style-name="ce9"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21"/>
          <table:table-cell table:style-name="ce21"/>
          <table:table-cell table:style-name="ce20" table:formula="oooc:=IF(ISBLANK([.M608]);[.A608];[.M608])" office:value-type="float" office:value="0">
            <text:p>0</text:p>
          </table:table-cell>
          <table:table-cell table:style-name="ce20" table:formula="oooc:=IF(ISBLANK([.O608]);IF(ISERROR([.B608]);&quot;Err:&quot;&amp;ERRORTYPE([.B608])=[.M608];OR([.P608]=[.B608];AND(ISNUMBER([.P608]);ISNUMBER([.B608]);OR(AND([.P608]=0;ABS([.B608])&lt;1E-307);&quot;&quot;&amp;[.B608]=&quot;&quot;&amp;[.P608]))));[.O60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175747088023141">
            <text:p>0,17575</text:p>
          </table:table-cell>
          <table:table-cell table:formula="oooc:=ZTEST([.C609:.G609];[.H609];[.I609])" office:value-type="float" office:value="0.0112394366830627">
            <text:p>0,01124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3.8">
            <text:p>3,8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0112394366830627">
            <text:p>0,01124</text:p>
          </table:table-cell>
          <table:table-cell table:style-name="ce21"/>
          <table:table-cell table:style-name="ce21"/>
          <table:table-cell table:style-name="ce20" table:formula="oooc:=IF(ISBLANK([.M609]);[.A609];[.M609])" office:value-type="float" office:value="0.0112394366830627">
            <text:p>0,01124</text:p>
          </table:table-cell>
          <table:table-cell table:style-name="ce20" table:formula="oooc:=IF(ISBLANK([.O609]);IF(ISERROR([.B609]);&quot;Err:&quot;&amp;ERRORTYPE([.B609])=[.M609];OR([.P609]=[.B609];AND(ISNUMBER([.P609]);ISNUMBER([.B609]);OR(AND([.P609]=0;ABS([.B609])&lt;1E-307);&quot;&quot;&amp;[.B609]=&quot;&quot;&amp;[.P609]))));[.O60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3" office:value-type="float" office:value="0.5">
            <text:p>0,5</text:p>
          </table:table-cell>
          <table:table-cell table:formula="oooc:=ZTEST([.C610:.G610];[.H610];[.I610])" office:value-type="float" office:value="0.5">
            <text:p>0,5</text:p>
          </table:table-cell>
          <table:table-cell table:number-columns-repeated="7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1"/>
          <table:table-cell table:style-name="ce21"/>
          <table:table-cell table:style-name="ce20" table:formula="oooc:=IF(ISBLANK([.M610]);[.A610];[.M610])" office:value-type="float" office:value="0.5">
            <text:p>0,5</text:p>
          </table:table-cell>
          <table:table-cell table:style-name="ce20" table:formula="oooc:=IF(ISBLANK([.O610]);IF(ISERROR([.B610]);&quot;Err:&quot;&amp;ERRORTYPE([.B610])=[.M610];OR([.P610]=[.B610];AND(ISNUMBER([.P610]);ISNUMBER([.B610]);OR(AND([.P610]=0;ABS([.B610])&lt;1E-307);&quot;&quot;&amp;[.B610]=&quot;&quot;&amp;[.P610]))));[.O61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2"/>
          <table:table-cell table:style-name="ce9" table:number-columns-repeated="5"/>
          <table:table-cell table:number-columns-repeated="2"/>
          <table:table-cell table:formula="oooc:=[.B609]=[.M609]" office:value-type="boolean" office:boolean-value="false">
            <text:p>ЛОЖЬ</text:p>
          </table:table-cell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TEST([.C612:.E612];[.F612:.H612])" office:value-type="float" office:value="1">
            <text:p>1</text:p>
          </table:table-cell>
          <table:table-cell table:number-columns-repeated="6"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612]);[.A612];[.M612])" office:value-type="float" office:value="1">
            <text:p>1</text:p>
          </table:table-cell>
          <table:table-cell table:style-name="ce20" table:formula="oooc:=IF(ISBLANK([.O612]);IF(ISERROR([.B612]);&quot;Err:&quot;&amp;ERRORTYPE([.B612])=[.M612];OR([.P612]=[.B612];AND(ISNUMBER([.P612]);ISNUMBER([.B612]);OR(AND([.P612]=0;ABS([.B612])&lt;1E-307);&quot;&quot;&amp;[.B612]=&quot;&quot;&amp;[.P612]))));[.O61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158885604670349">
            <text:p>0,01589</text:p>
          </table:table-cell>
          <table:table-cell table:formula="oooc:=CHITEST([.C613:.E613];[.F613:.H613])" office:value-type="float" office:value="0.0158885604670349">
            <text:p>0,01589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,35</text:p>
          </table:table-cell>
          <table:table-cell table:style-name="ce11" office:value-type="float" office:value="17.56">
            <text:p>17,56</text:p>
          </table:table-cell>
          <table:table-cell table:style-name="ce11" office:value-type="float" office:value="16.09">
            <text:p>16,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3]);[.A613];[.M613])" office:value-type="float" office:value="0.0158885604670349">
            <text:p>0,01589</text:p>
          </table:table-cell>
          <table:table-cell table:style-name="ce20" table:formula="oooc:=IF(ISBLANK([.O613]);IF(ISERROR([.B613]);&quot;Err:&quot;&amp;ERRORTYPE([.B613])=[.M613];OR([.P613]=[.B613];AND(ISNUMBER([.P613]);ISNUMBER([.B613]);OR(AND([.P613]=0;ABS([.B613])&lt;1E-307);&quot;&quot;&amp;[.B613]=&quot;&quot;&amp;[.P613]))));[.O61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HITEST([.C614:.E614];[.F614:.H614])" office:value-type="float" office:value="1">
            <text:p>1</text:p>
          </table:table-cell>
          <table:table-cell table:number-columns-repeated="6"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4]);[.A614];[.M614])" office:value-type="float" office:value="1">
            <text:p>1</text:p>
          </table:table-cell>
          <table:table-cell table:style-name="ce20" table:formula="oooc:=IF(ISBLANK([.O614]);IF(ISERROR([.B614]);&quot;Err:&quot;&amp;ERRORTYPE([.B614])=[.M614];OR([.P614]=[.B614];AND(ISNUMBER([.P614]);ISNUMBER([.B614]);OR(AND([.P614]=0;ABS([.B614])&lt;1E-307);&quot;&quot;&amp;[.B614]=&quot;&quot;&amp;[.P614]))));[.O61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05399224602616">
            <text:p>0,1054</text:p>
          </table:table-cell>
          <table:table-cell table:formula="oooc:=CHITEST([.C615:.E615];[.F615:.H615])" office:value-type="float" office:value="0.105399224602616">
            <text:p>0,105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5]);[.A615];[.M615])" office:value-type="float" office:value="0.105399224602616">
            <text:p>0,1054</text:p>
          </table:table-cell>
          <table:table-cell table:style-name="ce20" table:formula="oooc:=IF(ISBLANK([.O615]);IF(ISERROR([.B615]);&quot;Err:&quot;&amp;ERRORTYPE([.B615])=[.M615];OR([.P615]=[.B615];AND(ISNUMBER([.P615]);ISNUMBER([.B615]);OR(AND([.P615]=0;ABS([.B615])&lt;1E-307);&quot;&quot;&amp;[.B615]=&quot;&quot;&amp;[.P615]))));[.O61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704733822058677">
            <text:p>0,07047</text:p>
          </table:table-cell>
          <table:table-cell table:formula="oooc:=CHITEST([.C616:.E616];[.F616:.H616])" office:value-type="float" office:value="0.0704733822058677">
            <text:p>0,07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.09">
            <text:p>16,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6]);[.A616];[.M616])" office:value-type="float" office:value="0.0704733822058677">
            <text:p>0,07047</text:p>
          </table:table-cell>
          <table:table-cell table:style-name="ce20" table:formula="oooc:=IF(ISBLANK([.O616]);IF(ISERROR([.B616]);&quot;Err:&quot;&amp;ERRORTYPE([.B616])=[.M616];OR([.P616]=[.B616];AND(ISNUMBER([.P616]);ISNUMBER([.B616]);OR(AND([.P616]=0;ABS([.B616])&lt;1E-307);&quot;&quot;&amp;[.B616]=&quot;&quot;&amp;[.P616]))));[.O61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503057599252655">
            <text:p>0,05031</text:p>
          </table:table-cell>
          <table:table-cell table:formula="oooc:=CHITEST([.C617:.E617];[.F617:.H617])" office:value-type="float" office:value="0.0503057599252655">
            <text:p>0,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,35</text:p>
          </table:table-cell>
          <table:table-cell table:style-name="ce11" office:value-type="float" office:value="17.56">
            <text:p>17,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7]);[.A617];[.M617])" office:value-type="float" office:value="0.0503057599252655">
            <text:p>0,05031</text:p>
          </table:table-cell>
          <table:table-cell table:style-name="ce20" table:formula="oooc:=IF(ISBLANK([.O617]);IF(ISERROR([.B617]);&quot;Err:&quot;&amp;ERRORTYPE([.B617])=[.M617];OR([.P617]=[.B617];AND(ISNUMBER([.P617]);ISNUMBER([.B617]);OR(AND([.P617]=0;ABS([.B617])&lt;1E-307);&quot;&quot;&amp;[.B617]=&quot;&quot;&amp;[.P617]))));[.O61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503057599252655">
            <text:p>0,05031</text:p>
          </table:table-cell>
          <table:table-cell table:formula="oooc:=CHITEST([.C618:.E618];[.F618:.H618])" office:value-type="float" office:value="0.0503057599252655">
            <text:p>0,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,35</text:p>
          </table:table-cell>
          <table:table-cell table:style-name="ce11" office:value-type="float" office:value="17.56">
            <text:p>17,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8]);[.A618];[.M618])" office:value-type="float" office:value="0.0503057599252655">
            <text:p>0,05031</text:p>
          </table:table-cell>
          <table:table-cell table:style-name="ce20" table:formula="oooc:=IF(ISBLANK([.O618]);IF(ISERROR([.B618]);&quot;Err:&quot;&amp;ERRORTYPE([.B618])=[.M618];OR([.P618]=[.B618];AND(ISNUMBER([.P618]);ISNUMBER([.B618]);OR(AND([.P618]=0;ABS([.B618])&lt;1E-307);&quot;&quot;&amp;[.B618]=&quot;&quot;&amp;[.P618]))));[.O61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35623418778107">
            <text:p>0,43562</text:p>
          </table:table-cell>
          <table:table-cell table:formula="oooc:=CHITEST([.C619:.E619];[.F619:.H619])" office:value-type="float" office:value="0.435623418778107">
            <text:p>0,43562</text:p>
          </table:table-cell>
          <table:table-cell table:number-columns-repeated="2" table:style-name="ce11" office:value-type="float" office:value="12345">
            <text:p>12345</text:p>
          </table:table-cell>
          <table:table-cell table:style-name="ce11" office:value-type="float" office:value="32345">
            <text:p>32345</text:p>
          </table:table-cell>
          <table:table-cell table:style-name="ce11" office:value-type="float" office:value="12312">
            <text:p>12312</text:p>
          </table:table-cell>
          <table:table-cell table:style-name="ce11" office:value-type="float" office:value="12323">
            <text:p>12323</text:p>
          </table:table-cell>
          <table:table-cell table:style-name="ce11" office:value-type="float" office:value="32123">
            <text:p>3212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19]);[.A619];[.M619])" office:value-type="float" office:value="0.435623418778107">
            <text:p>0,43562</text:p>
          </table:table-cell>
          <table:table-cell table:style-name="ce20" table:formula="oooc:=IF(ISBLANK([.O619]);IF(ISERROR([.B619]);&quot;Err:&quot;&amp;ERRORTYPE([.B619])=[.M619];OR([.P619]=[.B619];AND(ISNUMBER([.P619]);ISNUMBER([.B619]);OR(AND([.P619]=0;ABS([.B619])&lt;1E-307);&quot;&quot;&amp;[.B619]=&quot;&quot;&amp;[.P619]))));[.O61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367200848106625">
            <text:p>0,3672</text:p>
          </table:table-cell>
          <table:table-cell table:formula="oooc:=CHITEST([.C620:.E620];[.F620:.H620])" office:value-type="float" office:value="0.367200848106625">
            <text:p>0,3672</text:p>
          </table:table-cell>
          <table:table-cell table:style-name="ce11" office:value-type="float" office:value="-11">
            <text:p>-1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0.32">
            <text:p>10,32</text:p>
          </table:table-cell>
          <table:table-cell table:style-name="ce11" office:value-type="float" office:value="-12">
            <text:p>-12</text:p>
          </table:table-cell>
          <table:table-cell table:style-name="ce11" office:value-type="float" office:value="17.56">
            <text:p>17,56</text:p>
          </table:table-cell>
          <table:table-cell table:style-name="ce11" office:value-type="float" office:value="16.09">
            <text:p>16,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20]);[.A620];[.M620])" office:value-type="float" office:value="0.367200848106625">
            <text:p>0,3672</text:p>
          </table:table-cell>
          <table:table-cell table:style-name="ce20" table:formula="oooc:=IF(ISBLANK([.O620]);IF(ISERROR([.B620]);&quot;Err:&quot;&amp;ERRORTYPE([.B620])=[.M620];OR([.P620]=[.B620];AND(ISNUMBER([.P620]);ISNUMBER([.B620]);OR(AND([.P620]=0;ABS([.B620])&lt;1E-307);&quot;&quot;&amp;[.B620]=&quot;&quot;&amp;[.P620]))));[.O62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4" office:value-type="string">
            <text:p>!NUM:NaN/AE</text:p>
          </table:table-cell>
          <table:table-cell table:formula="oooc:=CHITEST([.C621:.E621];[.F621:.H621])" office:value-type="float" office:value="0">
            <text:p>0</text:p>
          </table:table-cell>
          <table:table-cell table:number-columns-repeated="4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21"/>
          <table:table-cell table:style-name="ce21"/>
          <table:table-cell table:style-name="ce20" table:formula="oooc:=IF(ISBLANK([.M621]);[.A621];[.M621])" office:value-type="float" office:value="0">
            <text:p>0</text:p>
          </table:table-cell>
          <table:table-cell table:style-name="ce20" table:formula="oooc:=IF(ISBLANK([.O621]);IF(ISERROR([.B621]);&quot;Err:&quot;&amp;ERRORTYPE([.B621])=[.M621];OR([.P621]=[.B621];AND(ISNUMBER([.P621]);ISNUMBER([.B621]);OR(AND([.P621]=0;ABS([.B621])&lt;1E-307);&quot;&quot;&amp;[.B621]=&quot;&quot;&amp;[.P621]))));[.O62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CHITEST([.C623];[.D623])" office:value-type="float" office:value="0">
            <text:p>#VALUE!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9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1"/>
          <table:table-cell table:style-name="ce21"/>
          <table:table-cell table:style-name="ce20" table:formula="oooc:=IF(ISBLANK([.M623]);[.A623];[.M623])" office:value-type="string" office:string-value="Err:519">
            <text:p>Err:519</text:p>
          </table:table-cell>
          <table:table-cell table:style-name="ce20" table:formula="oooc:=IF(ISBLANK([.O623]);IF(ISERROR([.B623]);&quot;Err:&quot;&amp;ERRORTYPE([.B623])=[.M623];OR([.P623]=[.B623];AND(ISNUMBER([.P623]);ISNUMBER([.B623]);OR(AND([.P623]=0;ABS([.B623])&lt;1E-307);&quot;&quot;&amp;[.B623]=&quot;&quot;&amp;[.P623]))));[.O62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987144933378892">
            <text:p>0,09871</text:p>
          </table:table-cell>
          <table:table-cell table:formula="oooc:=CHITEST([.C624:.D624];[.E624:.F624])" office:value-type="float" office:value="0.0987144933378892">
            <text:p>0,0987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24]);[.A624];[.M624])" office:value-type="float" office:value="0.0987144933378892">
            <text:p>0,09871</text:p>
          </table:table-cell>
          <table:table-cell table:style-name="ce20" table:formula="oooc:=IF(ISBLANK([.O624]);IF(ISERROR([.B624]);&quot;Err:&quot;&amp;ERRORTYPE([.B624])=[.M624];OR([.P624]=[.B624];AND(ISNUMBER([.P624]);ISNUMBER([.B624]);OR(AND([.P624]=0;ABS([.B624])&lt;1E-307);&quot;&quot;&amp;[.B624]=&quot;&quot;&amp;[.P624]))));[.O62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2541284832121">
            <text:p>0,42541</text:p>
          </table:table-cell>
          <table:table-cell table:formula="oooc:=CHITEST([.C625:.F625];[.C626:.D627])" office:value-type="float" office:value="0">
            <text:p>Err:504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625]);[.A625];[.M625])" office:value-type="string" office:string-value="Err:504">
            <text:p>Err:504</text:p>
          </table:table-cell>
          <table:table-cell table:style-name="ce20" table:formula="oooc:=IF(ISBLANK([.O625]);IF(ISERROR([.B625]);&quot;Err:&quot;&amp;ERRORTYPE([.B625])=[.M625];OR([.P625]=[.B625];AND(ISNUMBER([.P625]);ISNUMBER([.B625]);OR(AND([.P625]=0;ABS([.B625])&lt;1E-307);&quot;&quot;&amp;[.B625]=&quot;&quot;&amp;[.P625]))));[.O62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CHITEST([.C626:.E626];[.F626:.G626])" office:value-type="float" office:value="0">
            <text:p>Err:50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,35</text:p>
          </table:table-cell>
          <table:table-cell table:style-name="ce11" office:value-type="float" office:value="17.56">
            <text:p>17,56</text:p>
          </table:table-cell>
          <table:table-cell table:style-name="ce11"/>
          <table:table-cell table:style-name="ce9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626]);[.A626];[.M626])" office:value-type="string" office:string-value="Err:504">
            <text:p>Err:504</text:p>
          </table:table-cell>
          <table:table-cell table:style-name="ce20" table:formula="oooc:=IF(ISBLANK([.O626]);IF(ISERROR([.B626]);&quot;Err:&quot;&amp;ERRORTYPE([.B626])=[.M626];OR([.P626]=[.B626];AND(ISNUMBER([.P626]);ISNUMBER([.B626]);OR(AND([.P626]=0;ABS([.B626])&lt;1E-307);&quot;&quot;&amp;[.B626]=&quot;&quot;&amp;[.P626]))));[.O62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107395449323401">
            <text:p>0,01074</text:p>
          </table:table-cell>
          <table:table-cell table:formula="oooc:=CHITEST([.C627:.E628];[.F627:.H628])" office:value-type="float" office:value="0.0107395449323401">
            <text:p>0,0107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,35</text:p>
          </table:table-cell>
          <table:table-cell table:style-name="ce11" office:value-type="float" office:value="17.56">
            <text:p>17,56</text:p>
          </table:table-cell>
          <table:table-cell table:style-name="ce11" office:value-type="float" office:value="16.09">
            <text:p>16,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27]);[.A627];[.M627])" office:value-type="float" office:value="0.0107395449323401">
            <text:p>0,01074</text:p>
          </table:table-cell>
          <table:table-cell table:style-name="ce20" table:formula="oooc:=IF(ISBLANK([.O627]);IF(ISERROR([.B627]);&quot;Err:&quot;&amp;ERRORTYPE([.B627])=[.M627];OR([.P627]=[.B627];AND(ISNUMBER([.P627]);ISNUMBER([.B627]);OR(AND([.P627]=0;ABS([.B627])&lt;1E-307);&quot;&quot;&amp;[.B627]=&quot;&quot;&amp;[.P627]))));[.O62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CHITEST([.C627:.E628];[.F627:.G628])" office:value-type="float" office:value="0">
            <text:p>Err:50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4</text:p>
          </table:table-cell>
          <table:table-cell table:style-name="ce21"/>
          <table:table-cell table:style-name="ce21"/>
          <table:table-cell table:style-name="ce20" table:formula="oooc:=IF(ISBLANK([.M628]);[.A628];[.M628])" office:value-type="string" office:string-value="Err:504">
            <text:p>Err:504</text:p>
          </table:table-cell>
          <table:table-cell table:style-name="ce20" table:formula="oooc:=IF(ISBLANK([.O628]);IF(ISERROR([.B628]);&quot;Err:&quot;&amp;ERRORTYPE([.B628])=[.M628];OR([.P628]=[.B628];AND(ISNUMBER([.P628]);ISNUMBER([.B628]);OR(AND([.P628]=0;ABS([.B628])&lt;1E-307);&quot;&quot;&amp;[.B628]=&quot;&quot;&amp;[.P628]))));[.O62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437499999999999">
            <text:p>0,4375</text:p>
          </table:table-cell>
          <table:table-cell table:formula="oooc:=FTEST([.C630:.E630];[.F630:.H630])" office:value-type="float" office:value="0.437499999999999">
            <text:p>0,4375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630]);[.A630];[.M630])" office:value-type="float" office:value="0.437499999999999">
            <text:p>0,4375</text:p>
          </table:table-cell>
          <table:table-cell table:style-name="ce20" table:formula="oooc:=IF(ISBLANK([.O630]);IF(ISERROR([.B630]);&quot;Err:&quot;&amp;ERRORTYPE([.B630])=[.M630];OR([.P630]=[.B630];AND(ISNUMBER([.P630]);ISNUMBER([.B630]);OR(AND([.P630]=0;ABS([.B630])&lt;1E-307);&quot;&quot;&amp;[.B630]=&quot;&quot;&amp;[.P630]))));[.O63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495082575617">
            <text:p>0,84951</text:p>
          </table:table-cell>
          <table:table-cell table:formula="oooc:=FTEST([.C631:.E631];[.F631:.H631])" office:value-type="float" office:value="0.8495082575617">
            <text:p>0,8495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3">
            <text:p>3,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1]);[.A631];[.M631])" office:value-type="float" office:value="0.8495082575617">
            <text:p>0,84951</text:p>
          </table:table-cell>
          <table:table-cell table:style-name="ce20" table:formula="oooc:=IF(ISBLANK([.O631]);IF(ISERROR([.B631]);&quot;Err:&quot;&amp;ERRORTYPE([.B631])=[.M631];OR([.P631]=[.B631];AND(ISNUMBER([.P631]);ISNUMBER([.B631]);OR(AND([.P631]=0;ABS([.B631])&lt;1E-307);&quot;&quot;&amp;[.B631]=&quot;&quot;&amp;[.P631]))));[.O63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7">
            <text:p>0,7</text:p>
          </table:table-cell>
          <table:table-cell table:formula="oooc:=FTEST([.C632:.E632];[.F632:.H632])" office:value-type="float" office:value="0.7">
            <text:p>0,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2]);[.A632];[.M632])" office:value-type="float" office:value="0.7">
            <text:p>0,7</text:p>
          </table:table-cell>
          <table:table-cell table:style-name="ce20" table:formula="oooc:=IF(ISBLANK([.O632]);IF(ISERROR([.B632]);&quot;Err:&quot;&amp;ERRORTYPE([.B632])=[.M632];OR([.P632]=[.B632];AND(ISNUMBER([.P632]);ISNUMBER([.B632]);OR(AND([.P632]=0;ABS([.B632])&lt;1E-307);&quot;&quot;&amp;[.B632]=&quot;&quot;&amp;[.P632]))));[.O63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51011737236865">
            <text:p>0,45101</text:p>
          </table:table-cell>
          <table:table-cell table:formula="oooc:=FTEST([.C633:.E633];[.F633:.H633])" office:value-type="float" office:value="0.451011737236865">
            <text:p>0,45101</text:p>
          </table:table-cell>
          <table:table-cell table:style-name="ce9" office:value-type="float" office:value="2210">
            <text:p>2210</text:p>
          </table:table-cell>
          <table:table-cell table:style-name="ce9" office:value-type="float" office:value="2131">
            <text:p>2131</text:p>
          </table:table-cell>
          <table:table-cell table:style-name="ce9" office:value-type="float" office:value="1232">
            <text:p>1232</text:p>
          </table:table-cell>
          <table:table-cell table:style-name="ce9" office:value-type="float" office:value="1233">
            <text:p>1233</text:p>
          </table:table-cell>
          <table:table-cell table:style-name="ce9" office:value-type="float" office:value="3243">
            <text:p>3243</text:p>
          </table:table-cell>
          <table:table-cell table:style-name="ce9" office:value-type="float" office:value="2133">
            <text:p>213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697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1"/>
          <table:table-cell table:style-name="ce20" table:formula="oooc:=IF(ISBLANK([.M633]);[.A633];[.M633])" office:value-type="float" office:value="0.451011737236865">
            <text:p>0,45101</text:p>
          </table:table-cell>
          <table:table-cell table:style-name="ce20" table:formula="oooc:=IF(ISBLANK([.O633]);IF(ISERROR([.B633]);&quot;Err:&quot;&amp;ERRORTYPE([.B633])=[.M633];OR([.P633]=[.B633];AND(ISNUMBER([.P633]);ISNUMBER([.B633]);OR(AND([.P633]=0;ABS([.B633])&lt;1E-307);&quot;&quot;&amp;[.B633]=&quot;&quot;&amp;[.P633]))));[.O63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6">
            <text:p>0,6</text:p>
          </table:table-cell>
          <table:table-cell table:formula="oooc:=FTEST([.C634:.E634];[.F634:.H634])" office:value-type="float" office:value="0.6">
            <text:p>0,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4]);[.A634];[.M634])" office:value-type="float" office:value="0.6">
            <text:p>0,6</text:p>
          </table:table-cell>
          <table:table-cell table:style-name="ce20" table:formula="oooc:=IF(ISBLANK([.O634]);IF(ISERROR([.B634]);&quot;Err:&quot;&amp;ERRORTYPE([.B634])=[.M634];OR([.P634]=[.B634];AND(ISNUMBER([.P634]);ISNUMBER([.B634]);OR(AND([.P634]=0;ABS([.B634])&lt;1E-307);&quot;&quot;&amp;[.B634]=&quot;&quot;&amp;[.P634]))));[.O63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0000000246913580216431">
            <text:p>0</text:p>
          </table:table-cell>
          <table:table-cell table:formula="oooc:=FTEST([.C635:.E635];[.F635:.H635])" office:value-type="float" office:value="0.000000000246913580216431">
            <text:p>0</text:p>
          </table:table-cell>
          <table:table-cell table:number-columns-repeated="2" table:style-name="ce9" office:value-type="float" office:value="10000">
            <text:p>10000</text:p>
          </table:table-cell>
          <table:table-cell table:style-name="ce9" office:value-type="float" office:value="100000">
            <text:p>1000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5]);[.A635];[.M635])" office:value-type="float" office:value="0.000000000246913580216431">
            <text:p>0</text:p>
          </table:table-cell>
          <table:table-cell table:style-name="ce20" table:formula="oooc:=IF(ISBLANK([.O635]);IF(ISERROR([.B635]);&quot;Err:&quot;&amp;ERRORTYPE([.B635])=[.M635];OR([.P635]=[.B635];AND(ISNUMBER([.P635]);ISNUMBER([.B635]);OR(AND([.P635]=0;ABS([.B635])&lt;1E-307);&quot;&quot;&amp;[.B635]=&quot;&quot;&amp;[.P635]))));[.O63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TEST([.C636:.E636];[.F636:.H636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6]);[.A636];[.M636])" office:value-type="float" office:value="1">
            <text:p>1</text:p>
          </table:table-cell>
          <table:table-cell table:style-name="ce20" table:formula="oooc:=IF(ISBLANK([.O636]);IF(ISERROR([.B636]);&quot;Err:&quot;&amp;ERRORTYPE([.B636])=[.M636];OR([.P636]=[.B636];AND(ISNUMBER([.P636]);ISNUMBER([.B636]);OR(AND([.P636]=0;ABS([.B636])&lt;1E-307);&quot;&quot;&amp;[.B636]=&quot;&quot;&amp;[.P636]))));[.O63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437499999999999">
            <text:p>0,4375</text:p>
          </table:table-cell>
          <table:table-cell table:formula="oooc:=FTEST([.C637:.E637];[.F637:.H637])" office:value-type="float" office:value="0.437499999999999">
            <text:p>0,4375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37]);[.A637];[.M637])" office:value-type="float" office:value="0.437499999999999">
            <text:p>0,4375</text:p>
          </table:table-cell>
          <table:table-cell table:style-name="ce20" table:formula="oooc:=IF(ISBLANK([.O637]);IF(ISERROR([.B637]);&quot;Err:&quot;&amp;ERRORTYPE([.B637])=[.M637];OR([.P637]=[.B637];AND(ISNUMBER([.P637]);ISNUMBER([.B637]);OR(AND([.P637]=0;ABS([.B637])&lt;1E-307);&quot;&quot;&amp;[.B637]=&quot;&quot;&amp;[.P637]))));[.O63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TEST([.C638:.E638];[.F638:.H638])" office:value-type="float" office:value="0">
            <text:p>#VALUE!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1"/>
          <table:table-cell table:style-name="ce21"/>
          <table:table-cell table:style-name="ce20" table:formula="oooc:=IF(ISBLANK([.M638]);[.A638];[.M638])" office:value-type="string" office:string-value="Err:519">
            <text:p>Err:519</text:p>
          </table:table-cell>
          <table:table-cell table:style-name="ce20" table:formula="oooc:=IF(ISBLANK([.O638]);IF(ISERROR([.B638]);&quot;Err:&quot;&amp;ERRORTYPE([.B638])=[.M638];OR([.P638]=[.B638];AND(ISNUMBER([.P638]);ISNUMBER([.B638]);OR(AND([.P638]=0;ABS([.B638])&lt;1E-307);&quot;&quot;&amp;[.B638]=&quot;&quot;&amp;[.P638]))));[.O63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TEST([.C640];[.D640:.H640])" office:value-type="float" office:value="0">
            <text:p>#VALUE!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1"/>
          <table:table-cell table:style-name="ce21"/>
          <table:table-cell table:style-name="ce20" table:formula="oooc:=IF(ISBLANK([.M640]);[.A640];[.M640])" office:value-type="string" office:string-value="Err:519">
            <text:p>Err:519</text:p>
          </table:table-cell>
          <table:table-cell table:style-name="ce20" table:formula="oooc:=IF(ISBLANK([.O640]);IF(ISERROR([.B640]);&quot;Err:&quot;&amp;ERRORTYPE([.B640])=[.M640];OR([.P640]=[.B640];AND(ISNUMBER([.P640]);ISNUMBER([.B640]);OR(AND([.P640]=0;ABS([.B640])&lt;1E-307);&quot;&quot;&amp;[.B640]=&quot;&quot;&amp;[.P640]))));[.O64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60625543047428">
            <text:p>0,16063</text:p>
          </table:table-cell>
          <table:table-cell table:formula="oooc:=FTEST([.C641:.D641];[.E641:.H641])" office:value-type="float" office:value="0.160625543047428">
            <text:p>0,16063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3.554cm" svg:height="2.846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20" table:formula="oooc:=IF(ISBLANK([.M641]);[.A641];[.M641])" office:value-type="float" office:value="0.160625543047428">
            <text:p>0,16063</text:p>
          </table:table-cell>
          <table:table-cell table:style-name="ce20" table:formula="oooc:=IF(ISBLANK([.O641]);IF(ISERROR([.B641]);&quot;Err:&quot;&amp;ERRORTYPE([.B641])=[.M641];OR([.P641]=[.B641];AND(ISNUMBER([.P641]);ISNUMBER([.B641]);OR(AND([.P641]=0;ABS([.B641])&lt;1E-307);&quot;&quot;&amp;[.B641]=&quot;&quot;&amp;[.P641]))));[.O64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626394360513109">
            <text:p>0,62639</text:p>
          </table:table-cell>
          <table:table-cell table:formula="oooc:=FTEST([.C642:.E642];[.F642:.G642])" office:value-type="float" office:value="0.626394360513109">
            <text:p>0,62639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42]);[.A642];[.M642])" office:value-type="float" office:value="0.626394360513109">
            <text:p>0,62639</text:p>
          </table:table-cell>
          <table:table-cell table:style-name="ce20" table:formula="oooc:=IF(ISBLANK([.O642]);IF(ISERROR([.B642]);&quot;Err:&quot;&amp;ERRORTYPE([.B642])=[.M642];OR([.P642]=[.B642];AND(ISNUMBER([.P642]);ISNUMBER([.B642]);OR(AND([.P642]=0;ABS([.B642])&lt;1E-307);&quot;&quot;&amp;[.B642]=&quot;&quot;&amp;[.P642]))));[.O64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.33333333333333">
            <text:p>1,33333</text:p>
          </table:table-cell>
          <table:table-cell table:formula="oooc:=STANDARDIZE([.C644];[.D644];[.E644])" office:value-type="float" office:value="1.33333333333333">
            <text:p>1,33333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.5">
            <text:p>1,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style-name="ce17"/>
          <table:table-cell/>
          <table:table-cell/>
          <table:table-cell table:style-name="ce20" table:formula="oooc:=IF(ISBLANK([.M644]);[.A644];[.M644])" office:value-type="float" office:value="1.33333333333333">
            <text:p>1,33333</text:p>
          </table:table-cell>
          <table:table-cell table:style-name="ce20" table:formula="oooc:=IF(ISBLANK([.O644]);IF(ISERROR([.B644]);&quot;Err:&quot;&amp;ERRORTYPE([.B644])=[.M644];OR([.P644]=[.B644];AND(ISNUMBER([.P644]);ISNUMBER([.B644]);OR(AND([.P644]=0;ABS([.B644])&lt;1E-307);&quot;&quot;&amp;[.B644]=&quot;&quot;&amp;[.P644]))));[.O64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1.04">
            <text:p>-1,04</text:p>
          </table:table-cell>
          <table:table-cell table:formula="oooc:=STANDARDIZE([.C645];[.D645];[.E645])" office:value-type="float" office:value="-1.04">
            <text:p>-1,04</text:p>
          </table:table-cell>
          <table:table-cell table:style-name="ce9" office:value-type="float" office:value="1.2">
            <text:p>1,2</text:p>
          </table:table-cell>
          <table:table-cell table:style-name="ce9" office:value-type="float" office:value="3.8">
            <text:p>3,8</text:p>
          </table:table-cell>
          <table:table-cell table:style-name="ce9" office:value-type="float" office:value="2.5">
            <text:p>2,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45]);[.A645];[.M645])" office:value-type="float" office:value="-1.04">
            <text:p>-1,04</text:p>
          </table:table-cell>
          <table:table-cell table:style-name="ce20" table:formula="oooc:=IF(ISBLANK([.O645]);IF(ISERROR([.B645]);&quot;Err:&quot;&amp;ERRORTYPE([.B645])=[.M645];OR([.P645]=[.B645];AND(ISNUMBER([.P645]);ISNUMBER([.B645]);OR(AND([.P645]=0;ABS([.B645])&lt;1E-307);&quot;&quot;&amp;[.B645]=&quot;&quot;&amp;[.P645]))));[.O64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10372771474878">
            <text:p>0,81037</text:p>
          </table:table-cell>
          <table:table-cell table:formula="oooc:=STANDARDIZE([.C646];[.D646];[.E646])" office:value-type="float" office:value="0.810372771474878">
            <text:p>0,81037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2000">
            <text:p>2000</text:p>
          </table:table-cell>
          <table:table-cell table:style-name="ce9" office:value-type="float" office:value="1234">
            <text:p>123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46]);[.A646];[.M646])" office:value-type="float" office:value="0.810372771474878">
            <text:p>0,81037</text:p>
          </table:table-cell>
          <table:table-cell table:style-name="ce20" table:formula="oooc:=IF(ISBLANK([.O646]);IF(ISERROR([.B646]);&quot;Err:&quot;&amp;ERRORTYPE([.B646])=[.M646];OR([.P646]=[.B646];AND(ISNUMBER([.P646]);ISNUMBER([.B646]);OR(AND([.P646]=0;ABS([.B646])&lt;1E-307);&quot;&quot;&amp;[.B646]=&quot;&quot;&amp;[.P646]))));[.O64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ANDARDIZE([.C647];[.D647];[.E647])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47]);[.A647];[.M647])" office:value-type="float" office:value="0">
            <text:p>0</text:p>
          </table:table-cell>
          <table:table-cell table:style-name="ce20" table:formula="oooc:=IF(ISBLANK([.O647]);IF(ISERROR([.B647]);&quot;Err:&quot;&amp;ERRORTYPE([.B647])=[.M647];OR([.P647]=[.B647];AND(ISNUMBER([.P647]);ISNUMBER([.B647]);OR(AND([.P647]=0;ABS([.B647])&lt;1E-307);&quot;&quot;&amp;[.B647]=&quot;&quot;&amp;[.P647]))));[.O64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1.33333333333333">
            <text:p>-1,33333</text:p>
          </table:table-cell>
          <table:table-cell table:formula="oooc:=STANDARDIZE([.C648];[.D648];[.E648])" office:value-type="float" office:value="-1.33333333333333">
            <text:p>-1,3333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1"/>
          <table:table-cell table:style-name="ce21"/>
          <table:table-cell table:style-name="ce20" table:formula="oooc:=IF(ISBLANK([.M648]);[.A648];[.M648])" office:value-type="float" office:value="-1.33333333333333">
            <text:p>-1,33333</text:p>
          </table:table-cell>
          <table:table-cell table:style-name="ce20" table:formula="oooc:=IF(ISBLANK([.O648]);IF(ISERROR([.B648]);&quot;Err:&quot;&amp;ERRORTYPE([.B648])=[.M648];OR([.P648]=[.B648];AND(ISNUMBER([.P648]);ISNUMBER([.B648]);OR(AND([.P648]=0;ABS([.B648])&lt;1E-307);&quot;&quot;&amp;[.B648]=&quot;&quot;&amp;[.P648]))));[.O64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TANDARDIZE([.C649];[.D649];[.E649])" office:value-type="float" office:value="0">
            <text:p>#DIV/0!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1"/>
          <table:table-cell table:style-name="ce21"/>
          <table:table-cell table:style-name="ce20" table:formula="oooc:=IF(ISBLANK([.M649]);[.A649];[.M649])" office:value-type="string" office:string-value="Err:532">
            <text:p>Err:532</text:p>
          </table:table-cell>
          <table:table-cell table:style-name="ce20" table:formula="oooc:=IF(ISBLANK([.O649]);IF(ISERROR([.B649]);&quot;Err:&quot;&amp;ERRORTYPE([.B649])=[.M649];OR([.P649]=[.B649];AND(ISNUMBER([.P649]);ISNUMBER([.B649]);OR(AND([.P649]=0;ABS([.B649])&lt;1E-307);&quot;&quot;&amp;[.B649]=&quot;&quot;&amp;[.P649]))));[.O64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TANDARDIZE([.C650];[.D650];[.E650])" office:value-type="float" office:value="0">
            <text:p>Err:502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1"/>
          <table:table-cell table:style-name="ce21"/>
          <table:table-cell table:style-name="ce20" table:formula="oooc:=IF(ISBLANK([.M650]);[.A650];[.M650])" office:value-type="string" office:string-value="Err:502">
            <text:p>Err:502</text:p>
          </table:table-cell>
          <table:table-cell table:style-name="ce20" table:formula="oooc:=IF(ISBLANK([.O650]);IF(ISERROR([.B650]);&quot;Err:&quot;&amp;ERRORTYPE([.B650])=[.M650];OR([.P650]=[.B650];AND(ISNUMBER([.P650]);ISNUMBER([.B650]);OR(AND([.P650]=0;ABS([.B650])&lt;1E-307);&quot;&quot;&amp;[.B650]=&quot;&quot;&amp;[.P650]))));[.O65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1"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.52406382236129">
            <text:p>1,52406</text:p>
          </table:table-cell>
          <table:table-cell table:formula="oooc:=GAMMALN([.C652])" office:value-type="float" office:value="1.52406382236129">
            <text:p>1,52406</text:p>
          </table:table-cell>
          <table:table-cell table:style-name="ce9" office:value-type="float" office:value="0.2">
            <text:p>0,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9"/>
          <table:table-cell table:style-name="ce21"/>
          <table:table-cell table:style-name="ce21"/>
          <table:table-cell table:style-name="ce20" table:formula="oooc:=IF(ISBLANK([.M652]);[.A652];[.M652])" office:value-type="float" office:value="1.52406382236129">
            <text:p>1,52406</text:p>
          </table:table-cell>
          <table:table-cell table:style-name="ce20" table:formula="oooc:=IF(ISBLANK([.O652]);IF(ISERROR([.B652]);&quot;Err:&quot;&amp;ERRORTYPE([.B652])=[.M652];OR([.P652]=[.B652];AND(ISNUMBER([.P652]);ISNUMBER([.B652]);OR(AND([.P652]=0;ABS([.B652])&lt;1E-307);&quot;&quot;&amp;[.B652]=&quot;&quot;&amp;[.P652]))));[.O65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0498724411591027">
            <text:p>-0,04987</text:p>
          </table:table-cell>
          <table:table-cell table:formula="oooc:=GAMMALN([.C653])" office:value-type="float" office:value="-0.0498724411591027">
            <text:p>-0,04987</text:p>
          </table:table-cell>
          <table:table-cell table:style-name="ce9" office:value-type="float" office:value="1.1">
            <text:p>1,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53]);[.A653];[.M653])" office:value-type="float" office:value="-0.0498724411591027">
            <text:p>-0,04987</text:p>
          </table:table-cell>
          <table:table-cell table:style-name="ce20" table:formula="oooc:=IF(ISBLANK([.O653]);IF(ISERROR([.B653]);&quot;Err:&quot;&amp;ERRORTYPE([.B653])=[.M653];OR([.P653]=[.B653];AND(ISNUMBER([.P653]);ISNUMBER([.B653]);OR(AND([.P653]=0;ABS([.B653])&lt;1E-307);&quot;&quot;&amp;[.B653]=&quot;&quot;&amp;[.P653]))));[.O65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0000000105493391799882">
            <text:p>0</text:p>
          </table:table-cell>
          <table:table-cell table:formula="oooc:=GAMMALN([.C654])" office:value-type="float" office:value="0.000000000105493391799882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54]);[.A654];[.M654])" office:value-type="float" office:value="0.000000000105493391799882">
            <text:p>0</text:p>
          </table:table-cell>
          <table:table-cell table:style-name="ce20" table:formula="oooc:=IF(ISBLANK([.O654]);IF(ISERROR([.B654]);&quot;Err:&quot;&amp;ERRORTYPE([.B654])=[.M654];OR([.P654]=[.B654];AND(ISNUMBER([.P654]);ISNUMBER([.B654]);OR(AND([.P654]=0;ABS([.B654])&lt;1E-307);&quot;&quot;&amp;[.B654]=&quot;&quot;&amp;[.P654]))));[.O65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585480665969307">
            <text:p>0,00585</text:p>
          </table:table-cell>
          <table:table-cell table:formula="oooc:=GAMMALN([.C655])" office:value-type="float" office:value="0.00585480665969307">
            <text:p>0,00585</text:p>
          </table:table-cell>
          <table:table-cell table:style-name="ce9" office:value-type="float" office:value="0.99">
            <text:p>0,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55]);[.A655];[.M655])" office:value-type="float" office:value="0.00585480665969307">
            <text:p>0,00585</text:p>
          </table:table-cell>
          <table:table-cell table:style-name="ce20" table:formula="oooc:=IF(ISBLANK([.O655]);IF(ISERROR([.B655]);&quot;Err:&quot;&amp;ERRORTYPE([.B655])=[.M655];OR([.P655]=[.B655];AND(ISNUMBER([.P655]);ISNUMBER([.B655]);OR(AND([.P655]=0;ABS([.B655])&lt;1E-307);&quot;&quot;&amp;[.B655]=&quot;&quot;&amp;[.P655]))));[.O65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LN([.C65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56]);[.A656];[.M656])" office:value-type="string" office:string-value="Err:502">
            <text:p>Err:502</text:p>
          </table:table-cell>
          <table:table-cell table:style-name="ce20" table:formula="oooc:=IF(ISBLANK([.O656]);IF(ISERROR([.B656]);&quot;Err:&quot;&amp;ERRORTYPE([.B656])=[.M656];OR([.P656]=[.B656];AND(ISNUMBER([.P656]);ISNUMBER([.B656]);OR(AND([.P656]=0;ABS([.B656])&lt;1E-307);&quot;&quot;&amp;[.B656]=&quot;&quot;&amp;[.P656]))));[.O65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AMMALN([.C657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57]);[.A657];[.M657])" office:value-type="string" office:string-value="Err:502">
            <text:p>Err:502</text:p>
          </table:table-cell>
          <table:table-cell table:style-name="ce20" table:formula="oooc:=IF(ISBLANK([.O657]);IF(ISERROR([.B657]);&quot;Err:&quot;&amp;ERRORTYPE([.B657])=[.M657];OR([.P657]=[.B657];AND(ISNUMBER([.P657]);ISNUMBER([.B657]);OR(AND([.P657]=0;ABS([.B657])&lt;1E-307);&quot;&quot;&amp;[.B657]=&quot;&quot;&amp;[.P657]))));[.O65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864664716763387">
            <text:p>0,86466</text:p>
          </table:table-cell>
          <table:table-cell table:formula="oooc:=EXPONDIST([.C659];[.D659];[.E659])" office:value-type="float" office:value="0.864664716763387">
            <text:p>0,8646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style-name="ce17"/>
          <table:table-cell/>
          <table:table-cell/>
          <table:table-cell table:style-name="ce20" table:formula="oooc:=IF(ISBLANK([.M659]);[.A659];[.M659])" office:value-type="float" office:value="0.864664716763387">
            <text:p>0,86466</text:p>
          </table:table-cell>
          <table:table-cell table:style-name="ce20" table:formula="oooc:=IF(ISBLANK([.O659]);IF(ISERROR([.B659]);&quot;Err:&quot;&amp;ERRORTYPE([.B659])=[.M659];OR([.P659]=[.B659];AND(ISNUMBER([.P659]);ISNUMBER([.B659]);OR(AND([.P659]=0;ABS([.B659])&lt;1E-307);&quot;&quot;&amp;[.B659]=&quot;&quot;&amp;[.P659]))));[.O65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70670566473225">
            <text:p>0,27067</text:p>
          </table:table-cell>
          <table:table-cell table:formula="oooc:=EXPONDIST([.C660];[.D660];[.E660])" office:value-type="float" office:value="0.270670566473225">
            <text:p>0,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92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660]);[.A660];[.M660])" office:value-type="float" office:value="0.270670566473225">
            <text:p>0,27067</text:p>
          </table:table-cell>
          <table:table-cell table:style-name="ce20" table:formula="oooc:=IF(ISBLANK([.O660]);IF(ISERROR([.B660]);&quot;Err:&quot;&amp;ERRORTYPE([.B660])=[.M660];OR([.P660]=[.B660];AND(ISNUMBER([.P660]);ISNUMBER([.B660]);OR(AND([.P660]=0;ABS([.B660])&lt;1E-307);&quot;&quot;&amp;[.B660]=&quot;&quot;&amp;[.P660]))));[.O66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81362602396059">
            <text:p>0,81363</text:p>
          </table:table-cell>
          <table:table-cell table:formula="oooc:=EXPONDIST([.C661];[.D661];[.E661])" office:value-type="float" office:value="0.81362602396059">
            <text:p>0,8136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,12</text:p>
          </table:table-cell>
          <table:table-cell table:style-name="ce12" office:value-type="boolean" office:boolean-value="true">
            <text:p>ИСТИНА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1]);[.A661];[.M661])" office:value-type="float" office:value="0.81362602396059">
            <text:p>0,81363</text:p>
          </table:table-cell>
          <table:table-cell table:style-name="ce20" table:formula="oooc:=IF(ISBLANK([.O661]);IF(ISERROR([.B661]);&quot;Err:&quot;&amp;ERRORTYPE([.B661])=[.M661];OR([.P661]=[.B661];AND(ISNUMBER([.P661]);ISNUMBER([.B661]);OR(AND([.P661]=0;ABS([.B661])&lt;1E-307);&quot;&quot;&amp;[.B661]=&quot;&quot;&amp;[.P661]))));[.O66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223648771247292">
            <text:p>0,02236</text:p>
          </table:table-cell>
          <table:table-cell table:formula="oooc:=EXPONDIST([.C662];[.D662];[.E662])" office:value-type="float" office:value="0.0223648771247292">
            <text:p>0,0223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,12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2]);[.A662];[.M662])" office:value-type="float" office:value="0.0223648771247292">
            <text:p>0,02236</text:p>
          </table:table-cell>
          <table:table-cell table:style-name="ce20" table:formula="oooc:=IF(ISBLANK([.O662]);IF(ISERROR([.B662]);&quot;Err:&quot;&amp;ERRORTYPE([.B662])=[.M662];OR([.P662]=[.B662];AND(ISNUMBER([.P662]);ISNUMBER([.B662]);OR(AND([.P662]=0;ABS([.B662])&lt;1E-307);&quot;&quot;&amp;[.B662]=&quot;&quot;&amp;[.P662]))));[.O66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90176718033718">
            <text:p>0,99018</text:p>
          </table:table-cell>
          <table:table-cell table:formula="oooc:=EXPONDIST([.C663];[.D663];[.E663])" office:value-type="float" office:value="0.990176718033718">
            <text:p>0,99018</text:p>
          </table:table-cell>
          <table:table-cell table:style-name="ce9" office:value-type="float" office:value="1.34">
            <text:p>1,34</text:p>
          </table:table-cell>
          <table:table-cell table:style-name="ce9" office:value-type="float" office:value="3.45">
            <text:p>3,45</text:p>
          </table:table-cell>
          <table:table-cell table:style-name="ce12" office:value-type="boolean" office:boolean-value="true">
            <text:p>ИСТИНА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3]);[.A663];[.M663])" office:value-type="float" office:value="0.990176718033718">
            <text:p>0,99018</text:p>
          </table:table-cell>
          <table:table-cell table:style-name="ce20" table:formula="oooc:=IF(ISBLANK([.O663]);IF(ISERROR([.B663]);&quot;Err:&quot;&amp;ERRORTYPE([.B663])=[.M663];OR([.P663]=[.B663];AND(ISNUMBER([.P663]);ISNUMBER([.B663]);OR(AND([.P663]=0;ABS([.B663])&lt;1E-307);&quot;&quot;&amp;[.B663]=&quot;&quot;&amp;[.P663]))));[.O66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338903227836716">
            <text:p>0,03389</text:p>
          </table:table-cell>
          <table:table-cell table:formula="oooc:=EXPONDIST([.C664];[.D664];[.E664])" office:value-type="float" office:value="0.0338903227836716">
            <text:p>0,03389</text:p>
          </table:table-cell>
          <table:table-cell table:style-name="ce9" office:value-type="float" office:value="1.34">
            <text:p>1,34</text:p>
          </table:table-cell>
          <table:table-cell table:style-name="ce9" office:value-type="float" office:value="3.45">
            <text:p>3,45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4]);[.A664];[.M664])" office:value-type="float" office:value="0.0338903227836716">
            <text:p>0,03389</text:p>
          </table:table-cell>
          <table:table-cell table:style-name="ce20" table:formula="oooc:=IF(ISBLANK([.O664]);IF(ISERROR([.B664]);&quot;Err:&quot;&amp;ERRORTYPE([.B664])=[.M664];OR([.P664]=[.B664];AND(ISNUMBER([.P664]);ISNUMBER([.B664]);OR(AND([.P664]=0;ABS([.B664])&lt;1E-307);&quot;&quot;&amp;[.B664]=&quot;&quot;&amp;[.P664]))));[.O66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769522030933364">
            <text:p>0,76952</text:p>
          </table:table-cell>
          <table:table-cell table:formula="oooc:=EXPONDIST([.C665];[.D665];[.E665])" office:value-type="float" office:value="0.769522030933364">
            <text:p>0,76952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,0012</text:p>
          </table:table-cell>
          <table:table-cell table:style-name="ce12" office:value-type="boolean" office:boolean-value="true">
            <text:p>ИСТИНА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5]);[.A665];[.M665])" office:value-type="float" office:value="0.769522030933364">
            <text:p>0,76952</text:p>
          </table:table-cell>
          <table:table-cell table:style-name="ce20" table:formula="oooc:=IF(ISBLANK([.O665]);IF(ISERROR([.B665]);&quot;Err:&quot;&amp;ERRORTYPE([.B665])=[.M665];OR([.P665]=[.B665];AND(ISNUMBER([.P665]);ISNUMBER([.B665]);OR(AND([.P665]=0;ABS([.B665])&lt;1E-307);&quot;&quot;&amp;[.B665]=&quot;&quot;&amp;[.P665]))));[.O66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00276573562879963">
            <text:p>0,00028</text:p>
          </table:table-cell>
          <table:table-cell table:formula="oooc:=EXPONDIST([.C666];[.D666];[.E666])" office:value-type="float" office:value="0.000276573562879963">
            <text:p>0,00028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,0012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6]);[.A666];[.M666])" office:value-type="float" office:value="0.000276573562879963">
            <text:p>0,00028</text:p>
          </table:table-cell>
          <table:table-cell table:style-name="ce20" table:formula="oooc:=IF(ISBLANK([.O666]);IF(ISERROR([.B666]);&quot;Err:&quot;&amp;ERRORTYPE([.B666])=[.M666];OR([.P666]=[.B666];AND(ISNUMBER([.P666]);ISNUMBER([.B666]);OR(AND([.P666]=0;ABS([.B666])&lt;1E-307);&quot;&quot;&amp;[.B666]=&quot;&quot;&amp;[.P666]))));[.O66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9562755841065">
            <text:p>0,19563</text:p>
          </table:table-cell>
          <table:table-cell table:formula="oooc:=EXPONDIST([.C667];[.D667];[.E667])" office:value-type="float" office:value="0.19562755841065">
            <text:p>0,19563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2.2">
            <text:p>2,2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67]);[.A667];[.M667])" office:value-type="float" office:value="0.19562755841065">
            <text:p>0,19563</text:p>
          </table:table-cell>
          <table:table-cell table:style-name="ce20" table:formula="oooc:=IF(ISBLANK([.O667]);IF(ISERROR([.B667]);&quot;Err:&quot;&amp;ERRORTYPE([.B667])=[.M667];OR([.P667]=[.B667];AND(ISNUMBER([.P667]);ISNUMBER([.B667]);OR(AND([.P667]=0;ABS([.B667])&lt;1E-307);&quot;&quot;&amp;[.B667]=&quot;&quot;&amp;[.P667]))));[.O66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EXPONDIST([.C668];[.D668];[.E668])" office:value-type="float" office:value="0">
            <text:p>0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2.2">
            <text:p>2,2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ce20" table:formula="oooc:=IF(ISBLANK([.M668]);[.A668];[.M668])" office:value-type="float" office:value="0">
            <text:p>0</text:p>
          </table:table-cell>
          <table:table-cell table:style-name="ce20" table:formula="oooc:=IF(ISBLANK([.O668]);IF(ISERROR([.B668]);&quot;Err:&quot;&amp;ERRORTYPE([.B668])=[.M668];OR([.P668]=[.B668];AND(ISNUMBER([.P668]);ISNUMBER([.B668]);OR(AND([.P668]=0;ABS([.B668])&lt;1E-307);&quot;&quot;&amp;[.B668]=&quot;&quot;&amp;[.P668]))));[.O66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EXPONDIST([.C669];[.D669];[.E669])" office:value-type="float" office:value="0">
            <text:p>Err:502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ЛОЖЬ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69]);[.A669];[.M669])" office:value-type="string" office:string-value="Err:502">
            <text:p>Err:502</text:p>
          </table:table-cell>
          <table:table-cell table:style-name="ce20" table:formula="oooc:=IF(ISBLANK([.O669]);IF(ISERROR([.B669]);&quot;Err:&quot;&amp;ERRORTYPE([.B669])=[.M669];OR([.P669]=[.B669];AND(ISNUMBER([.P669]);ISNUMBER([.B669]);OR(AND([.P669]=0;ABS([.B669])&lt;1E-307);&quot;&quot;&amp;[.B669]=&quot;&quot;&amp;[.P669]))));[.O66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632120558828558">
            <text:p>0,63212</text:p>
          </table:table-cell>
          <table:table-cell table:formula="oooc:=WEIBULL([.C671];[.D671];[.E671];[.F671])" office:value-type="float" office:value="0.632120558828558">
            <text:p>0,63212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style-name="ce17"/>
          <table:table-cell/>
          <table:table-cell/>
          <table:table-cell table:style-name="ce20" table:formula="oooc:=IF(ISBLANK([.M671]);[.A671];[.M671])" office:value-type="float" office:value="0.632120558828558">
            <text:p>0,63212</text:p>
          </table:table-cell>
          <table:table-cell table:style-name="ce20" table:formula="oooc:=IF(ISBLANK([.O671]);IF(ISERROR([.B671]);&quot;Err:&quot;&amp;ERRORTYPE([.B671])=[.M671];OR([.P671]=[.B671];AND(ISNUMBER([.P671]);ISNUMBER([.B671]);OR(AND([.P671]=0;ABS([.B671])&lt;1E-307);&quot;&quot;&amp;[.B671]=&quot;&quot;&amp;[.P671]))));[.O67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WEIBULL([.C672];[.D672];[.E672];[.F67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21">
            <text:p>321</text:p>
          </table:table-cell>
          <table:table-cell table:style-name="ce12" office:value-type="boolean" office:boolean-value="false">
            <text:p>ЛОЖЬ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2]);[.A672];[.M672])" office:value-type="float" office:value="0">
            <text:p>0</text:p>
          </table:table-cell>
          <table:table-cell table:style-name="ce20" table:formula="oooc:=IF(ISBLANK([.O672]);IF(ISERROR([.B672]);&quot;Err:&quot;&amp;ERRORTYPE([.B672])=[.M672];OR([.P672]=[.B672];AND(ISNUMBER([.P672]);ISNUMBER([.B672]);OR(AND([.P672]=0;ABS([.B672])&lt;1E-307);&quot;&quot;&amp;[.B672]=&quot;&quot;&amp;[.P672]))));[.O67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0516068318563">
            <text:p>0,10516</text:p>
          </table:table-cell>
          <table:table-cell table:formula="oooc:=WEIBULL([.C673];[.D673];[.E673];[.F673])" office:value-type="float" office:value="0.10516068318563">
            <text:p>0,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ИСТИНА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3]);[.A673];[.M673])" office:value-type="float" office:value="0.10516068318563">
            <text:p>0,10516</text:p>
          </table:table-cell>
          <table:table-cell table:style-name="ce20" table:formula="oooc:=IF(ISBLANK([.O673]);IF(ISERROR([.B673]);&quot;Err:&quot;&amp;ERRORTYPE([.B673])=[.M673];OR([.P673]=[.B673];AND(ISNUMBER([.P673]);ISNUMBER([.B673]);OR(AND([.P673]=0;ABS([.B673])&lt;1E-307);&quot;&quot;&amp;[.B673]=&quot;&quot;&amp;[.P673]))));[.O67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29399802992336">
            <text:p>0,1294</text:p>
          </table:table-cell>
          <table:table-cell table:formula="oooc:=WEIBULL([.C674];[.D674];[.E674];[.F674])" office:value-type="float" office:value="0.129399802992336">
            <text:p>0,1294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3.7">
            <text:p>3,7</text:p>
          </table:table-cell>
          <table:table-cell table:style-name="ce12" office:value-type="boolean" office:boolean-value="false">
            <text:p>ЛОЖЬ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4]);[.A674];[.M674])" office:value-type="float" office:value="0.129399802992336">
            <text:p>0,1294</text:p>
          </table:table-cell>
          <table:table-cell table:style-name="ce20" table:formula="oooc:=IF(ISBLANK([.O674]);IF(ISERROR([.B674]);&quot;Err:&quot;&amp;ERRORTYPE([.B674])=[.M674];OR([.P674]=[.B674];AND(ISNUMBER([.P674]);ISNUMBER([.B674]);OR(AND([.P674]=0;ABS([.B674])&lt;1E-307);&quot;&quot;&amp;[.B674]=&quot;&quot;&amp;[.P674]))));[.O67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0516068318563">
            <text:p>0,10516</text:p>
          </table:table-cell>
          <table:table-cell table:formula="oooc:=WEIBULL([.C675];[.D675];[.E675];[.F675])" office:value-type="float" office:value="0.10516068318563">
            <text:p>0,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ИСТИНА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5]);[.A675];[.M675])" office:value-type="float" office:value="0.10516068318563">
            <text:p>0,10516</text:p>
          </table:table-cell>
          <table:table-cell table:style-name="ce20" table:formula="oooc:=IF(ISBLANK([.O675]);IF(ISERROR([.B675]);&quot;Err:&quot;&amp;ERRORTYPE([.B675])=[.M675];OR([.P675]=[.B675];AND(ISNUMBER([.P675]);ISNUMBER([.B675]);OR(AND([.P675]=0;ABS([.B675])&lt;1E-307);&quot;&quot;&amp;[.B675]=&quot;&quot;&amp;[.P675]))));[.O67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129399802992336">
            <text:p>0,1294</text:p>
          </table:table-cell>
          <table:table-cell table:formula="oooc:=WEIBULL([.C676];[.D676];[.E676];[.F676])" office:value-type="float" office:value="0.129399802992336">
            <text:p>0,1294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3.7">
            <text:p>3,7</text:p>
          </table:table-cell>
          <table:table-cell table:style-name="ce12" office:value-type="boolean" office:boolean-value="false">
            <text:p>ЛОЖЬ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6]);[.A676];[.M676])" office:value-type="float" office:value="0.129399802992336">
            <text:p>0,1294</text:p>
          </table:table-cell>
          <table:table-cell table:style-name="ce20" table:formula="oooc:=IF(ISBLANK([.O676]);IF(ISERROR([.B676]);&quot;Err:&quot;&amp;ERRORTYPE([.B676])=[.M676];OR([.P676]=[.B676];AND(ISNUMBER([.P676]);ISNUMBER([.B676]);OR(AND([.P676]=0;ABS([.B676])&lt;1E-307);&quot;&quot;&amp;[.B676]=&quot;&quot;&amp;[.P676]))));[.O67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929581390069277">
            <text:p>0,92958</text:p>
          </table:table-cell>
          <table:table-cell table:formula="oooc:=WEIBULL([.C677];[.D677];[.E677];[.F677])" office:value-type="float" office:value="0.929581390069277">
            <text:p>0,92958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true">
            <text:p>ИСТИНА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77]);[.A677];[.M677])" office:value-type="float" office:value="0.929581390069277">
            <text:p>0,92958</text:p>
          </table:table-cell>
          <table:table-cell table:style-name="ce20" table:formula="oooc:=IF(ISBLANK([.O677]);IF(ISERROR([.B677]);&quot;Err:&quot;&amp;ERRORTYPE([.B677])=[.M677];OR([.P677]=[.B677];AND(ISNUMBER([.P677]);ISNUMBER([.B677]);OR(AND([.P677]=0;ABS([.B677])&lt;1E-307);&quot;&quot;&amp;[.B677]=&quot;&quot;&amp;[.P677]))));[.O67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WEIBULL([.C678];[.D678];[.E678];[.F678])" office:value-type="float" office:value="0">
            <text:p>Err:502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ЛОЖЬ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78]);[.A678];[.M678])" office:value-type="string" office:string-value="Err:502">
            <text:p>Err:502</text:p>
          </table:table-cell>
          <table:table-cell table:style-name="ce20" table:formula="oooc:=IF(ISBLANK([.O678]);IF(ISERROR([.B678]);&quot;Err:&quot;&amp;ERRORTYPE([.B678])=[.M678];OR([.P678]=[.B678];AND(ISNUMBER([.P678]);ISNUMBER([.B678]);OR(AND([.P678]=0;ABS([.B678])&lt;1E-307);&quot;&quot;&amp;[.B678]=&quot;&quot;&amp;[.P678]))));[.O67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WEIBULL([.C679];[.D679];[.E679];[.F679])" office:value-type="float" office:value="0">
            <text:p>Err:502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ИСТИНА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79]);[.A679];[.M679])" office:value-type="string" office:string-value="Err:502">
            <text:p>Err:502</text:p>
          </table:table-cell>
          <table:table-cell table:style-name="ce20" table:formula="oooc:=IF(ISBLANK([.O679]);IF(ISERROR([.B679]);&quot;Err:&quot;&amp;ERRORTYPE([.B679])=[.M679];OR([.P679]=[.B679];AND(ISNUMBER([.P679]);ISNUMBER([.B679]);OR(AND([.P679]=0;ABS([.B679])&lt;1E-307);&quot;&quot;&amp;[.B679]=&quot;&quot;&amp;[.P679]))));[.O67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WEIBULL([.C680];[.D680];[.E680];[.F680])" office:value-type="float" office:value="0">
            <text:p>Err:502</text:p>
          </table:table-cell>
          <table:table-cell table:style-name="ce9" office:value-type="float" office:value="-0.01">
            <text:p>-0,01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ЛОЖЬ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3.554cm" svg:height="2.65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ce20" table:formula="oooc:=IF(ISBLANK([.M680]);[.A680];[.M680])" office:value-type="string" office:string-value="Err:502">
            <text:p>Err:502</text:p>
          </table:table-cell>
          <table:table-cell table:style-name="ce20" table:formula="oooc:=IF(ISBLANK([.O680]);IF(ISERROR([.B680]);&quot;Err:&quot;&amp;ERRORTYPE([.B680])=[.M680];OR([.P680]=[.B680];AND(ISNUMBER([.P680]);ISNUMBER([.B680]);OR(AND([.P680]=0;ABS([.B680])&lt;1E-307);&quot;&quot;&amp;[.B680]=&quot;&quot;&amp;[.P680]))));[.O68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0.867300527694053">
            <text:p>0,8673</text:p>
          </table:table-cell>
          <table:table-cell table:formula="oooc:=FISHER([.C682])" office:value-type="float" office:value="0.867300527694053">
            <text:p>0,8673</text:p>
          </table:table-cell>
          <table:table-cell table:style-name="ce9" office:value-type="float" office:value="0.7">
            <text:p>0,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style-name="ce17"/>
          <table:table-cell/>
          <table:table-cell/>
          <table:table-cell table:style-name="ce20" table:formula="oooc:=IF(ISBLANK([.M682]);[.A682];[.M682])" office:value-type="float" office:value="0.867300527694053">
            <text:p>0,8673</text:p>
          </table:table-cell>
          <table:table-cell table:style-name="ce20" table:formula="oooc:=IF(ISBLANK([.O682]);IF(ISERROR([.B682]);&quot;Err:&quot;&amp;ERRORTYPE([.B682])=[.M682];OR([.P682]=[.B682];AND(ISNUMBER([.P682]);ISNUMBER([.B682]);OR(AND([.P682]=0;ABS([.B682])&lt;1E-307);&quot;&quot;&amp;[.B682]=&quot;&quot;&amp;[.P682]))));[.O682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ISHER([.C68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83]);[.A683];[.M683])" office:value-type="float" office:value="0">
            <text:p>0</text:p>
          </table:table-cell>
          <table:table-cell table:style-name="ce20" table:formula="oooc:=IF(ISBLANK([.O683]);IF(ISERROR([.B683]);&quot;Err:&quot;&amp;ERRORTYPE([.B683])=[.M683];OR([.P683]=[.B683];AND(ISNUMBER([.P683]);ISNUMBER([.B683]);OR(AND([.P683]=0;ABS([.B683])&lt;1E-307);&quot;&quot;&amp;[.B683]=&quot;&quot;&amp;[.P683]))));[.O683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3.8002011672502">
            <text:p>3,8002</text:p>
          </table:table-cell>
          <table:table-cell table:formula="oooc:=FISHER([.C684])" office:value-type="float" office:value="3.8002011672502">
            <text:p>3,8002</text:p>
          </table:table-cell>
          <table:table-cell table:style-name="ce9" office:value-type="float" office:value="0.999">
            <text:p>0,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84]);[.A684];[.M684])" office:value-type="float" office:value="3.8002011672502">
            <text:p>3,8002</text:p>
          </table:table-cell>
          <table:table-cell table:style-name="ce20" table:formula="oooc:=IF(ISBLANK([.O684]);IF(ISERROR([.B684]);&quot;Err:&quot;&amp;ERRORTYPE([.B684])=[.M684];OR([.P684]=[.B684];AND(ISNUMBER([.P684]);ISNUMBER([.B684]);OR(AND([.P684]=0;ABS([.B684])&lt;1E-307);&quot;&quot;&amp;[.B684]=&quot;&quot;&amp;[.P684]))));[.O684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0100003333533347">
            <text:p>0,01</text:p>
          </table:table-cell>
          <table:table-cell table:formula="oooc:=FISHER([.C685])" office:value-type="float" office:value="0.0100003333533347">
            <text:p>0,01</text:p>
          </table:table-cell>
          <table:table-cell table:style-name="ce9" office:value-type="float" office:value="0.01">
            <text:p>0,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91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685]);[.A685];[.M685])" office:value-type="float" office:value="0.0100003333533347">
            <text:p>0,01</text:p>
          </table:table-cell>
          <table:table-cell table:style-name="ce20" table:formula="oooc:=IF(ISBLANK([.O685]);IF(ISERROR([.B685]);&quot;Err:&quot;&amp;ERRORTYPE([.B685])=[.M685];OR([.P685]=[.B685];AND(ISNUMBER([.P685]);ISNUMBER([.B685]);OR(AND([.P685]=0;ABS([.B685])&lt;1E-307);&quot;&quot;&amp;[.B685]=&quot;&quot;&amp;[.P685]))));[.O685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549306144334055">
            <text:p>0,54931</text:p>
          </table:table-cell>
          <table:table-cell table:formula="oooc:=FISHER([.C686])" office:value-type="float" office:value="0.549306144334055">
            <text:p>0,54931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91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686]);[.A686];[.M686])" office:value-type="float" office:value="0.549306144334055">
            <text:p>0,54931</text:p>
          </table:table-cell>
          <table:table-cell table:style-name="ce20" table:formula="oooc:=IF(ISBLANK([.O686]);IF(ISERROR([.B686]);&quot;Err:&quot;&amp;ERRORTYPE([.B686])=[.M686];OR([.P686]=[.B686];AND(ISNUMBER([.P686]);ISNUMBER([.B686]);OR(AND([.P686]=0;ABS([.B686])&lt;1E-307);&quot;&quot;&amp;[.B686]=&quot;&quot;&amp;[.P686]))));[.O686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-0.549306144334055">
            <text:p>-0,54931</text:p>
          </table:table-cell>
          <table:table-cell table:formula="oooc:=FISHER([.C687])" office:value-type="float" office:value="-0.549306144334055">
            <text:p>-0,54931</text:p>
          </table:table-cell>
          <table:table-cell table:style-name="ce9" office:value-type="float" office:value="-0.5">
            <text:p>-0,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864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ce20" table:formula="oooc:=IF(ISBLANK([.M687]);[.A687];[.M687])" office:value-type="float" office:value="-0.549306144334055">
            <text:p>-0,54931</text:p>
          </table:table-cell>
          <table:table-cell table:style-name="ce20" table:formula="oooc:=IF(ISBLANK([.O687]);IF(ISERROR([.B687]);&quot;Err:&quot;&amp;ERRORTYPE([.B687])=[.M687];OR([.P687]=[.B687];AND(ISNUMBER([.P687]);ISNUMBER([.B687]);OR(AND([.P687]=0;ABS([.B687])&lt;1E-307);&quot;&quot;&amp;[.B687]=&quot;&quot;&amp;[.P687]))));[.O687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float" office:value="0.238417017362371">
            <text:p>0,23842</text:p>
          </table:table-cell>
          <table:table-cell table:formula="oooc:=FISHER([.C688])" office:value-type="float" office:value="0.238417017362371">
            <text:p>0,23842</text:p>
          </table:table-cell>
          <table:table-cell table:style-name="ce9" office:value-type="float" office:value="0.234">
            <text:p>0,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88]);[.A688];[.M688])" office:value-type="float" office:value="0.238417017362371">
            <text:p>0,23842</text:p>
          </table:table-cell>
          <table:table-cell table:style-name="ce20" table:formula="oooc:=IF(ISBLANK([.O688]);IF(ISERROR([.B688]);&quot;Err:&quot;&amp;ERRORTYPE([.B688])=[.M688];OR([.P688]=[.B688];AND(ISNUMBER([.P688]);ISNUMBER([.B688]);OR(AND([.P688]=0;ABS([.B688])&lt;1E-307);&quot;&quot;&amp;[.B688]=&quot;&quot;&amp;[.P688]))));[.O688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SHER([.C68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89]);[.A689];[.M689])" office:value-type="string" office:string-value="Err:502">
            <text:p>Err:502</text:p>
          </table:table-cell>
          <table:table-cell table:style-name="ce20" table:formula="oooc:=IF(ISBLANK([.O689]);IF(ISERROR([.B689]);&quot;Err:&quot;&amp;ERRORTYPE([.B689])=[.M689];OR([.P689]=[.B689];AND(ISNUMBER([.P689]);ISNUMBER([.B689]);OR(AND([.P689]=0;ABS([.B689])&lt;1E-307);&quot;&quot;&amp;[.B689]=&quot;&quot;&amp;[.P689]))));[.O689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SHER([.C690])" office:value-type="float" office:value="0">
            <text:p>Err:502</text:p>
          </table:table-cell>
          <table:table-cell table:style-name="ce9" office:value-type="float" office:value="1.2">
            <text:p>1,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90]);[.A690];[.M690])" office:value-type="string" office:string-value="Err:502">
            <text:p>Err:502</text:p>
          </table:table-cell>
          <table:table-cell table:style-name="ce20" table:formula="oooc:=IF(ISBLANK([.O690]);IF(ISERROR([.B690]);&quot;Err:&quot;&amp;ERRORTYPE([.B690])=[.M690];OR([.P690]=[.B690];AND(ISNUMBER([.P690]);ISNUMBER([.B690]);OR(AND([.P690]=0;ABS([.B690])&lt;1E-307);&quot;&quot;&amp;[.B690]=&quot;&quot;&amp;[.P690]))));[.O690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SHER([.C691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691]);[.A691];[.M691])" office:value-type="string" office:string-value="Err:502">
            <text:p>Err:502</text:p>
          </table:table-cell>
          <table:table-cell table:style-name="ce20" table:formula="oooc:=IF(ISBLANK([.O691]);IF(ISERROR([.B691]);&quot;Err:&quot;&amp;ERRORTYPE([.B691])=[.M691];OR([.P691]=[.B691];AND(ISNUMBER([.P691]);ISNUMBER([.B691]);OR(AND([.P691]=0;ABS([.B691])&lt;1E-307);&quot;&quot;&amp;[.B691]=&quot;&quot;&amp;[.P691]))));[.O691])" office:value-type="boolean" office:boolean-value="true">
            <text:p>ИСТИНА</text:p>
          </table:table-cell>
          <table:table-cell table:style-name="ce21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style-name="ce21"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SUMX2MY2([.C693:.E693];[.F693:.H693])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style-name="ce17"/>
          <table:table-cell/>
          <table:table-cell/>
          <table:table-cell table:style-name="ce20" table:formula="oooc:=IF(ISBLANK([.M693]);[.A693];[.M693])" office:value-type="float" office:value="12">
            <text:p>12</text:p>
          </table:table-cell>
          <table:table-cell table:style-name="ce20" table:formula="oooc:=IF(ISBLANK([.O693]);IF(ISERROR([.B693]);&quot;Err:&quot;&amp;ERRORTYPE([.B693])=[.M693];OR([.P693]=[.B693];AND(ISNUMBER([.P693]);ISNUMBER([.B693]);OR(AND([.P693]=0;ABS([.B693])&lt;1E-307);&quot;&quot;&amp;[.B693]=&quot;&quot;&amp;[.P693]))));[.O6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.96">
            <text:p>9,96</text:p>
          </table:table-cell>
          <table:table-cell table:formula="oooc:=SUMX2MY2([.C694:.E694];[.F694:.H694])" office:value-type="float" office:value="9.96">
            <text:p>9,96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,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94]);[.A694];[.M694])" office:value-type="float" office:value="9.96">
            <text:p>9,96</text:p>
          </table:table-cell>
          <table:table-cell table:style-name="ce20" table:formula="oooc:=IF(ISBLANK([.O694]);IF(ISERROR([.B694]);&quot;Err:&quot;&amp;ERRORTYPE([.B694])=[.M694];OR([.P694]=[.B694];AND(ISNUMBER([.P694]);ISNUMBER([.B694]);OR(AND([.P694]=0;ABS([.B694])&lt;1E-307);&quot;&quot;&amp;[.B694]=&quot;&quot;&amp;[.P694]))));[.O69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SUMX2MY2([.C696:.E696];[.F696:.G69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696]);[.A696];[.M696])" office:value-type="string" office:string-value="Err:519">
            <text:p>Err:519</text:p>
          </table:table-cell>
          <table:table-cell table:style-name="ce20" table:formula="oooc:=IF(ISBLANK([.O696]);IF(ISERROR([.B696]);&quot;Err:&quot;&amp;ERRORTYPE([.B696])=[.M696];OR([.P696]=[.B696];AND(ISNUMBER([.P696]);ISNUMBER([.B696]);OR(AND([.P696]=0;ABS([.B696])&lt;1E-307);&quot;&quot;&amp;[.B696]=&quot;&quot;&amp;[.P696]))));[.O69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46">
            <text:p>46</text:p>
          </table:table-cell>
          <table:table-cell table:formula="oooc:=SUMX2PY2([.C698:.E698];[.F698:.H698])" office:value-type="float" office:value="46">
            <text:p>4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style-name="ce17"/>
          <table:table-cell/>
          <table:table-cell/>
          <table:table-cell table:style-name="ce20" table:formula="oooc:=IF(ISBLANK([.M698]);[.A698];[.M698])" office:value-type="float" office:value="46">
            <text:p>46</text:p>
          </table:table-cell>
          <table:table-cell table:style-name="ce20" table:formula="oooc:=IF(ISBLANK([.O698]);IF(ISERROR([.B698]);&quot;Err:&quot;&amp;ERRORTYPE([.B698])=[.M698];OR([.P698]=[.B698];AND(ISNUMBER([.P698]);ISNUMBER([.B698]);OR(AND([.P698]=0;ABS([.B698])&lt;1E-307);&quot;&quot;&amp;[.B698]=&quot;&quot;&amp;[.P698]))));[.O6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4.84">
            <text:p>54,84</text:p>
          </table:table-cell>
          <table:table-cell table:formula="oooc:=SUMX2PY2([.C699:.E699];[.F699:.H699])" office:value-type="float" office:value="54.84">
            <text:p>54,84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,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699]);[.A699];[.M699])" office:value-type="float" office:value="54.84">
            <text:p>54,84</text:p>
          </table:table-cell>
          <table:table-cell table:style-name="ce20" table:formula="oooc:=IF(ISBLANK([.O699]);IF(ISERROR([.B699]);&quot;Err:&quot;&amp;ERRORTYPE([.B699])=[.M699];OR([.P699]=[.B699];AND(ISNUMBER([.P699]);ISNUMBER([.B699]);OR(AND([.P699]=0;ABS([.B699])&lt;1E-307);&quot;&quot;&amp;[.B699]=&quot;&quot;&amp;[.P699]))));[.O69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SUMX2PY2([.C701:.E701];[.F701:.G701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701]);[.A701];[.M701])" office:value-type="string" office:string-value="Err:519">
            <text:p>Err:519</text:p>
          </table:table-cell>
          <table:table-cell table:style-name="ce20" table:formula="oooc:=IF(ISBLANK([.O701]);IF(ISERROR([.B701]);&quot;Err:&quot;&amp;ERRORTYPE([.B701])=[.M701];OR([.P701]=[.B701];AND(ISNUMBER([.P701]);ISNUMBER([.B701]);OR(AND([.P701]=0;ABS([.B701])&lt;1E-307);&quot;&quot;&amp;[.B701]=&quot;&quot;&amp;[.P701]))));[.O70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UMXMY2([.C703:.E703];[.F703:.H703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style-name="ce17"/>
          <table:table-cell/>
          <table:table-cell/>
          <table:table-cell table:style-name="ce20" table:formula="oooc:=IF(ISBLANK([.M703]);[.A703];[.M703])" office:value-type="float" office:value="2">
            <text:p>2</text:p>
          </table:table-cell>
          <table:table-cell table:style-name="ce20" table:formula="oooc:=IF(ISBLANK([.O703]);IF(ISERROR([.B703]);&quot;Err:&quot;&amp;ERRORTYPE([.B703])=[.M703];OR([.P703]=[.B703];AND(ISNUMBER([.P703]);ISNUMBER([.B703]);OR(AND([.P703]=0;ABS([.B703])&lt;1E-307);&quot;&quot;&amp;[.B703]=&quot;&quot;&amp;[.P703]))));[.O7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9.24">
            <text:p>29,24</text:p>
          </table:table-cell>
          <table:table-cell table:formula="oooc:=SUMXMY2([.C704:.E704];[.F704:.H704])" office:value-type="float" office:value="29.24">
            <text:p>29,24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,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04]);[.A704];[.M704])" office:value-type="float" office:value="29.24">
            <text:p>29,24</text:p>
          </table:table-cell>
          <table:table-cell table:style-name="ce20" table:formula="oooc:=IF(ISBLANK([.O704]);IF(ISERROR([.B704]);&quot;Err:&quot;&amp;ERRORTYPE([.B704])=[.M704];OR([.P704]=[.B704];AND(ISNUMBER([.P704]);ISNUMBER([.B704]);OR(AND([.P704]=0;ABS([.B704])&lt;1E-307);&quot;&quot;&amp;[.B704]=&quot;&quot;&amp;[.P704]))));[.O70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SUMXMY2([.C706:.E706];[.F706:.G70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706]);[.A706];[.M706])" office:value-type="string" office:string-value="Err:519">
            <text:p>Err:519</text:p>
          </table:table-cell>
          <table:table-cell table:style-name="ce20" table:formula="oooc:=IF(ISBLANK([.O706]);IF(ISERROR([.B706]);&quot;Err:&quot;&amp;ERRORTYPE([.B706])=[.M706];OR([.P706]=[.B706];AND(ISNUMBER([.P706]);ISNUMBER([.B706]);OR(AND([.P706]=0;ABS([.B706])&lt;1E-307);&quot;&quot;&amp;[.B706]=&quot;&quot;&amp;[.P706]))));[.O7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DEVPA([.C708])" office:value-type="float" office:value="0">
            <text:p>0</text:p>
          </table:table-cell>
          <table:table-cell table:style-name="ce9" office:value-type="float" office:value="2.3">
            <text:p>2,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style-name="ce17"/>
          <table:table-cell/>
          <table:table-cell/>
          <table:table-cell table:style-name="ce20" table:formula="oooc:=IF(ISBLANK([.M708]);[.A708];[.M708])" office:value-type="float" office:value="0">
            <text:p>0</text:p>
          </table:table-cell>
          <table:table-cell table:style-name="ce20" table:formula="oooc:=IF(ISBLANK([.O708]);IF(ISERROR([.B708]);&quot;Err:&quot;&amp;ERRORTYPE([.B708])=[.M708];OR([.P708]=[.B708];AND(ISNUMBER([.P708]);ISNUMBER([.B708]);OR(AND([.P708]=0;ABS([.B708])&lt;1E-307);&quot;&quot;&amp;[.B708]=&quot;&quot;&amp;[.P708]))));[.O70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.4142135623731">
            <text:p>1,41421</text:p>
          </table:table-cell>
          <table:table-cell table:formula="oooc:=STDEVPA([.C710:.F710])" office:value-type="float" office:value="1.4142135623731">
            <text:p>1,4142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0]);[.A710];[.M710])" office:value-type="float" office:value="1.4142135623731">
            <text:p>1,41421</text:p>
          </table:table-cell>
          <table:table-cell table:style-name="ce20" table:formula="oooc:=IF(ISBLANK([.O710]);IF(ISERROR([.B710]);&quot;Err:&quot;&amp;ERRORTYPE([.B710])=[.M710];OR([.P710]=[.B710];AND(ISNUMBER([.P710]);ISNUMBER([.B710]);OR(AND([.P710]=0;ABS([.B710])&lt;1E-307);&quot;&quot;&amp;[.B710]=&quot;&quot;&amp;[.P710]))));[.O7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DEVPA([.C711:.F711])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1]);[.A711];[.M711])" office:value-type="float" office:value="0">
            <text:p>0</text:p>
          </table:table-cell>
          <table:table-cell table:style-name="ce20" table:formula="oooc:=IF(ISBLANK([.O711]);IF(ISERROR([.B711]);&quot;Err:&quot;&amp;ERRORTYPE([.B711])=[.M711];OR([.P711]=[.B711];AND(ISNUMBER([.P711]);ISNUMBER([.B711]);OR(AND([.P711]=0;ABS([.B711])&lt;1E-307);&quot;&quot;&amp;[.B711]=&quot;&quot;&amp;[.P711]))));[.O7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5664907948403">
            <text:p>2,56649</text:p>
          </table:table-cell>
          <table:table-cell table:formula="oooc:=STDEVPA([.C712:.F712])" office:value-type="float" office:value="2.5664907948403">
            <text:p>2,56649</text:p>
          </table:table-cell>
          <table:table-cell table:style-name="ce9" office:value-type="float" office:value="-2.3">
            <text:p>-2,3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2]);[.A712];[.M712])" office:value-type="float" office:value="2.5664907948403">
            <text:p>2,56649</text:p>
          </table:table-cell>
          <table:table-cell table:style-name="ce20" table:formula="oooc:=IF(ISBLANK([.O712]);IF(ISERROR([.B712]);&quot;Err:&quot;&amp;ERRORTYPE([.B712])=[.M712];OR([.P712]=[.B712];AND(ISNUMBER([.P712]);ISNUMBER([.B712]);OR(AND([.P712]=0;ABS([.B712])&lt;1E-307);&quot;&quot;&amp;[.B712]=&quot;&quot;&amp;[.P712]))));[.O7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.38443731048635">
            <text:p>1,38444</text:p>
          </table:table-cell>
          <table:table-cell table:formula="oooc:=STDEVPA([.C714:.H714])" office:value-type="float" office:value="1.38443731048635">
            <text:p>1,384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4]);[.A714];[.M714])" office:value-type="float" office:value="1.38443731048635">
            <text:p>1,38444</text:p>
          </table:table-cell>
          <table:table-cell table:style-name="ce20" table:formula="oooc:=IF(ISBLANK([.O714]);IF(ISERROR([.B714]);&quot;Err:&quot;&amp;ERRORTYPE([.B714])=[.M714];OR([.P714]=[.B714];AND(ISNUMBER([.P714]);ISNUMBER([.B714]);OR(AND([.P714]=0;ABS([.B714])&lt;1E-307);&quot;&quot;&amp;[.B714]=&quot;&quot;&amp;[.P714]))));[.O7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49071198499986">
            <text:p>1,49071</text:p>
          </table:table-cell>
          <table:table-cell table:formula="oooc:=STDEVPA([.C715:.H715])" office:value-type="float" office:value="1.49071198499986">
            <text:p>1,4907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ЛОЖЬ</text:p>
          </table:table-cell>
          <table:table-cell table:style-name="ce9" office:value-type="float" office:value="4">
            <text:p>4</text:p>
          </table:table-cell>
          <table:table-cell table:style-name="ce12" office:value-type="boolean" office:boolean-value="true">
            <text:p>ИСТИНА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5]);[.A715];[.M715])" office:value-type="float" office:value="1.49071198499986">
            <text:p>1,49071</text:p>
          </table:table-cell>
          <table:table-cell table:style-name="ce20" table:formula="oooc:=IF(ISBLANK([.O715]);IF(ISERROR([.B715]);&quot;Err:&quot;&amp;ERRORTYPE([.B715])=[.M715];OR([.P715]=[.B715];AND(ISNUMBER([.P715]);ISNUMBER([.B715]);OR(AND([.P715]=0;ABS([.B715])&lt;1E-307);&quot;&quot;&amp;[.B715]=&quot;&quot;&amp;[.P715]))));[.O7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462910049886276">
            <text:p>0,46291</text:p>
          </table:table-cell>
          <table:table-cell table:formula="oooc:=STEYX([.C717:.E717];[.F717:.H717])" office:value-type="float" office:value="0.462910049886276">
            <text:p>0,462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style-name="ce17"/>
          <table:table-cell/>
          <table:table-cell/>
          <table:table-cell table:style-name="ce20" table:formula="oooc:=IF(ISBLANK([.M717]);[.A717];[.M717])" office:value-type="float" office:value="0.462910049886276">
            <text:p>0,46291</text:p>
          </table:table-cell>
          <table:table-cell table:style-name="ce20" table:formula="oooc:=IF(ISBLANK([.O717]);IF(ISERROR([.B717]);&quot;Err:&quot;&amp;ERRORTYPE([.B717])=[.M717];OR([.P717]=[.B717];AND(ISNUMBER([.P717]);ISNUMBER([.B717]);OR(AND([.P717]=0;ABS([.B717])&lt;1E-307);&quot;&quot;&amp;[.B717]=&quot;&quot;&amp;[.P717]))));[.O7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54950975679639">
            <text:p>2,54951</text:p>
          </table:table-cell>
          <table:table-cell table:formula="oooc:=STEYX([.C718:.E718];[.F718:.H718])" office:value-type="float" office:value="2.54950975679639">
            <text:p>2,549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8]);[.A718];[.M718])" office:value-type="float" office:value="2.54950975679639">
            <text:p>2,54951</text:p>
          </table:table-cell>
          <table:table-cell table:style-name="ce20" table:formula="oooc:=IF(ISBLANK([.O718]);IF(ISERROR([.B718]);&quot;Err:&quot;&amp;ERRORTYPE([.B718])=[.M718];OR([.P718]=[.B718];AND(ISNUMBER([.P718]);ISNUMBER([.B718]);OR(AND([.P718]=0;ABS([.B718])&lt;1E-307);&quot;&quot;&amp;[.B718]=&quot;&quot;&amp;[.P718]))));[.O7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71547606649408">
            <text:p>0,57155</text:p>
          </table:table-cell>
          <table:table-cell table:formula="oooc:=STEYX([.C719:.E719];[.F719:.H719])" office:value-type="float" office:value="0.571547606649408">
            <text:p>0,5715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19]);[.A719];[.M719])" office:value-type="float" office:value="0.571547606649408">
            <text:p>0,57155</text:p>
          </table:table-cell>
          <table:table-cell table:style-name="ce20" table:formula="oooc:=IF(ISBLANK([.O719]);IF(ISERROR([.B719]);&quot;Err:&quot;&amp;ERRORTYPE([.B719])=[.M719];OR([.P719]=[.B719];AND(ISNUMBER([.P719]);ISNUMBER([.B719]);OR(AND([.P719]=0;ABS([.B719])&lt;1E-307);&quot;&quot;&amp;[.B719]=&quot;&quot;&amp;[.P719]))));[.O7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.63774535269823">
            <text:p>5,63775</text:p>
          </table:table-cell>
          <table:table-cell table:formula="oooc:=STEYX([.C720:.E720];[.F720:.H720])" office:value-type="float" office:value="5.63774535269823">
            <text:p>5,637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0]);[.A720];[.M720])" office:value-type="float" office:value="5.63774535269823">
            <text:p>5,63775</text:p>
          </table:table-cell>
          <table:table-cell table:style-name="ce20" table:formula="oooc:=IF(ISBLANK([.O720]);IF(ISERROR([.B720]);&quot;Err:&quot;&amp;ERRORTYPE([.B720])=[.M720];OR([.P720]=[.B720];AND(ISNUMBER([.P720]);ISNUMBER([.B720]);OR(AND([.P720]=0;ABS([.B720])&lt;1E-307);&quot;&quot;&amp;[.B720]=&quot;&quot;&amp;[.P720]))));[.O7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81962098311">
            <text:p>0,88196</text:p>
          </table:table-cell>
          <table:table-cell table:formula="oooc:=STEYX([.C721:.E721];[.F721:.H721])" office:value-type="float" office:value="0.881962098311">
            <text:p>0,88196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1]);[.A721];[.M721])" office:value-type="float" office:value="0.881962098311">
            <text:p>0,88196</text:p>
          </table:table-cell>
          <table:table-cell table:style-name="ce20" table:formula="oooc:=IF(ISBLANK([.O721]);IF(ISERROR([.B721]);&quot;Err:&quot;&amp;ERRORTYPE([.B721])=[.M721];OR([.P721]=[.B721];AND(ISNUMBER([.P721]);ISNUMBER([.B721]);OR(AND([.P721]=0;ABS([.B721])&lt;1E-307);&quot;&quot;&amp;[.B721]=&quot;&quot;&amp;[.P721]))));[.O7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68374582404827">
            <text:p>1,68375</text:p>
          </table:table-cell>
          <table:table-cell table:formula="oooc:=STEYX([.C722:.E722];[.F722:.H722])" office:value-type="float" office:value="1.68374582404827">
            <text:p>1,68375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2]);[.A722];[.M722])" office:value-type="float" office:value="1.68374582404827">
            <text:p>1,68375</text:p>
          </table:table-cell>
          <table:table-cell table:style-name="ce20" table:formula="oooc:=IF(ISBLANK([.O722]);IF(ISERROR([.B722]);&quot;Err:&quot;&amp;ERRORTYPE([.B722])=[.M722];OR([.P722]=[.B722];AND(ISNUMBER([.P722]);ISNUMBER([.B722]);OR(AND([.P722]=0;ABS([.B722])&lt;1E-307);&quot;&quot;&amp;[.B722]=&quot;&quot;&amp;[.P722]))));[.O7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43920964570057">
            <text:p>4,43921</text:p>
          </table:table-cell>
          <table:table-cell table:formula="oooc:=STEYX([.C723:.E723];[.F723:.H723])" office:value-type="float" office:value="4.43920964570057">
            <text:p>4,43921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3]);[.A723];[.M723])" office:value-type="float" office:value="4.43920964570057">
            <text:p>4,43921</text:p>
          </table:table-cell>
          <table:table-cell table:style-name="ce20" table:formula="oooc:=IF(ISBLANK([.O723]);IF(ISERROR([.B723]);&quot;Err:&quot;&amp;ERRORTYPE([.B723])=[.M723];OR([.P723]=[.B723];AND(ISNUMBER([.P723]);ISNUMBER([.B723]);OR(AND([.P723]=0;ABS([.B723])&lt;1E-307);&quot;&quot;&amp;[.B723]=&quot;&quot;&amp;[.P723]))));[.O7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STEYX([.C724:.E724];[.F724:.H724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24]);[.A724];[.M724])" office:value-type="string" office:string-value="Err:532">
            <text:p>Err:532</text:p>
          </table:table-cell>
          <table:table-cell table:style-name="ce20" table:formula="oooc:=IF(ISBLANK([.O724]);IF(ISERROR([.B724]);&quot;Err:&quot;&amp;ERRORTYPE([.B724])=[.M724];OR([.P724]=[.B724];AND(ISNUMBER([.P724]);ISNUMBER([.B724]);OR(AND([.P724]=0;ABS([.B724])&lt;1E-307);&quot;&quot;&amp;[.B724]=&quot;&quot;&amp;[.P724]))));[.O7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EYX([.C725:.E725];[.F725:.H725])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25]);[.A725];[.M725])" office:value-type="float" office:value="0">
            <text:p>0</text:p>
          </table:table-cell>
          <table:table-cell table:style-name="ce20" table:formula="oooc:=IF(ISBLANK([.O725]);IF(ISERROR([.B725]);&quot;Err:&quot;&amp;ERRORTYPE([.B725])=[.M725];OR([.P725]=[.B725];AND(ISNUMBER([.P725]);ISNUMBER([.B725]);OR(AND([.P725]=0;ABS([.B725])&lt;1E-307);&quot;&quot;&amp;[.B725]=&quot;&quot;&amp;[.P725]))));[.O72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STEYX([.C727:.E727];[.F727:.G727])" office:value-type="float" office:value="0">
            <text:p>Err:504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727]);[.A727];[.M727])" office:value-type="string" office:string-value="Err:504">
            <text:p>Err:504</text:p>
          </table:table-cell>
          <table:table-cell table:style-name="ce20" table:formula="oooc:=IF(ISBLANK([.O727]);IF(ISERROR([.B727]);&quot;Err:&quot;&amp;ERRORTYPE([.B727])=[.M727];OR([.P727]=[.B727];AND(ISNUMBER([.P727]);ISNUMBER([.B727]);OR(AND([.P727]=0;ABS([.B727])&lt;1E-307);&quot;&quot;&amp;[.B727]=&quot;&quot;&amp;[.P727]))));[.O7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TEYX([.C728];[.D728])" office:value-type="float" office:value="0">
            <text:p>#VALUE!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728]);[.A728];[.M728])" office:value-type="string" office:string-value="Err:519">
            <text:p>Err:519</text:p>
          </table:table-cell>
          <table:table-cell table:style-name="ce20" table:formula="oooc:=IF(ISBLANK([.O728]);IF(ISERROR([.B728]);&quot;Err:&quot;&amp;ERRORTYPE([.B728])=[.M728];OR([.P728]=[.B728];AND(ISNUMBER([.P728]);ISNUMBER([.B728]);OR(AND([.P728]=0;ABS([.B728])&lt;1E-307);&quot;&quot;&amp;[.B728]=&quot;&quot;&amp;[.P728]))));[.O72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.30571895021004">
            <text:p>3,30572</text:p>
          </table:table-cell>
          <table:table-cell table:formula="oooc:=STEYX([.C730:.I730];[.C731:.I731])" office:value-type="float" office:value="3.30571895021004">
            <text:p>3,3057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0]);[.A730];[.M730])" office:value-type="float" office:value="3.30571895021004">
            <text:p>3,30572</text:p>
          </table:table-cell>
          <table:table-cell table:style-name="ce20" table:formula="oooc:=IF(ISBLANK([.O730]);IF(ISERROR([.B730]);&quot;Err:&quot;&amp;ERRORTYPE([.B730])=[.M730];OR([.P730]=[.B730];AND(ISNUMBER([.P730]);ISNUMBER([.B730]);OR(AND([.P730]=0;ABS([.B730])&lt;1E-307);&quot;&quot;&amp;[.B730]=&quot;&quot;&amp;[.P730]))));[.O7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81051177665153">
            <text:p>3,81051</text:p>
          </table:table-cell>
          <table:table-cell table:formula="oooc:=STEYX([.C730:.E731];[.F730:.H731])" office:value-type="float" office:value="3.81051177665153">
            <text:p>3,8105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1]);[.A731];[.M731])" office:value-type="float" office:value="3.81051177665153">
            <text:p>3,81051</text:p>
          </table:table-cell>
          <table:table-cell table:style-name="ce20" table:formula="oooc:=IF(ISBLANK([.O731]);IF(ISERROR([.B731]);&quot;Err:&quot;&amp;ERRORTYPE([.B731])=[.M731];OR([.P731]=[.B731];AND(ISNUMBER([.P731]);ISNUMBER([.B731]);OR(AND([.P731]=0;ABS([.B731])&lt;1E-307);&quot;&quot;&amp;[.B731]=&quot;&quot;&amp;[.P731]))));[.O731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0.944911182523068">
            <text:p>-0,94491</text:p>
          </table:table-cell>
          <table:table-cell table:formula="oooc:=CORREL([.C734:.E734];[.F734:.H734])" office:value-type="float" office:value="-0.944911182523068">
            <text:p>-0,944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style-name="ce17"/>
          <table:table-cell/>
          <table:table-cell/>
          <table:table-cell table:style-name="ce20" table:formula="oooc:=IF(ISBLANK([.M734]);[.A734];[.M734])" office:value-type="float" office:value="-0.944911182523068">
            <text:p>-0,94491</text:p>
          </table:table-cell>
          <table:table-cell table:style-name="ce20" table:formula="oooc:=IF(ISBLANK([.O734]);IF(ISERROR([.B734]);&quot;Err:&quot;&amp;ERRORTYPE([.B734])=[.M734];OR([.P734]=[.B734];AND(ISNUMBER([.P734]);ISNUMBER([.B734]);OR(AND([.P734]=0;ABS([.B734])&lt;1E-307);&quot;&quot;&amp;[.B734]=&quot;&quot;&amp;[.P734]))));[.O7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524142418360959">
            <text:p>0,05241</text:p>
          </table:table-cell>
          <table:table-cell table:formula="oooc:=CORREL([.C735:.E735];[.F735:.H735])" office:value-type="float" office:value="0.0524142418360959">
            <text:p>0,0524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5]);[.A735];[.M735])" office:value-type="float" office:value="0.0524142418360959">
            <text:p>0,05241</text:p>
          </table:table-cell>
          <table:table-cell table:style-name="ce20" table:formula="oooc:=IF(ISBLANK([.O735]);IF(ISERROR([.B735]);&quot;Err:&quot;&amp;ERRORTYPE([.B735])=[.M735];OR([.P735]=[.B735];AND(ISNUMBER([.P735]);ISNUMBER([.B735]);OR(AND([.P735]=0;ABS([.B735])&lt;1E-307);&quot;&quot;&amp;[.B735]=&quot;&quot;&amp;[.P735]))));[.O7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777713771047819">
            <text:p>-0,77771</text:p>
          </table:table-cell>
          <table:table-cell table:formula="oooc:=CORREL([.C736:.E736];[.F736:.H736])" office:value-type="float" office:value="-0.777713771047819">
            <text:p>-0,7777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6]);[.A736];[.M736])" office:value-type="float" office:value="-0.777713771047819">
            <text:p>-0,77771</text:p>
          </table:table-cell>
          <table:table-cell table:style-name="ce20" table:formula="oooc:=IF(ISBLANK([.O736]);IF(ISERROR([.B736]);&quot;Err:&quot;&amp;ERRORTYPE([.B736])=[.M736];OR([.P736]=[.B736];AND(ISNUMBER([.P736]);ISNUMBER([.B736]);OR(AND([.P736]=0;ABS([.B736])&lt;1E-307);&quot;&quot;&amp;[.B736]=&quot;&quot;&amp;[.P736]))));[.O7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04443325615576">
            <text:p>0,40444</text:p>
          </table:table-cell>
          <table:table-cell table:formula="oooc:=CORREL([.C737:.E737];[.F737:.H737])" office:value-type="float" office:value="0.404443325615576">
            <text:p>0,404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7]);[.A737];[.M737])" office:value-type="float" office:value="0.404443325615576">
            <text:p>0,40444</text:p>
          </table:table-cell>
          <table:table-cell table:style-name="ce20" table:formula="oooc:=IF(ISBLANK([.O737]);IF(ISERROR([.B737]);&quot;Err:&quot;&amp;ERRORTYPE([.B737])=[.M737];OR([.P737]=[.B737];AND(ISNUMBER([.P737]);ISNUMBER([.B737]);OR(AND([.P737]=0;ABS([.B737])&lt;1E-307);&quot;&quot;&amp;[.B737]=&quot;&quot;&amp;[.P737]))));[.O7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88982236504614">
            <text:p>-0,18898</text:p>
          </table:table-cell>
          <table:table-cell table:formula="oooc:=CORREL([.C738:.E738];[.F738:.H738])" office:value-type="float" office:value="-0.188982236504614">
            <text:p>-0,18898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8]);[.A738];[.M738])" office:value-type="float" office:value="-0.188982236504614">
            <text:p>-0,18898</text:p>
          </table:table-cell>
          <table:table-cell table:style-name="ce20" table:formula="oooc:=IF(ISBLANK([.O738]);IF(ISERROR([.B738]);&quot;Err:&quot;&amp;ERRORTYPE([.B738])=[.M738];OR([.P738]=[.B738];AND(ISNUMBER([.P738]);ISNUMBER([.B738]);OR(AND([.P738]=0;ABS([.B738])&lt;1E-307);&quot;&quot;&amp;[.B738]=&quot;&quot;&amp;[.P738]))));[.O7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827788113360999">
            <text:p>-0,82779</text:p>
          </table:table-cell>
          <table:table-cell table:formula="oooc:=CORREL([.C739:.E739];[.F739:.H739])" office:value-type="float" office:value="-0.827788113360999">
            <text:p>-0,82779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39]);[.A739];[.M739])" office:value-type="float" office:value="-0.827788113360999">
            <text:p>-0,82779</text:p>
          </table:table-cell>
          <table:table-cell table:style-name="ce20" table:formula="oooc:=IF(ISBLANK([.O739]);IF(ISERROR([.B739]);&quot;Err:&quot;&amp;ERRORTYPE([.B739])=[.M739];OR([.P739]=[.B739];AND(ISNUMBER([.P739]);ISNUMBER([.B739]);OR(AND([.P739]=0;ABS([.B739])&lt;1E-307);&quot;&quot;&amp;[.B739]=&quot;&quot;&amp;[.P739]))));[.O7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31911113850141">
            <text:p>0,63191</text:p>
          </table:table-cell>
          <table:table-cell table:formula="oooc:=CORREL([.C740:.E740];[.F740:.H740])" office:value-type="float" office:value="0.631911113850141">
            <text:p>0,63191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40]);[.A740];[.M740])" office:value-type="float" office:value="0.631911113850141">
            <text:p>0,63191</text:p>
          </table:table-cell>
          <table:table-cell table:style-name="ce20" table:formula="oooc:=IF(ISBLANK([.O740]);IF(ISERROR([.B740]);&quot;Err:&quot;&amp;ERRORTYPE([.B740])=[.M740];OR([.P740]=[.B740];AND(ISNUMBER([.P740]);ISNUMBER([.B740]);OR(AND([.P740]=0;ABS([.B740])&lt;1E-307);&quot;&quot;&amp;[.B740]=&quot;&quot;&amp;[.P740]))));[.O7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CORREL([.C741:.E741];[.F741:.H741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41]);[.A741];[.M741])" office:value-type="string" office:string-value="Err:532">
            <text:p>Err:532</text:p>
          </table:table-cell>
          <table:table-cell table:style-name="ce20" table:formula="oooc:=IF(ISBLANK([.O741]);IF(ISERROR([.B741]);&quot;Err:&quot;&amp;ERRORTYPE([.B741])=[.M741];OR([.P741]=[.B741];AND(ISNUMBER([.P741]);ISNUMBER([.B741]);OR(AND([.P741]=0;ABS([.B741])&lt;1E-307);&quot;&quot;&amp;[.B741]=&quot;&quot;&amp;[.P741]))));[.O7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CORREL([.C742:.E742];[.F742:.H742])" office:value-type="float" office:value="0">
            <text:p>#DIV/0!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42]);[.A742];[.M742])" office:value-type="string" office:string-value="Err:532">
            <text:p>Err:532</text:p>
          </table:table-cell>
          <table:table-cell table:style-name="ce20" table:formula="oooc:=IF(ISBLANK([.O742]);IF(ISERROR([.B742]);&quot;Err:&quot;&amp;ERRORTYPE([.B742])=[.M742];OR([.P742]=[.B742];AND(ISNUMBER([.P742]);ISNUMBER([.B742]);OR(AND([.P742]=0;ABS([.B742])&lt;1E-307);&quot;&quot;&amp;[.B742]=&quot;&quot;&amp;[.P742]))));[.O74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CORREL([.C744:.E744];[.F744:.G744])" office:value-type="float" office:value="0">
            <text:p>Err:504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744]);[.A744];[.M744])" office:value-type="string" office:string-value="Err:504">
            <text:p>Err:504</text:p>
          </table:table-cell>
          <table:table-cell table:style-name="ce20" table:formula="oooc:=IF(ISBLANK([.O744]);IF(ISERROR([.B744]);&quot;Err:&quot;&amp;ERRORTYPE([.B744])=[.M744];OR([.P744]=[.B744];AND(ISNUMBER([.P744]);ISNUMBER([.B744]);OR(AND([.P744]=0;ABS([.B744])&lt;1E-307);&quot;&quot;&amp;[.B744]=&quot;&quot;&amp;[.P744]))));[.O7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CORREL([.C745];[.D745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45]);[.A745];[.M745])" office:value-type="string" office:string-value="Err:532">
            <text:p>Err:532</text:p>
          </table:table-cell>
          <table:table-cell table:style-name="ce20" table:formula="oooc:=IF(ISBLANK([.O745]);IF(ISERROR([.B745]);&quot;Err:&quot;&amp;ERRORTYPE([.B745])=[.M745];OR([.P745]=[.B745];AND(ISNUMBER([.P745]);ISNUMBER([.B745]);OR(AND([.P745]=0;ABS([.B745])&lt;1E-307);&quot;&quot;&amp;[.B745]=&quot;&quot;&amp;[.P745]))));[.O74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240728460242825">
            <text:p>0,24073</text:p>
          </table:table-cell>
          <table:table-cell table:formula="oooc:=CORREL([.C747:.I747];[.C748:.I748])" office:value-type="float" office:value="0.240728460242825">
            <text:p>0,2407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47]);[.A747];[.M747])" office:value-type="float" office:value="0.240728460242825">
            <text:p>0,24073</text:p>
          </table:table-cell>
          <table:table-cell table:style-name="ce20" table:formula="oooc:=IF(ISBLANK([.O747]);IF(ISERROR([.B747]);&quot;Err:&quot;&amp;ERRORTYPE([.B747])=[.M747];OR([.P747]=[.B747];AND(ISNUMBER([.P747]);ISNUMBER([.B747]);OR(AND([.P747]=0;ABS([.B747])&lt;1E-307);&quot;&quot;&amp;[.B747]=&quot;&quot;&amp;[.P747]))));[.O7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78885438199983">
            <text:p>0,17889</text:p>
          </table:table-cell>
          <table:table-cell table:formula="oooc:=CORREL([.C747:.E748];[.F747:.H748])" office:value-type="float" office:value="0.178885438199983">
            <text:p>0,1788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48]);[.A748];[.M748])" office:value-type="float" office:value="0.178885438199983">
            <text:p>0,17889</text:p>
          </table:table-cell>
          <table:table-cell table:style-name="ce20" table:formula="oooc:=IF(ISBLANK([.O748]);IF(ISERROR([.B748]);&quot;Err:&quot;&amp;ERRORTYPE([.B748])=[.M748];OR([.P748]=[.B748];AND(ISNUMBER([.P748]);ISNUMBER([.B748]);OR(AND([.P748]=0;ABS([.B748])&lt;1E-307);&quot;&quot;&amp;[.B748]=&quot;&quot;&amp;[.P748]))));[.O7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.4">
            <text:p>5,4</text:p>
          </table:table-cell>
          <table:table-cell table:formula="oooc:=INTERCEPT([.C750:.E750];[.F750:.H750])" office:value-type="float" office:value="5.4">
            <text:p>5,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style-name="ce17"/>
          <table:table-cell/>
          <table:table-cell/>
          <table:table-cell table:style-name="ce20" table:formula="oooc:=IF(ISBLANK([.M750]);[.A750];[.M750])" office:value-type="float" office:value="5.4">
            <text:p>5,4</text:p>
          </table:table-cell>
          <table:table-cell table:style-name="ce20" table:formula="oooc:=IF(ISBLANK([.O750]);IF(ISERROR([.B750]);&quot;Err:&quot;&amp;ERRORTYPE([.B750])=[.M750];OR([.P750]=[.B750];AND(ISNUMBER([.P750]);ISNUMBER([.B750]);OR(AND([.P750]=0;ABS([.B750])&lt;1E-307);&quot;&quot;&amp;[.B750]=&quot;&quot;&amp;[.P750]))));[.O7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19424460431655">
            <text:p>-3,19424</text:p>
          </table:table-cell>
          <table:table-cell table:formula="oooc:=INTERCEPT([.C751:.E751];[.F751:.H751])" office:value-type="float" office:value="-3.19424460431655">
            <text:p>-3,1942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3.871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ce20" table:formula="oooc:=IF(ISBLANK([.M751]);[.A751];[.M751])" office:value-type="float" office:value="-3.19424460431655">
            <text:p>-3,19424</text:p>
          </table:table-cell>
          <table:table-cell table:style-name="ce20" table:formula="oooc:=IF(ISBLANK([.O751]);IF(ISERROR([.B751]);&quot;Err:&quot;&amp;ERRORTYPE([.B751])=[.M751];OR([.P751]=[.B751];AND(ISNUMBER([.P751]);ISNUMBER([.B751]);OR(AND([.P751]=0;ABS([.B751])&lt;1E-307);&quot;&quot;&amp;[.B751]=&quot;&quot;&amp;[.P751]))));[.O7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70714285714286">
            <text:p>3,70714</text:p>
          </table:table-cell>
          <table:table-cell table:formula="oooc:=INTERCEPT([.C752:.E752];[.F752:.H752])" office:value-type="float" office:value="3.70714285714286">
            <text:p>3,70714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2.503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ce20" table:formula="oooc:=IF(ISBLANK([.M752]);[.A752];[.M752])" office:value-type="float" office:value="3.70714285714286">
            <text:p>3,70714</text:p>
          </table:table-cell>
          <table:table-cell table:style-name="ce20" table:formula="oooc:=IF(ISBLANK([.O752]);IF(ISERROR([.B752]);&quot;Err:&quot;&amp;ERRORTYPE([.B752])=[.M752];OR([.P752]=[.B752];AND(ISNUMBER([.P752]);ISNUMBER([.B752]);OR(AND([.P752]=0;ABS([.B752])&lt;1E-307);&quot;&quot;&amp;[.B752]=&quot;&quot;&amp;[.P752]))));[.O7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.35">
            <text:p>7,35</text:p>
          </table:table-cell>
          <table:table-cell table:formula="oooc:=INTERCEPT([.C753:.E753];[.F753:.H753])" office:value-type="float" office:value="7.35">
            <text:p>7,35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53]);[.A753];[.M753])" office:value-type="float" office:value="7.35">
            <text:p>7,35</text:p>
          </table:table-cell>
          <table:table-cell table:style-name="ce20" table:formula="oooc:=IF(ISBLANK([.O753]);IF(ISERROR([.B753]);&quot;Err:&quot;&amp;ERRORTYPE([.B753])=[.M753];OR([.P753]=[.B753];AND(ISNUMBER([.P753]);ISNUMBER([.B753]);OR(AND([.P753]=0;ABS([.B753])&lt;1E-307);&quot;&quot;&amp;[.B753]=&quot;&quot;&amp;[.P753]))));[.O7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5.91518987341772">
            <text:p>-5,91519</text:p>
          </table:table-cell>
          <table:table-cell table:formula="oooc:=INTERCEPT([.C754:.E754];[.F754:.H754])" office:value-type="float" office:value="-5.91518987341772">
            <text:p>-5,91519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97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20" table:formula="oooc:=IF(ISBLANK([.M754]);[.A754];[.M754])" office:value-type="float" office:value="-5.91518987341772">
            <text:p>-5,91519</text:p>
          </table:table-cell>
          <table:table-cell table:style-name="ce20" table:formula="oooc:=IF(ISBLANK([.O754]);IF(ISERROR([.B754]);&quot;Err:&quot;&amp;ERRORTYPE([.B754])=[.M754];OR([.P754]=[.B754];AND(ISNUMBER([.P754]);ISNUMBER([.B754]);OR(AND([.P754]=0;ABS([.B754])&lt;1E-307);&quot;&quot;&amp;[.B754]=&quot;&quot;&amp;[.P754]))));[.O7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INTERCEPT([.C755:.E755];[.F755:.H755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55]);[.A755];[.M755])" office:value-type="string" office:string-value="Err:532">
            <text:p>Err:532</text:p>
          </table:table-cell>
          <table:table-cell table:style-name="ce20" table:formula="oooc:=IF(ISBLANK([.O755]);IF(ISERROR([.B755]);&quot;Err:&quot;&amp;ERRORTYPE([.B755])=[.M755];OR([.P755]=[.B755];AND(ISNUMBER([.P755]);ISNUMBER([.B755]);OR(AND([.P755]=0;ABS([.B755])&lt;1E-307);&quot;&quot;&amp;[.B755]=&quot;&quot;&amp;[.P755]))));[.O7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INTERCEPT([.C756:.E756];[.F756:.H756])" office:value-type="float" office:value="3">
            <text:p>3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56]);[.A756];[.M756])" office:value-type="float" office:value="3">
            <text:p>3</text:p>
          </table:table-cell>
          <table:table-cell table:style-name="ce20" table:formula="oooc:=IF(ISBLANK([.O756]);IF(ISERROR([.B756]);&quot;Err:&quot;&amp;ERRORTYPE([.B756])=[.M756];OR([.P756]=[.B756];AND(ISNUMBER([.P756]);ISNUMBER([.B756]);OR(AND([.P756]=0;ABS([.B756])&lt;1E-307);&quot;&quot;&amp;[.B756]=&quot;&quot;&amp;[.P756]))));[.O75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INTERCEPT([.C758:.E758];[.F758:.G758])" office:value-type="float" office:value="0">
            <text:p>Err:504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758]);[.A758];[.M758])" office:value-type="string" office:string-value="Err:504">
            <text:p>Err:504</text:p>
          </table:table-cell>
          <table:table-cell table:style-name="ce20" table:formula="oooc:=IF(ISBLANK([.O758]);IF(ISERROR([.B758]);&quot;Err:&quot;&amp;ERRORTYPE([.B758])=[.M758];OR([.P758]=[.B758];AND(ISNUMBER([.P758]);ISNUMBER([.B758]);OR(AND([.P758]=0;ABS([.B758])&lt;1E-307);&quot;&quot;&amp;[.B758]=&quot;&quot;&amp;[.P758]))));[.O7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INTERCEPT([.C759];[.D759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59]);[.A759];[.M759])" office:value-type="string" office:string-value="Err:532">
            <text:p>Err:532</text:p>
          </table:table-cell>
          <table:table-cell table:style-name="ce20" table:formula="oooc:=IF(ISBLANK([.O759]);IF(ISERROR([.B759]);&quot;Err:&quot;&amp;ERRORTYPE([.B759])=[.M759];OR([.P759]=[.B759];AND(ISNUMBER([.P759]);ISNUMBER([.B759]);OR(AND([.P759]=0;ABS([.B759])&lt;1E-307);&quot;&quot;&amp;[.B759]=&quot;&quot;&amp;[.P759]))));[.O75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.16666666666667">
            <text:p>3,16667</text:p>
          </table:table-cell>
          <table:table-cell table:formula="oooc:=INTERCEPT([.C761:.I761];[.C762:.I762])" office:value-type="float" office:value="3.16666666666667">
            <text:p>3,1666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3.554cm" svg:height="1.96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20" table:formula="oooc:=IF(ISBLANK([.M761]);[.A761];[.M761])" office:value-type="float" office:value="3.16666666666667">
            <text:p>3,16667</text:p>
          </table:table-cell>
          <table:table-cell table:style-name="ce20" table:formula="oooc:=IF(ISBLANK([.O761]);IF(ISERROR([.B761]);&quot;Err:&quot;&amp;ERRORTYPE([.B761])=[.M761];OR([.P761]=[.B761];AND(ISNUMBER([.P761]);ISNUMBER([.B761]);OR(AND([.P761]=0;ABS([.B761])&lt;1E-307);&quot;&quot;&amp;[.B761]=&quot;&quot;&amp;[.P761]))));[.O7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72">
            <text:p>4,72</text:p>
          </table:table-cell>
          <table:table-cell table:formula="oooc:=INTERCEPT([.C761:.E762];[.F761:.H762])" office:value-type="float" office:value="4.72">
            <text:p>4,7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2]);[.A762];[.M762])" office:value-type="float" office:value="4.72">
            <text:p>4,72</text:p>
          </table:table-cell>
          <table:table-cell table:style-name="ce20" table:formula="oooc:=IF(ISBLANK([.O762]);IF(ISERROR([.B762]);&quot;Err:&quot;&amp;ERRORTYPE([.B762])=[.M762];OR([.P762]=[.B762];AND(ISNUMBER([.P762]);ISNUMBER([.B762]);OR(AND([.P762]=0;ABS([.B762])&lt;1E-307);&quot;&quot;&amp;[.B762]=&quot;&quot;&amp;[.P762]))));[.O76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0.3">
            <text:p>-0,3</text:p>
          </table:table-cell>
          <table:table-cell table:formula="oooc:=SLOPE([.C764:.E764];[.F764:.H764])" office:value-type="float" office:value="-0.3">
            <text:p>-0,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style-name="ce17"/>
          <table:table-cell/>
          <table:table-cell/>
          <table:table-cell table:style-name="ce20" table:formula="oooc:=IF(ISBLANK([.M764]);[.A764];[.M764])" office:value-type="float" office:value="-0.3">
            <text:p>-0,3</text:p>
          </table:table-cell>
          <table:table-cell table:style-name="ce20" table:formula="oooc:=IF(ISBLANK([.O764]);IF(ISERROR([.B764]);&quot;Err:&quot;&amp;ERRORTYPE([.B764])=[.M764];OR([.P764]=[.B764];AND(ISNUMBER([.P764]);ISNUMBER([.B764]);OR(AND([.P764]=0;ABS([.B764])&lt;1E-307);&quot;&quot;&amp;[.B764]=&quot;&quot;&amp;[.P764]))));[.O7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63309352517986">
            <text:p>0,86331</text:p>
          </table:table-cell>
          <table:table-cell table:formula="oooc:=SLOPE([.C765:.E765];[.F765:.H765])" office:value-type="float" office:value="0.863309352517986">
            <text:p>0,863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5]);[.A765];[.M765])" office:value-type="float" office:value="0.863309352517986">
            <text:p>0,86331</text:p>
          </table:table-cell>
          <table:table-cell table:style-name="ce20" table:formula="oooc:=IF(ISBLANK([.O765]);IF(ISERROR([.B765]);&quot;Err:&quot;&amp;ERRORTYPE([.B765])=[.M765];OR([.P765]=[.B765];AND(ISNUMBER([.P765]);ISNUMBER([.B765]);OR(AND([.P765]=0;ABS([.B765])&lt;1E-307);&quot;&quot;&amp;[.B765]=&quot;&quot;&amp;[.P765]))));[.O7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785714285714286">
            <text:p>-0,07857</text:p>
          </table:table-cell>
          <table:table-cell table:formula="oooc:=SLOPE([.C766:.E766];[.F766:.H766])" office:value-type="float" office:value="-0.0785714285714286">
            <text:p>-0,07857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6]);[.A766];[.M766])" office:value-type="float" office:value="-0.0785714285714286">
            <text:p>-0,07857</text:p>
          </table:table-cell>
          <table:table-cell table:style-name="ce20" table:formula="oooc:=IF(ISBLANK([.O766]);IF(ISERROR([.B766]);&quot;Err:&quot;&amp;ERRORTYPE([.B766])=[.M766];OR([.P766]=[.B766];AND(ISNUMBER([.P766]);ISNUMBER([.B766]);OR(AND([.P766]=0;ABS([.B766])&lt;1E-307);&quot;&quot;&amp;[.B766]=&quot;&quot;&amp;[.P766]))));[.O7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15">
            <text:p>-1,15</text:p>
          </table:table-cell>
          <table:table-cell table:formula="oooc:=SLOPE([.C767:.E767];[.F767:.H767])" office:value-type="float" office:value="-1.15">
            <text:p>-1,15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7]);[.A767];[.M767])" office:value-type="float" office:value="-1.15">
            <text:p>-1,15</text:p>
          </table:table-cell>
          <table:table-cell table:style-name="ce20" table:formula="oooc:=IF(ISBLANK([.O767]);IF(ISERROR([.B767]);&quot;Err:&quot;&amp;ERRORTYPE([.B767])=[.M767];OR([.P767]=[.B767];AND(ISNUMBER([.P767]);ISNUMBER([.B767]);OR(AND([.P767]=0;ABS([.B767])&lt;1E-307);&quot;&quot;&amp;[.B767]=&quot;&quot;&amp;[.P767]))));[.O7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66244725738397">
            <text:p>1,66245</text:p>
          </table:table-cell>
          <table:table-cell table:formula="oooc:=SLOPE([.C768:.E768];[.F768:.H768])" office:value-type="float" office:value="1.66244725738397">
            <text:p>1,66245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,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68]);[.A768];[.M768])" office:value-type="float" office:value="1.66244725738397">
            <text:p>1,66245</text:p>
          </table:table-cell>
          <table:table-cell table:style-name="ce20" table:formula="oooc:=IF(ISBLANK([.O768]);IF(ISERROR([.B768]);&quot;Err:&quot;&amp;ERRORTYPE([.B768])=[.M768];OR([.P768]=[.B768];AND(ISNUMBER([.P768]);ISNUMBER([.B768]);OR(AND([.P768]=0;ABS([.B768])&lt;1E-307);&quot;&quot;&amp;[.B768]=&quot;&quot;&amp;[.P768]))));[.O7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SLOPE([.C769:.E769];[.F769:.H769])" office:value-type="float" office:value="0">
            <text:p>#DIV/0!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769]);[.A769];[.M769])" office:value-type="string" office:string-value="Err:532">
            <text:p>Err:532</text:p>
          </table:table-cell>
          <table:table-cell table:style-name="ce20" table:formula="oooc:=IF(ISBLANK([.O769]);IF(ISERROR([.B769]);&quot;Err:&quot;&amp;ERRORTYPE([.B769])=[.M769];OR([.P769]=[.B769];AND(ISNUMBER([.P769]);ISNUMBER([.B769]);OR(AND([.P769]=0;ABS([.B769])&lt;1E-307);&quot;&quot;&amp;[.B769]=&quot;&quot;&amp;[.P769]))));[.O7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LOPE([.C770:.E770];[.F770:.H770])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70]);[.A770];[.M770])" office:value-type="float" office:value="0">
            <text:p>0</text:p>
          </table:table-cell>
          <table:table-cell table:style-name="ce20" table:formula="oooc:=IF(ISBLANK([.O770]);IF(ISERROR([.B770]);&quot;Err:&quot;&amp;ERRORTYPE([.B770])=[.M770];OR([.P770]=[.B770];AND(ISNUMBER([.P770]);ISNUMBER([.B770]);OR(AND([.P770]=0;ABS([.B770])&lt;1E-307);&quot;&quot;&amp;[.B770]=&quot;&quot;&amp;[.P770]))));[.O77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SLOPE([.C772:.E772];[.F772:.G772])" office:value-type="float" office:value="0">
            <text:p>Err:504</text:p>
          </table:table-cell>
          <table:table-cell table:style-name="ce9" office:value-type="float" office:value="4.1">
            <text:p>4,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772]);[.A772];[.M772])" office:value-type="string" office:string-value="Err:504">
            <text:p>Err:504</text:p>
          </table:table-cell>
          <table:table-cell table:style-name="ce20" table:formula="oooc:=IF(ISBLANK([.O772]);IF(ISERROR([.B772]);&quot;Err:&quot;&amp;ERRORTYPE([.B772])=[.M772];OR([.P772]=[.B772];AND(ISNUMBER([.P772]);ISNUMBER([.B772]);OR(AND([.P772]=0;ABS([.B772])&lt;1E-307);&quot;&quot;&amp;[.B772]=&quot;&quot;&amp;[.P772]))));[.O77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305555555555556">
            <text:p>0,30556</text:p>
          </table:table-cell>
          <table:table-cell table:formula="oooc:=SLOPE([.C774:.I774];[.C775:.I775])" office:value-type="float" office:value="0.305555555555556">
            <text:p>0,305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74]);[.A774];[.M774])" office:value-type="float" office:value="0.305555555555556">
            <text:p>0,30556</text:p>
          </table:table-cell>
          <table:table-cell table:style-name="ce20" table:formula="oooc:=IF(ISBLANK([.O774]);IF(ISERROR([.B774]);&quot;Err:&quot;&amp;ERRORTYPE([.B774])=[.M774];OR([.P774]=[.B774];AND(ISNUMBER([.P774]);ISNUMBER([.B774]);OR(AND([.P774]=0;ABS([.B774])&lt;1E-307);&quot;&quot;&amp;[.B774]=&quot;&quot;&amp;[.P774]))));[.O7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4">
            <text:p>0,24</text:p>
          </table:table-cell>
          <table:table-cell table:formula="oooc:=SLOPE([.C774:.E775];[.F774:.H775])" office:value-type="float" office:value="0.24">
            <text:p>0,2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75]);[.A775];[.M775])" office:value-type="float" office:value="0.24">
            <text:p>0,24</text:p>
          </table:table-cell>
          <table:table-cell table:style-name="ce20" table:formula="oooc:=IF(ISBLANK([.O775]);IF(ISERROR([.B775]);&quot;Err:&quot;&amp;ERRORTYPE([.B775])=[.M775];OR([.P775]=[.B775];AND(ISNUMBER([.P775]);ISNUMBER([.B775]);OR(AND([.P775]=0;ABS([.B775])&lt;1E-307);&quot;&quot;&amp;[.B775]=&quot;&quot;&amp;[.P775]))));[.O7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ROB([.C777:.D777];[.E777:.F777];[.G777];[.H77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0.7">
            <text:p>0,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style-name="ce17"/>
          <table:table-cell/>
          <table:table-cell/>
          <table:table-cell table:style-name="ce20" table:formula="oooc:=IF(ISBLANK([.M777]);[.A777];[.M777])" office:value-type="float" office:value="1">
            <text:p>1</text:p>
          </table:table-cell>
          <table:table-cell table:style-name="ce20" table:formula="oooc:=IF(ISBLANK([.O777]);IF(ISERROR([.B777]);&quot;Err:&quot;&amp;ERRORTYPE([.B777])=[.M777];OR([.P777]=[.B777];AND(ISNUMBER([.P777]);ISNUMBER([.B777]);OR(AND([.P777]=0;ABS([.B777])&lt;1E-307);&quot;&quot;&amp;[.B777]=&quot;&quot;&amp;[.P777]))));[.O7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PROB([.C778:.D778];[.E778:.F778];[.G778];[.H778])" office:value-type="float" office:value="0.2">
            <text:p>0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78]);[.A778];[.M778])" office:value-type="float" office:value="0.2">
            <text:p>0,2</text:p>
          </table:table-cell>
          <table:table-cell table:style-name="ce20" table:formula="oooc:=IF(ISBLANK([.O778]);IF(ISERROR([.B778]);&quot;Err:&quot;&amp;ERRORTYPE([.B778])=[.M778];OR([.P778]=[.B778];AND(ISNUMBER([.P778]);ISNUMBER([.B778]);OR(AND([.P778]=0;ABS([.B778])&lt;1E-307);&quot;&quot;&amp;[.B778]=&quot;&quot;&amp;[.P778]))));[.O7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PROB([.C779:.D779];[.E779:.F779];[.G779];[.H779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ce20" table:formula="oooc:=IF(ISBLANK([.M779]);[.A779];[.M779])" office:value-type="float" office:value="1">
            <text:p>1</text:p>
          </table:table-cell>
          <table:table-cell table:style-name="ce20" table:formula="oooc:=IF(ISBLANK([.O779]);IF(ISERROR([.B779]);&quot;Err:&quot;&amp;ERRORTYPE([.B779])=[.M779];OR([.P779]=[.B779];AND(ISNUMBER([.P779]);ISNUMBER([.B779]);OR(AND([.P779]=0;ABS([.B779])&lt;1E-307);&quot;&quot;&amp;[.B779]=&quot;&quot;&amp;[.P779]))));[.O7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PROB([.C780:.D780];[.E780:.F780];[.G780];[.H780])" office:value-type="float" office:value="0.25">
            <text:p>0,2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0]);[.A780];[.M780])" office:value-type="float" office:value="0.25">
            <text:p>0,25</text:p>
          </table:table-cell>
          <table:table-cell table:style-name="ce20" table:formula="oooc:=IF(ISBLANK([.O780]);IF(ISERROR([.B780]);&quot;Err:&quot;&amp;ERRORTYPE([.B780])=[.M780];OR([.P780]=[.B780];AND(ISNUMBER([.P780]);ISNUMBER([.B780]);OR(AND([.P780]=0;ABS([.B780])&lt;1E-307);&quot;&quot;&amp;[.B780]=&quot;&quot;&amp;[.P780]))));[.O7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PROB([.C781:.D781];[.E781:.F781];[.G781];[.H781])" office:value-type="float" office:value="0.2">
            <text:p>0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1]);[.A781];[.M781])" office:value-type="float" office:value="0.2">
            <text:p>0,2</text:p>
          </table:table-cell>
          <table:table-cell table:style-name="ce20" table:formula="oooc:=IF(ISBLANK([.O781]);IF(ISERROR([.B781]);&quot;Err:&quot;&amp;ERRORTYPE([.B781])=[.M781];OR([.P781]=[.B781];AND(ISNUMBER([.P781]);ISNUMBER([.B781]);OR(AND([.P781]=0;ABS([.B781])&lt;1E-307);&quot;&quot;&amp;[.B781]=&quot;&quot;&amp;[.P781]))));[.O7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PROB([.C782:.D782];[.E782:.F782];[.G782];[.H782])" office:value-type="float" office:value="0.2">
            <text:p>0,2</text:p>
          </table:table-cell>
          <table:table-cell table:style-name="ce9" office:value-type="float" office:value="-2.3">
            <text:p>-2,3</text:p>
          </table:table-cell>
          <table:table-cell table:style-name="ce9" office:value-type="float" office:value="5.6">
            <text:p>5,6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8">
            <text:p>0,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2]);[.A782];[.M782])" office:value-type="float" office:value="0.2">
            <text:p>0,2</text:p>
          </table:table-cell>
          <table:table-cell table:style-name="ce20" table:formula="oooc:=IF(ISBLANK([.O782]);IF(ISERROR([.B782]);&quot;Err:&quot;&amp;ERRORTYPE([.B782])=[.M782];OR([.P782]=[.B782];AND(ISNUMBER([.P782]);ISNUMBER([.B782]);OR(AND([.P782]=0;ABS([.B782])&lt;1E-307);&quot;&quot;&amp;[.B782]=&quot;&quot;&amp;[.P782]))));[.O7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ROB([.C783:.D783];[.E783:.F783];[.G783];[.H783])" office:value-type="float" office:value="1">
            <text:p>1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4">
            <text:p>0,4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3]);[.A783];[.M783])" office:value-type="float" office:value="1">
            <text:p>1</text:p>
          </table:table-cell>
          <table:table-cell table:style-name="ce20" table:formula="oooc:=IF(ISBLANK([.O783]);IF(ISERROR([.B783]);&quot;Err:&quot;&amp;ERRORTYPE([.B783])=[.M783];OR([.P783]=[.B783];AND(ISNUMBER([.P783]);ISNUMBER([.B783]);OR(AND([.P783]=0;ABS([.B783])&lt;1E-307);&quot;&quot;&amp;[.B783]=&quot;&quot;&amp;[.P783]))));[.O7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2">
            <text:p>-0,2</text:p>
          </table:table-cell>
          <table:table-cell table:formula="oooc:=PROB([.C784:.D784];[.E784:.F784];[.G784];[.H784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2">
            <text:p>1,2</text:p>
          </table:table-cell>
          <table:table-cell table:style-name="ce9" office:value-type="float" office:value="-0.2">
            <text:p>-0,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784]);[.A784];[.M784])" office:value-type="string" office:string-value="Err:519">
            <text:p>Err:519</text:p>
          </table:table-cell>
          <table:table-cell table:style-name="ce20" table:formula="oooc:=IF(ISBLANK([.O784]);IF(ISERROR([.B784]);&quot;Err:&quot;&amp;ERRORTYPE([.B784])=[.M784];OR([.P784]=[.B784];AND(ISNUMBER([.P784]);ISNUMBER([.B784]);OR(AND([.P784]=0;ABS([.B784])&lt;1E-307);&quot;&quot;&amp;[.B784]=&quot;&quot;&amp;[.P784]))));[.O7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ROB([.C785:.D785];[.E785:.F785];[.G785];[.H785])" office:value-type="float" office:value="0">
            <text:p>#VALUE!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785]);[.A785];[.M785])" office:value-type="string" office:string-value="Err:519">
            <text:p>Err:519</text:p>
          </table:table-cell>
          <table:table-cell table:style-name="ce20" table:formula="oooc:=IF(ISBLANK([.O785]);IF(ISERROR([.B785]);&quot;Err:&quot;&amp;ERRORTYPE([.B785])=[.M785];OR([.P785]=[.B785];AND(ISNUMBER([.P785]);ISNUMBER([.B785]);OR(AND([.P785]=0;ABS([.B785])&lt;1E-307);&quot;&quot;&amp;[.B785]=&quot;&quot;&amp;[.P785]))));[.O78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1">
            <text:p>0,1</text:p>
          </table:table-cell>
          <table:table-cell table:formula="oooc:=PROB([.C787:.D788];[.E787:.F788];[.G787])" office:value-type="float" office:value="0.1">
            <text:p>0,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3">
            <text:p>0,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87]);[.A787];[.M787])" office:value-type="float" office:value="0.1">
            <text:p>0,1</text:p>
          </table:table-cell>
          <table:table-cell table:style-name="ce20" table:formula="oooc:=IF(ISBLANK([.O787]);IF(ISERROR([.B787]);&quot;Err:&quot;&amp;ERRORTYPE([.B787])=[.M787];OR([.P787]=[.B787];AND(ISNUMBER([.P787]);ISNUMBER([.B787]);OR(AND([.P787]=0;ABS([.B787])&lt;1E-307);&quot;&quot;&amp;[.B787]=&quot;&quot;&amp;[.P787]))));[.O7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PROB([.C788:.D788];[.E787:.F788];[.G788];[.H788])" office:value-type="float" office:value="0">
            <text:p>#N/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0.4">
            <text:p>0,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32767</text:p>
          </table:table-cell>
          <table:table-cell/>
          <table:table-cell/>
          <table:table-cell table:style-name="ce20" table:formula="oooc:=IF(ISBLANK([.M788]);[.A788];[.M788])" office:value-type="string" office:string-value="Err:32767">
            <text:p>Err:32767</text:p>
          </table:table-cell>
          <table:table-cell table:style-name="ce20" table:formula="oooc:=IF(ISBLANK([.O788]);IF(ISERROR([.B788]);&quot;Err:&quot;&amp;ERRORTYPE([.B788])=[.M788];OR([.P788]=[.B788];AND(ISNUMBER([.P788]);ISNUMBER([.B788]);OR(AND([.P788]=0;ABS([.B788])&lt;1E-307);&quot;&quot;&amp;[.B788]=&quot;&quot;&amp;[.P788]))));[.O78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RITBINOM([.C790];[.D790];[.E79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style-name="ce17"/>
          <table:table-cell/>
          <table:table-cell/>
          <table:table-cell table:style-name="ce20" table:formula="oooc:=IF(ISBLANK([.M790]);[.A790];[.M790])" office:value-type="float" office:value="0">
            <text:p>0</text:p>
          </table:table-cell>
          <table:table-cell table:style-name="ce20" table:formula="oooc:=IF(ISBLANK([.O790]);IF(ISERROR([.B790]);&quot;Err:&quot;&amp;ERRORTYPE([.B790])=[.M790];OR([.P790]=[.B790];AND(ISNUMBER([.P790]);ISNUMBER([.B790]);OR(AND([.P790]=0;ABS([.B790])&lt;1E-307);&quot;&quot;&amp;[.B790]=&quot;&quot;&amp;[.P790]))));[.O7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RITBINOM([.C791];[.D791];[.E791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1]);[.A791];[.M791])" office:value-type="float" office:value="1">
            <text:p>1</text:p>
          </table:table-cell>
          <table:table-cell table:style-name="ce20" table:formula="oooc:=IF(ISBLANK([.O791]);IF(ISERROR([.B791]);&quot;Err:&quot;&amp;ERRORTYPE([.B791])=[.M791];OR([.P791]=[.B791];AND(ISNUMBER([.P791]);ISNUMBER([.B791]);OR(AND([.P791]=0;ABS([.B791])&lt;1E-307);&quot;&quot;&amp;[.B791]=&quot;&quot;&amp;[.P791]))));[.O7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RITBINOM([.C792];[.D792];[.E792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2]);[.A792];[.M792])" office:value-type="float" office:value="1">
            <text:p>1</text:p>
          </table:table-cell>
          <table:table-cell table:style-name="ce20" table:formula="oooc:=IF(ISBLANK([.O792]);IF(ISERROR([.B792]);&quot;Err:&quot;&amp;ERRORTYPE([.B792])=[.M792];OR([.P792]=[.B792];AND(ISNUMBER([.P792]);ISNUMBER([.B792]);OR(AND([.P792]=0;ABS([.B792])&lt;1E-307);&quot;&quot;&amp;[.B792]=&quot;&quot;&amp;[.P792]))));[.O7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RITBINOM([.C793];[.D793];[.E793])" office:value-type="float" office:value="1">
            <text:p>1</text:p>
          </table:table-cell>
          <table:table-cell table:style-name="ce10" office:value-type="float" office:value="3.9">
            <text:p>3,9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3]);[.A793];[.M793])" office:value-type="float" office:value="1">
            <text:p>1</text:p>
          </table:table-cell>
          <table:table-cell table:style-name="ce20" table:formula="oooc:=IF(ISBLANK([.O793]);IF(ISERROR([.B793]);&quot;Err:&quot;&amp;ERRORTYPE([.B793])=[.M793];OR([.P793]=[.B793];AND(ISNUMBER([.P793]);ISNUMBER([.B793]);OR(AND([.P793]=0;ABS([.B793])&lt;1E-307);&quot;&quot;&amp;[.B793]=&quot;&quot;&amp;[.P793]))));[.O7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CRITBINOM([.C794];[.D794];[.E794])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4]);[.A794];[.M794])" office:value-type="float" office:value="2">
            <text:p>2</text:p>
          </table:table-cell>
          <table:table-cell table:style-name="ce20" table:formula="oooc:=IF(ISBLANK([.O794]);IF(ISERROR([.B794]);&quot;Err:&quot;&amp;ERRORTYPE([.B794])=[.M794];OR([.P794]=[.B794];AND(ISNUMBER([.P794]);ISNUMBER([.B794]);OR(AND([.P794]=0;ABS([.B794])&lt;1E-307);&quot;&quot;&amp;[.B794]=&quot;&quot;&amp;[.P794]))));[.O7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10">
            <text:p>310</text:p>
          </table:table-cell>
          <table:table-cell table:formula="oooc:=CRITBINOM([.C795];[.D795];[.E795])" office:value-type="float" office:value="310">
            <text:p>310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ce20" table:formula="oooc:=IF(ISBLANK([.M795]);[.A795];[.M795])" office:value-type="float" office:value="310">
            <text:p>310</text:p>
          </table:table-cell>
          <table:table-cell table:style-name="ce20" table:formula="oooc:=IF(ISBLANK([.O795]);IF(ISERROR([.B795]);&quot;Err:&quot;&amp;ERRORTYPE([.B795])=[.M795];OR([.P795]=[.B795];AND(ISNUMBER([.P795]);ISNUMBER([.B795]);OR(AND([.P795]=0;ABS([.B795])&lt;1E-307);&quot;&quot;&amp;[.B795]=&quot;&quot;&amp;[.P795]))));[.O7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RITBINOM([.C796];[.D796];[.E796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001">
            <text:p>0,001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6]);[.A796];[.M796])" office:value-type="float" office:value="0">
            <text:p>0</text:p>
          </table:table-cell>
          <table:table-cell table:style-name="ce20" table:formula="oooc:=IF(ISBLANK([.O796]);IF(ISERROR([.B796]);&quot;Err:&quot;&amp;ERRORTYPE([.B796])=[.M796];OR([.P796]=[.B796];AND(ISNUMBER([.P796]);ISNUMBER([.B796]);OR(AND([.P796]=0;ABS([.B796])&lt;1E-307);&quot;&quot;&amp;[.B796]=&quot;&quot;&amp;[.P796]))));[.O7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CRITBINOM([.C797];[.D797];[.E797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999">
            <text:p>0,999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7]);[.A797];[.M797])" office:value-type="float" office:value="10">
            <text:p>10</text:p>
          </table:table-cell>
          <table:table-cell table:style-name="ce20" table:formula="oooc:=IF(ISBLANK([.O797]);IF(ISERROR([.B797]);&quot;Err:&quot;&amp;ERRORTYPE([.B797])=[.M797];OR([.P797]=[.B797];AND(ISNUMBER([.P797]);ISNUMBER([.B797]);OR(AND([.P797]=0;ABS([.B797])&lt;1E-307);&quot;&quot;&amp;[.B797]=&quot;&quot;&amp;[.P797]))));[.O7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RITBINOM([.C798];[.D798];[.E798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001">
            <text:p>0,00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8]);[.A798];[.M798])" office:value-type="float" office:value="0">
            <text:p>0</text:p>
          </table:table-cell>
          <table:table-cell table:style-name="ce20" table:formula="oooc:=IF(ISBLANK([.O798]);IF(ISERROR([.B798]);&quot;Err:&quot;&amp;ERRORTYPE([.B798])=[.M798];OR([.P798]=[.B798];AND(ISNUMBER([.P798]);ISNUMBER([.B798]);OR(AND([.P798]=0;ABS([.B798])&lt;1E-307);&quot;&quot;&amp;[.B798]=&quot;&quot;&amp;[.P798]))));[.O7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CRITBINOM([.C799];[.D799];[.E799])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999">
            <text:p>0,99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799]);[.A799];[.M799])" office:value-type="float" office:value="8">
            <text:p>8</text:p>
          </table:table-cell>
          <table:table-cell table:style-name="ce20" table:formula="oooc:=IF(ISBLANK([.O799]);IF(ISERROR([.B799]);&quot;Err:&quot;&amp;ERRORTYPE([.B799])=[.M799];OR([.P799]=[.B799];AND(ISNUMBER([.P799]);ISNUMBER([.B799]);OR(AND([.P799]=0;ABS([.B799])&lt;1E-307);&quot;&quot;&amp;[.B799]=&quot;&quot;&amp;[.P799]))));[.O7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RITBINOM([.C800];[.D800];[.E800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00]);[.A800];[.M800])" office:value-type="float" office:value="0">
            <text:p>0</text:p>
          </table:table-cell>
          <table:table-cell table:style-name="ce20" table:formula="oooc:=IF(ISBLANK([.O800]);IF(ISERROR([.B800]);&quot;Err:&quot;&amp;ERRORTYPE([.B800])=[.M800];OR([.P800]=[.B800];AND(ISNUMBER([.P800]);ISNUMBER([.B800]);OR(AND([.P800]=0;ABS([.B800])&lt;1E-307);&quot;&quot;&amp;[.B800]=&quot;&quot;&amp;[.P800]))));[.O8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CRITBINOM([.C801];[.D801];[.E801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01]);[.A801];[.M801])" office:value-type="float" office:value="10">
            <text:p>10</text:p>
          </table:table-cell>
          <table:table-cell table:style-name="ce20" table:formula="oooc:=IF(ISBLANK([.O801]);IF(ISERROR([.B801]);&quot;Err:&quot;&amp;ERRORTYPE([.B801])=[.M801];OR([.P801]=[.B801];AND(ISNUMBER([.P801]);ISNUMBER([.B801]);OR(AND([.P801]=0;ABS([.B801])&lt;1E-307);&quot;&quot;&amp;[.B801]=&quot;&quot;&amp;[.P801]))));[.O8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2];[.D802];[.E802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02]);[.A802];[.M802])" office:value-type="string" office:string-value="Err:502">
            <text:p>Err:502</text:p>
          </table:table-cell>
          <table:table-cell table:style-name="ce20" table:formula="oooc:=IF(ISBLANK([.O802]);IF(ISERROR([.B802]);&quot;Err:&quot;&amp;ERRORTYPE([.B802])=[.M802];OR([.P802]=[.B802];AND(ISNUMBER([.P802]);ISNUMBER([.B802]);OR(AND([.P802]=0;ABS([.B802])&lt;1E-307);&quot;&quot;&amp;[.B802]=&quot;&quot;&amp;[.P802]))));[.O8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3];[.D803];[.E803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03]);[.A803];[.M803])" office:value-type="string" office:string-value="Err:502">
            <text:p>Err:502</text:p>
          </table:table-cell>
          <table:table-cell table:style-name="ce20" table:formula="oooc:=IF(ISBLANK([.O803]);IF(ISERROR([.B803]);&quot;Err:&quot;&amp;ERRORTYPE([.B803])=[.M803];OR([.P803]=[.B803];AND(ISNUMBER([.P803]);ISNUMBER([.B803]);OR(AND([.P803]=0;ABS([.B803])&lt;1E-307);&quot;&quot;&amp;[.B803]=&quot;&quot;&amp;[.P803]))));[.O8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4];[.D804];[.E804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-0.001">
            <text:p>-0,001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04]);[.A804];[.M804])" office:value-type="string" office:string-value="Err:502">
            <text:p>Err:502</text:p>
          </table:table-cell>
          <table:table-cell table:style-name="ce20" table:formula="oooc:=IF(ISBLANK([.O804]);IF(ISERROR([.B804]);&quot;Err:&quot;&amp;ERRORTYPE([.B804])=[.M804];OR([.P804]=[.B804];AND(ISNUMBER([.P804]);ISNUMBER([.B804]);OR(AND([.P804]=0;ABS([.B804])&lt;1E-307);&quot;&quot;&amp;[.B804]=&quot;&quot;&amp;[.P804]))));[.O8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5];[.D805];[.E805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.001">
            <text:p>1,001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05]);[.A805];[.M805])" office:value-type="string" office:string-value="Err:502">
            <text:p>Err:502</text:p>
          </table:table-cell>
          <table:table-cell table:style-name="ce20" table:formula="oooc:=IF(ISBLANK([.O805]);IF(ISERROR([.B805]);&quot;Err:&quot;&amp;ERRORTYPE([.B805])=[.M805];OR([.P805]=[.B805];AND(ISNUMBER([.P805]);ISNUMBER([.B805]);OR(AND([.P805]=0;ABS([.B805])&lt;1E-307);&quot;&quot;&amp;[.B805]=&quot;&quot;&amp;[.P805]))));[.O8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6];[.D806];[.E8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06]);[.A806];[.M806])" office:value-type="string" office:string-value="Err:502">
            <text:p>Err:502</text:p>
          </table:table-cell>
          <table:table-cell table:style-name="ce20" table:formula="oooc:=IF(ISBLANK([.O806]);IF(ISERROR([.B806]);&quot;Err:&quot;&amp;ERRORTYPE([.B806])=[.M806];OR([.P806]=[.B806];AND(ISNUMBER([.P806]);ISNUMBER([.B806]);OR(AND([.P806]=0;ABS([.B806])&lt;1E-307);&quot;&quot;&amp;[.B806]=&quot;&quot;&amp;[.P806]))));[.O8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RITBINOM([.C807];[.D807];[.E807])" office:value-type="float" office:value="0">
            <text:p>#VALUE!</text:p>
          </table:table-cell>
          <table:table-cell table:style-name="ce10" office:value-type="float" office:value="10000000000">
            <text:p>1000000000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75">
            <text:p>0,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07]);[.A807];[.M807])" office:value-type="string" office:string-value="Err:519">
            <text:p>Err:519</text:p>
          </table:table-cell>
          <table:table-cell table:style-name="ce20" table:formula="oooc:=IF(ISBLANK([.O807]);IF(ISERROR([.B807]);&quot;Err:&quot;&amp;ERRORTYPE([.B807])=[.M807];OR([.P807]=[.B807];AND(ISNUMBER([.P807]);ISNUMBER([.B807]);OR(AND([.P807]=0;ABS([.B807])&lt;1E-307);&quot;&quot;&amp;[.B807]=&quot;&quot;&amp;[.P807]))));[.O80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PERCENTRANK([.C809:.E809];[.F809]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style-name="ce17"/>
          <table:table-cell/>
          <table:table-cell/>
          <table:table-cell table:style-name="ce20" table:formula="oooc:=IF(ISBLANK([.M809]);[.A809];[.M809])" office:value-type="float" office:value="0.5">
            <text:p>0,5</text:p>
          </table:table-cell>
          <table:table-cell table:style-name="ce20" table:formula="oooc:=IF(ISBLANK([.O809]);IF(ISERROR([.B809]);&quot;Err:&quot;&amp;ERRORTYPE([.B809])=[.M809];OR([.P809]=[.B809];AND(ISNUMBER([.P809]);ISNUMBER([.B809]);OR(AND([.P809]=0;ABS([.B809])&lt;1E-307);&quot;&quot;&amp;[.B809]=&quot;&quot;&amp;[.P809]))));[.O8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PERCENTRANK([.C810:.E810];[.F81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0]);[.A810];[.M810])" office:value-type="float" office:value="0">
            <text:p>0</text:p>
          </table:table-cell>
          <table:table-cell table:style-name="ce20" table:formula="oooc:=IF(ISBLANK([.O810]);IF(ISERROR([.B810]);&quot;Err:&quot;&amp;ERRORTYPE([.B810])=[.M810];OR([.P810]=[.B810];AND(ISNUMBER([.P810]);ISNUMBER([.B810]);OR(AND([.P810]=0;ABS([.B810])&lt;1E-307);&quot;&quot;&amp;[.B810]=&quot;&quot;&amp;[.P810]))));[.O8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PERCENTRANK([.C811:.E811];[.F811]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6.23">
            <text:p>6,23</text:p>
          </table:table-cell>
          <table:table-cell table:style-name="ce9" office:value-type="float" office:value="2.2">
            <text:p>2,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1]);[.A811];[.M811])" office:value-type="float" office:value="0.5">
            <text:p>0,5</text:p>
          </table:table-cell>
          <table:table-cell table:style-name="ce20" table:formula="oooc:=IF(ISBLANK([.O811]);IF(ISERROR([.B811]);&quot;Err:&quot;&amp;ERRORTYPE([.B811])=[.M811];OR([.P811]=[.B811];AND(ISNUMBER([.P811]);ISNUMBER([.B811]);OR(AND([.P811]=0;ABS([.B811])&lt;1E-307);&quot;&quot;&amp;[.B811]=&quot;&quot;&amp;[.P811]))));[.O8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ERCENTRANK([.C812:.E812];[.F81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2]);[.A812];[.M812])" office:value-type="float" office:value="1">
            <text:p>1</text:p>
          </table:table-cell>
          <table:table-cell table:style-name="ce20" table:formula="oooc:=IF(ISBLANK([.O812]);IF(ISERROR([.B812]);&quot;Err:&quot;&amp;ERRORTYPE([.B812])=[.M812];OR([.P812]=[.B812];AND(ISNUMBER([.P812]);ISNUMBER([.B812]);OR(AND([.P812]=0;ABS([.B812])&lt;1E-307);&quot;&quot;&amp;[.B812]=&quot;&quot;&amp;[.P812]))));[.O8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5">
            <text:p>0,75</text:p>
          </table:table-cell>
          <table:table-cell table:formula="oooc:=PERCENTRANK([.C813:.E813];[.F813])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3]);[.A813];[.M813])" office:value-type="float" office:value="0.75">
            <text:p>0,75</text:p>
          </table:table-cell>
          <table:table-cell table:style-name="ce20" table:formula="oooc:=IF(ISBLANK([.O813]);IF(ISERROR([.B813]);&quot;Err:&quot;&amp;ERRORTYPE([.B813])=[.M813];OR([.P813]=[.B813];AND(ISNUMBER([.P813]);ISNUMBER([.B813]);OR(AND([.P813]=0;ABS([.B813])&lt;1E-307);&quot;&quot;&amp;[.B813]=&quot;&quot;&amp;[.P813]))));[.O8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25">
            <text:p>0,625</text:p>
          </table:table-cell>
          <table:table-cell table:formula="oooc:=PERCENTRANK([.C814:.E814];[.F814])" office:value-type="float" office:value="0.625">
            <text:p>0,6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14]);[.A814];[.M814])" office:value-type="float" office:value="0.625">
            <text:p>0,625</text:p>
          </table:table-cell>
          <table:table-cell table:style-name="ce20" table:formula="oooc:=IF(ISBLANK([.O814]);IF(ISERROR([.B814]);&quot;Err:&quot;&amp;ERRORTYPE([.B814])=[.M814];OR([.P814]=[.B814];AND(ISNUMBER([.P814]);ISNUMBER([.B814]);OR(AND([.P814]=0;ABS([.B814])&lt;1E-307);&quot;&quot;&amp;[.B814]=&quot;&quot;&amp;[.P814]))));[.O8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21">
            <text:p>0,821</text:p>
          </table:table-cell>
          <table:table-cell table:formula="oooc:=PERCENTRANK([.C815:.E815];[.F815])" office:value-type="float" office:value="0.821428571428571">
            <text:p>0,82143</text:p>
          </table:table-cell>
          <table:table-cell table:style-name="ce9" office:value-type="float" office:value="-2.4">
            <text:p>-2,4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0.821428571428571">
            <text:p>0,82143</text:p>
          </table:table-cell>
          <table:table-cell/>
          <table:table-cell/>
          <table:table-cell table:style-name="ce20" table:formula="oooc:=IF(ISBLANK([.M815]);[.A815];[.M815])" office:value-type="float" office:value="0.821428571428571">
            <text:p>0,82143</text:p>
          </table:table-cell>
          <table:table-cell table:style-name="ce20" table:formula="oooc:=IF(ISBLANK([.O815]);IF(ISERROR([.B815]);&quot;Err:&quot;&amp;ERRORTYPE([.B815])=[.M815];OR([.P815]=[.B815];AND(ISNUMBER([.P815]);ISNUMBER([.B815]);OR(AND([.P815]=0;ABS([.B815])&lt;1E-307);&quot;&quot;&amp;[.B815]=&quot;&quot;&amp;[.P815]))));[.O8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PERCENTRANK([.C816:.E816];[.F816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16]);[.A816];[.M816])" office:value-type="string" office:string-value="Err:519">
            <text:p>Err:519</text:p>
          </table:table-cell>
          <table:table-cell table:style-name="ce20" table:formula="oooc:=IF(ISBLANK([.O816]);IF(ISERROR([.B816]);&quot;Err:&quot;&amp;ERRORTYPE([.B816])=[.M816];OR([.P816]=[.B816];AND(ISNUMBER([.P816]);ISNUMBER([.B816]);OR(AND([.P816]=0;ABS([.B816])&lt;1E-307);&quot;&quot;&amp;[.B816]=&quot;&quot;&amp;[.P816]))));[.O8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PERCENTRANK([.C817:.E817];[.F817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17]);[.A817];[.M817])" office:value-type="string" office:string-value="Err:519">
            <text:p>Err:519</text:p>
          </table:table-cell>
          <table:table-cell table:style-name="ce20" table:formula="oooc:=IF(ISBLANK([.O817]);IF(ISERROR([.B817]);&quot;Err:&quot;&amp;ERRORTYPE([.B817])=[.M817];OR([.P817]=[.B817];AND(ISNUMBER([.P817]);ISNUMBER([.B817]);OR(AND([.P817]=0;ABS([.B817])&lt;1E-307);&quot;&quot;&amp;[.B817]=&quot;&quot;&amp;[.P817]))));[.O8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821">
            <text:p>0,821</text:p>
          </table:table-cell>
          <table:table-cell table:formula="oooc:=PERCENTRANK([.C819:.E819];[.F819];[.G819])" office:value-type="float" office:value="0">
            <office:annotation draw:style-name="gr1" draw:text-style-name="P2" svg:width="2.8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,4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819]);[.A819];[.M819])" office:value-type="string" office:string-value="Err:504">
            <text:p>Err:504</text:p>
          </table:table-cell>
          <table:table-cell table:style-name="ce20" table:formula="oooc:=IF(ISBLANK([.O819]);IF(ISERROR([.B819]);&quot;Err:&quot;&amp;ERRORTYPE([.B819])=[.M819];OR([.P819]=[.B819];AND(ISNUMBER([.P819]);ISNUMBER([.B819]);OR(AND([.P819]=0;ABS([.B819])&lt;1E-307);&quot;&quot;&amp;[.B819]=&quot;&quot;&amp;[.P819]))));[.O8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">
            <text:p>0,82142</text:p>
          </table:table-cell>
          <table:table-cell table:formula="oooc:=PERCENTRANK([.C820:.E820];[.F820];[.G820])" office:value-type="float" office:value="0">
            <office:annotation draw:style-name="gr1" draw:text-style-name="P2" svg:width="2.8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,4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820]);[.A820];[.M820])" office:value-type="string" office:string-value="Err:504">
            <text:p>Err:504</text:p>
          </table:table-cell>
          <table:table-cell table:style-name="ce20" table:formula="oooc:=IF(ISBLANK([.O820]);IF(ISERROR([.B820]);&quot;Err:&quot;&amp;ERRORTYPE([.B820])=[.M820];OR([.P820]=[.B820];AND(ISNUMBER([.P820]);ISNUMBER([.B820]);OR(AND([.P820]=0;ABS([.B820])&lt;1E-307);&quot;&quot;&amp;[.B820]=&quot;&quot;&amp;[.P820]))));[.O8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8">
            <text:p>0,82143</text:p>
          </table:table-cell>
          <table:table-cell table:formula="oooc:=PERCENTRANK([.C821:.E821];[.F821];[.G821])" office:value-type="float" office:value="0">
            <office:annotation draw:style-name="gr1" draw:text-style-name="P2" svg:width="2.8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,4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821]);[.A821];[.M821])" office:value-type="string" office:string-value="Err:504">
            <text:p>Err:504</text:p>
          </table:table-cell>
          <table:table-cell table:style-name="ce20" table:formula="oooc:=IF(ISBLANK([.O821]);IF(ISERROR([.B821]);&quot;Err:&quot;&amp;ERRORTYPE([.B821])=[.M821];OR([.P821]=[.B821];AND(ISNUMBER([.P821]);ISNUMBER([.B821]);OR(AND([.P821]=0;ABS([.B821])&lt;1E-307);&quot;&quot;&amp;[.B821]=&quot;&quot;&amp;[.P821]))));[.O8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CENTRANK([.C822:.E822];[.F822];[.G822])" office:value-type="float" office:value="0">
            <office:annotation draw:style-name="gr1" draw:text-style-name="P2" svg:width="2.88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,4</text:p>
          </table:table-cell>
          <table:table-cell table:style-name="ce9" office:value-type="float" office:value="-3.4">
            <text:p>-3,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99">
            <text:p>0,9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822]);[.A822];[.M822])" office:value-type="string" office:string-value="Err:504">
            <text:p>Err:504</text:p>
          </table:table-cell>
          <table:table-cell table:style-name="ce20" table:formula="oooc:=IF(ISBLANK([.O822]);IF(ISERROR([.B822]);&quot;Err:&quot;&amp;ERRORTYPE([.B822])=[.M822];OR([.P822]=[.B822];AND(ISNUMBER([.P822]);ISNUMBER([.B822]);OR(AND([.P822]=0;ABS([.B822])&lt;1E-307);&quot;&quot;&amp;[.B822]=&quot;&quot;&amp;[.P822]))));[.O8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4">
            <text:p>0,4</text:p>
          </table:table-cell>
          <table:table-cell table:formula="oooc:=PERCENTRANK([.C824:.H824];[.I824])" office:value-type="float" office:value="0.4">
            <text:p>0,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4]);[.A824];[.M824])" office:value-type="float" office:value="0.4">
            <text:p>0,4</text:p>
          </table:table-cell>
          <table:table-cell table:style-name="ce20" table:formula="oooc:=IF(ISBLANK([.O824]);IF(ISERROR([.B824]);&quot;Err:&quot;&amp;ERRORTYPE([.B824])=[.M824];OR([.P824]=[.B824];AND(ISNUMBER([.P824]);ISNUMBER([.B824]);OR(AND([.P824]=0;ABS([.B824])&lt;1E-307);&quot;&quot;&amp;[.B824]=&quot;&quot;&amp;[.P824]))));[.O8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">
            <text:p>0,4</text:p>
          </table:table-cell>
          <table:table-cell table:formula="oooc:=PERCENTRANK([.C825:.H825];[.I825])" office:value-type="float" office:value="0.4">
            <text:p>0,4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5]);[.A825];[.M825])" office:value-type="float" office:value="0.4">
            <text:p>0,4</text:p>
          </table:table-cell>
          <table:table-cell table:style-name="ce20" table:formula="oooc:=IF(ISBLANK([.O825]);IF(ISERROR([.B825]);&quot;Err:&quot;&amp;ERRORTYPE([.B825])=[.M825];OR([.P825]=[.B825];AND(ISNUMBER([.P825]);ISNUMBER([.B825]);OR(AND([.P825]=0;ABS([.B825])&lt;1E-307);&quot;&quot;&amp;[.B825]=&quot;&quot;&amp;[.P825]))));[.O8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">
            <text:p>0,8</text:p>
          </table:table-cell>
          <table:table-cell table:formula="oooc:=PERCENTRANK([.C826:.H826];[.I826])" office:value-type="float" office:value="0.8">
            <text:p>0,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6]);[.A826];[.M826])" office:value-type="float" office:value="0.8">
            <text:p>0,8</text:p>
          </table:table-cell>
          <table:table-cell table:style-name="ce20" table:formula="oooc:=IF(ISBLANK([.O826]);IF(ISERROR([.B826]);&quot;Err:&quot;&amp;ERRORTYPE([.B826])=[.M826];OR([.P826]=[.B826];AND(ISNUMBER([.P826]);ISNUMBER([.B826]);OR(AND([.P826]=0;ABS([.B826])&lt;1E-307);&quot;&quot;&amp;[.B826]=&quot;&quot;&amp;[.P826]))));[.O8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">
            <text:p>0,7</text:p>
          </table:table-cell>
          <table:table-cell table:formula="oooc:=PERCENTRANK([.C827:.H827];[.I827])" office:value-type="float" office:value="0.7">
            <text:p>0,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7]);[.A827];[.M827])" office:value-type="float" office:value="0.7">
            <text:p>0,7</text:p>
          </table:table-cell>
          <table:table-cell table:style-name="ce20" table:formula="oooc:=IF(ISBLANK([.O827]);IF(ISERROR([.B827]);&quot;Err:&quot;&amp;ERRORTYPE([.B827])=[.M827];OR([.P827]=[.B827];AND(ISNUMBER([.P827]);ISNUMBER([.B827]);OR(AND([.P827]=0;ABS([.B827])&lt;1E-307);&quot;&quot;&amp;[.B827]=&quot;&quot;&amp;[.P827]))));[.O8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ERCENTRANK([.C829];[.D829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29]);[.A829];[.M829])" office:value-type="float" office:value="1">
            <text:p>1</text:p>
          </table:table-cell>
          <table:table-cell table:style-name="ce20" table:formula="oooc:=IF(ISBLANK([.O829]);IF(ISERROR([.B829]);&quot;Err:&quot;&amp;ERRORTYPE([.B829])=[.M829];OR([.P829]=[.B829];AND(ISNUMBER([.P829]);ISNUMBER([.B829]);OR(AND([.P829]=0;ABS([.B829])&lt;1E-307);&quot;&quot;&amp;[.B829]=&quot;&quot;&amp;[.P829]))));[.O8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PERCENTRANK([.C830];[.D830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30]);[.A830];[.M830])" office:value-type="string" office:string-value="Err:519">
            <text:p>Err:519</text:p>
          </table:table-cell>
          <table:table-cell table:style-name="ce20" table:formula="oooc:=IF(ISBLANK([.O830]);IF(ISERROR([.B830]);&quot;Err:&quot;&amp;ERRORTYPE([.B830])=[.M830];OR([.P830]=[.B830];AND(ISNUMBER([.P830]);ISNUMBER([.B830]);OR(AND([.P830]=0;ABS([.B830])&lt;1E-307);&quot;&quot;&amp;[.B830]=&quot;&quot;&amp;[.P830]))));[.O83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ODE([.C832:.G83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style-name="ce17"/>
          <table:table-cell/>
          <table:table-cell/>
          <table:table-cell table:style-name="ce20" table:formula="oooc:=IF(ISBLANK([.M832]);[.A832];[.M832])" office:value-type="float" office:value="2">
            <text:p>2</text:p>
          </table:table-cell>
          <table:table-cell table:style-name="ce20" table:formula="oooc:=IF(ISBLANK([.O832]);IF(ISERROR([.B832]);&quot;Err:&quot;&amp;ERRORTYPE([.B832])=[.M832];OR([.P832]=[.B832];AND(ISNUMBER([.P832]);ISNUMBER([.B832]);OR(AND([.P832]=0;ABS([.B832])&lt;1E-307);&quot;&quot;&amp;[.B832]=&quot;&quot;&amp;[.P832]))));[.O8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MODE([.C833:.G833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33]);[.A833];[.M833])" office:value-type="float" office:value="5">
            <text:p>5</text:p>
          </table:table-cell>
          <table:table-cell table:style-name="ce20" table:formula="oooc:=IF(ISBLANK([.O833]);IF(ISERROR([.B833]);&quot;Err:&quot;&amp;ERRORTYPE([.B833])=[.M833];OR([.P833]=[.B833];AND(ISNUMBER([.P833]);ISNUMBER([.B833]);OR(AND([.P833]=0;ABS([.B833])&lt;1E-307);&quot;&quot;&amp;[.B833]=&quot;&quot;&amp;[.P833]))));[.O8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ODE([.C834:.G834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ce20" table:formula="oooc:=IF(ISBLANK([.M834]);[.A834];[.M834])" office:value-type="float" office:value="1">
            <text:p>1</text:p>
          </table:table-cell>
          <table:table-cell table:style-name="ce20" table:formula="oooc:=IF(ISBLANK([.O834]);IF(ISERROR([.B834]);&quot;Err:&quot;&amp;ERRORTYPE([.B834])=[.M834];OR([.P834]=[.B834];AND(ISNUMBER([.P834]);ISNUMBER([.B834]);OR(AND([.P834]=0;ABS([.B834])&lt;1E-307);&quot;&quot;&amp;[.B834]=&quot;&quot;&amp;[.P834]))));[.O83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ODE([.C836:.I836])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36]);[.A836];[.M836])" office:value-type="float" office:value="2">
            <text:p>2</text:p>
          </table:table-cell>
          <table:table-cell table:style-name="ce20" table:formula="oooc:=IF(ISBLANK([.O836]);IF(ISERROR([.B836]);&quot;Err:&quot;&amp;ERRORTYPE([.B836])=[.M836];OR([.P836]=[.B836];AND(ISNUMBER([.P836]);ISNUMBER([.B836]);OR(AND([.P836]=0;ABS([.B836])&lt;1E-307);&quot;&quot;&amp;[.B836]=&quot;&quot;&amp;[.P836]))));[.O8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ODE([.C837:.I837])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37]);[.A837];[.M837])" office:value-type="float" office:value="3">
            <text:p>3</text:p>
          </table:table-cell>
          <table:table-cell table:style-name="ce20" table:formula="oooc:=IF(ISBLANK([.O837]);IF(ISERROR([.B837]);&quot;Err:&quot;&amp;ERRORTYPE([.B837])=[.M837];OR([.P837]=[.B837];AND(ISNUMBER([.P837]);ISNUMBER([.B837]);OR(AND([.P837]=0;ABS([.B837])&lt;1E-307);&quot;&quot;&amp;[.B837]=&quot;&quot;&amp;[.P837]))));[.O8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MODE([.C838:.I83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3">
            <text:p>3</text:p>
          </table:table-cell>
          <table:table-cell/>
          <table:table-cell/>
          <table:table-cell table:style-name="ce20" table:formula="oooc:=IF(ISBLANK([.M838]);[.A838];[.M838])" office:value-type="float" office:value="3">
            <text:p>3</text:p>
          </table:table-cell>
          <table:table-cell table:style-name="ce20" table:formula="oooc:=IF(ISBLANK([.O838]);IF(ISERROR([.B838]);&quot;Err:&quot;&amp;ERRORTYPE([.B838])=[.M838];OR([.P838]=[.B838];AND(ISNUMBER([.P838]);ISNUMBER([.B838]);OR(AND([.P838]=0;ABS([.B838])&lt;1E-307);&quot;&quot;&amp;[.B838]=&quot;&quot;&amp;[.P838]))));[.O8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ODE([.C839:.I839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39]);[.A839];[.M839])" office:value-type="float" office:value="2">
            <text:p>2</text:p>
          </table:table-cell>
          <table:table-cell table:style-name="ce20" table:formula="oooc:=IF(ISBLANK([.O839]);IF(ISERROR([.B839]);&quot;Err:&quot;&amp;ERRORTYPE([.B839])=[.M839];OR([.P839]=[.B839];AND(ISNUMBER([.P839]);ISNUMBER([.B839]);OR(AND([.P839]=0;ABS([.B839])&lt;1E-307);&quot;&quot;&amp;[.B839]=&quot;&quot;&amp;[.P839]))));[.O8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ODE([.C840:.I840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40]);[.A840];[.M840])" office:value-type="string" office:string-value="Err:519">
            <text:p>Err:519</text:p>
          </table:table-cell>
          <table:table-cell table:style-name="ce20" table:formula="oooc:=IF(ISBLANK([.O840]);IF(ISERROR([.B840]);&quot;Err:&quot;&amp;ERRORTYPE([.B840])=[.M840];OR([.P840]=[.B840];AND(ISNUMBER([.P840]);ISNUMBER([.B840]);OR(AND([.P840]=0;ABS([.B840])&lt;1E-307);&quot;&quot;&amp;[.B840]=&quot;&quot;&amp;[.P840]))));[.O84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ODE([.C842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842]);[.A842];[.M842])" office:value-type="string" office:string-value="Err:519">
            <text:p>Err:519</text:p>
          </table:table-cell>
          <table:table-cell table:style-name="ce20" table:formula="oooc:=IF(ISBLANK([.O842]);IF(ISERROR([.B842]);&quot;Err:&quot;&amp;ERRORTYPE([.B842])=[.M842];OR([.P842]=[.B842];AND(ISNUMBER([.P842]);ISNUMBER([.B842]);OR(AND([.P842]=0;ABS([.B842])&lt;1E-307);&quot;&quot;&amp;[.B842]=&quot;&quot;&amp;[.P842]))));[.O84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TRIMMEAN([.C844:.G844];[.H844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style-name="ce17"/>
          <table:table-cell/>
          <table:table-cell/>
          <table:table-cell table:style-name="ce20" table:formula="oooc:=IF(ISBLANK([.M844]);[.A844];[.M844])" office:value-type="float" office:value="3">
            <text:p>3</text:p>
          </table:table-cell>
          <table:table-cell table:style-name="ce20" table:formula="oooc:=IF(ISBLANK([.O844]);IF(ISERROR([.B844]);&quot;Err:&quot;&amp;ERRORTYPE([.B844])=[.M844];OR([.P844]=[.B844];AND(ISNUMBER([.P844]);ISNUMBER([.B844]);OR(AND([.P844]=0;ABS([.B844])&lt;1E-307);&quot;&quot;&amp;[.B844]=&quot;&quot;&amp;[.P844]))));[.O8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TRIMMEAN([.C845:.G845];[.H84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45]);[.A845];[.M845])" office:value-type="float" office:value="4">
            <text:p>4</text:p>
          </table:table-cell>
          <table:table-cell table:style-name="ce20" table:formula="oooc:=IF(ISBLANK([.O845]);IF(ISERROR([.B845]);&quot;Err:&quot;&amp;ERRORTYPE([.B845])=[.M845];OR([.P845]=[.B845];AND(ISNUMBER([.P845]);ISNUMBER([.B845]);OR(AND([.P845]=0;ABS([.B845])&lt;1E-307);&quot;&quot;&amp;[.B845]=&quot;&quot;&amp;[.P845]))));[.O8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TRIMMEAN([.C846:.G846];[.H84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,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46]);[.A846];[.M846])" office:value-type="float" office:value="3">
            <text:p>3</text:p>
          </table:table-cell>
          <table:table-cell table:style-name="ce20" table:formula="oooc:=IF(ISBLANK([.O846]);IF(ISERROR([.B846]);&quot;Err:&quot;&amp;ERRORTYPE([.B846])=[.M846];OR([.P846]=[.B846];AND(ISNUMBER([.P846]);ISNUMBER([.B846]);OR(AND([.P846]=0;ABS([.B846])&lt;1E-307);&quot;&quot;&amp;[.B846]=&quot;&quot;&amp;[.P846]))));[.O8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TRIMMEAN([.C847:.G847];[.H84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47]);[.A847];[.M847])" office:value-type="float" office:value="3">
            <text:p>3</text:p>
          </table:table-cell>
          <table:table-cell table:style-name="ce20" table:formula="oooc:=IF(ISBLANK([.O847]);IF(ISERROR([.B847]);&quot;Err:&quot;&amp;ERRORTYPE([.B847])=[.M847];OR([.P847]=[.B847];AND(ISNUMBER([.P847]);ISNUMBER([.B847]);OR(AND([.P847]=0;ABS([.B847])&lt;1E-307);&quot;&quot;&amp;[.B847]=&quot;&quot;&amp;[.P847]))));[.O8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TRIMMEAN([.C848:.G848];[.H84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4">
            <text:p>0,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48]);[.A848];[.M848])" office:value-type="float" office:value="3">
            <text:p>3</text:p>
          </table:table-cell>
          <table:table-cell table:style-name="ce20" table:formula="oooc:=IF(ISBLANK([.O848]);IF(ISERROR([.B848]);&quot;Err:&quot;&amp;ERRORTYPE([.B848])=[.M848];OR([.P848]=[.B848];AND(ISNUMBER([.P848]);ISNUMBER([.B848]);OR(AND([.P848]=0;ABS([.B848])&lt;1E-307);&quot;&quot;&amp;[.B848]=&quot;&quot;&amp;[.P848]))));[.O8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.43333333333333">
            <text:p>2,43333</text:p>
          </table:table-cell>
          <table:table-cell table:formula="oooc:=TRIMMEAN([.C850:.H850];[.I850])" office:value-type="float" office:value="2.43333333333333">
            <text:p>2,43333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0]);[.A850];[.M850])" office:value-type="float" office:value="2.43333333333333">
            <text:p>2,43333</text:p>
          </table:table-cell>
          <table:table-cell table:style-name="ce20" table:formula="oooc:=IF(ISBLANK([.O850]);IF(ISERROR([.B850]);&quot;Err:&quot;&amp;ERRORTYPE([.B850])=[.M850];OR([.P850]=[.B850];AND(ISNUMBER([.P850]);ISNUMBER([.B850]);OR(AND([.P850]=0;ABS([.B850])&lt;1E-307);&quot;&quot;&amp;[.B850]=&quot;&quot;&amp;[.P850]))));[.O8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65">
            <text:p>2,65</text:p>
          </table:table-cell>
          <table:table-cell table:formula="oooc:=TRIMMEAN([.C851:.H851];[.I851])" office:value-type="float" office:value="2.65">
            <text:p>2,65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1]);[.A851];[.M851])" office:value-type="float" office:value="2.65">
            <text:p>2,65</text:p>
          </table:table-cell>
          <table:table-cell table:style-name="ce20" table:formula="oooc:=IF(ISBLANK([.O851]);IF(ISERROR([.B851]);&quot;Err:&quot;&amp;ERRORTYPE([.B851])=[.M851];OR([.P851]=[.B851];AND(ISNUMBER([.P851]);ISNUMBER([.B851]);OR(AND([.P851]=0;ABS([.B851])&lt;1E-307);&quot;&quot;&amp;[.B851]=&quot;&quot;&amp;[.P851]))));[.O8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RIMMEAN([.C852:.H852];[.I852])" office:value-type="float" office:value="0">
            <text:p>Err:502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52]);[.A852];[.M852])" office:value-type="string" office:string-value="Err:502">
            <text:p>Err:502</text:p>
          </table:table-cell>
          <table:table-cell table:style-name="ce20" table:formula="oooc:=IF(ISBLANK([.O852]);IF(ISERROR([.B852]);&quot;Err:&quot;&amp;ERRORTYPE([.B852])=[.M852];OR([.P852]=[.B852];AND(ISNUMBER([.P852]);ISNUMBER([.B852]);OR(AND([.P852]=0;ABS([.B852])&lt;1E-307);&quot;&quot;&amp;[.B852]=&quot;&quot;&amp;[.P852]))));[.O8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TRIMMEAN([.C853:.H853];[.I853])" office:value-type="float" office:value="0">
            <text:p>Err:502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">
            <text:p>-0,0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53]);[.A853];[.M853])" office:value-type="string" office:string-value="Err:502">
            <text:p>Err:502</text:p>
          </table:table-cell>
          <table:table-cell table:style-name="ce20" table:formula="oooc:=IF(ISBLANK([.O853]);IF(ISERROR([.B853]);&quot;Err:&quot;&amp;ERRORTYPE([.B853])=[.M853];OR([.P853]=[.B853];AND(ISNUMBER([.P853]);ISNUMBER([.B853]);OR(AND([.P853]=0;ABS([.B853])&lt;1E-307);&quot;&quot;&amp;[.B853]=&quot;&quot;&amp;[.P853]))));[.O85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TRIMMEAN([.C855];[.D85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5]);[.A855];[.M855])" office:value-type="float" office:value="1">
            <text:p>1</text:p>
          </table:table-cell>
          <table:table-cell table:style-name="ce20" table:formula="oooc:=IF(ISBLANK([.O855]);IF(ISERROR([.B855]);&quot;Err:&quot;&amp;ERRORTYPE([.B855])=[.M855];OR([.P855]=[.B855];AND(ISNUMBER([.P855]);ISNUMBER([.B855]);OR(AND([.P855]=0;ABS([.B855])&lt;1E-307);&quot;&quot;&amp;[.B855]=&quot;&quot;&amp;[.P855]))));[.O8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QUARTILE([.C857:.G857];[.H857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style-name="ce17"/>
          <table:table-cell/>
          <table:table-cell/>
          <table:table-cell table:style-name="ce20" table:formula="oooc:=IF(ISBLANK([.M857]);[.A857];[.M857])" office:value-type="float" office:value="1">
            <text:p>1</text:p>
          </table:table-cell>
          <table:table-cell table:style-name="ce20" table:formula="oooc:=IF(ISBLANK([.O857]);IF(ISERROR([.B857]);&quot;Err:&quot;&amp;ERRORTYPE([.B857])=[.M857];OR([.P857]=[.B857];AND(ISNUMBER([.P857]);ISNUMBER([.B857]);OR(AND([.P857]=0;ABS([.B857])&lt;1E-307);&quot;&quot;&amp;[.B857]=&quot;&quot;&amp;[.P857]))));[.O8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QUARTILE([.C858:.G858];[.H858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8]);[.A858];[.M858])" office:value-type="float" office:value="3">
            <text:p>3</text:p>
          </table:table-cell>
          <table:table-cell table:style-name="ce20" table:formula="oooc:=IF(ISBLANK([.O858]);IF(ISERROR([.B858]);&quot;Err:&quot;&amp;ERRORTYPE([.B858])=[.M858];OR([.P858]=[.B858];AND(ISNUMBER([.P858]);ISNUMBER([.B858]);OR(AND([.P858]=0;ABS([.B858])&lt;1E-307);&quot;&quot;&amp;[.B858]=&quot;&quot;&amp;[.P858]))));[.O8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QUARTILE([.C859:.G859];[.H859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59]);[.A859];[.M859])" office:value-type="float" office:value="3">
            <text:p>3</text:p>
          </table:table-cell>
          <table:table-cell table:style-name="ce20" table:formula="oooc:=IF(ISBLANK([.O859]);IF(ISERROR([.B859]);&quot;Err:&quot;&amp;ERRORTYPE([.B859])=[.M859];OR([.P859]=[.B859];AND(ISNUMBER([.P859]);ISNUMBER([.B859]);OR(AND([.P859]=0;ABS([.B859])&lt;1E-307);&quot;&quot;&amp;[.B859]=&quot;&quot;&amp;[.P859]))));[.O8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QUARTILE([.C860:.G860];[.H860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0]);[.A860];[.M860])" office:value-type="float" office:value="5">
            <text:p>5</text:p>
          </table:table-cell>
          <table:table-cell table:style-name="ce20" table:formula="oooc:=IF(ISBLANK([.O860]);IF(ISERROR([.B860]);&quot;Err:&quot;&amp;ERRORTYPE([.B860])=[.M860];OR([.P860]=[.B860];AND(ISNUMBER([.P860]);ISNUMBER([.B860]);OR(AND([.P860]=0;ABS([.B860])&lt;1E-307);&quot;&quot;&amp;[.B860]=&quot;&quot;&amp;[.P860]))));[.O8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QUARTILE([.C861:.G861];[.H86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61]);[.A861];[.M861])" office:value-type="string" office:string-value="Err:502">
            <text:p>Err:502</text:p>
          </table:table-cell>
          <table:table-cell table:style-name="ce20" table:formula="oooc:=IF(ISBLANK([.O861]);IF(ISERROR([.B861]);&quot;Err:&quot;&amp;ERRORTYPE([.B861])=[.M861];OR([.P861]=[.B861];AND(ISNUMBER([.P861]);ISNUMBER([.B861]);OR(AND([.P861]=0;ABS([.B861])&lt;1E-307);&quot;&quot;&amp;[.B861]=&quot;&quot;&amp;[.P861]))));[.O8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QUARTILE([.C862:.G862];[.H86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0.01">
            <text:p>-0,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62]);[.A862];[.M862])" office:value-type="string" office:string-value="Err:502">
            <text:p>Err:502</text:p>
          </table:table-cell>
          <table:table-cell table:style-name="ce20" table:formula="oooc:=IF(ISBLANK([.O862]);IF(ISERROR([.B862]);&quot;Err:&quot;&amp;ERRORTYPE([.B862])=[.M862];OR([.P862]=[.B862];AND(ISNUMBER([.P862]);ISNUMBER([.B862]);OR(AND([.P862]=0;ABS([.B862])&lt;1E-307);&quot;&quot;&amp;[.B862]=&quot;&quot;&amp;[.P862]))));[.O86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.3">
            <text:p>1,3</text:p>
          </table:table-cell>
          <table:table-cell table:formula="oooc:=QUARTILE([.C864:.H864];[.I864])" office:value-type="float" office:value="1.3">
            <text:p>1,3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4]);[.A864];[.M864])" office:value-type="float" office:value="1.3">
            <text:p>1,3</text:p>
          </table:table-cell>
          <table:table-cell table:style-name="ce20" table:formula="oooc:=IF(ISBLANK([.O864]);IF(ISERROR([.B864]);&quot;Err:&quot;&amp;ERRORTYPE([.B864])=[.M864];OR([.P864]=[.B864];AND(ISNUMBER([.P864]);ISNUMBER([.B864]);OR(AND([.P864]=0;ABS([.B864])&lt;1E-307);&quot;&quot;&amp;[.B864]=&quot;&quot;&amp;[.P864]))));[.O8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8">
            <text:p>2,8</text:p>
          </table:table-cell>
          <table:table-cell table:formula="oooc:=QUARTILE([.C865:.H865];[.I865])" office:value-type="float" office:value="2.8">
            <text:p>2,8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5]);[.A865];[.M865])" office:value-type="float" office:value="2.8">
            <text:p>2,8</text:p>
          </table:table-cell>
          <table:table-cell table:style-name="ce20" table:formula="oooc:=IF(ISBLANK([.O865]);IF(ISERROR([.B865]);&quot;Err:&quot;&amp;ERRORTYPE([.B865])=[.M865];OR([.P865]=[.B865];AND(ISNUMBER([.P865]);ISNUMBER([.B865]);OR(AND([.P865]=0;ABS([.B865])&lt;1E-307);&quot;&quot;&amp;[.B865]=&quot;&quot;&amp;[.P865]))));[.O86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PERCENTILE([.C867:.G867];[.H86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style-name="ce17"/>
          <table:table-cell/>
          <table:table-cell/>
          <table:table-cell table:style-name="ce20" table:formula="oooc:=IF(ISBLANK([.M867]);[.A867];[.M867])" office:value-type="float" office:value="3">
            <text:p>3</text:p>
          </table:table-cell>
          <table:table-cell table:style-name="ce20" table:formula="oooc:=IF(ISBLANK([.O867]);IF(ISERROR([.B867]);&quot;Err:&quot;&amp;ERRORTYPE([.B867])=[.M867];OR([.P867]=[.B867];AND(ISNUMBER([.P867]);ISNUMBER([.B867]);OR(AND([.P867]=0;ABS([.B867])&lt;1E-307);&quot;&quot;&amp;[.B867]=&quot;&quot;&amp;[.P867]))));[.O8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PERCENTILE([.C868:.G868];[.H868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8]);[.A868];[.M868])" office:value-type="float" office:value="4">
            <text:p>4</text:p>
          </table:table-cell>
          <table:table-cell table:style-name="ce20" table:formula="oooc:=IF(ISBLANK([.O868]);IF(ISERROR([.B868]);&quot;Err:&quot;&amp;ERRORTYPE([.B868])=[.M868];OR([.P868]=[.B868];AND(ISNUMBER([.P868]);ISNUMBER([.B868]);OR(AND([.P868]=0;ABS([.B868])&lt;1E-307);&quot;&quot;&amp;[.B868]=&quot;&quot;&amp;[.P868]))));[.O8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8">
            <text:p>1,8</text:p>
          </table:table-cell>
          <table:table-cell table:formula="oooc:=PERCENTILE([.C869:.G869];[.H869])" office:value-type="float" office:value="1.8">
            <text:p>1,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,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69]);[.A869];[.M869])" office:value-type="float" office:value="1.8">
            <text:p>1,8</text:p>
          </table:table-cell>
          <table:table-cell table:style-name="ce20" table:formula="oooc:=IF(ISBLANK([.O869]);IF(ISERROR([.B869]);&quot;Err:&quot;&amp;ERRORTYPE([.B869])=[.M869];OR([.P869]=[.B869];AND(ISNUMBER([.P869]);ISNUMBER([.B869]);OR(AND([.P869]=0;ABS([.B869])&lt;1E-307);&quot;&quot;&amp;[.B869]=&quot;&quot;&amp;[.P869]))));[.O8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ERCENTILE([.C870:.G870];[.H870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0]);[.A870];[.M870])" office:value-type="float" office:value="1">
            <text:p>1</text:p>
          </table:table-cell>
          <table:table-cell table:style-name="ce20" table:formula="oooc:=IF(ISBLANK([.O870]);IF(ISERROR([.B870]);&quot;Err:&quot;&amp;ERRORTYPE([.B870])=[.M870];OR([.P870]=[.B870];AND(ISNUMBER([.P870]);ISNUMBER([.B870]);OR(AND([.P870]=0;ABS([.B870])&lt;1E-307);&quot;&quot;&amp;[.B870]=&quot;&quot;&amp;[.P870]))));[.O8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PERCENTILE([.C871:.G871];[.H871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1]);[.A871];[.M871])" office:value-type="float" office:value="5">
            <text:p>5</text:p>
          </table:table-cell>
          <table:table-cell table:style-name="ce20" table:formula="oooc:=IF(ISBLANK([.O871]);IF(ISERROR([.B871]);&quot;Err:&quot;&amp;ERRORTYPE([.B871])=[.M871];OR([.P871]=[.B871];AND(ISNUMBER([.P871]);ISNUMBER([.B871]);OR(AND([.P871]=0;ABS([.B871])&lt;1E-307);&quot;&quot;&amp;[.B871]=&quot;&quot;&amp;[.P871]))));[.O8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2">
            <text:p>2,2</text:p>
          </table:table-cell>
          <table:table-cell table:formula="oooc:=PERCENTILE([.C872:.G872];[.H872])" office:value-type="float" office:value="2.2">
            <text:p>2,2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25">
            <text:p>0,2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2]);[.A872];[.M872])" office:value-type="float" office:value="2.2">
            <text:p>2,2</text:p>
          </table:table-cell>
          <table:table-cell table:style-name="ce20" table:formula="oooc:=IF(ISBLANK([.O872]);IF(ISERROR([.B872]);&quot;Err:&quot;&amp;ERRORTYPE([.B872])=[.M872];OR([.P872]=[.B872];AND(ISNUMBER([.P872]);ISNUMBER([.B872]);OR(AND([.P872]=0;ABS([.B872])&lt;1E-307);&quot;&quot;&amp;[.B872]=&quot;&quot;&amp;[.P872]))));[.O8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CENTILE([.C873:.G873];[.H873])" office:value-type="float" office:value="0">
            <text:p>Err:502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0.01">
            <text:p>-0,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73]);[.A873];[.M873])" office:value-type="string" office:string-value="Err:502">
            <text:p>Err:502</text:p>
          </table:table-cell>
          <table:table-cell table:style-name="ce20" table:formula="oooc:=IF(ISBLANK([.O873]);IF(ISERROR([.B873]);&quot;Err:&quot;&amp;ERRORTYPE([.B873])=[.M873];OR([.P873]=[.B873];AND(ISNUMBER([.P873]);ISNUMBER([.B873]);OR(AND([.P873]=0;ABS([.B873])&lt;1E-307);&quot;&quot;&amp;[.B873]=&quot;&quot;&amp;[.P873]))));[.O8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CENTILE([.C874:.G874];[.H874])" office:value-type="float" office:value="0">
            <text:p>Err:502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1">
            <text:p>1,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74]);[.A874];[.M874])" office:value-type="string" office:string-value="Err:502">
            <text:p>Err:502</text:p>
          </table:table-cell>
          <table:table-cell table:style-name="ce20" table:formula="oooc:=IF(ISBLANK([.O874]);IF(ISERROR([.B874]);&quot;Err:&quot;&amp;ERRORTYPE([.B874])=[.M874];OR([.P874]=[.B874];AND(ISNUMBER([.P874]);ISNUMBER([.B874]);OR(AND([.P874]=0;ABS([.B874])&lt;1E-307);&quot;&quot;&amp;[.B874]=&quot;&quot;&amp;[.P874]))));[.O87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EDIAN([.C876:.G87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style-name="ce17"/>
          <table:table-cell/>
          <table:table-cell/>
          <table:table-cell table:style-name="ce20" table:formula="oooc:=IF(ISBLANK([.M876]);[.A876];[.M876])" office:value-type="float" office:value="3">
            <text:p>3</text:p>
          </table:table-cell>
          <table:table-cell table:style-name="ce20" table:formula="oooc:=IF(ISBLANK([.O876]);IF(ISERROR([.B876]);&quot;Err:&quot;&amp;ERRORTYPE([.B876])=[.M876];OR([.P876]=[.B876];AND(ISNUMBER([.P876]);ISNUMBER([.B876]);OR(AND([.P876]=0;ABS([.B876])&lt;1E-307);&quot;&quot;&amp;[.B876]=&quot;&quot;&amp;[.P876]))));[.O8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EDIAN([.C877:.G877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7]);[.A877];[.M877])" office:value-type="float" office:value="4">
            <text:p>4</text:p>
          </table:table-cell>
          <table:table-cell table:style-name="ce20" table:formula="oooc:=IF(ISBLANK([.O877]);IF(ISERROR([.B877]);&quot;Err:&quot;&amp;ERRORTYPE([.B877])=[.M877];OR([.P877]=[.B877];AND(ISNUMBER([.P877]);ISNUMBER([.B877]);OR(AND([.P877]=0;ABS([.B877])&lt;1E-307);&quot;&quot;&amp;[.B877]=&quot;&quot;&amp;[.P877]))));[.O8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EDIAN([.C878:.G878]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78]);[.A878];[.M878])" office:value-type="float" office:value="3">
            <text:p>3</text:p>
          </table:table-cell>
          <table:table-cell table:style-name="ce20" table:formula="oooc:=IF(ISBLANK([.O878]);IF(ISERROR([.B878]);&quot;Err:&quot;&amp;ERRORTYPE([.B878])=[.M878];OR([.P878]=[.B878];AND(ISNUMBER([.P878]);ISNUMBER([.B878]);OR(AND([.P878]=0;ABS([.B878])&lt;1E-307);&quot;&quot;&amp;[.B878]=&quot;&quot;&amp;[.P878]))));[.O87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EDIAN([.C880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0]);[.A880];[.M880])" office:value-type="float" office:value="2">
            <text:p>2</text:p>
          </table:table-cell>
          <table:table-cell table:style-name="ce20" table:formula="oooc:=IF(ISBLANK([.O880]);IF(ISERROR([.B880]);&quot;Err:&quot;&amp;ERRORTYPE([.B880])=[.M880];OR([.P880]=[.B880];AND(ISNUMBER([.P880]);ISNUMBER([.B880]);OR(AND([.P880]=0;ABS([.B880])&lt;1E-307);&quot;&quot;&amp;[.B880]=&quot;&quot;&amp;[.P880]))));[.O88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.7">
            <text:p>2,7</text:p>
          </table:table-cell>
          <table:table-cell table:formula="oooc:=MEDIAN([.C882:.H882])" office:value-type="float" office:value="2.7">
            <text:p>2,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,1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2]);[.A882];[.M882])" office:value-type="float" office:value="2.7">
            <text:p>2,7</text:p>
          </table:table-cell>
          <table:table-cell table:style-name="ce20" table:formula="oooc:=IF(ISBLANK([.O882]);IF(ISERROR([.B882]);&quot;Err:&quot;&amp;ERRORTYPE([.B882])=[.M882];OR([.P882]=[.B882];AND(ISNUMBER([.P882]);ISNUMBER([.B882]);OR(AND([.P882]=0;ABS([.B882])&lt;1E-307);&quot;&quot;&amp;[.B882]=&quot;&quot;&amp;[.P882]))));[.O8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,5</text:p>
          </table:table-cell>
          <table:table-cell table:formula="oooc:=MEDIAN([.C883:.H883])" office:value-type="float" office:value="3.5">
            <text:p>3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3]);[.A883];[.M883])" office:value-type="float" office:value="3.5">
            <text:p>3,5</text:p>
          </table:table-cell>
          <table:table-cell table:style-name="ce20" table:formula="oooc:=IF(ISBLANK([.O883]);IF(ISERROR([.B883]);&quot;Err:&quot;&amp;ERRORTYPE([.B883])=[.M883];OR([.P883]=[.B883];AND(ISNUMBER([.P883]);ISNUMBER([.B883]);OR(AND([.P883]=0;ABS([.B883])&lt;1E-307);&quot;&quot;&amp;[.B883]=&quot;&quot;&amp;[.P883]))));[.O8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,5</text:p>
          </table:table-cell>
          <table:table-cell table:formula="oooc:=MEDIAN([.C884:.H884])" office:value-type="float" office:value="3.5">
            <text:p>3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4]);[.A884];[.M884])" office:value-type="float" office:value="3.5">
            <text:p>3,5</text:p>
          </table:table-cell>
          <table:table-cell table:style-name="ce20" table:formula="oooc:=IF(ISBLANK([.O884]);IF(ISERROR([.B884]);&quot;Err:&quot;&amp;ERRORTYPE([.B884])=[.M884];OR([.P884]=[.B884];AND(ISNUMBER([.P884]);ISNUMBER([.B884]);OR(AND([.P884]=0;ABS([.B884])&lt;1E-307);&quot;&quot;&amp;[.B884]=&quot;&quot;&amp;[.P884]))));[.O8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MEDIAN([.C885:.H885])" office:value-type="float" office:value="0.5">
            <text:p>0,5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5]);[.A885];[.M885])" office:value-type="float" office:value="0.5">
            <text:p>0,5</text:p>
          </table:table-cell>
          <table:table-cell table:style-name="ce20" table:formula="oooc:=IF(ISBLANK([.O885]);IF(ISERROR([.B885]);&quot;Err:&quot;&amp;ERRORTYPE([.B885])=[.M885];OR([.P885]=[.B885];AND(ISNUMBER([.P885]);ISNUMBER([.B885]);OR(AND([.P885]=0;ABS([.B885])&lt;1E-307);&quot;&quot;&amp;[.B885]=&quot;&quot;&amp;[.P885]))));[.O8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MEDIAN([.C886:.H886])" office:value-type="float" office:value="0">
            <text:p>0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6]);[.A886];[.M886])" office:value-type="float" office:value="0">
            <text:p>0</text:p>
          </table:table-cell>
          <table:table-cell table:style-name="ce20" table:formula="oooc:=IF(ISBLANK([.O886]);IF(ISERROR([.B886]);&quot;Err:&quot;&amp;ERRORTYPE([.B886])=[.M886];OR([.P886]=[.B886];AND(ISNUMBER([.P886]);ISNUMBER([.B886]);OR(AND([.P886]=0;ABS([.B886])&lt;1E-307);&quot;&quot;&amp;[.B886]=&quot;&quot;&amp;[.P886]))));[.O88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MALL([.C888:.G888];[.H888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style-name="ce17"/>
          <table:table-cell/>
          <table:table-cell/>
          <table:table-cell table:style-name="ce20" table:formula="oooc:=IF(ISBLANK([.M888]);[.A888];[.M888])" office:value-type="float" office:value="5">
            <text:p>5</text:p>
          </table:table-cell>
          <table:table-cell table:style-name="ce20" table:formula="oooc:=IF(ISBLANK([.O888]);IF(ISERROR([.B888]);&quot;Err:&quot;&amp;ERRORTYPE([.B888])=[.M888];OR([.P888]=[.B888];AND(ISNUMBER([.P888]);ISNUMBER([.B888]);OR(AND([.P888]=0;ABS([.B888])&lt;1E-307);&quot;&quot;&amp;[.B888]=&quot;&quot;&amp;[.P888]))));[.O8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MALL([.C889:.G889];[.H889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89]);[.A889];[.M889])" office:value-type="float" office:value="5">
            <text:p>5</text:p>
          </table:table-cell>
          <table:table-cell table:style-name="ce20" table:formula="oooc:=IF(ISBLANK([.O889]);IF(ISERROR([.B889]);&quot;Err:&quot;&amp;ERRORTYPE([.B889])=[.M889];OR([.P889]=[.B889];AND(ISNUMBER([.P889]);ISNUMBER([.B889]);OR(AND([.P889]=0;ABS([.B889])&lt;1E-307);&quot;&quot;&amp;[.B889]=&quot;&quot;&amp;[.P889]))));[.O8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MALL([.C890:.G890];[.H890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0]);[.A890];[.M890])" office:value-type="float" office:value="1">
            <text:p>1</text:p>
          </table:table-cell>
          <table:table-cell table:style-name="ce20" table:formula="oooc:=IF(ISBLANK([.O890]);IF(ISERROR([.B890]);&quot;Err:&quot;&amp;ERRORTYPE([.B890])=[.M890];OR([.P890]=[.B890];AND(ISNUMBER([.P890]);ISNUMBER([.B890]);OR(AND([.P890]=0;ABS([.B890])&lt;1E-307);&quot;&quot;&amp;[.B890]=&quot;&quot;&amp;[.P890]))));[.O8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MALL([.C891:.G891];[.H89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1]);[.A891];[.M891])" office:value-type="float" office:value="2">
            <text:p>2</text:p>
          </table:table-cell>
          <table:table-cell table:style-name="ce20" table:formula="oooc:=IF(ISBLANK([.O891]);IF(ISERROR([.B891]);&quot;Err:&quot;&amp;ERRORTYPE([.B891])=[.M891];OR([.P891]=[.B891];AND(ISNUMBER([.P891]);ISNUMBER([.B891]);OR(AND([.P891]=0;ABS([.B891])&lt;1E-307);&quot;&quot;&amp;[.B891]=&quot;&quot;&amp;[.P891]))));[.O8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MALL([.C892:.G892];[.H892]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2]);[.A892];[.M892])" office:value-type="float" office:value="2">
            <text:p>2</text:p>
          </table:table-cell>
          <table:table-cell table:style-name="ce20" table:formula="oooc:=IF(ISBLANK([.O892]);IF(ISERROR([.B892]);&quot;Err:&quot;&amp;ERRORTYPE([.B892])=[.M892];OR([.P892]=[.B892];AND(ISNUMBER([.P892]);ISNUMBER([.B892]);OR(AND([.P892]=0;ABS([.B892])&lt;1E-307);&quot;&quot;&amp;[.B892]=&quot;&quot;&amp;[.P892]))));[.O8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MALL([.C893:.G893];[.H893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3]);[.A893];[.M893])" office:value-type="float" office:value="3">
            <text:p>3</text:p>
          </table:table-cell>
          <table:table-cell table:style-name="ce20" table:formula="oooc:=IF(ISBLANK([.O893]);IF(ISERROR([.B893]);&quot;Err:&quot;&amp;ERRORTYPE([.B893])=[.M893];OR([.P893]=[.B893];AND(ISNUMBER([.P893]);ISNUMBER([.B893]);OR(AND([.P893]=0;ABS([.B893])&lt;1E-307);&quot;&quot;&amp;[.B893]=&quot;&quot;&amp;[.P893]))));[.O8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SMALL([.C894:.G894];[.H894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4]);[.A894];[.M894])" office:value-type="float" office:value="4">
            <text:p>4</text:p>
          </table:table-cell>
          <table:table-cell table:style-name="ce20" table:formula="oooc:=IF(ISBLANK([.O894]);IF(ISERROR([.B894]);&quot;Err:&quot;&amp;ERRORTYPE([.B894])=[.M894];OR([.P894]=[.B894];AND(ISNUMBER([.P894]);ISNUMBER([.B894]);OR(AND([.P894]=0;ABS([.B894])&lt;1E-307);&quot;&quot;&amp;[.B894]=&quot;&quot;&amp;[.P894]))));[.O8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SMALL([.C895:.G895];[.H89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5]);[.A895];[.M895])" office:value-type="float" office:value="4">
            <text:p>4</text:p>
          </table:table-cell>
          <table:table-cell table:style-name="ce20" table:formula="oooc:=IF(ISBLANK([.O895]);IF(ISERROR([.B895]);&quot;Err:&quot;&amp;ERRORTYPE([.B895])=[.M895];OR([.P895]=[.B895];AND(ISNUMBER([.P895]);ISNUMBER([.B895]);OR(AND([.P895]=0;ABS([.B895])&lt;1E-307);&quot;&quot;&amp;[.B895]=&quot;&quot;&amp;[.P895]))));[.O89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,2</text:p>
          </table:table-cell>
          <table:table-cell table:formula="oooc:=SMALL([.C897:.F897];[.G897])" office:value-type="float" office:value="2.2">
            <text:p>2,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,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897]);[.A897];[.M897])" office:value-type="float" office:value="2.2">
            <text:p>2,2</text:p>
          </table:table-cell>
          <table:table-cell table:style-name="ce20" table:formula="oooc:=IF(ISBLANK([.O897]);IF(ISERROR([.B897]);&quot;Err:&quot;&amp;ERRORTYPE([.B897])=[.M897];OR([.P897]=[.B897];AND(ISNUMBER([.P897]);ISNUMBER([.B897]);OR(AND([.P897]=0;ABS([.B897])&lt;1E-307);&quot;&quot;&amp;[.B897]=&quot;&quot;&amp;[.P897]))));[.O8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MALL([.C898:.F898];[.G898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898]);[.A898];[.M898])" office:value-type="string" office:string-value="Err:502">
            <text:p>Err:502</text:p>
          </table:table-cell>
          <table:table-cell table:style-name="ce20" table:formula="oooc:=IF(ISBLANK([.O898]);IF(ISERROR([.B898]);&quot;Err:&quot;&amp;ERRORTYPE([.B898])=[.M898];OR([.P898]=[.B898];AND(ISNUMBER([.P898]);ISNUMBER([.B898]);OR(AND([.P898]=0;ABS([.B898])&lt;1E-307);&quot;&quot;&amp;[.B898]=&quot;&quot;&amp;[.P898]))));[.O89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SMALL([.C900:.E900];[.F900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0]);[.A900];[.M900])" office:value-type="float" office:value="-2">
            <text:p>-2</text:p>
          </table:table-cell>
          <table:table-cell table:style-name="ce20" table:formula="oooc:=IF(ISBLANK([.O900]);IF(ISERROR([.B900]);&quot;Err:&quot;&amp;ERRORTYPE([.B900])=[.M900];OR([.P900]=[.B900];AND(ISNUMBER([.P900]);ISNUMBER([.B900]);OR(AND([.P900]=0;ABS([.B900])&lt;1E-307);&quot;&quot;&amp;[.B900]=&quot;&quot;&amp;[.P900]))));[.O9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MALL([.C901:.E901];[.F901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901]);[.A901];[.M901])" office:value-type="string" office:string-value="Err:519">
            <text:p>Err:519</text:p>
          </table:table-cell>
          <table:table-cell table:style-name="ce20" table:formula="oooc:=IF(ISBLANK([.O901]);IF(ISERROR([.B901]);&quot;Err:&quot;&amp;ERRORTYPE([.B901])=[.M901];OR([.P901]=[.B901];AND(ISNUMBER([.P901]);ISNUMBER([.B901]);OR(AND([.P901]=0;ABS([.B901])&lt;1E-307);&quot;&quot;&amp;[.B901]=&quot;&quot;&amp;[.P901]))));[.O90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MALL([.C903];[.D903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3]);[.A903];[.M903])" office:value-type="float" office:value="5">
            <text:p>5</text:p>
          </table:table-cell>
          <table:table-cell table:style-name="ce20" table:formula="oooc:=IF(ISBLANK([.O903]);IF(ISERROR([.B903]);&quot;Err:&quot;&amp;ERRORTYPE([.B903])=[.M903];OR([.P903]=[.B903];AND(ISNUMBER([.P903]);ISNUMBER([.B903]);OR(AND([.P903]=0;ABS([.B903])&lt;1E-307);&quot;&quot;&amp;[.B903]=&quot;&quot;&amp;[.P903]))));[.O9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ARGE([.C905:.G905];[.H905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style-name="ce17"/>
          <table:table-cell/>
          <table:table-cell/>
          <table:table-cell table:style-name="ce20" table:formula="oooc:=IF(ISBLANK([.M905]);[.A905];[.M905])" office:value-type="float" office:value="5">
            <text:p>5</text:p>
          </table:table-cell>
          <table:table-cell table:style-name="ce20" table:formula="oooc:=IF(ISBLANK([.O905]);IF(ISERROR([.B905]);&quot;Err:&quot;&amp;ERRORTYPE([.B905])=[.M905];OR([.P905]=[.B905];AND(ISNUMBER([.P905]);ISNUMBER([.B905]);OR(AND([.P905]=0;ABS([.B905])&lt;1E-307);&quot;&quot;&amp;[.B905]=&quot;&quot;&amp;[.P905]))));[.O9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ARGE([.C906:.G906];[.H906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6]);[.A906];[.M906])" office:value-type="float" office:value="5">
            <text:p>5</text:p>
          </table:table-cell>
          <table:table-cell table:style-name="ce20" table:formula="oooc:=IF(ISBLANK([.O906]);IF(ISERROR([.B906]);&quot;Err:&quot;&amp;ERRORTYPE([.B906])=[.M906];OR([.P906]=[.B906];AND(ISNUMBER([.P906]);ISNUMBER([.B906]);OR(AND([.P906]=0;ABS([.B906])&lt;1E-307);&quot;&quot;&amp;[.B906]=&quot;&quot;&amp;[.P906]))));[.O9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ARGE([.C907:.G907];[.H907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7]);[.A907];[.M907])" office:value-type="float" office:value="5">
            <text:p>5</text:p>
          </table:table-cell>
          <table:table-cell table:style-name="ce20" table:formula="oooc:=IF(ISBLANK([.O907]);IF(ISERROR([.B907]);&quot;Err:&quot;&amp;ERRORTYPE([.B907])=[.M907];OR([.P907]=[.B907];AND(ISNUMBER([.P907]);ISNUMBER([.B907]);OR(AND([.P907]=0;ABS([.B907])&lt;1E-307);&quot;&quot;&amp;[.B907]=&quot;&quot;&amp;[.P907]))));[.O9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LARGE([.C908:.G908];[.H908]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8]);[.A908];[.M908])" office:value-type="float" office:value="4">
            <text:p>4</text:p>
          </table:table-cell>
          <table:table-cell table:style-name="ce20" table:formula="oooc:=IF(ISBLANK([.O908]);IF(ISERROR([.B908]);&quot;Err:&quot;&amp;ERRORTYPE([.B908])=[.M908];OR([.P908]=[.B908];AND(ISNUMBER([.P908]);ISNUMBER([.B908]);OR(AND([.P908]=0;ABS([.B908])&lt;1E-307);&quot;&quot;&amp;[.B908]=&quot;&quot;&amp;[.P908]))));[.O9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ARGE([.C909:.G909];[.H909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09]);[.A909];[.M909])" office:value-type="float" office:value="5">
            <text:p>5</text:p>
          </table:table-cell>
          <table:table-cell table:style-name="ce20" table:formula="oooc:=IF(ISBLANK([.O909]);IF(ISERROR([.B909]);&quot;Err:&quot;&amp;ERRORTYPE([.B909])=[.M909];OR([.P909]=[.B909];AND(ISNUMBER([.P909]);ISNUMBER([.B909]);OR(AND([.P909]=0;ABS([.B909])&lt;1E-307);&quot;&quot;&amp;[.B909]=&quot;&quot;&amp;[.P909]))));[.O9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ARGE([.C910:.G910];[.H910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0]);[.A910];[.M910])" office:value-type="float" office:value="5">
            <text:p>5</text:p>
          </table:table-cell>
          <table:table-cell table:style-name="ce20" table:formula="oooc:=IF(ISBLANK([.O910]);IF(ISERROR([.B910]);&quot;Err:&quot;&amp;ERRORTYPE([.B910])=[.M910];OR([.P910]=[.B910];AND(ISNUMBER([.P910]);ISNUMBER([.B910]);OR(AND([.P910]=0;ABS([.B910])&lt;1E-307);&quot;&quot;&amp;[.B910]=&quot;&quot;&amp;[.P910]))));[.O9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LARGE([.C911:.G911];[.H911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1]);[.A911];[.M911])" office:value-type="float" office:value="4">
            <text:p>4</text:p>
          </table:table-cell>
          <table:table-cell table:style-name="ce20" table:formula="oooc:=IF(ISBLANK([.O911]);IF(ISERROR([.B911]);&quot;Err:&quot;&amp;ERRORTYPE([.B911])=[.M911];OR([.P911]=[.B911];AND(ISNUMBER([.P911]);ISNUMBER([.B911]);OR(AND([.P911]=0;ABS([.B911])&lt;1E-307);&quot;&quot;&amp;[.B911]=&quot;&quot;&amp;[.P911]))));[.O9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LARGE([.C912:.G912];[.H912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2]);[.A912];[.M912])" office:value-type="float" office:value="4">
            <text:p>4</text:p>
          </table:table-cell>
          <table:table-cell table:style-name="ce20" table:formula="oooc:=IF(ISBLANK([.O912]);IF(ISERROR([.B912]);&quot;Err:&quot;&amp;ERRORTYPE([.B912])=[.M912];OR([.P912]=[.B912];AND(ISNUMBER([.P912]);ISNUMBER([.B912]);OR(AND([.P912]=0;ABS([.B912])&lt;1E-307);&quot;&quot;&amp;[.B912]=&quot;&quot;&amp;[.P912]))));[.O9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,2</text:p>
          </table:table-cell>
          <table:table-cell table:formula="oooc:=LARGE([.C914:.F914];[.G914])" office:value-type="float" office:value="2.2">
            <text:p>2,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,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4]);[.A914];[.M914])" office:value-type="float" office:value="2.2">
            <text:p>2,2</text:p>
          </table:table-cell>
          <table:table-cell table:style-name="ce20" table:formula="oooc:=IF(ISBLANK([.O914]);IF(ISERROR([.B914]);&quot;Err:&quot;&amp;ERRORTYPE([.B914])=[.M914];OR([.P914]=[.B914];AND(ISNUMBER([.P914]);ISNUMBER([.B914]);OR(AND([.P914]=0;ABS([.B914])&lt;1E-307);&quot;&quot;&amp;[.B914]=&quot;&quot;&amp;[.P914]))));[.O9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ARGE([.C915:.F915];[.G915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ce20" table:formula="oooc:=IF(ISBLANK([.M915]);[.A915];[.M915])" office:value-type="string" office:string-value="Err:502">
            <text:p>Err:502</text:p>
          </table:table-cell>
          <table:table-cell table:style-name="ce20" table:formula="oooc:=IF(ISBLANK([.O915]);IF(ISERROR([.B915]);&quot;Err:&quot;&amp;ERRORTYPE([.B915])=[.M915];OR([.P915]=[.B915];AND(ISNUMBER([.P915]);ISNUMBER([.B915]);OR(AND([.P915]=0;ABS([.B915])&lt;1E-307);&quot;&quot;&amp;[.B915]=&quot;&quot;&amp;[.P915]))));[.O9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LARGE([.C917:.E917];[.F917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17]);[.A917];[.M917])" office:value-type="float" office:value="-2">
            <text:p>-2</text:p>
          </table:table-cell>
          <table:table-cell table:style-name="ce20" table:formula="oooc:=IF(ISBLANK([.O917]);IF(ISERROR([.B917]);&quot;Err:&quot;&amp;ERRORTYPE([.B917])=[.M917];OR([.P917]=[.B917];AND(ISNUMBER([.P917]);ISNUMBER([.B917]);OR(AND([.P917]=0;ABS([.B917])&lt;1E-307);&quot;&quot;&amp;[.B917]=&quot;&quot;&amp;[.P917]))));[.O9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LARGE([.C918:.E918];[.F918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ce20" table:formula="oooc:=IF(ISBLANK([.M918]);[.A918];[.M918])" office:value-type="string" office:string-value="Err:519">
            <text:p>Err:519</text:p>
          </table:table-cell>
          <table:table-cell table:style-name="ce20" table:formula="oooc:=IF(ISBLANK([.O918]);IF(ISERROR([.B918]);&quot;Err:&quot;&amp;ERRORTYPE([.B918])=[.M918];OR([.P918]=[.B918];AND(ISNUMBER([.P918]);ISNUMBER([.B918]);OR(AND([.P918]=0;ABS([.B918])&lt;1E-307);&quot;&quot;&amp;[.B918]=&quot;&quot;&amp;[.P918]))));[.O9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ORECAST([.C920];[.D920:.F920];[.G920:.I920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style-name="ce17"/>
          <table:table-cell/>
          <table:table-cell/>
          <table:table-cell table:style-name="ce20" table:formula="oooc:=IF(ISBLANK([.M920]);[.A920];[.M920])" office:value-type="float" office:value="1">
            <text:p>1</text:p>
          </table:table-cell>
          <table:table-cell table:style-name="ce20" table:formula="oooc:=IF(ISBLANK([.O920]);IF(ISERROR([.B920]);&quot;Err:&quot;&amp;ERRORTYPE([.B920])=[.M920];OR([.P920]=[.B920];AND(ISNUMBER([.P920]);ISNUMBER([.B920]);OR(AND([.P920]=0;ABS([.B920])&lt;1E-307);&quot;&quot;&amp;[.B920]=&quot;&quot;&amp;[.P920]))));[.O9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FORECAST([.C921];[.D921:.F921];[.G921:.I92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21]);[.A921];[.M921])" office:value-type="float" office:value="2">
            <text:p>2</text:p>
          </table:table-cell>
          <table:table-cell table:style-name="ce20" table:formula="oooc:=IF(ISBLANK([.O921]);IF(ISERROR([.B921]);&quot;Err:&quot;&amp;ERRORTYPE([.B921])=[.M921];OR([.P921]=[.B921];AND(ISNUMBER([.P921]);ISNUMBER([.B921]);OR(AND([.P921]=0;ABS([.B921])&lt;1E-307);&quot;&quot;&amp;[.B921]=&quot;&quot;&amp;[.P921]))));[.O9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FORECAST([.C922];[.D922:.F922];[.G922:.I922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22]);[.A922];[.M922])" office:value-type="float" office:value="5">
            <text:p>5</text:p>
          </table:table-cell>
          <table:table-cell table:style-name="ce20" table:formula="oooc:=IF(ISBLANK([.O922]);IF(ISERROR([.B922]);&quot;Err:&quot;&amp;ERRORTYPE([.B922])=[.M922];OR([.P922]=[.B922];AND(ISNUMBER([.P922]);ISNUMBER([.B922]);OR(AND([.P922]=0;ABS([.B922])&lt;1E-307);&quot;&quot;&amp;[.B922]=&quot;&quot;&amp;[.P922]))));[.O9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FORECAST([.C923];[.D923:.F923];[.G923:.I923])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23]);[.A923];[.M923])" office:value-type="float" office:value="4">
            <text:p>4</text:p>
          </table:table-cell>
          <table:table-cell table:style-name="ce20" table:formula="oooc:=IF(ISBLANK([.O923]);IF(ISERROR([.B923]);&quot;Err:&quot;&amp;ERRORTYPE([.B923])=[.M923];OR([.P923]=[.B923];AND(ISNUMBER([.P923]);ISNUMBER([.B923]);OR(AND([.P923]=0;ABS([.B923])&lt;1E-307);&quot;&quot;&amp;[.B923]=&quot;&quot;&amp;[.P923]))));[.O9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5.9">
            <text:p>-5,9</text:p>
          </table:table-cell>
          <table:table-cell table:formula="oooc:=FORECAST([.C924];[.D924:.F924];[.G924:.I924])" office:value-type="float" office:value="-5.9">
            <text:p>-5,9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24]);[.A924];[.M924])" office:value-type="float" office:value="-5.9">
            <text:p>-5,9</text:p>
          </table:table-cell>
          <table:table-cell table:style-name="ce20" table:formula="oooc:=IF(ISBLANK([.O924]);IF(ISERROR([.B924]);&quot;Err:&quot;&amp;ERRORTYPE([.B924])=[.M924];OR([.P924]=[.B924];AND(ISNUMBER([.P924]);ISNUMBER([.B924]);OR(AND([.P924]=0;ABS([.B924])&lt;1E-307);&quot;&quot;&amp;[.B924]=&quot;&quot;&amp;[.P924]))));[.O9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57692307692308">
            <text:p>4,57692</text:p>
          </table:table-cell>
          <table:table-cell table:formula="oooc:=FORECAST([.C925];[.D925:.F925];[.G925:.I925])" office:value-type="float" office:value="4.57692307692308">
            <text:p>4,576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.3">
            <text:p>4,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25]);[.A925];[.M925])" office:value-type="float" office:value="4.57692307692308">
            <text:p>4,57692</text:p>
          </table:table-cell>
          <table:table-cell table:style-name="ce20" table:formula="oooc:=IF(ISBLANK([.O925]);IF(ISERROR([.B925]);&quot;Err:&quot;&amp;ERRORTYPE([.B925])=[.M925];OR([.P925]=[.B925];AND(ISNUMBER([.P925]);ISNUMBER([.B925]);OR(AND([.P925]=0;ABS([.B925])&lt;1E-307);&quot;&quot;&amp;[.B925]=&quot;&quot;&amp;[.P925]))));[.O9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.35483870967742">
            <text:p>8,35484</text:p>
          </table:table-cell>
          <table:table-cell table:formula="oooc:=FORECAST([.C926];[.D926:.F926];[.G926:.I926])" office:value-type="float" office:value="8.35483870967742">
            <text:p>8,354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ce20" table:formula="oooc:=IF(ISBLANK([.M926]);[.A926];[.M926])" office:value-type="float" office:value="8.35483870967742">
            <text:p>8,35484</text:p>
          </table:table-cell>
          <table:table-cell table:style-name="ce20" table:formula="oooc:=IF(ISBLANK([.O926]);IF(ISERROR([.B926]);&quot;Err:&quot;&amp;ERRORTYPE([.B926])=[.M926];OR([.P926]=[.B926];AND(ISNUMBER([.P926]);ISNUMBER([.B926]);OR(AND([.P926]=0;ABS([.B926])&lt;1E-307);&quot;&quot;&amp;[.B926]=&quot;&quot;&amp;[.P926]))));[.O9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.32258064516129">
            <text:p>5,32258</text:p>
          </table:table-cell>
          <table:table-cell table:formula="oooc:=FORECAST([.C927];[.D927:.F927];[.G927:.I927])" office:value-type="float" office:value="5.32258064516129">
            <text:p>5,3225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ce20" table:formula="oooc:=IF(ISBLANK([.M927]);[.A927];[.M927])" office:value-type="float" office:value="5.32258064516129">
            <text:p>5,32258</text:p>
          </table:table-cell>
          <table:table-cell table:style-name="ce20" table:formula="oooc:=IF(ISBLANK([.O927]);IF(ISERROR([.B927]);&quot;Err:&quot;&amp;ERRORTYPE([.B927])=[.M927];OR([.P927]=[.B927];AND(ISNUMBER([.P927]);ISNUMBER([.B927]);OR(AND([.P927]=0;ABS([.B927])&lt;1E-307);&quot;&quot;&amp;[.B927]=&quot;&quot;&amp;[.P927]))));[.O9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4.25083056478405">
            <text:p>-4,25083</text:p>
          </table:table-cell>
          <table:table-cell table:formula="oooc:=FORECAST([.C928];[.D928:.F928];[.G928:.I928])" office:value-type="float" office:value="-4.25083056478405">
            <text:p>-4,2508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ce20" table:formula="oooc:=IF(ISBLANK([.M928]);[.A928];[.M928])" office:value-type="float" office:value="-4.25083056478405">
            <text:p>-4,25083</text:p>
          </table:table-cell>
          <table:table-cell table:style-name="ce20" table:formula="oooc:=IF(ISBLANK([.O928]);IF(ISERROR([.B928]);&quot;Err:&quot;&amp;ERRORTYPE([.B928])=[.M928];OR([.P928]=[.B928];AND(ISNUMBER([.P928]);ISNUMBER([.B928]);OR(AND([.P928]=0;ABS([.B928])&lt;1E-307);&quot;&quot;&amp;[.B928]=&quot;&quot;&amp;[.P928]))));[.O9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04999999999999">
            <text:p>-0,105</text:p>
          </table:table-cell>
          <table:table-cell table:formula="oooc:=FORECAST([.C929];[.D929:.F929];[.G929:.I929])" office:value-type="float" office:value="-0.104999999999999">
            <text:p>-0,105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.3">
            <text:p>-3,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ce20" table:formula="oooc:=IF(ISBLANK([.M929]);[.A929];[.M929])" office:value-type="float" office:value="-0.104999999999999">
            <text:p>-0,105</text:p>
          </table:table-cell>
          <table:table-cell table:style-name="ce20" table:formula="oooc:=IF(ISBLANK([.O929]);IF(ISERROR([.B929]);&quot;Err:&quot;&amp;ERRORTYPE([.B929])=[.M929];OR([.P929]=[.B929];AND(ISNUMBER([.P929]);ISNUMBER([.B929]);OR(AND([.P929]=0;ABS([.B929])&lt;1E-307);&quot;&quot;&amp;[.B929]=&quot;&quot;&amp;[.P929]))));[.O92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FORECAST([.C931];[.D931:.E931];[.F931:.G931])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31]);[.A931];[.M931])" office:value-type="float" office:value="7">
            <text:p>7</text:p>
          </table:table-cell>
          <table:table-cell table:style-name="ce20" table:formula="oooc:=IF(ISBLANK([.O931]);IF(ISERROR([.B931]);&quot;Err:&quot;&amp;ERRORTYPE([.B931])=[.M931];OR([.P931]=[.B931];AND(ISNUMBER([.P931]);ISNUMBER([.B931]);OR(AND([.P931]=0;ABS([.B931])&lt;1E-307);&quot;&quot;&amp;[.B931]=&quot;&quot;&amp;[.P931]))));[.O9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FORECAST([.C932];[.D932:.E932];[.F932:.G932])" office:value-type="float" office:value="0">
            <text:p>#DIV/0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932]);[.A932];[.M932])" office:value-type="string" office:string-value="Err:532">
            <text:p>Err:532</text:p>
          </table:table-cell>
          <table:table-cell table:style-name="ce20" table:formula="oooc:=IF(ISBLANK([.O932]);IF(ISERROR([.B932]);&quot;Err:&quot;&amp;ERRORTYPE([.B932])=[.M932];OR([.P932]=[.B932];AND(ISNUMBER([.P932]);ISNUMBER([.B932]);OR(AND([.P932]=0;ABS([.B932])&lt;1E-307);&quot;&quot;&amp;[.B932]=&quot;&quot;&amp;[.P932]))));[.O9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FORECAST([.C933];[.D933:.E933];[.F933:.H933])" office:value-type="float" office:value="0">
            <text:p>Err:5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ce20" table:formula="oooc:=IF(ISBLANK([.M933]);[.A933];[.M933])" office:value-type="string" office:string-value="Err:504">
            <text:p>Err:504</text:p>
          </table:table-cell>
          <table:table-cell table:style-name="ce20" table:formula="oooc:=IF(ISBLANK([.O933]);IF(ISERROR([.B933]);&quot;Err:&quot;&amp;ERRORTYPE([.B933])=[.M933];OR([.P933]=[.B933];AND(ISNUMBER([.P933]);ISNUMBER([.B933]);OR(AND([.P933]=0;ABS([.B933])&lt;1E-307);&quot;&quot;&amp;[.B933]=&quot;&quot;&amp;[.P933]))));[.O93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VARA([.C935];[.D935])" office:value-type="float" office:value="0.5">
            <text:p>0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style-name="ce17"/>
          <table:table-cell/>
          <table:table-cell/>
          <table:table-cell table:style-name="ce20" table:formula="oooc:=IF(ISBLANK([.M935]);[.A935];[.M935])" office:value-type="float" office:value="0.5">
            <text:p>0,5</text:p>
          </table:table-cell>
          <table:table-cell table:style-name="ce20" table:formula="oooc:=IF(ISBLANK([.O935]);IF(ISERROR([.B935]);&quot;Err:&quot;&amp;ERRORTYPE([.B935])=[.M935];OR([.P935]=[.B935];AND(ISNUMBER([.P935]);ISNUMBER([.B935]);OR(AND([.P935]=0;ABS([.B935])&lt;1E-307);&quot;&quot;&amp;[.B935]=&quot;&quot;&amp;[.P935]))));[.O9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6.08">
            <text:p>46,08</text:p>
          </table:table-cell>
          <table:table-cell table:formula="oooc:=VARA([.C936];[.D936])" office:value-type="float" office:value="46.08">
            <text:p>46,08</text:p>
          </table:table-cell>
          <table:table-cell table:style-name="ce9" office:value-type="float" office:value="4.3">
            <text:p>4,3</text:p>
          </table:table-cell>
          <table:table-cell table:style-name="ce9" office:value-type="float" office:value="-5.3">
            <text:p>-5,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36]);[.A936];[.M936])" office:value-type="float" office:value="46.08">
            <text:p>46,08</text:p>
          </table:table-cell>
          <table:table-cell table:style-name="ce20" table:formula="oooc:=IF(ISBLANK([.O936]);IF(ISERROR([.B936]);&quot;Err:&quot;&amp;ERRORTYPE([.B936])=[.M936];OR([.P936]=[.B936];AND(ISNUMBER([.P936]);ISNUMBER([.B936]);OR(AND([.P936]=0;ABS([.B936])&lt;1E-307);&quot;&quot;&amp;[.B936]=&quot;&quot;&amp;[.P936]))));[.O9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VARA([.C938])" office:value-type="float" office:value="0">
            <text:p>#DIV/0!</text:p>
          </table:table-cell>
          <table:table-cell table:style-name="ce9" office:value-type="float" office:value="4.3">
            <text:p>4,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ce20" table:formula="oooc:=IF(ISBLANK([.M938]);[.A938];[.M938])" office:value-type="string" office:string-value="Err:532">
            <text:p>Err:532</text:p>
          </table:table-cell>
          <table:table-cell table:style-name="ce20" table:formula="oooc:=IF(ISBLANK([.O938]);IF(ISERROR([.B938]);&quot;Err:&quot;&amp;ERRORTYPE([.B938])=[.M938];OR([.P938]=[.B938];AND(ISNUMBER([.P938]);ISNUMBER([.B938]);OR(AND([.P938]=0;ABS([.B938])&lt;1E-307);&quot;&quot;&amp;[.B938]=&quot;&quot;&amp;[.P938]))));[.O9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2">
          <table:table-cell table:style-name="ce2" office:value-type="float" office:value="8.5">
            <text:p>8,5</text:p>
          </table:table-cell>
          <table:table-cell table:formula="oooc:=VARA([.C940:.E940];[.G940];[.I940])" office:value-type="float" office:value="8.5">
            <text:p>8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40]);[.A940];[.M940])" office:value-type="float" office:value="8.5">
            <text:p>8,5</text:p>
          </table:table-cell>
          <table:table-cell table:style-name="ce20" table:formula="oooc:=IF(ISBLANK([.O940]);IF(ISERROR([.B940]);&quot;Err:&quot;&amp;ERRORTYPE([.B940])=[.M940];OR([.P940]=[.B940];AND(ISNUMBER([.P940]);ISNUMBER([.B940]);OR(AND([.P940]=0;ABS([.B940])&lt;1E-307);&quot;&quot;&amp;[.B940]=&quot;&quot;&amp;[.P940]))));[.O9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.5">
            <text:p>8,5</text:p>
          </table:table-cell>
          <table:table-cell table:formula="oooc:=VARA([.C941:.E941];[.G941];[.I941])" office:value-type="float" office:value="8.5">
            <text:p>8,5</text:p>
          </table:table-cell>
          <table:table-cell table:style-name="ce12" office:value-type="boolean" office:boolean-value="true">
            <text:p>ИСТИНА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ЛОЖЬ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ce20" table:formula="oooc:=IF(ISBLANK([.M941]);[.A941];[.M941])" office:value-type="float" office:value="8.5">
            <text:p>8,5</text:p>
          </table:table-cell>
          <table:table-cell table:style-name="ce20" table:formula="oooc:=IF(ISBLANK([.O941]);IF(ISERROR([.B941]);&quot;Err:&quot;&amp;ERRORTYPE([.B941])=[.M941];OR([.P941]=[.B941];AND(ISNUMBER([.P941]);ISNUMBER([.B941]);OR(AND([.P941]=0;ABS([.B941])&lt;1E-307);&quot;&quot;&amp;[.B941]=&quot;&quot;&amp;[.P941]))));[.O941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059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ce20" table:number-columns-repeated="2"/>
          <table:table-cell table:number-columns-repeated="239"/>
        </table:table-row>
        <table:table-row table:style-name="ro3" table:number-rows-repeated="16">
          <table:table-cell table:number-columns-repeated="15"/>
          <table:table-cell table:style-name="ce20" table:number-columns-repeated="2"/>
          <table:table-cell table:number-columns-repeated="239"/>
        </table:table-row>
        <table:table-row table:style-name="ro3" table:number-rows-repeated="5551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12" number:min-integer-digits="1"/>
    </number:number-style>
    <number:number-style style:name="N169">
      <number:number number:decimal-places="20" number:min-integer-digits="1"/>
    </number:number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   </number:text>
    </number:number-style>
    <number:number-style style:name="N188P1" style:volatile="true">
      <number:text>-</number:text>
      <number:number number:decimal-places="0" number:min-integer-digits="1" number:grouping="true"/>
      <number:text>    </number:text>
    </number:number-style>
    <number:number-style style:name="N188P2" style:volatile="true">
      <number:text> -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0" number:min-integer-digits="1" number:grouping="true"/>
      <number:text>р. </number:text>
    </number:number-style>
    <number:number-style style:name="N189P1" style:volatile="true">
      <number:text>-</number:text>
      <number:number number:decimal-places="0" number:min-integer-digits="1" number:grouping="true"/>
      <number:text>р. </number:text>
    </number:number-style>
    <number:number-style style:name="N189P2" style:volatile="true">
      <number:text> -р.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2" number:min-integer-digits="1" number:grouping="true"/>
      <number:text>    </number:text>
    </number:number-style>
    <number:number-style style:name="N190P1" style:volatile="true">
      <number:text>-</number:text>
      <number:number number:decimal-places="2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2" number:min-integer-digits="1" number:grouping="true"/>
      <number:text>р. </number:text>
    </number:number-style>
    <number:number-style style:name="N191P1" style:volatile="true">
      <number:text>-</number:text>
      <number:number number:decimal-places="2" number:min-integer-digits="1" number:grouping="true"/>
      <number:text>р. </number:text>
    </number:number-style>
    <number:number-style style:name="N191P2" style:volatile="true">
      <number:text> -</number:text>
      <number:number number:decimal-places="0" number:min-integer-digits="0"/>
      <number:text>р.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scientific-number number:decimal-places="1" number:min-integer-digits="3" number:min-exponent-digits="1"/>
    </number:number-style>
    <number:number-style style:name="N193P0" style:volatile="true">
      <number:text>SFr. </number:text>
      <number:number number:decimal-places="0" number:min-integer-digits="1" number:grouping="true"/>
    </number:number-style>
    <number:number-style style:name="N193">
      <number:text>SFr. -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Fr. </number:text>
      <number:number number:decimal-places="0" number:min-integer-digits="1" number:grouping="true"/>
    </number:number-style>
    <number:number-style style:name="N194">
      <style:text-properties fo:color="#ff0000"/>
      <number:text>SFr. -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SFr. </number:text>
      <number:number number:decimal-places="2" number:min-integer-digits="1" number:grouping="true"/>
    </number:number-style>
    <number:number-style style:name="N195">
      <number:text>SFr. -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Fr. </number:text>
      <number:number number:decimal-places="2" number:min-integer-digits="1" number:grouping="true"/>
    </number:number-style>
    <number:number-style style:name="N196">
      <style:text-properties fo:color="#ff0000"/>
      <number:text>SFr. -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 SFr. </number:text>
      <number:number number:decimal-places="0" number:min-integer-digits="1" number:grouping="true"/>
      <number:text> </number:text>
    </number:number-style>
    <number:number-style style:name="N197P1" style:volatile="true">
      <number:text> SFr. -</number:text>
      <number:number number:decimal-places="0" number:min-integer-digits="1" number:grouping="true"/>
      <number:text> </number:text>
    </number:number-style>
    <number:number-style style:name="N197P2" style:volatile="true">
      <number:text> SFr. 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-</number:text>
      <number:number number:decimal-places="0" number:min-integer-digits="1" number:grouping="true"/>
      <number:text> </number:text>
    </number:number-style>
    <number:number-style style:name="N198P2" style:volatile="true">
      <number:text> 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SFr. </number:text>
      <number:number number:decimal-places="2" number:min-integer-digits="1" number:grouping="true"/>
      <number:text> </number:text>
    </number:number-style>
    <number:number-style style:name="N199P1" style:volatile="true">
      <number:text> SFr. -</number:text>
      <number:number number:decimal-places="2" number:min-integer-digits="1" number:grouping="true"/>
      <number:text> </number:text>
    </number:number-style>
    <number:number-style style:name="N199P2" style:volatile="true">
      <number:text> SFr. -</number:text>
      <number:number number: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</number:text>
      <number:number number:decimal-places="2" number:min-integer-digits="1" number:grouping="true"/>
      <number:text> </number:text>
    </number:number-style>
    <number:number-style style:name="N200P1" style:volatile="true">
      <number:text> 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$</number:text>
      <number:number number:decimal-places="0" number:min-integer-digits="1" number:grouping="true"/>
      <number:text> </number:text>
    </number:number-style>
    <number:number-style style:name="N201">
      <number:text>($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0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integer-digits="1" number:grouping="true"/>
      <number:text> </number:text>
    </number:number-style>
    <number:number-style style:name="N203">
      <number:text>($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text> $</number:text>
      <number:number number:decimal-places="0" number:min-integer-digits="1" number:grouping="true"/>
      <number:text> </number:text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2" number:min-integer-digits="1" number:grouping="true"/>
      <number:text> </number:text>
    </number:number-style>
    <number:number-style style:name="N208P1" style:volatile="true">
      <number:text> (</number:text>
      <number:number number:decimal-places="2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currency-style style:name="N21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2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.05.2008</text:date>, <text:time>15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19T15:24:58</dc:date>
    <meta:editing-cycles>27</meta:editing-cycles>
    <meta:editing-duration>P4DT6H53M12S</meta:editing-duration>
    <meta:user-defined meta:name="Info 1"/>
    <meta:user-defined meta:name="Info 2"/>
    <meta:user-defined meta:name="Info 3"/>
    <meta:user-defined meta:name="Info 4"/>
    <meta:document-statistic meta:table-count="1" meta:cell-count="9241"/>
  </office:meta>
</office:document-meta>
</file>